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hina's real estate market has entered a difficult new stage (Free Version)</text:span>
</text:h>
      <text:p text:style-name="P4">
Author: Stella Yifan Xie</text:p>
      <text:p text:style-name="P4">
Publisher: 华尔街日报中文网</text:p>
      <text:p text:style-name="P4">
Published Time: 2023-07-03T01:40:00.000Z</text:p>
      <text:p text:style-name="P4">
Modified Time: 2023-07-03T01:40:00.000Z</text:p>
      <text:p text:style-name="P4">
Created Time: 2023-06-30T00:29:00.000Z</text:p>
      <text:p text:style-name="P4">
Description: The long -term action of China's long -term action for stable real estate market seems to be entering a tricky new stage. Data show that the demand for house purchase is weakening, and the number of second -hand housing listings is surging.</text:p>
      <text:p text:style-name="P4">
Images: []</text:p>
      <text:p text:style-name="P4">
Categories: ['国际', '中国']</text:p>
      <text:p text:style-name="P4">
Keywords: SYND,LINK:EN|WP-WSJ-0001018408</text:p>
      <text:p text:style-name="P4">
Type: Article</text:p>
      <!--METADATA-->
      <text:p text:style-name="P4">
China is stable <text:a xlink:type="simple" xlink:href="https://cn.wsj.com/articles/CN-BIZ-20220831114018" text:style-name="Internet_20_link" text:visited-style-name="Visited_20_Internet_20_Link">
a crumbling real estate market</text:a>
The long -term action of conducting seems to be in a difficult new stage: data shows that the demand for house purchase is weakening, and the number of second -hand housing listings is surging.</text:p>
      <text:p text:style-name="P4">
News Source: <text:a xlink:type="simple" xlink:href="https://cn.wsj.com/articles/%E4%B8%AD%E5%9B%BD%E6%88%BF%E5%9C%B0%E4%BA%A7%E5%B8%82%E5%9C%BA%E8%BF%9B%E5%85%A5%E6%A3%98%E6%89%8B%E7%9A%84%E6%96%B0%E9%98%B6%E6%AE%B5-a9afde24" text:style-name="Internet_20_link" text:visited-style-name="Visited_20_Internet_20_Link">
https://cn.wsj.com/articles/%E4%B8%AD%E5%9B%BD%E6%88%BF%E5%9C%B0%E4%BA%A7%E5%B8%82%E5%9C%BA%E8%BF%9B%E5%85%A5%E6%A3%98%E6%89%8B%E7%9A%84%E6%96%B0%E9%98%B6%E6%AE%B5-a9afde24</text:a>
</text:p>
      <!--NEWS-->
      <text:h text:style-name="P10" text:outline-level="1">
<text:span text:style-name="T4">
Magazine Magazine promotes economic and trade cooperation. China hopes to withdraw tariffs on the United States</text:span>
</text:h>
      <text:p text:style-name="P4">
Author: None</text:p>
      <text:p text:style-name="P4">
Publisher: Radio Free Asia (Organization)</text:p>
      <text:p text:style-name="P4">
Published Time: 2023-07-03T03:31:00-04:00</text:p>
      <text:p text:style-name="P4">
Modified Time: 2023-07-03T11:13:52-04:00</text:p>
      <text:p text:style-name="P4">
Description: None</text:p>
      <text:p text:style-name="P4">
Videos: []</text:p>
      <text:p text:style-name="P4">
Audios: ["<text:a xlink:type="simple" xlink:href="https://www.rfa.org/mandarin/yataibaodao/jingmao/gt-07032023032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489173in" draw:z-index="0">
<draw:image xlink:href="../Images/rfamandarin/2023-07-03T03-31-00-04-00/000000.png" xlink:type="simple" xlink:show="embed" xlink:actuate="onLoad" draw:mime-type="image/png"/>
</draw:frame>
US Treasury Secretary Yellen is about to visit China, and the Sino -US trade war has attracted attention. <text:a xlink:type="simple" xlink:href="https://www.rfa.org/mandarin/yataibaodao/jingmao/gt-07032023032816.html/@@images/image" text:style-name="Internet_20_link" text:visited-style-name="Visited_20_Internet_20_Link">
</text:a>
Reuters information. <text:a xlink:type="simple" xlink:href="https://www.rfa.org/mandarin/yataibaodao/jingmao/gt-07032023032816.html/@@stream" text:style-name="Internet_20_link" text:visited-style-name="Visited_20_Internet_20_Link">
Audio-Link: https: //www.rfa.org/mandarin/yataibao/jingmao/gt-07032023032816.html/@stream</text:a>
Janetyellen, Minister of Finance, will visit China on Thursday, and she has also expressed that he hopes to re -establish economic and trade contact with Beijing. China hopes that the United States will cancel the tariffs on China and the cancellation of the "301" investigation.</text:p>
      <text:p text:style-name="P4">
<text:span text:style-name="T4">
<text:span text:style-name="T5">
 <text:a xlink:type="simple" xlink:href="https://www.rfa.org/mandarin/Xinwen/1-06292023112824.html" text:style-name="Internet_20_link" text:visited-style-name="Visited_20_Internet_20_Link">
Yelun's visit to China to re -establish contact with Beijing</text:a>
</text:span>
</text:span>
<text:a xlink:type="simple" xlink:href="https://www.rfa.org/mandarin/Xinwen/1-06222023113800.html" text:style-name="Internet_20_link" text:visited-style-name="Visited_20_Internet_20_Link">
<text:span text:style-name="T4">
 Minister of McGrady Yellen: Maintaining Maintenance is very critical </text:span>
</text:a>
The website and official media of the Chinese Ministry of Finance posted news on Monday that after the agreed of both parties in China and the United States, the Minister of Finance, Jennite Yellen, will visit China from July 6th to 9th. Last Friday, Zhu Min, former vice president of the People's Bank of China and former vice president of the International Monetary Fund, said in an interview with the Global Times and other media. The revocation of the "301" investigation and sorting out the first phase of the Sino -US economic and trade agreement will be a topic that the two parties need to focus on discussing. Zhu Min also said that the current tariffs on American commodities in China are 7.1%, and the tariffs on the export of goods to the United States are 19.2%, which is unequal.</text:p>
      <text:p text:style-name="P4">
Ma Ju, a senior commentator in the United States, said in an interview with Liberty Asia on Monday that Bayeng has continued its former government's tariff policy to China after taking office. China believes that the United States should cancel high tariffs on China. He said: "In fact, tariffs on China have become part of the US national security strategy. Although Yellen visits China as a financial minister, he hopes to establish economic connection with China, alleviate political tensions, etc. In particular In the case of the Ministry. But I believe that the US government, especially the White House and the US Trade Representative Office, and the Ministry of Commerce have their own considerations. "</text:p>
      <text:p text:style-name="P4">
Ma Ju believes that Yellen will also pay attention to the trend of the RMB exchange rate and the business behavior that affects the interests of the United States. After Yellen visit China, the United States will be unlikely to cancel tariffs on China and Canada. Therefore, Yellen's visit to China is difficult to make breakthroughs in the economic and trade field.</text:p>
      <text:p text:style-name="P4">
Janetyellen, Minister of Finance, will visit China on Thursday, and she has also expressed that he hopes to re -establish economic and trade contact with Beijing. China hopes that the United States will cancel the tariffs on China and the cancellation of the "301" investigation. (Reuters information picture) <text:a xlink:type="simple" xlink:href="https://www.rfa.org/mandarin/yataibaodao/jingmao/gt-07032023032816.html/2021-11-01t184502z_206292241_rc2tlq99jh91_rtrmadp_3_usa-china.jpg" text:style-name="Internet_20_link" text:visited-style-name="Visited_20_Internet_20_Link">
</text:a>
<text:span text:style-name="T4">
 The United States pays attention to the RMB exchange rate. China pays attention to US tariffs </text:span>
</text:p>
      <text:p text:style-name="P4">
This is the first time in the United States to visit China in recent years, and Yellen is expected to meet with Chinese Vice Premier He Lifeng. Senior officials of the US Treasury officials said on Sunday (2nd) that Yellen would talk to senior officials of the Communist Party of China on a series of extensive issues, including Washington's concerns about the Chinese version of the Anti -Spy Law.</text:p>
      <text:p text:style-name="P4">
Wu Qiang, a political commentator from Beijing, believes that from a technical perspective, Yellen's visit to China is a number of commitments reached by the first China dollar in the Bali Summit. Following the US Secretary of State Brosky, Yellen visited Beijing to communicate with Chinese officials in terms of finance and economy and trade, which became logical. This marks the normalization of Sino -US exchanges in the second half of the year. He said to this station: "Secondly, as Zhu Min said, Yellen visited China, China will talk about the revocation of high tariffs on China and investigation of '301', and there are some other technical issues."</text:p>
      <text:p text:style-name="P4">
Zhu Min also mentioned his evaluation of "de -risk" in an interview. He believes that the United States is aware that "decoupling" with China is difficult to achieve, so it has begun to emphasize "de -risk". "But 'de -risk' is a vague and dangerous concept. Its biggest problem is that it cannot tell where the border is." Zhu Min believes that "de -risk" is dependence and will eventually become "anti -globalization".</text:p>
      <text:p text:style-name="P4">
<text:span text:style-name="T4">
 China's desire to "de -risk" exchanges will welcome </text:span>
 **</text:p>
      <text:p text:style-name="P4">
In this regard, Wu Qiang said: "China's exchanges with this' de -risk" itself is an attitude of refusing to return. All related policies in China can not refuse the communication under the "phoenix danger" policy. This is A huge contradiction in China's US policy. This is reflected in Yellen and Brinken's visit to China. "</text:p>
      <text:p text:style-name="P4">
Current affairs commentators Cai Shenkun believes that this time Yellen's visit to China is the continuation and adjustment of the Bayeng government to ease the policy of China: "Not long ago, Brinken visited China and expressed the continued to maintain the friendship between the United States and China. There are competition, but it is not opposed to each other or decoupled from the two countries. Yellen's visit to China is mainly to conduct some in -depth discussions on economic, trade, finance, etc. This can alleviate the confrontation between China and the United States. "</text:p>
      <text:p text:style-name="P4">
During the past three years, the United States and China have been tit -for -tat in terms of epidemic traceability, human rights, and the situation in the South China Sea, and Taiwan issues. Cai Shenkun said that Biden intends to restore the normal diplomatic relations with China, but China has repeatedly rejected. Broskere has recently visited China to reach a number of consensus with Beijing, but it is difficult to return to the past.</text:p>
      <text:p text:style-name="P4">
Treasury Secretary Yellen once said in an interview that benign competition is good for companies and workers in the United States and Chinese.</text:p>
      <text:p text:style-name="P4">
Reporter: Ancient Pavilion Editor: Xu Shuting Chen Meihua Jiayuan.com Editor: Ruizhe</text:p>
      <text:p text:style-name="P4">
News Source: <text:a xlink:type="simple" xlink:href="https://www.rfa.org/mandarin/yataibaodao/jingmao/gt-07032023032816.html" text:style-name="Internet_20_link" text:visited-style-name="Visited_20_Internet_20_Link">
https://www.rfa.org/mandarin/yataibaodao/jingmao/gt-07032023032816.html</text:a>
</text:p>
      <!--NEWS-->
      <text:h text:style-name="P10" text:outline-level="1">
<text:span text:style-name="T4">
Focus on World Public Opinion: Interpretation of China Foreign Version (Free Version)</text:span>
</text:h>
      <text:p text:style-name="P4">
Authors: ['曹辛']</text:p>
      <text:p text:style-name="P4">
Publisher: 英国《金融时报》</text:p>
      <text:p text:style-name="P4">
Time: 2023-07-03T04:28:49+00:00</text:p>
      <text:p text:style-name="P4">
Published Time: 2023-07-02T12:00:99+08:00</text:p>
      <text:p text:style-name="P4">
Modified Time: 2023-07-02T23:00:99+08:00</text:p>
      <text:p text:style-name="P4">
Description: Cao Xin: Chinese diplomacy often considers policies rather than laws, or policies are more important than law. The law may be preventive and deterrent to the West, and Chinese and foreign relations may be more tense within a certain period of time.</text:p>
      <text:p text:style-name="P4">
Images: ["<text:a xlink:type="simple" xlink:href="https://thumbor.ftacademy.cn/unsafe/picture/2/000124252_piclink.jpg" text:style-name="Internet_20_link" text:visited-style-name="Visited_20_Internet_20_Link">
000124252_pic...</text:a>
"]</text:p>
      <text:p text:style-name="P4">
Themes: ['中国外交', '关注']</text:p>
      <text:p text:style-name="P4">
Keywords: ['中国外交', '中外关系']</text:p>
      <text:p text:style-name="P4">
Type: Article</text:p>
      <!--METADATA-->
      <text:p text:style-name="P4">
<draw:frame draw:style-name="fr1" draw:name="Image6" text:anchor-type="as-char" svg:width="6.9236in" svg:height="3.894525in" draw:z-index="0">
<draw:image xlink:href="../Images/FT Chinese Free Version/2023-07-03T04-28-49-00-00/000124252_piclink.jpg" xlink:type="simple" xlink:show="embed" xlink:actuate="onLoad" draw:mime-type="image/jpeg"/>
</draw:frame>
On June 28, the National People's Congress of China passed the "Law of the People's Republic of China", which passed the macro specifications and guides China's diplomatic work, and fully implemented on July 1st, which became the focus of the attention of international media last week. The international media pays attention to the confrontation of this law, that is, China takes this law based on this law and adopts the "countermeasures" and "restrictions" operations on the sanctions and threats of Western countries; The Chinese leaders have entered several iconic foreign policy initiatives of global security, global development and global civilization, and reiterated China's position against "hegemonism and power politics".</text:p>
      <text:p text:style-name="P4">
The author believes that Chinese diplomacy often considers policies rather than laws, or policies are more important than law. The significant difference between policies and laws is: the law strictly emphasizes the law without compromising; the policy is flexible, but once a decision is made, it often only focuses on the law and even the program. Therefore, this "Foreign Relations Law" may prevent prevention and deterrence of the West, but in a certain period of time, Sino -foreign relations may also be more nervous. These two consequences may exist at the same time.</text:p>
      <text:p text:style-name="P4">
News Source: <text:a xlink:type="simple" xlink:href="http://www.ftchinese.com/story/001100137" text:style-name="Internet_20_link" text:visited-style-name="Visited_20_Internet_20_Link">
http://www.ftchinese.com/story/001100137</text:a>
</text:p>
      <!--NEWS-->
      <text:h text:style-name="P10" text:outline-level="1">
<text:span text:style-name="T4">
Photo of Nazi Germany: Three girls who escaped the Holocaust finally announced after 84 years</text:span>
</text:h>
      <text:p text:style-name="P4">
Author: https://www.facebook.com/bbcworldservice/</text:p>
      <text:p text:style-name="P4">
Publisher: BBC News 中文</text:p>
      <text:p text:style-name="P4">
Published Time: 2023-07-03T08:44:54.000Z</text:p>
      <text:p text:style-name="P4">
Modified Time: 2023-07-03T08:44:54.000Z</text:p>
      <text:p text:style-name="P4">
Description: For a long time, this three Jewish girls have escaped from Nazi Germany to become a symbolic photo of the times. For more than 80 years, the identity of these three girls has been a mystery. Until recently, the mystery finally revealed.</text:p>
      <text:p text:style-name="P4">
Images: ["<text:a xlink:type="simple" xlink:href="https://ichef.bbci.co.uk/news/640/cpsprodpb/57BE/production/_130226422_gettypicgettyimages-3322532.jpg" text:style-name="Internet_20_link" text:visited-style-name="Visited_20_Internet_20_Link">
_130226422_ge...</text:a>
", "<text:a xlink:type="simple" xlink:href="https://ichef.bbci.co.uk/news/640/cpsprodpb/A5DE/production/_130226424_e012e1d1-1753-475f-a178-29ad0a92d77f.jpg" text:style-name="Internet_20_link" text:visited-style-name="Visited_20_Internet_20_Link">
_130226424_e0...</text:a>
", "<text:a xlink:type="simple" xlink:href="https://ichef.bbci.co.uk/news/640/cpsprodpb/17162/production/_130226549_inge-rightwithruth-centreandgretel-left.jpg" text:style-name="Internet_20_link" text:visited-style-name="Visited_20_Internet_20_Link">
_130226549_in...</text:a>
"]</text:p>
      <text:p text:style-name="P4">
Videos: []</text:p>
      <text:p text:style-name="P4">
Tags: ['历史', '德国', '英国', '女人']</text:p>
      <text:p text:style-name="P4">
Type: Article</text:p>
      <!--METADATA-->
      <text:h text:style-name="P12" text:outline-level="3">
<text:span text:style-name="T4">
Photo in the Nazi German period: Three girls who escaped the massacre finally announced after 84 years</text:span>
</text:h>
      <text:p text:style-name="P4">
July 3, 2023![] <text:a xlink:type="simple" xlink:href="Images/BBC Chinese/2023-07-03T08-44-54.000Z/_130226422_gettypicgettyimages-3322532.jpg" text:style-name="Internet_20_link" text:visited-style-name="Visited_20_Internet_20_Link">
</text:a>
Image source, getty images</text:p>
      <text:p text:style-name="P4">
Image adding text,</text:p>
      <text:p text:style-name="P4">
Ing (middle) has no impression of this photo, and has not even known its existence for decades.</text:p>
      <text:p text:style-name="P4">
<text:span text:style-name="T4">
 For a long time, the three Jewish girls have fled this photo of Nazi Germany to become a symbolic photo of the times and appeared repeatedly in museums, exhibitions and publications. The photo shooting location is Liverpool Street Station in London, England. For more than 80 years, the identity of these three girls has been a mystery. Until recently, the mystery finally revealed. </text:span>
</text:p>
      <text:p text:style-name="P4">
Inge Adamecz in the middle of the photo is unknown to the shooting, and it has not even known its existence for decades. At that time, the 5 -year -old girl, together with her ten -year -old sister Ruthadamecz, escaped their home in Breslau, Germany, now the home of Wroclaw, Polish.</text:p>
      <text:p text:style-name="P4">
Their mother and younger girl stayed in their hometown, and later died tragicly at the Oswelin concentration camp.</text:p>
      <text:p text:style-name="P4">
Now, English is already a retired elderly. She finally discovered that she and her sister who died in 2015, as a massacre and Nazi Germany's 1939 Jewish children's evacuation (Kindertransport, from Nazi Germany's large -scale evacuation of Jewish children's escape) will be remembered by the world who will always remember Essence</text:p>
      <text:p text:style-name="P4">
<draw:frame draw:style-name="fr1" draw:name="Image7" text:anchor-type="as-char" svg:width="6.9236in" svg:height="3.894525in" draw:z-index="0">
<draw:image xlink:href="../Images/BBC Chinese/2023-07-03T08-44-54.000Z/_130226424_e012e1d1-1753-475f-a178-29ad0a92d77f.jpg" xlink:type="simple" xlink:show="embed" xlink:actuate="onLoad" draw:mime-type="image/jpeg"/>
</draw:frame>
Image source, getty images</text:p>
      <text:p text:style-name="P4">
Image adding text,</text:p>
      <text:p text:style-name="P4">
The first British newspaper appeared in the 1939 British newspapers.</text:p>
      <text:p text:style-name="P4">
In the book "Never Again" by historian Martin Gilbert, Ing accidentally discovered this photo of his childhood.</text:p>
      <text:p text:style-name="P4">
English said, "That's really a big surprise."</text:p>
      <text:p text:style-name="P4">
"He only wrote" 3 little girls "in the book. So I wrote a letter to him and told him that we were still alive. At that time, people said that I looked like a child star Xiulan Deng Poor. Why am I in the photo? What about laughing? "</text:p>
      <text:p text:style-name="P4">
"Look at the sister Luz in the photo, her expression is very tight. But I don't know who the third girl with the doll is. I never know who she is!"</text:p>
      <text:p text:style-name="P4">
In fact, the girl holding the doll was 10 -year -old Hannacohn. She and her twin brothers Hans (later renamed Gerald) from Halle in Germany and other girls withdraw from other girls. train. You can also see the legs of the little Hans on the original film.</text:p>
      <text:p text:style-name="P4">
However, just like Ing and Ruth, Hannah has no memory of the photos, but she remembers the journey and doll holding in her hands. However, she died in 2018 and talked about her experience in an interview with the University of London during her lifetime. Hannah said: "I remember that after the Netherlands, there were kind ladies on the car gave us biscuits and lemon soda."</text:p>
      <text:p text:style-name="P4">
"We arrived at Liverpool Station from Harwei's train. I was a person who followed the rules. At that time, my seats were all cushions, not wooden seats. I was worried that I might sit in the first class."</text:p>
      <text:p text:style-name="P4">
<draw:frame draw:style-name="fr1" draw:name="Image8" text:anchor-type="as-char" svg:width="6.9236in" svg:height="3.894525in" draw:z-index="0">
<draw:image xlink:href="../Images/BBC Chinese/2023-07-03T08-44-54.000Z/_130226549_inge-rightwithruth-centreandgretel-left.jpg" xlink:type="simple" xlink:show="embed" xlink:actuate="onLoad" draw:mime-type="image/jpeg"/>
</draw:frame>
Image source, Adamecz Family</text:p>
      <text:p text:style-name="P4">
Image adding text,</text:p>
      <text:p text:style-name="P4">
The Mother and little girl (left) left in my hometown in Germany, and later died tragicly at the Oswelin concentration camp.</text:p>
      <text:p text:style-name="P4">
"Liverpool Street Station sounds like Liverpool, another British city. I was still worried that it was not going to London. However, we finally arrived at this station with a huge hall. I grabbed a doll named Iflin."</text:p>
      <text:p text:style-name="P4">
Hannah's twin daughters Debbie and Helen told BBC that their mother was always curious about the identity of the other two girls in the photo. Debbie said: "When we saw this photo, she sat there, braids, and hugged the doll. Mother always said during her lifetime: I want to know who the other two girls are?"</text:p>
      <text:p text:style-name="P4">
Then, in January this year, more than 80 years after the photo was taken, her daughters discovered the truth after hearing a BBC broadcast show series by accident.</text:p>
      <text:p text:style-name="P4">
<text:a xlink:type="simple" xlink:href="https://www.bbc.com/zhongwen/simp/world-49470076" text:style-name="Internet_20_link" text:visited-style-name="Visited_20_Internet_20_Link">
"My grandfather survived in the five Nazis concentration camps"</text:a>
<text:span text:style-name="T5">
 [Spy: The "lame woman" that was frightened by the Nazis when World War II]](https://www.bbc.com/ukchina/simp/48301391)</text:span>
 <text:a xlink:type="simple" xlink:href="https://www.bbc.com/zhongwen/simp/world-58568182" text:style-name="Internet_20_link" text:visited-style-name="Visited_20_Internet_20_Link">
The story of Tibet and Hitler: The Story of Nazi scientists in the Himalayan region</text:a>
* <text:a xlink:type="simple" xlink:href="https://www.bbc.com/zhongwen/simp/world-49397470" text:style-name="Internet_20_link" text:visited-style-name="Visited_20_Internet_20_Link">
Disputes and entanglement caused by the anatomy of the Nazi human body</text:a>
</text:p>
      <text:h text:style-name="P12" text:outline-level="3">
<text:span text:style-name="T4">
Truth Dabai</text:span>
</text:h>
      <text:p text:style-name="P4">
The BBC program "Our Story" produced an episode of "Girls: Safety House of the Massacre" tells a hotel in northeast England. Deep but have been forgotten.</text:p>
      <text:p text:style-name="P4">
Helen said: "That day's Massacre Memorial Day. A friend posted a link to me, a news on the BBC website. I thought," Why did she send me this ", and then I fell and saw my mother. I saw my mother. The photos of the other two girls when they were young: Lus and English. "</text:p>
      <text:p text:style-name="P4">
"We were so excited. I sent a text message to Debie, and I said," We found these two girls!"</text:p>
      <text:p text:style-name="P4">
Later, in April this year, Ing finally met with Hannah's daughters at the London Empire Museum. This photo has been displayed in the museum for more than 20 years. Now, people can now understand the things behind two families and photos.</text:p>
      <text:p text:style-name="P4">
Debie said: "Ingle is a very special character for us."</text:p>
      <text:p text:style-name="P4">
She also said, "I think my mother will be proud of us. She always talks about those two little girls, and it is important to find them to her."</text:p>
      <text:p text:style-name="P4">
Image adding text,</text:p>
      <text:p text:style-name="P4">
Ingle (middle) meets Hannah's daughters.</text:p>
      <text:p text:style-name="P4">
</text:p>
      <text:p text:style-name="P4">
Image adding text,</text:p>
      <text:p text:style-name="P4">
The 10 -year -old Hanna Cohn and her twin brothers Hans (later renamed Gerald) from Halle, Germany, and other girls on the train.</text:p>
      <text:p text:style-name="P4">
However, who is the photographer?</text:p>
      <text:p text:style-name="P4">
We learned from the records of Getty Images Hulton archives that the photographer's name was Stephenson, who had worked in Topical Pressagence. The agency hired more than 1,000 photographers at the time to provide a lot of pictures for the newspaper industry.</text:p>
      <text:p text:style-name="P4">
The work record of the photographer retains the date of July 5, 1939. It is clearly marked with "3 children waiting for Liverpool Street Station Station", and marked the photographer's name Stephenon.</text:p>
      <text:p text:style-name="P4">
Image source, Stevenson Family</text:p>
      <text:p text:style-name="P4">
Image adding text,</text:p>
      <text:p text:style-name="P4">
John F Stevenson may be photo shooters.</text:p>
      <text:p text:style-name="P4">
We cannot be sure, but it may be a Scottish named John Festevenson, who is famous for his song "Dear Glasgow's Old Town" with his people. In the 1930s, Topical Pressagence recorded a contact information for his address in Glasgow.</text:p>
      <text:p text:style-name="P4">
With the help of the Scottish Public Archives Office, the BBC found his family through the address on birth and death.</text:p>
      <text:p text:style-name="P4">
His reporter's grandson Gordonestevenson (Gordonestevenson) had some memory of Grandpa's work in London as a free reporter in the late 1930s. "I remember he told me that his job was to interview these homeless children and provided them with benefits. He told me that he took a lot of such photos."</text:p>
      <text:p text:style-name="P4">
Although this photo has become so important, we still don't know. However, the identity mystery of the three girls and photographers was finally solved. And the story of their brave survivors, as witnesses of the Nazi Massacre, and brave survivors, will always spread to the world.</text:p>
      <text:p text:style-name="P4">
Image adding text,</text:p>
      <text:p text:style-name="P4">
The experience of English evacuation from the Nazi German massacre will be remembered by the world forever.</text:p>
      <text:p text:style-name="P4">
_ <text:span text:style-name="T4">
 Author: Jo Lonsdale (Jane Downs) BBC Broadcasting News (BBC Radio News) reporter </text:span>
 __ _</text:p>
      <text:p text:style-name="P4">
News Source: <text:a xlink:type="simple" xlink:href="https://www.bbc.com/zhongwen/simp/world-66084921" text:style-name="Internet_20_link" text:visited-style-name="Visited_20_Internet_20_Link">
https://www.bbc.com/zhongwen/simp/world-66084921</text:a>
</text:p>
      <!--NEWS-->
      <text:h text:style-name="P10" text:outline-level="1">
<text:span text:style-name="T4">
Sun Junhao: The first foreign player in the history of Chinese football</text:span>
</text:h>
      <text:p text:style-name="P4">
Author: https://www.facebook.com/bbcworldservice/</text:p>
      <text:p text:style-name="P4">
Publisher: BBC News 中文</text:p>
      <text:p text:style-name="P4">
Published Time: 2023-07-03T08:59:37.000Z</text:p>
      <text:p text:style-name="P4">
Modified Time: 2023-07-03T08:59:37.000Z</text:p>
      <text:p text:style-name="P4">
Description: Since the South Korean national football team, Sun Junhao has been detained in China for bribery and is detained, and all sectors of South Korea and the international football industry have continued to pay attention to incidents.</text:p>
      <text:p text:style-name="P4">
Images: ["<text:a xlink:type="simple" xlink:href="https://ichef.bbci.co.uk/news/640/cpsprodpb/8027/production/_130270823_gettyimages-1428017102.jpg" text:style-name="Internet_20_link" text:visited-style-name="Visited_20_Internet_20_Link">
_130270823_ge...</text:a>
"]</text:p>
      <text:p text:style-name="P4">
Videos: []</text:p>
      <text:p text:style-name="P4">
Tags: ['中國', '韩国', '足球']</text:p>
      <text:p text:style-name="P4">
Type: Article</text:p>
      <!--METADATA-->
      <text:h text:style-name="P12" text:outline-level="3">
<text:span text:style-name="T4">
Sun Junhao: The first foreign player in the history of Chinese football</text:span>
</text:h>
      <text:p text:style-name="P4">
July 3, 2023![] <text:a xlink:type="simple" xlink:href="Images/BBC Chinese/2023-07-03T08-59-37.000Z/_130270823_gettyimages-1428017102.jpg" text:style-name="Internet_20_link" text:visited-style-name="Visited_20_Internet_20_Link">
</text:a>
Image source, getty images</text:p>
      <text:p text:style-name="P4">
<text:span text:style-name="T4">
 Since the Korean national football team member Son Jun-Ho was detained in China for bribery, all sectors of Korea and the international football industry continued to pay attention to the incident. </text:span>
</text:p>
      <text:p text:style-name="P4">
The Chinese Ministry of Foreign Affairs previously announced that the South Korean foreign aid who played for the Chinese Super League Shandong Taishan team was taken away for investigation for suspected "non -public official bribery".</text:p>
      <text:p text:style-name="P4">
31 -year -old Sun Junhao was detained by the Chinese public security when he was prepared in Hongqiao Airport in Shanghai, China in mid -May. After 37 days of detention, he was officially arrested by the Chinese law enforcement authorities on June 17.</text:p>
      <text:p text:style-name="P4">
This is the first time that foreign players have been criminally investigated by the law enforcement department in China's football history, but the authorities have not yet announced specific case details.</text:p>
      <text:p text:style-name="P4">
According to Chinese media reports, the Shandong teams that Sun Junhao belonged to the recent players and former coaches were involved in an investigation of suspected "manipulation competitions". It is reported that the Chinese public security department's investigation of Sun Junhao is also related to this, but the specific details have not been confirmed.</text:p>
      <text:p text:style-name="P4">
The incident is also on the occasion of a large -scale anti -corruption operation in the Chinese football industry -since November last year, many important Chinese football, including Chen Yiyuan, chairman of the Chinese Football Association and former national team coach Li Tie, Suspected corruption was investigated.</text:p>
      <text:p text:style-name="P4">
<text:a xlink:type="simple" xlink:href="https://www.bbc.com/zhongwen/simp/sports-65239550" text:style-name="Internet_20_link" text:visited-style-name="Visited_20_Internet_20_Link">
Can the cause of Chinese football from high to the origin from the high point to the origin of the "defeat" can find the cause</text:a>
* <text:a xlink:type="simple" xlink:href="https://www.bbc.com/zhongwen/simp/chinese-news-65973562" text:style-name="Internet_20_link" text:visited-style-name="Visited_20_Internet_20_Link">
Guizhou "Village Super": What are the discussions of the rural football leagues in many parties</text:a>
</text:p>
      <text:h text:style-name="P12" text:outline-level="3">
<text:span text:style-name="T4">
or the Shandong team fake ball case</text:span>
</text:h>
      <text:p text:style-name="P4">
On May 15 this year, the South Korean Embassy in China learned that Sun Junhao was taken away by the Chinese public security at Shanghai Hongqiao Airport on May 12th on May 12.</text:p>
      <text:p text:style-name="P4">
At that time, the Chinese Ministry of Foreign Affairs once expressed "not grasping the relevant situation", but the Ministry of Foreign Affairs spokesman Wang Wenbin said a day later that a Korean citizen was detained by the Liaoning Provincial Public Security for suspected "non -state public officials" - Personnel other than civil servants of government agencies, such as enterprises and organizations in the organization illegally accepting criminal behaviors.</text:p>
      <text:p text:style-name="P4">
Image source, getty images</text:p>
      <text:p text:style-name="P4">
Image adding text,</text:p>
      <text:p text:style-name="P4">
Sun Junhao is the main midfielder of the Double Crown of the Taishan team in Shandong.</text:p>
      <text:p text:style-name="P4">
The Chinese law enforcement authorities have not announced the specific case. However, before Sun Junhao was taken away, the team members of the Shandong Taishan team, Jin Jingdao, Guo Tianyu, and the original coach Hao Wei have been taken away by the public security department.</text:p>
      <text:p text:style-name="P4">
Some Chinese media reported that these players and coaches may be suspected of accepting bribes to play counterfeit balls in some games, thereby helping the opponent team win the Super League champion or relegation.</text:p>
      <text:p text:style-name="P4">
BBC cannot independently verify relevant statements.</text:p>
      <text:p text:style-name="P4">
By June, the Chinese media said that Sun Junhao's Chinese agent Zhou Kaixuan was also taken away by the investigation.</text:p>
      <text:p text:style-name="P4">
The Shandong Taishan team won the Chinese Super League and the Chinese Football Association Cup champion under the temporary restructuring of the new crown epidemic during the 2021 season. At that time, Sun Junhao was the team's main midfielder.</text:p>
      <text:p text:style-name="P4">
In the 2022 season, Sun Junhao was accused of repeated low -level mistakes in a Super League game. In the end, the Shandong team won the Super League's runner -up in the same way as the Wuhan Three Town team points.</text:p>
      <text:p text:style-name="P4">
After being taken away, the registered information such as photos and profiles of the players involved in the case have been deleted from the official website of the Taishan team in Shandong.</text:p>
      <text:h text:style-name="P12" text:outline-level="3">
<text:span text:style-name="T4">
Korea's call for "fair investigation"</text:span>
</text:h>
      <text:p text:style-name="P4">
Since Sun Junhao was taken away, the Korean Football Association and official diplomatic agencies have tried to communicate with China, seeking to meet with Sun Junhao and understand details.</text:p>
      <text:p text:style-name="P4">
The BBC Korean Ministry of Korea reported that the Korean Football Association sent lawyers to China to assist Sun Junhao, but he returned without seeing him or his local Chinese lawyer.</text:p>
      <text:p text:style-name="P4">
The South Korean Football Association expressed "powerlessness" and complained that "the reason why Sun Junhao was detained did not tell us".</text:p>
      <text:p text:style-name="P4">
The South Korean government has also tried to assist Sun Junhao through consular talks. The BBC Korean Ministry of Korea quoted the relevant sources of the Ministry of Foreign Affairs of South Korea and said: "After Sun Junhao was detained, the local embassy staff had conducted consular talks many times." It also said that China "had no human rights" during the detention of Sun Junhao.</text:p>
      <text:p text:style-name="P4">
Members of the political community in South Korea published a comment on the incident, saying that Sun Junhao was detained for many days, and the situation delayed "regrettable".</text:p>
      <text:p text:style-name="P4">
Yin Shangxian, a member of the National Party, told the BBC Ministry of Korea that the Ministry of Foreign Affairs of South Korea should "require China to conduct fair and rapid investigations and take necessary measures."</text:p>
      <text:p text:style-name="P4">
Li Changmin, a member of the Parliament Foreign Commission and a Democratic member of the Democratic Party, said that the government should quickly confirm the specific charges of China on Sun Junhao.</text:p>
      <text:p text:style-name="P4">
Image source, getty images</text:p>
      <text:p text:style-name="P4">
Image adding text,</text:p>
      <text:p text:style-name="P4">
Sun Junhao (right) is the main player of the Korean team of the South Korean team.</text:p>
      <text:p text:style-name="P4">
BBC Korean reports stated that according to Li Changmin, the South Korean government had three talks with Sun Junhao through officials in China, but did not discuss the specific allegations. During the negotiation period, China arranged public security personnel to monitor their conversations. content.</text:p>
      <text:p text:style-name="P4">
In Chinese judicial operations, lawyers usually need to be approved by the public security department before they can meet the defendant with the accompaniment of public security personnel.</text:p>
      <text:p text:style-name="P4">
The BBC Korean Ministry also quoted officials in South Korean Foreign Ministry that unlike South Korea, China banned lawyers from informing the third parties related to investigating specific matters, which made the South Korean government's understanding of the progress of investigation.</text:p>
      <text:p text:style-name="P4">
In addition, some Korean experts told the BBC Ministry of Korea that according to the Vienna Convention, South Korean citizens have the right to accept consular assistance, but also pointed out that diplomatic contacts are "meaningless" without allowing specific allegations.</text:p>
      <text:p text:style-name="P4">
After Sun Junhao was detained, the Korean national team still included Sun Junhao in the latest player list announced in early June.</text:p>
      <text:p text:style-name="P4">
Although Sun Junhao's condition cannot have the conditions to participate in the national team training and competition, the German coach Jurgenklinsmann of the South Korean team still told the media: "We are doing what the association can do for the association, for the association, for the association, for the association, for the association, for the association, for the association, we can do what the association can do for it for the association. Sun Junhao made every effort. "</text:p>
      <text:p text:style-name="P4">
"I don't know how Sun Junhao's spirit and physical condition are now. We can only pray. I hope he can know that we can help him behind him," Klinsmann said after the list was announced.</text:p>
      <text:h text:style-name="P12" text:outline-level="3">
<text:span text:style-name="T4">
Who is Sun Junhao?</text:span>
</text:h>
      <text:p text:style-name="P4">
Sun Junhao's football career began in the campus football system in South Korea and debuted in a professional football game in 2014.</text:p>
      <text:p text:style-name="P4">
He has played the most valuable player of the Kya Railway and Jeonbuk Hyundai in the South Korean K -League, and was elected in the K League in 2020.</text:p>
      <text:p text:style-name="P4">
Image source, getty images</text:p>
      <text:p text:style-name="P4">
Image adding text,</text:p>
      <text:p text:style-name="P4">
Sun Junhao has played in South Korea in Hyundai.</text:p>
      <text:p text:style-name="P4">
In 2018, he was selected for the first time in the South Korean national team and played 20 times on behalf of the team. In the 2022 Qatar World Cup, he played three times in four games participating in the South Korean team and entered the top 16 with the team.</text:p>
      <text:p text:style-name="P4">
In early 2021, he moved to the Super League and joined Taishan, Shandong. In the first season of the Chinese Super League, he helped the team to win the double championship of the Chinese Super League and the Chinese Football Association Cup.</text:p>
      <text:p text:style-name="P4">
In the 2023 season, as the main force of the Shandong team, he appeared 6 times in the Super League. The last appearance was on May 10 against Chengdu Rongcheng.</text:p>
      <text:p text:style-name="P4">
Two days later, he was taken away by the Chinese public security.</text:p>
      <text:p text:style-name="P4">
This is the biggest crisis facing Sun Junhao as a professional player. Some legal experts said that if he was finalized, he may face a sentence of more than 5 years in China.</text:p>
      <text:p text:style-name="P4">
News Source: <text:a xlink:type="simple" xlink:href="https://www.bbc.com/zhongwen/simp/sports-66085977" text:style-name="Internet_20_link" text:visited-style-name="Visited_20_Internet_20_Link">
https://www.bbc.com/zhongwen/simp/sports-66085977</text:a>
</text:p>
      <!--NEWS-->
      <text:h text:style-name="P10" text:outline-level="1">
<text:span text:style-name="T4">
The venue of the comrades in Seoul hinders tens of thousands of people who are not afraid of the involvement of the same waves</text:span>
</text:h>
      <text:p text:style-name="P4">
Author: https://www.facebook.com/bbcworldservice/</text:p>
      <text:p text:style-name="P4">
Publisher: BBC News 中文</text:p>
      <text:p text:style-name="P4">
Published Time: 2023-07-03T09:34:37.000Z</text:p>
      <text:p text:style-name="P4">
Modified Time: 2023-07-03T09:34:37.000Z</text:p>
      <text:p text:style-name="P4">
Description: On July 1st, the Comrade Seoul Journey appeared around the opponent on July 1, although the facing venue application difficulties and the opposite wave still attracted tens of thousands of people to participate.</text:p>
      <text:p text:style-name="P4">
Images: []</text:p>
      <text:p text:style-name="P4">
Videos: ["<text:a xlink:type="simple" xlink:href="https://www.bbc.com/ws/av-embeds/cps/zhongwen/simp/world-66086606/p0fymfl2/zh-hans" text:style-name="Internet_20_link" text:visited-style-name="Visited_20_Internet_20_Link">
zh-hans</text:a>
"]</text:p>
      <text:p text:style-name="P4">
Tags: ['韩国', 'LGBT']</text:p>
      <text:p text:style-name="P4">
Type: Article</text:p>
      <!--METADATA-->
      <text:h text:style-name="P12" text:outline-level="3">
<text:span text:style-name="T4">
The venue hinders tens of thousands of people who are not afraid of the same waves to participate</text:span>
</text:h>
      <text:p text:style-name="P4">
[Video-1-Link:/WS/AV-EMBEDS/CPS/ZHONGWEN/SIMP/World-66086606/P0fymfl2/ZH-Hans]](https://www.bbc.com/ws/av-embeds/cps/zhongwen/simp/world-66086606/p0fymfl2/zh-hans)<text:span text:style-name="T4">
 Your equipment does not support the playback multimedia materials </text:span>
*** Seoul comrades and parades in the event of the venue hinders tens of thousands of people to participate in the same waves.</text:p>
      <text:p text:style-name="P4">
On July 1st, the Comrade Seoul Journey appeared around the opponent on July 1, although the facing venue application difficulties and the opposite wave still attracted tens of thousands of people to participate.</text:p>
      <text:p text:style-name="P4">
During the epidemic period, the Seoul Kaier Cultural Festival is held outside the municipal government every year since 2015. This year, the municipal government's refusal to apply for the comrades and the use venue to the "CTS Christian television" that the event venue to open the same opposite group, which attracted attention.</text:p>
      <text:p text:style-name="P4">
News Source: <text:a xlink:type="simple" xlink:href="https://www.bbc.com/zhongwen/simp/world-66086606" text:style-name="Internet_20_link" text:visited-style-name="Visited_20_Internet_20_Link">
https://www.bbc.com/zhongwen/simp/world-66086606</text:a>
</text:p>
      <!--NEWS-->
      <text:h text:style-name="P10" text:outline-level="1">
<text:span text:style-name="T4">
French riots: The death of the young family in the death of the BBC interview, the police department's "institutional racism" was heatedly discussed</text:span>
</text:h>
      <text:p text:style-name="P4">
Author: https://www.facebook.com/bbcworldservice/</text:p>
      <text:p text:style-name="P4">
Publisher: BBC News 中文</text:p>
      <text:p text:style-name="P4">
Published Time: 2023-07-03T09:44:35.000Z</text:p>
      <text:p text:style-name="P4">
Modified Time: 2023-07-03T09:44:35.000Z</text:p>
      <text:p text:style-name="P4">
Description: A relative of the French teenager Nahler, who was shot by the police, told the BBC that they did not want Nahler's death to cause riots, but emphasized that the law of the use of fatal weapons when traffic police stopped the vehicle must be reforming.</text:p>
      <text:p text:style-name="P4">
Images: []</text:p>
      <text:p text:style-name="P4">
Videos: ["<text:a xlink:type="simple" xlink:href="https://www.bbc.com/ws/av-embeds/cps/zhongwen/simp/world-66086620/p0fymn5l/zh-hans" text:style-name="Internet_20_link" text:visited-style-name="Visited_20_Internet_20_Link">
zh-hans</text:a>
"]</text:p>
      <text:p text:style-name="P4">
Tags: ['抗议', '法国', '示范']</text:p>
      <text:p text:style-name="P4">
Type: Article</text:p>
      <!--METADATA-->
      <text:h text:style-name="P12" text:outline-level="3">
<text:span text:style-name="T4">
French riots: The death of the young family of the death was interviewed by the BBC, and the police department's "institutional racism" was heatedly discussed</text:span>
</text:h>
      <text:p text:style-name="P4">
[Video-1-Link:/WS/AV-EMBEDS/CPS/ZHONGWEN/SIMP/World-66086620/P0fymn5L/ZH-HansS]](https://www.bbc.com/ws/av-embeds/cps/zhongwen/simp/world-66086620/p0fymn5l/zh-hans)** Your equipment does not support playing multimedia materials.</text:p>
      <text:p text:style-name="P4">
A relative of the French teenager Nahel, who was shot by the police, told the BBC that they did not want Nahler's death to cause riots, but emphasized that the law of using deadly weapons when traffic police stopped the vehicle must be reforming.</text:p>
      <text:p text:style-name="P4">
News Source: <text:a xlink:type="simple" xlink:href="https://www.bbc.com/zhongwen/simp/world-66086620" text:style-name="Internet_20_link" text:visited-style-name="Visited_20_Internet_20_Link">
https://www.bbc.com/zhongwen/simp/world-66086620</text:a>
</text:p>
      <!--NEWS-->
      <text:h text:style-name="P10" text:outline-level="1">
<text:span text:style-name="T4">
How will climate change affect the resort map? (Free version)</text:span>
</text:h>
      <text:p text:style-name="P4">
Authors: ['西蒙•库柏']</text:p>
      <text:p text:style-name="P4">
Publisher: 英国《金融时报》</text:p>
      <text:p text:style-name="P4">
Time: 2023-07-03T12:11:34+00:00</text:p>
      <text:p text:style-name="P4">
Published Time: 2023-07-02T12:00:99+08:00</text:p>
      <text:p text:style-name="P4">
Modified Time: 2023-07-03T08:10:99+08:00</text:p>
      <text:p text:style-name="P4">
Description: Cubo: For many people with good economic conditions, the first sensible effect of climate change will be the place to change our vacation.</text:p>
      <text:p text:style-name="P4">
Images: []</text:p>
      <text:p text:style-name="P4">
Themes: 'None'</text:p>
      <text:p text:style-name="P4">
Keywords: ['气候变化', 'FT杂志', '剑桥大学', 'Twitter']</text:p>
      <text:p text:style-name="P4">
Type: Article</text:p>
      <!--METADATA-->
      <text:p text:style-name="P4">
In 1975, the Dutch, a TV star in Germany, Rudy Carrel(RudiCarrell)One song became popular, and the song name was "When will the summer really come again?" ". He longed for the heat wave like the past, "When people do not need sauna/sheep are happy to be cut hair":</text:p>
      <text:p text:style-name="P4">
A Summer like in the old days,</text:p>
      <text:p text:style-name="P4">
News Source: <text:a xlink:type="simple" xlink:href="http://www.ftchinese.com/story/001100140" text:style-name="Internet_20_link" text:visited-style-name="Visited_20_Internet_20_Link">
http://www.ftchinese.com/story/001100140</text:a>
</text:p>
      <!--NEWS-->
      <text:h text:style-name="P10" text:outline-level="1">
<text:span text:style-name="T4">
Hong Kong police wanted eight democratic people's international community to condemn</text:span>
</text:h>
      <text:p text:style-name="P4">
Author: None (Language: zh)</text:p>
      <text:p text:style-name="P4">
Publisher: None</text:p>
      <text:p text:style-name="P4">
Time: 2023-07-03T12:29:00Z</text:p>
      <text:p text:style-name="P4">
Description: The Hong Kong police announced that each person rewarded HK $ 1 million and wanted eight well -known Hong Kong democratic activities in exile overseas, accusing them of suspected violation of the Hong Kong District "National Security Law". In this regard, Luo Guancong, Guo Fengyi, and others who were wanted to emphasize that they would not be able to bow because of this, while the US and British governments condemned the Hong Kong government's practices.</text:p>
      <text:p text:style-name="P4">
Videos: []</text:p>
      <text:p text:style-name="P4">
Images: []</text:p>
      <text:p text:style-name="P4">
Subject: 时政风云</text:p>
      <text:p text:style-name="P4">
Subjects: ['悬赏', '百万港币', '港警', '通缉', '民主人士', '流亡', '海外港人', '国安法', '异议人士', '引渡']</text:p>
      <text:p text:style-name="P4">
Keywords: ['意见反馈']</text:p>
      <text:p text:style-name="P4">
Id: 66101360</text:p>
      <!--METADATA-->
      <text:p text:style-name="P4">
<text:a xlink:type="simple" xlink:href="https://www.dw.com/zh/overlay/image/article/66101360/66100910" text:style-name="Internet_20_link" text:visited-style-name="Visited_20_Internet_20_Link">
 </text:a>
The Hong Kong police announced that eight Hong Kong democratic activists who were wanted overseas.</text:p>
      <text:p text:style-name="P4">
(Voice of Germany Chinese) Hong Kong Police announced on Monday (July 3) that each person rewarded HK $ 1 million for each person, and wanted eight well -known Hong Kong democratic activities in exile overseas, accusing them of violating the <text:a xlink:type="simple" xlink:href="https://www.dw.com/zh/zh/国安法永久地改变了香港吗/a-66089541" text:style-name="Internet_20_link" text:visited-style-name="Visited_20_Internet_20_Link">
National Security Law "in the Hong Kong District</text:a>
Essence</text:p>
      <text:p text:style-name="P4">
After the large -scale and sometimes violent democratic protests that occurred in Hong Kong in 2019 were suppressed, Beijing fully implemented the National Security Law in Hong Kong in 2020 to crack down on disagreements. Subsequently, the eight -well -known democratic activities were wanted to escape from Hong Kong.</text:p>
      <text:p text:style-name="P4">
They are former Legislative Council members <text:a xlink:type="simple" xlink:href="https://www.dw.com/zh/zh/台立法院首场香港公听会-罗冠聪张崑阳在线出席/a-60220187" text:style-name="Internet_20_link" text:visited-style-name="Visited_20_Internet_20_Link">
Luo Guancong</text:a>
, <text:a xlink:type="simple" xlink:href="https://www.dw.com/zh/zh/前香港立法會議員許智峯被控藐視法庭-判刑三年半/a-63291116" text:style-name="Internet_20_link" text:visited-style-name="Visited_20_Internet_20_Link">
Xu Zhifeng</text:a>
, Guo Rongzheng, Meng Zhanda, Director of the former Workers Union Alliance, Ren Jianfeng, the former French and Political Hui Si convener, and Yuan Gongyi, Guo Fengyi and Liu Zudi.</text:p>
      <text:p text:style-name="P4">
The charges they were charged include inciting split countries, inciting subversion of state power, and collapsed foreign or overseas forces to harm national security, while preaching "Hong Kong independence" and "Taiwan independence" overseas. These crimes can be sentenced to life imprisonment.</text:p>
      <text:p text:style-name="P4">
In response, Luo Guancong issued a document on the 3rd on the 3rd that compared with the murder, the highest reward of HK $ 400,000 was rewarded, "Does this represent the crime of committed under the National Security Law even more serious?" "For the regime, the so -called" national security "(the power of the Communist Party's power is stable), which is more precious than human life." Luo Guancong said that he has obtained British refugees and is engaged in a reasonable peace initiative. : "I am just a Hong Kong person who speaks for Hong Kong people, that's all."</text:p>
      <text:p text:style-name="P4">
Xu Zhifeng, who was exiled in Australia, told Dudu Lian: "The reward is the strengthening of the Chinese Communist Party's persecution of overseas people in Hong Kong. This move to the Western democracy that China is pushing to the world a greater threat to the world."</text:p>
      <text:p text:style-name="P4">
Guo Fengyi, the executive director of the Hong Kong people group "Hong Kong Democratic Committee" (HKDC) in the United States, also said through social media that the purpose of the Hong Kong government's move "one is to intimidate the Hong Kong people, the second is to incite the Mobmentality and start the population of small pink pinks. "For Hong Kong people", but he "never bows his head, the stronger the death." She also called on the international community to protect Hong Kong people who were "cross -border suppression" together, and at the same time asked the US government to reject Hong Kong Chief Executive Li Jiachao to the United States to participate in the APEC conference.</text:p>
      <text:p text:style-name="P4">
Guo Fengyi told AFP: "(Relevant authorities) hopes that the pro -Beijing elements in the public will cause us to trouble us and even implement a physical threat." But she said, "I'm not afraid. In fact, they What I did made me even see more clearly that what I did is correct. "</text:p>
      <text:p text:style-name="P4">
Meng Zhanda issued a statement: "If I will be convicted one day, my only" guilt '"is to tell the truth for Hong Kong peopl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Wang Fengyao, also known as "Mother -in -law Wang", arrived near the police blockade at 5 pm on June 4th at 5 pm on June 4. She was holding a bunch of flowers, her hands compared with the "May Day" gesture, and then surrounded by a group of police officers and took it into a police car. The 67 -year -old Wang Fengyao was noticeable because of the British flag in the 2019 anti -repair parade in 2019. It was detained by Hong Kong and mainland China police several t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Former Chairman of the Hong Kong Reporter Association, Mai Yanting (the second to the right) appeared at Causeway Bay at 6 pm, was investigated outside a shopping mall, and was taken away by the police a few minutes later. On June 5th, the Hong Kong Records Association stated through a public statement that Mai Yanting, former chairman of the Record Association and French Guangshan special reporter, was detained at the Wan Chai Police Station until 11:00 pm, but was not informed of any cr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and electronic candle</text:span>
</text:h>
      <text:p text:style-name="P4">
Chen Baoying (second from left), a member of the Social movement and the chairman of the Social Ministry, went to Jili George Street near Victoria at 7 pm, holding yellow paper flowers and electronic candles, and was taken on the police car after being questioned by the police. Social Minlian said later on the same day that after Chen Baoying was taken to the Wan Chai Police Station, Chen Baoying was allowed to leave at 9:15 pm and was not required to guarantee any guarante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eng Jianhua and Xu Hanguang were also taken away</text:span>
</text:h>
      <text:p text:style-name="P4">
At around 8 o'clock in the evening, Deng Jianhua, former vice chairman of the Hong Kong Workers' Alliance, who was printed with the June 4th report of the Wen Wei Po, was stopped by the police (in the picture) and was taken on the police car. He then said on Facebook. "assist investigation". At about 8 o'clock, Xu Hansuang, a member of the former member of the former branch of the electronic candle, was also taken by a police car by a police car near the Causeway Bay subway stat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ay 35" script</text:span>
</text:h>
      <text:p text:style-name="P4">
A man wearing black and wearing a mask showed the June 4th stage script "May 35" of Hong Kong drama writer Zhuang Meiyan. "Don't be afraid of Hong Kong people", and eventually took awa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obile lighting to destroy social tranquility?</text:span>
</text:h>
      <ul>
        <li>
#</li>
      </ul>
      <text:h text:style-name="P13" text:outline-level="4">
<text:span text:style-name="T4">
Hong Kong Police said "Destroying Anning" took away the six or four -point lights and the flower holder</text:span>
</text:h>
      <text:h text:style-name="P12" text:outline-level="3">
<text:span text:style-name="T4">
"Don't forget June 4th"</text:span>
</text:h>
      <text:p text:style-name="P4">
On June 3rd, Chen Shisen (pictured in the picture), who named "Sanmu" (pictured), sang "Don't forget June 4th!Don't forget June 4th!Hong Kong people, don't be afraid of them." When he was taken away by the police officer, he also shouted along the way "Don't forget June 4th", "defeat the tyranny", "don't be afraid of Hong Kong peopl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Fast 89643.4 seconds</text:span>
</text:h>
      <text:p text:style-name="P4">
Guan Zhenbang (left) of the former Branch Federation and Liu Jiayi, a member of the mother of Tiananmen, Hong Kong, also went to the Picanto Spring Pool on June 3, and planned to take fasting at Victoria Garden at 6:04. They held the slogans of "fasting 89643.4 seconds", "mourning the June 4th death, paying tribute to Tiananmen's mother", wearing tops printed with the words "896420" and "truth". The two were taken away by the Hong Kong police for a few minutes before the water spraying pool, and at the same time warned that the two were involved in "making the intention of intended to incite." Liu Jiayi stated on Facebook on June 5 that he "was released on bail within 48 hours, and at the same time, he also completed the fasting of personal mourning and was temporarily saf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Victoria Garden in the past few years</text:span>
</text:h>
      <text:p text:style-name="P4">
Since 1990, the June Fourth Candle Light Gala held by the Hong Kong Federation Association on June 4th will attract tens of thousands of people to gather in Victoria Park in Hong Kong to mourn the June 4th incident. However, since the outbreak of the new crown epidemic in 2019, the Hong Kong authorities have banned rally twice on the grounds of epidemic prevention. Next, the "National Security Law" adopted in 2020 will be regarded as illegal activities. In 2021, the Federation will be dissolved. Since then, the June 4th Memorial Party will not exist. The picture shows the Hong Kong people spontaneously on June 4, 2020 to the Victoria Garden to commemorate June 4th with candleligh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US government condemned the Hong Kong government on the 3rd, saying that this "set a precedent for danger and threatens human rights and basic freedom of the people around the world." Australian Foreign Minister Pennywong stated that he was "extremely disappointed" and said that Australia continued to focus on the extensive application of the National Security Law. British Foreign Minister JamesCleverly said that Britain would not tolerate China's attempts to intimidate and suppress overseas Hong Kong people. Cleverly said Britain would defend their universal rights for freedom of speech. The Chinese Embassy in the UK has accused "the British politicians blatantly shelter and wanted criminals", saying that "wanted punishment and punishment for constitutional legalness."</text:p>
      <text:p text:style-name="P4">
Human Rights Watch, a researcher at the Chinese Ministry, pointed out that the incident showed that the persecution of the Hong Kong government's persecution of peace disagree was gradually expanded to overseas; the organization's statement also called on the allegations and rewards of 8 people.</text:p>
      <text:h text:style-name="P12" text:outline-level="3">
<text:span text:style-name="T4">
What do you say?</text:span>
</text:h>
      <text:p text:style-name="P4">
Li Guihua, the General Police Division of the Hong Kong National Security Department, held a press conference on Monday, saying that the eight people "committed serious crimes of harm to national security."</text:p>
      <text:p text:style-name="P4">
Li Guihua said that they advocated foreign sanctions or intimidation of Hong Kong officials, as well as advocating sanctions against Hong Kong judges or prosecutors.</text:p>
      <text:p text:style-name="P4">
He said that as long as these people do not return to Hong Kong a day, the Hong Kong police cannot arrest them.</text:p>
      <text:p text:style-name="P4">
"But we won't stop (hunting them)," Li Guihua said.</text:p>
      <text:p text:style-name="P4">
Any information about the eight people will cause them to be arrested or prosecuted, and they will receive a reward of HK $ 1 million.</text:p>
      <text:p text:style-name="P4">
On Tuesday, the Hong Kong Chief Executive Li Jiachao stated that criminal crimes suspected of violating the National Security Law were very serious. The SAR government would do its best to investigate its legal responsibility for life. The "only way is to surrender", otherwise the "terror" will be "frightened." Li Jiachao also said that he would cooperate with different police officers in different regions.</text:p>
      <text:p text:style-name="P4">
The Guoan Law reshaped Hong Kong society and destroyed the legal firewall between this special autonomous region and the Mainland. The National Security Law stipulates that people who have been accused of rejuvenating their specified regulations can be tracked around the world.</text:p>
      <text:p text:style-name="P4">
According to this law, the Guoan case is treated by police, prosecutors and judges designated by the Hong Kong government. Beijing can take over certain cases to judge in the inland that is opaque and strictly controlled by the Chinese Communist Party in the Mainland.</text:p>
      <text:h text:style-name="P12" text:outline-level="3">
<text:span text:style-name="T4">
Student organization born in the era of the Guoan Law: Members of "Xian Xue Thoughts" were sentenced to sentence</text:span>
</text:h>
      <text:p text:style-name="P4">
Two days before this wanted list released, the Hong Kong government held the "Return 26th Anniversary" celebration.</text:p>
      <text:p text:style-name="P4">
At this time, it was also the third anniversary of the implementation of the National Security Law of the Hong Kong District.</text:p>
      <text:p text:style-name="P4">
In the past three years, 260 people have been arrested, of which more than 160 have been sued with 5 companies. Most defendants are well -known democratic politicians, activists, union members and reporters.</text:p>
      <text:p text:style-name="P4">
Ren Jianfeng (former lawyer and Australian citizen of Hong Kong, Australian citizen) who was included in the wanted list told AFP that he felt sad for Hong Kong.</text:p>
      <text:p text:style-name="P4">
"This reflects the degree of degeneration of Hong Kong." Ren Jianfeng said, "The Hong Kong government and the CCP authorities tried to show that their laws can pass globally."</text:p>
      <text:p text:style-name="P4">
After the implementation of the National Security Law in Beijing, 10 countries including the United States, Britain, Australia, and Canada suspended the criminal judicial mutual assistance agreement with Hong Kong.</text:p>
      <text:p text:style-name="P4">
(Comprehensive report)</text:p>
      <text:p text:style-name="P4">
News Source: <text:a xlink:type="simple" xlink:href="https://www.dw.com/zh/港警通緝8位民主人士-國際社會譴責/a-66101360" text:style-name="Internet_20_link" text:visited-style-name="Visited_20_Internet_20_Link">
https://www.dw.com/zh/港警通緝8位民主人士-國際社會譴責/a-66101360?maca=chi-rss-chi-all-1127-rdf</text:a>
</text:p>
      <!--NEWS-->
      <text:h text:style-name="P10" text:outline-level="1">
<text:span text:style-name="T4">
On the eve of Hanguang's exercise, Taiwan held "Tianma exercise"</text:span>
</text:h>
      <text:p text:style-name="P4">
Author: None (Language: zh)</text:p>
      <text:p text:style-name="P4">
Publisher: None</text:p>
      <text:p text:style-name="P4">
Time: 2023-07-03T13:27:00Z</text:p>
      <text:p text:style-name="P4">
Description: Before the annual Hanguang Military exercise at the end of the month, the Taiwan military launched a two -day missile exercise in Pingtung. This year's Hanguang exercise will kick off on July 24. Some military people revealed that this military exercise will perform anti -aircraft downshop at the Civil Taoyuan Airport for the first time.</text:p>
      <text:p text:style-name="P4">
Videos: []</text:p>
      <text:p text:style-name="P4">
Images: []</text:p>
      <text:p text:style-name="P4">
Subject: 时政风云</text:p>
      <text:p text:style-name="P4">
Subjects: ['岛屿主权争端', '马英九', '专题报道：全景观看“习马会”', '专题报道：2016年台湾大选', '中国', '台湾', '中共十九大', '德中关系']</text:p>
      <text:p text:style-name="P4">
Keywords: ['台湾', '中国', '军演', '汉光', '飞弹', '桃园机场']</text:p>
      <text:p text:style-name="P4">
Id: 66099632</text:p>
      <!--METADATA-->
      <text:p text:style-name="P4">
<text:a xlink:type="simple" xlink:href="https://www.dw.com/zh/overlay/image/article/66099632/64724917" text:style-name="Internet_20_link" text:visited-style-name="Visited_20_Internet_20_Link">
 </text:a>
Taiwan F16 fighter information picture</text:p>
      <text:p text:style-name="P4">
(Voice of Germany Chinese website) Taiwan held at the end of this month <text:a xlink:type="simple" xlink:href="https://www.dw.com/zh/zh/台湾国防部汉光演习借镜俄乌战争启示/a-61607403" text:style-name="Internet_20_link" text:visited-style-name="Visited_20_Internet_20_Link">
Hanguang Exercise</text:a>
Previously, this Monday (July 3) launched a two -day missile military exercise in Pingtung. Fuck verification of various ammunition shooting results. The Central News Agency of Taiwan reported that Tianma operated with maritime targets to simulate the PLA water tank and amphibious infantry chariot. Tianma is a drag missile and a god bow. These two missiles have been held for many years of arms for the Taiwan military. With the outbreak of the Russian and Ukraine War, the two arms have played a strong combat power on the battlefield.</text:p>
      <text:p text:style-name="P4">
Agence France -Presse pointed out that Pingtung's missile exercise was conducted under the increasingly tense relationship between the Taiwan Strait. China has conducted two large military exercises around Taiwan in the past year. The latest one is the three consecutive days of sea -airspace in April this year. This is considered to be China.(https://www.dw.com/zh/zh/反制措施来了中国军演-台回应蓄意制造紧张关系/a-65262404)Response.</text:p>
      <text:h text:style-name="P12" text:outline-level="3">
<text:span text:style-name="T4">
What do you think of Chinese people in China?</text:span>
</text:h>
      <text:p text:style-name="P4">
Just last month, China sent 28 military planes to enter the Southwest Taiwan airspace, including bombers with nuclear warheads. The Ministry of National Defense of Taiwan pointed out that this is the highest number of Chinese military aircraft. On the eve of the military aircraft incident, the leaders of the G7 Group issued a joint statement last week. Among them, the importance and stability of the peace and stability of the Taiwan Strait was accusing China on issues such as human rights in Xinjiang. Beijing urged the G7 member states to stop slandering China.</text:p>
      <text:p text:style-name="P4">
Due to the closure of political tensions and the border between the new crown epidemic, exchanges between the Taiwan Straits have been significantly reduced. Last week, the Taiwan Immigration Department rejected about 70 mainland officials in Mainland China to apply for exhibitors in Taiwan. The Taiwan Immigration Department stated that "considering the development of the overall situation on both sides of the strait" rejected their application.</text:p>
      <text:p text:style-name="P4">
The Hanguang exercise is held once a year, and the exercise lasts for several days. This year's exercise will begin on July 24. Some military people revealed to the Central News Agency that this military exercise will perform anti -aircraft downshop at the Civil Taoyuan Airport for the first time.</text:p>
      <text:p text:style-name="P4">
(Agence France -Presse, etc.)</text:p>
      <text:p text:style-name="P4">
News Source: <text:a xlink:type="simple" xlink:href="https://www.dw.com/zh/汉光演习前夕-台湾举行-天马操演/a-66099632" text:style-name="Internet_20_link" text:visited-style-name="Visited_20_Internet_20_Link">
https://www.dw.com/zh/汉光演习前夕-台湾举行-天马操演/a-66099632?maca=chi-rss-chi-all-1127-rdf</text:a>
</text:p>
      <!--NEWS-->
      <text:h text:style-name="P10" text:outline-level="1">
<text:span text:style-name="T4">
Three Chinese and Hong Kong lawyers were awarded the "709 Human Rights Lawyer Award"</text:span>
</text:h>
      <text:p text:style-name="P4">
Author: None</text:p>
      <text:p text:style-name="P4">
Publisher: Radio Free Asia (Organization)</text:p>
      <text:p text:style-name="P4">
Published Time: 2023-07-03T13:37:00-04:00</text:p>
      <text:p text:style-name="P4">
Modified Time: 2023-07-03T19:33:11-04:00</text:p>
      <text:p text:style-name="P4">
Description: None</text:p>
      <text:p text:style-name="P4">
Videos: []</text:p>
      <text:p text:style-name="P4">
Audios: ["<text:a xlink:type="simple" xlink:href="https://www.rfa.org/mandarin/yataibaodao/renquanfazhi/al2-0703202313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12011in" draw:z-index="0">
<draw:image xlink:href="../Images/rfamandarin/2023-07-03T13-37-00-04-00/000000.png" xlink:type="simple" xlink:show="embed" xlink:actuate="onLoad" draw:mime-type="image/png"/>
</draw:frame>
A number of overseas groups jointly held the "China Rights Lawyer's Day" in the United Kingdom, and awarded the "709 Human Rights Lawyer Award" to the Chinese rights protection lawyers Yu Wensheng and Zhou Shifeng, and Zou Xingtong, former vice chairman of the Hong Kong Branch Federation. <text:a xlink:type="simple" xlink:href="https://www.rfa.org/mandarin/yataibaodao/renquanfazhi/al2-07032023133200.html/@@images/image" text:style-name="Internet_20_link" text:visited-style-name="Visited_20_Internet_20_Link">
</text:a>
Stone photo <text:a xlink:type="simple" xlink:href="https://www.rfa.org/mandarin/yataibaodao/renquanfazhi/al2-07032023133200.html/@@stream" text:style-name="Internet_20_link" text:visited-style-name="Visited_20_Internet_20_Link">
Audio-Link: https://www.rfa.org/mandarin/yataibaodao/renquanfazhi/al2-07032023133200.html/@stream</text:a>
On the eve of the eighth anniversary of the "709 Arrest", overseas human rights groups jointly organized the "China Rights Lawyer's Day" in the UK and also issued it to the Chinese rights protection lawyers, Yu Wensheng, and Zhou Shifeng, who are still trapped. "709 Human Rights Lawyer Award". The organizer said that the Chinese government has never stopped suppressing rights protection lawyers in eight years.</text:p>
      <text:p text:style-name="P4">
<text:span text:style-name="T4">
<text:span text:style-name="T5">
 <text:a xlink:type="simple" xlink:href="https://www.rfa.org/mandarin/yataibaodao/renquanfazhi/gf1-06212023110655.html" text:style-name="Internet_20_link" text:visited-style-name="Visited_20_Internet_20_Link">
Lawyer Yu Wensheng may be charged with the crime of harm to national security</text:a>
?(https://www.rfa.org/mandarin/Xinwen/8-06192023165053.html) <text:a xlink:type="simple" xlink:href="https://www.rfa.org/mandarin/yataibaodao/renquanfazhi/jw-06152023134210.html" text:style-name="Internet_20_link" text:visited-style-name="Visited_20_Internet_20_Link">
 </text:a>
 </text:span>
*  * </text:span>
<text:a xlink:type="simple" xlink:href="https://www.rfa.org/mandarin/yataibaodao/renquanfazhi/gf-05172023034521.html" text:style-name="Internet_20_link" text:visited-style-name="Visited_20_Internet_20_Link">
 </text:a>
<text:a xlink:type="simple" xlink:href="https://www.rfa.org/mandarin/yataibaodao/renquanfazhi/gf-05172023034521.html" text:style-name="Internet_20_link" text:visited-style-name="Visited_20_Internet_20_Link">
Core in the "Sun Li Legion" core figure Zhou Shifeng was placed under house arrest</text:a>
 <text:span text:style-name="T4">
  * </text:span>
<text:a xlink:type="simple" xlink:href="https://www.rfa.org/mandarin/yataibaodao/gangtai/hk-chow-05182023104009.html" text:style-name="Internet_20_link" text:visited-style-name="Visited_20_Internet_20_Link">
 </text:a>
** <text:a xlink:type="simple" xlink:href="https://www.rfa.org/mandarin/yataibaodao/gangtai/hk-chow-05182023104009.html" text:style-name="Internet_20_link" text:visited-style-name="Visited_20_Internet_20_Link">
<text:span text:style-name="T4">
 "Gwangzhou Human Rights Award" was awarded to Zou Xingtong on behalf of Zou Xingtong: She symbolizes Hong Kong's hope </text:span>
</text:a>
"I am honored to announce on behalf of the Congress, the three winners of the" 709 Human Rights Lawyer Award "in 2023, Lawyer Yu Wensheng, Lawyer Zhou Shifeng, Zou Xingtong Hong Kong Barrier!" Executive Director Zhou Fengsuo reads the winning list of the first "709 Human Rights Lawyer Award" in London.</text:p>
      <text:p text:style-name="Quotations">

<text:p text:style-name="Quotations">

<text:p text:style-name="P4">
On the eve of the eighth anniversary of the "709 Capture", overseas human rights groups jointly organized the "China Rights Lawyer's Day" in the UK, and Yu Wensheng, Zhou Shifeng, who is still trapped in China, and former vice chairman of the Hong Kong Branch Association Zou Xingtong awarded the "709 Human Rights Lawyer Award". &gt;
 <text:a xlink:type="simple" xlink:href="https://t.co/j9mbXVHiYy" text:style-name="Internet_20_link" text:visited-style-name="Visited_20_Internet_20_Link">
pic.twitter.com/j9mbxvHiyy</text:a>
&gt;
&gt;
 - Liberty Asia Radio(@RFA_Chinese)<text:a xlink:type="simple" xlink:href="https://twitter.com/RFA_Chinese/status/1675964800185126915" text:style-name="Internet_20_link" text:visited-style-name="Visited_20_Internet_20_Link">
 July 3, 2023&gt;
 </text:a>
This award was formerly known as the "China Rights Lawyer Award". This year is the seventh session, and it is first renamed the "709 Right Rights Lawyer Award" for the first time to cover the "Guoan Law of the Hong Kong District". Hong Kong lawyer with dilemma. Zou Xingtong, the first Hong Kong lawyer, was also the former vice chairman of the Hong Kong Branch Federation. He was charged with the "crime of instigating the subversion of the state power" under the "National Security Law of the Hong Kong District" and was waiting for the trial.</text:p>

</text:p>

</text:p>
      <text:p text:style-name="P4">
Zhou Shifeng, who was regarded as the core figure of the 709 case, was still closely monitored, although he was full. Yu Wensheng, a Chinese rights protection lawyer who had defended the "709 case" defendant, was arrested with his wife Xu Yan recently, and faced serious charges such as "inciting subversion of national power" and the crime of harming national security.</text:p>
      <text:p text:style-name="P4">
<text:span text:style-name="T4">
 Lawyer Wang Yu: This country is not the most ridiculous, only more ridiculous </text:span>
</text:p>
      <text:p text:style-name="P4">
The three lawyers who were caught could not show up, and they could only receive a prize by their friends. Wang Yu, a Chinese rights protection lawyer who spoke on behalf of Yu Wensheng, said that Yu Wensheng and his wife Xu Yan were arrested by the Chinese government because they planned to go to a national embassy in China. She described the Chinese government's approach with "ridiculous".</text:p>
      <text:p text:style-name="P4">
Wang Yu said: "Just three months ago, Lawyer Yu Wensheng who had just been released for more than a year, and his wife Xu Yan was inexplicably summoned and arrested for three months. But it has been three months. The defense lawyer hired cannot be seen so far. I can only say that in this country, there is really no ridiculous, only more ridiculous. "</text:p>
      <text:p text:style-name="P4">
<text:span text:style-name="T4">
 Organizer: "709 2.0 suppression" is in progress </text:span>
</text:p>
      <text:p text:style-name="P4">
The "29 principle" of overseas Hong Kong people is one of the organizers. Ye Qiyuan, executive director of the "29 Principles", said that after the Chinese government arrested 300 lawyers and disgusting in 2015, the Chinese government has never stopped suppressing them in eight years. In this year, a new wave of "7092.0 suppression" appeared again.Ye Qiran said: "In more than 2023 this year, there were more situations. Chinese lawyers were banned from exiting the country, forced to relocate, revoked licenses, and was placed under house arrest at home when sensitive. Called it '7092.0 suppression'. This is a structurally, not pure individual incident. "</text:p>
      <text:p text:style-name="P4">
Ye Qiyuan added that in the past, Hong Kong lawyers He Junren and Zou Xingtong had been supporting and helping Chinese rights protection lawyers who were suppressed, but now they are also suppressed and prison by the Chinese regime. She described human rights lawyers as people standing at the forefront and fighting against the CCP; they would not turn around and abandon the oppressed. She choked and said that human rights lawyers desperately paid for her dedication, deserved respect and continued to pay attention to their situation.</text:p>
      <text:p text:style-name="P4">
<text:span text:style-name="T4">
 Zhou Feng Suo: Under the appearance of the iron plate, there are still many objections </text:span>
</text:p>
      <text:p text:style-name="P4">
Zhou Fengsuo, executive director of the "China Human Rights" who attended the awards ceremony from the United States, said that Xu Zhiyong and Ding Jiaxi, the winner of the 4th "China Rights Lawyer Award", had been repeatedly sentenced for 14 years and for 14 years and for 14 years and for 14 years. 12 years in prison, the highest penalty of the defendant in the "709 case" is heavier, which shows that the CCP's fear of human rights lawyers group.</text:p>
      <text:p text:style-name="P4">
Zhou Fengsuo, executive director of the "Chinese Human Rights" who attended the awards ceremony from the United States, said that China -Hong Kong lawyers showed the courage as the "June 4th Tanks". (Stone photo) <text:a xlink:type="simple" xlink:href="https://www.rfa.org/mandarin/yataibaodao/renquanfazhi/al2-07032023133200.html/rfa05148.jpg" text:style-name="Internet_20_link" text:visited-style-name="Visited_20_Internet_20_Link">
</text:a>
He described that lawyers of China and Hong Kong showed the same courage as the "June 4th Tanks", and although the current situation seems to be depressed, there are still many reasons worthy of optimism. He said that last year's "White Paper Movement" showed to the outside world that China still had many objection sounds under the seemingly iron plate.</text:p>
      <text:p text:style-name="P4">
In addition to the awarding ceremony, the organizers held film screening of human rights lawyers and art exhibitions in Manchester, Britain and London, respectively, and told the outside world to tell the outside world's struggle for human rights lawyers in different ways, calling on the outside world to continue their support.</text:p>
      <text:p text:style-name="P4">
Reporter: Lu Xi (London) Editor: Jiayuan.com Editor: Ruizhe</text:p>
      <text:p text:style-name="P4">
News Source: <text:a xlink:type="simple" xlink:href="https://www.rfa.org/mandarin/yataibaodao/renquanfazhi/al2-07032023133200.html" text:style-name="Internet_20_link" text:visited-style-name="Visited_20_Internet_20_Link">
https://www.rfa.org/mandarin/yataibaodao/renquanfazhi/al2-07032023133200.html</text:a>
</text:p>
      <!--NEWS-->
      <text:h text:style-name="P10" text:outline-level="1">
<text:span text:style-name="T4">
Canadian Hong Kong people July One Parade adheres to the concept of democracy to oppose foreign penetration</text:span>
</text:h>
      <text:p text:style-name="P4">
Author: None</text:p>
      <text:p text:style-name="P4">
Publisher: Radio Free Asia (Organization)</text:p>
      <text:p text:style-name="P4">
Published Time: 2023-07-03T13:47:00-04:00</text:p>
      <text:p text:style-name="P4">
Modified Time: 2023-07-03T18:39:48-04:00</text:p>
      <text:p text:style-name="P4">
Description: None</text:p>
      <text:p text:style-name="P4">
Videos: []</text:p>
      <text:p text:style-name="P4">
Audios: ["<text:a xlink:type="simple" xlink:href="https://www.rfa.org/mandarin/yataibaodao/lf-07032023124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7-03T13-47-00-04-00/000000.png" xlink:type="simple" xlink:show="embed" xlink:actuate="onLoad" draw:mime-type="image/png"/>
</draw:frame>
More than 500 people participated in Toronto's "July 1st Parade, Anti -Foreign Infiltration" event. <text:a xlink:type="simple" xlink:href="https://www.rfa.org/mandarin/yataibaodao/lf-07032023124139.html/@@images/image" text:style-name="Internet_20_link" text:visited-style-name="Visited_20_Internet_20_Link">
</text:a>
The Hong Kong and Canadian Alliance provides <text:a xlink:type="simple" xlink:href="https://www.rfa.org/mandarin/yataibaodao/lf-07032023124139.html/@@stream" text:style-name="Internet_20_link" text:visited-style-name="Visited_20_Internet_20_Link">
Audio-Link: https://www.rfa.org/mandarin/yataibaodao/LF-07032023124139.html/@@stream</text:a>
On the 3rd anniversary of the implementation of the Hong Kong National Security Law, Hong Kong people living on the east and west coast of Canada organized activities to continue to speak for Hong Kong democracy. They called on the international community to pay attention to the arrested Hong Kong political prisoners and protest China's intervention in Canada. Some members of Congress expressed that they hope that the autumn will accelerate the legislative work of the foreign agent's registration system.</text:p>
      <text:p text:style-name="P4">
<text:span text:style-name="T4">
<text:span text:style-name="T5">
 <text:a xlink:type="simple" xlink:href="https://www.rfa.org/mandarin/yataibaodao/gangtai/al1-07032023115747.html" text:style-name="Internet_20_link" text:visited-style-name="Visited_20_Internet_20_Link">
Mourning July 1st "in the British and Hong Kong Parade together" Mourning in July 1 "Chinese pink disturbances and raising things to cause anger</text:a>
</text:span>
* </text:span>
<text:span text:style-name="T5">
 <text:a xlink:type="simple" xlink:href="https://www.rfa.org/mandarin/yataibaodao/gangtai/lf-05222023125040.html" text:style-name="Internet_20_link" text:visited-style-name="Visited_20_Internet_20_Link">
Vancouver street office office exhibition of different ethnic groups to fight against active tyranny for different ethnic groups</text:a>
</text:span>
<text:span text:style-name="T5">
 </text:span>
<text:span text:style-name="T4">
 <text:a xlink:type="simple" xlink:href="https://www.rfa.org/mandarin/@@search" text:style-name="Internet_20_link" text:visited-style-name="Visited_20_Internet_20_Link">
China uses Dawei Xuancai to beautify the Hong Kong Brigade and Hong Kong people to appear to express dissatisfaction</text:a>
</text:span>
</text:p>
      <text:p text:style-name="P4">
The Hong Kong -Canadian Federation and the Hong Kong Parents' Association of Toronto held a "Seventh Parade, Anti -Foreign Infiltration" rally in the center of Toronto, with a total of more than 500 people participated. Through a variety of forms such as music performances, art exhibitions, parade speeches, etc., call on everyone to pay attention to the current situation of Hong Kong.</text:p>
      <text:p text:style-name="P4">
Former Legislative Councilor Zhang Chaoxiong (third from left), a former Legislative Council arrested by the Hong Kong government, appeared in public for the first time. (Provided by Hong Kong and Canada) <text:a xlink:type="simple" xlink:href="https://www.rfa.org/mandarin/yataibaodao/lf-07032023124139.html/hk-2.jpg" text:style-name="Internet_20_link" text:visited-style-name="Visited_20_Internet_20_Link">
</text:a>
Huang Guanneng, a spokesman for the Hong Kong and Canada, said that in the past, the Seventh Parade will be held on July 1st every year in Hong Kong to reflect the democratic politics of Hong Kong society. However, after the implementation of the National Security Law, Hong Kong has changed because the tightness of politics has made the economy also the economy. It becomes bad. Although many people have left Hong Kong one after another, the power of the Revolution of the Times must adhere to it, and overseas will continue to fight for freedom and democracy!</text:p>
      <text:p text:style-name="P4">
"In the past, Hong Kong was a good platform to observe China. Now these cannot be done under the National Security Law, then the risks of investors have obviously increased, let alone politics. ","</text:p>
      <text:p text:style-name="P4">
Huang Guanneng said that the issue of Hong Kong is related to all Canadians, because the Hong Kong National Security Law applies to the people of the world, and the Chinese government not only oppresses its own people, but also interfere with many countries including Canada. At the National Day on July 1, Canada took the opportunity to remind the importance of anti -foreign infiltration and protect democratic mechanism.</text:p>
      <text:p text:style-name="P4">
The Canadian government is studying how to set up a foreign agent registration office. On July 1 this year, it is also a century -old anniversary of Canadian history. The Chinese community is version 2.0 in China.</text:p>
      <text:p text:style-name="P4">
Senator Hu Yuanbao intends to say at a event in British Columbia on Sunday: "Even if a policy is greatly welcomed, it seems that it seems to be what should be done, but still ask if it is a modern Chinese discharge law? "</text:p>
      <text:p text:style-name="P4">
Congress Guan Huizhen believes that anti -discrimination and anti -foreign influence are two different things, and should not be confused. "I don't think that these actions are related to discrimination against the Chinese, because foreign agent registration systems are suitable for all countries, not for China, but to better protect Canada."</text:p>
      <text:p text:style-name="P4">
Canadian member Guan Huizhen(Second from the left)It is said that the legislation of the foreign agent registration office will be fully promoted to protect the Canadians.(Reporter Liu Fei shooting)  <text:a xlink:type="simple" xlink:href="https://www.rfa.org/mandarin/yataibaodao/lf-07032023124139.html/hk-4.jpg" text:style-name="Internet_20_link" text:visited-style-name="Visited_20_Internet_20_Link">
</text:a>
Guan Huizhen has long supported the equal rights movement. She said that she is a member of the parliament and has been sanctioned by Russia. It is also listed by China as a target, let alone civilians? The new session will continue to promote the legislation of the foreign agent registration office.</text:p>
      <text:p text:style-name="P4">
Vancouver's hand -footed organization on Sunday at the center of Vancouver showed publicity materials and explained the situation in Hong Kong to passersby. Organizers expressed their hope that when Canadians enjoyed the National Day holiday of freedom and happiness, they realized that the political prisoners who were suffering from the Chinese authoritarian system were suffering from the Chinese authoritarian system.</text:p>
      <text:p text:style-name="P4">
Reporter: Liu Fei Responsible Editor: Jiayuan.com editor: Ruizhe</text:p>
      <text:p text:style-name="P4">
News Source: <text:a xlink:type="simple" xlink:href="https://www.rfa.org/mandarin/yataibaodao/lf-07032023124139.html" text:style-name="Internet_20_link" text:visited-style-name="Visited_20_Internet_20_Link">
https://www.rfa.org/mandarin/yataibaodao/lf-07032023124139.html</text:a>
</text:p>
      <!--NEWS-->
      <text:h text:style-name="P10" text:outline-level="1">
<text:span text:style-name="T4">
The Pentagon Tower shouted that Hollywood is exempt from cooperation in accordance with Chinese censorship</text:span>
</text:h>
      <text:p text:style-name="P4">
Author: None (Language: zh)</text:p>
      <text:p text:style-name="P4">
Publisher: None</text:p>
      <text:p text:style-name="P4">
Time: 2023-07-03T14:35:00Z</text:p>
      <text:p text:style-name="P4">
Description: The Politics magazine in the United States pointed out that the Pentagon stated that if the filmmaker compromises with China, deleting the lens according to the requirements of the other party will not provide them with any help.</text:p>
      <text:p text:style-name="P4">
Videos: []</text:p>
      <text:p text:style-name="P4">
Images: []</text:p>
      <text:p text:style-name="P4">
Subject: 文化经纬</text:p>
      <text:p text:style-name="P4">
Subjects: ['奥巴马', '岛屿主权争端', '专题报道：全景观看“习马会”', '柏林电影节', '中国', '中共十九大', '美国', '好莱坞', '德中关系']</text:p>
      <text:p text:style-name="P4">
Keywords: ['电影', '好莱坞', '五角大楼', '美国', '中国', '审查', '蜘蛛侠', '军队']</text:p>
      <text:p text:style-name="P4">
Id: 66102803</text:p>
      <!--METADATA-->
      <text:p text:style-name="P4">
<text:a xlink:type="simple" xlink:href="https://www.dw.com/zh/overlay/image/article/66102803/64337419" text:style-name="Internet_20_link" text:visited-style-name="Visited_20_Internet_20_Link">
 </text:a>
Tom Cruise premiere in London in "Ling Yun"</text:p>
      <text:p text:style-name="P4">
(Voice of Germany) If the filmmakers in Hollywood accept Beijing's censorship film, they will not be helped by the US Department of Defense. Last Wednesday (June 28), <text:a xlink:type="simple" xlink:href="https://www.dw.com/zh/zh/美國防部中國是頭號安全威脅/a-63581625" text:style-name="Internet_20_link" text:visited-style-name="Visited_20_Internet_20_Link">
Pentagon Building</text:a>
The cooperation rules with film studios have been amended to provide any assistance from directors who plan to comply with or may comply with the Chinese government's review requirements.</text:p>
      <text:p text:style-name="P4">
In the trailer of "Ling Yun: Maverick" starring Tom Cruise, the audience noticed that the producer's national flag on the Taiwan and Japan's national flags on the flying jacket was removed. Chinese investor Tencent. However, in the voice of criticism, and after Tencent's investment in the film, the final version of the movie restored the lens with the national flag.</text:p>
      <text:p text:style-name="P4">
This film about soldiers has been supported by the Pentagon, including providing equipment such as jets and aircraft carriers. Glenroberts, head of the Pentagon Entertainment Office, said that the Pentagon has a history of about a century, such as the first film "Wings" to win the Oscar Best Film Award. This is a movie about the First World War pilots.</text:p>
      <text:p text:style-name="P4">
For decades, Hollywood and Pentagon have maintained cooperative relationships. The Pentagon allows film producers to shoot at military bases, naval ships or other locations, and guide the film production process.</text:p>
      <text:p text:style-name="P4">
According to a new document obtained by Politico (Politico ", it is hoped that the US military's film producers must now guarantee that they will not let the Chinese government review and edit these movies. <text:a xlink:type="simple" xlink:href="https://www.dw.com/zh/zh/电影八佰最后一刻被叫停-涉嫌踩雷区/a-49219671" text:style-name="Internet_20_link" text:visited-style-name="Visited_20_Internet_20_Link">
Chinese review red line</text:a>
Not only is it difficult to predict, but it is very severe. The Chinese authorities have asked Sony to delete the statue of Liberty in "Spider-Man: No Wayhome", if they want to release this movie in China. The film has attracted much attention because of the three generations of Spider -Man. But Sony did not follow the other party's requirements. According to Sohu News, this film is a climax in the Freedom Goddess. The goddess of Liberty is important as a background and affects the trend of the plot. Another animated movie "Lightyear, also translated the Lighty Year) is also required to delete the fragment of same -sex kissing. The producer of this film did not delete related clips. Neither movie was released in mainland China.</text:p>
      <text:p text:style-name="P4">
The Washington Post reported that the first "Ling Yun" in 1986 cooperated with the US Department of Defense. "Times" magazine disclosed that the film producer paid $ 1.8 million, which can use navy airlines, 4 search airlines, and many military aircraft, some of which were driven by real pilots. Without the support of the Pentagon, this movie cannot be successfully completed. The cost of a F14 fighter is about $ 38 million. The total budget of the movie is $ 15 million.</text:p>
      <text:p text:style-name="P4">
*#</text:p>
      <text:h text:style-name="P13" text:outline-level="4">
<text:span text:style-name="T4">
Film review system: Where is the "red line"?</text:span>
</text:h>
      <text:h text:style-name="P12" text:outline-level="3">
<text:span text:style-name="T4">
"Light Years"</text:span>
</text:h>
      <text:p text:style-name="P4">
"Light True Story" is the latest funny cartoon of animated company Pixar. It is currently banned in many Muslim countries such as the UAE. The reason is probably related to the kiss scene in the film. In fact, the national review system is not only found in the Middle East. In many other countries, some scenes or entire films have become victims of the review system.</text:p>
      <text:p text:style-name="P4">
*#</text:p>
      <text:h text:style-name="P13" text:outline-level="4">
<text:span text:style-name="T4">
Film review system: Where is the "red line"?</text:span>
</text:h>
      <text:h text:style-name="P12" text:outline-level="3">
<text:span text:style-name="T4">
Disney's self -censorship</text:span>
</text:h>
      <text:p text:style-name="P4">
Pixar's parent company Disney initially deleted the kiss between space travelers Alsha (Right) and another woman, and was re -entered after Pixar employees made a letter to protest. The UAE has recently announced that it has no intention of reviewing foreign films. However, after conservative forces protest, the review machine is still used.</text:p>
      <text:p text:style-name="P4">
*#</text:p>
      <text:h text:style-name="P13" text:outline-level="4">
<text:span text:style-name="T4">
Film review system: Where is the "red line"?</text:span>
</text:h>
      <text:h text:style-name="P12" text:outline-level="3">
<text:span text:style-name="T4">
"Fantastic Animals 3"</text:span>
</text:h>
      <text:p text:style-name="P4">
Homosexual scenes are not seen in films facing the Chinese market. The most prominent new example is "Magic Animal 3: The Secret of Dumbledore". In order to meet the requirements of the Chinese censorship agency, the producer, the Warner Brothers of the United States, deleted two small paragraphs from the film. Among them, Dumbledore talked about the same sexual relationship between him and the wicked Greendevo.</text:p>
      <text:p text:style-name="P4">
*#</text:p>
      <text:h text:style-name="P13" text:outline-level="4">
<text:span text:style-name="T4">
Film review system: Where is the "red line"?</text:span>
</text:h>
      <text:h text:style-name="P12" text:outline-level="3">
<text:span text:style-name="T4">
"Bohemian Rhapsody"</text:span>
</text:h>
      <text:p text:style-name="P4">
The Chinese version of this queen band singer Freddiemercury removed all important plots that even hinted that the rock idol is homosexual -including men's dress and women, or he was diagnosed with AIDS. People's reactions are not consistent -many people are still satisfied with the film in China.</text:p>
      <text:p text:style-name="P4">
*#</text:p>
      <text:h text:style-name="P13" text:outline-level="4">
<text:span text:style-name="T4">
Film review system: Where is the "red line"?</text:span>
</text:h>
      <text:h text:style-name="P12" text:outline-level="3">
<text:span text:style-name="T4">
"Broken Back Mountain"</text:span>
</text:h>
      <text:p text:style-name="P4">
Jake Gyllenhaal (left) and Heathledger (right) starring a number of Oscar awards "Broken Back Mountain" (2005) and such as "Broken Mountain" (2005) are not allowed to be released in China. The film describes the love between the two denim. Elton John's film "Rocket Man", which was produced in 2019, was also banned in China. The British singer has publicly acknowledged his homosexual identity for decades.</text:p>
      <text:p text:style-name="P4">
*#</text:p>
      <text:h text:style-name="P13" text:outline-level="4">
<text:span text:style-name="T4">
Film review system: Where is the "red line"?</text:span>
</text:h>
      <text:h text:style-name="P12" text:outline-level="3">
<text:span text:style-name="T4">
"Tibet Seven Years"</text:span>
</text:h>
      <ul>
        <li>
#</li>
      </ul>
      <text:h text:style-name="P13" text:outline-level="4">
<text:span text:style-name="T4">
Film review system: Where is the "red line"?</text:span>
</text:h>
      <text:h text:style-name="P12" text:outline-level="3">
<text:span text:style-name="T4">
"Rocket Man"</text:span>
</text:h>
      <text:p text:style-name="P4">
In Russia, homosexual plots are also reviewed by "Rocket Man". Elton John strongly protested and dismembered his biography, alleging Moscow for review. In Russia, although homosexuality is legitimate, it is not allowed to be fascinating for homosexual marriage or has the right to support, and violent incidents with homosexuals are repeatedly occurred.</text:p>
      <text:p text:style-name="P4">
*#</text:p>
      <text:h text:style-name="P13" text:outline-level="4">
<text:span text:style-name="T4">
Film review system: Where is the "red line"?</text:span>
</text:h>
      <text:h text:style-name="P12" text:outline-level="3">
<text:span text:style-name="T4">
"brain death"</text:span>
</text:h>
      <text:p text:style-name="P4">
The national film censorship system is not proprietary state. In Germany, many films have also been blacklisted for preaching violence, racial hatred, or praising the Nazis. Even the idol horror film "Brain Death" shot by "Rings" director Peterjackson was also banned in Germany -for its violent description.</text:p>
      <text:p text:style-name="P4">
*#</text:p>
      <text:h text:style-name="P13" text:outline-level="4">
<text:span text:style-name="T4">
Film review system: Where is the "red line"?</text:span>
</text:h>
      <text:h text:style-name="P12" text:outline-level="3">
<text:span text:style-name="T4">
Freedom? Movie is another matter</text:span>
</text:h>
      <text:p text:style-name="P4">
In the United States, until the 1960s, the national film review system represented by the Hayscode, which was released in the 1930s, was strictly implemented. It was banned by long kiss, naked, or to open God. Alfikechcock (left) is a master who cleverly avoid the censorship system. Today, Hollywood movies have been tirited by the self -examination of the producers.</text:p>
      <text:p text:style-name="P4">
Author: philipp jedick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 a conditional condition, the producer agreed to let the Ministry of Defense modify the script. For example, the status of the male lead has changed from a soldier to a civilian, because the navy stipulates that officers and soldiers are prohibited from falling in love.</text:p>
      <text:p text:style-name="P4">
According to the new regulations of the Pentagon, once a green light is turned on for the cooperation of a project, the agency will assign an official to cooperate with film producers. From now on, the producer must "notify the personnel in writing for review requirements, including the requirements of this requirement, and whether the project has complied with or may abide by this review requirements."</text:p>
      <text:p text:style-name="P4">
Certificate for review so that they can be screened in China, and they still cooperate with the US government to complete these movies ... The new rules will force these film companies to make choices, and I will be cautious and optimistic that they will make the right choice and refuse China to refuse China Blackmail. "(Comprehensive report)</text:p>
      <text:p text:style-name="P4">
News Source: <text:a xlink:type="simple" xlink:href="https://www.dw.com/zh/五角大楼喊话好莱坞-遵从中国审查就免谈合作/a-66102803" text:style-name="Internet_20_link" text:visited-style-name="Visited_20_Internet_20_Link">
https://www.dw.com/zh/五角大楼喊话好莱坞-遵从中国审查就免谈合作/a-66102803?maca=chi-rss-chi-all-1127-rdf</text:a>
</text:p>
      <!--NEWS-->
      <text:h text:style-name="P10" text:outline-level="1">
<text:span text:style-name="T4">
The third anniversary of the National Security Law Hong Kong wanted 8 people in the name of "endangering national security"</text:span>
</text:h>
      <text:p text:style-name="P4">
Author: None</text:p>
      <text:p text:style-name="P4">
Publisher: Radio Free Asia (Organization)</text:p>
      <text:p text:style-name="P4">
Published Time: 2023-07-03T14:54:00-04:00</text:p>
      <text:p text:style-name="P4">
Modified Time: 2023-07-03T20:53:28-04:00</text:p>
      <text:p text:style-name="P4">
Description: None</text:p>
      <text:p text:style-name="P4">
Videos: []</text:p>
      <text:p text:style-name="P4">
Audios: ["<text:a xlink:type="simple" xlink:href="https://www.rfa.org/mandarin/yataibaodao/gangtai/jw-070320230953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612011in" draw:z-index="0">
<draw:image xlink:href="../Images/rfamandarin/2023-07-03T14-54-00-04-00/000000.png" xlink:type="simple" xlink:show="embed" xlink:actuate="onLoad" draw:mime-type="image/png"/>
</draw:frame>
On July 3, 2023, the Hong Kong National Security Department announced that eight Hong Kong people who were wanted overseas, Li Guihua, Chief Police Division of the National Security Department at the press conference. <text:a xlink:type="simple" xlink:href="https://www.rfa.org/mandarin/yataibaodao/gangtai/jw-07032023095306.html/@@images/image" text:style-name="Internet_20_link" text:visited-style-name="Visited_20_Internet_20_Link">
</text:a>
Reuters picture <text:a xlink:type="simple" xlink:href="https://www.rfa.org/mandarin/yataibaodao/gangtai/jw-07032023095306.html/@@stream" text:style-name="Internet_20_link" text:visited-style-name="Visited_20_Internet_20_Link">
AUDIO-Link: https: //www.rfa.org/mandarin/yataibaodao/gangtai/jw-07032023095306.html/@@stream</text:a>
On the third anniversary of the implementation of the "National Security Law of the Hong Kong District", the Hong Kong authorities issued a wanted order involving the crime of national security on 8 democratic activists from exiled overseas this Monday. The above actions of the Hong Kong government quickly triggered international public opinion rebound.</text:p>
      <text:p text:style-name="P4">
<text:a xlink:type="simple" xlink:href="https://www.rfa.org/mandarin/Xinwen/ec-07032023040940.html" text:style-name="Internet_20_link" text:visited-style-name="Visited_20_Internet_20_Link">
<text:span text:style-name="T4">
 Hong Kong Police Office's "National Security Law" wanted eight overseas Hong Kong people to reward 1 million Hong Kong dollars per person </text:span>
</text:a>
The Chinese official media Xinhua News Agency confirmed this Monday that the Hong Kong Police National Security Department issued a warrant for eight democratic people on the same day, including former legal and political convener Ren Jianfeng, entrepreneur Yuan Gongyi, Guo Fengyi, executive director of the "Hong Kong Democratic Commission", and former legislation Member Guo Rongzheng, former Legislative Councilor Xu Zhifeng, Meng Zhaoda, Director Director of the Workers' Union Alliance, Liu Zudi, the initiator of the "Copy Copy" team, and Luo Guancong, a former Legislative Councilor Luo Guancong.</text:p>
      <text:p text:style-name="P4">
<text:span text:style-name="T4">
 Hong Kong -wanted overseas democratic activities </text:span>
 <text:span text:style-name="T4">
<text:span text:style-name="T5">
* </text:span>
* The parties responded to </text:span>
</text:p>
      <text:p text:style-name="P4">
According to the Hong Kong police, the above -mentioned eight people were suspected of violating the crime of "endangering national security" and publicly rally overseas and colluded with anti -China forces. Police also emphasized that the Hong Kong National Security Law has exterior effects and is in line with the principles of international law. Therefore, the police have the responsibility to investigate those who violate the crimes of the National Security Law of Hong Kong abroad. The police emphasized that they had mastered the criminal evidence of the eight people, and they would fully investigate, and also called on the wanted person to return to Hong Kong.</text:p>
      <text:p text:style-name="P4">
This is the first time that the Hong Kong government has issued an arrest warrant and reward to overseas activities based on the National Security Law of the Hong Kong District, which has attracted great attention from international public opinion.</text:p>
      <text:p text:style-name="P4">
On July 3, 2023, the Guoan Department of the Hong Kong Police Department issued an arrest order, which wanted eight former Hong Kong politicians who appeared overseas. (Reuters) <text:a xlink:type="simple" xlink:href="https://www.rfa.org/mandarin/yataibaodao/gangtai/jw-07032023095306.html/2023-07-03t085443z_1884923623_rc2jv1as5tjm_rtrmadp_3_hongkong-security.jpg" text:style-name="Internet_20_link" text:visited-style-name="Visited_20_Internet_20_Link">
</text:a>
According to the Cantonese group of this station, the Hong Kong police accused the above -mentioned 8 criminal acts including the "Hong Kong contract" through the Internet to advocate "Hong Kong independence" and "Taiwan independence"; Guo Rongzheng proposed to destroy the Hong Kong contact rate system; Luo Guancong passed the social platform through the social platform , News media and public rally, advocating "Hong Kong independence"; Meng Zhanda "fakes the name of the name of the rights and interests of the labor", and adopted the "Hong Kong independence" through social media and attending the meeting overseas; Gongyi is suspected of preparing for the establishment of "Hong Kong Parliament" overseas.</text:p>
      <text:p text:style-name="P4">
Xu Zhifeng said in response to the Hong Kong Government's wanted order to respond to this station inquiry that this was not for his first wanted, which had no effect on his own safety.</text:p>
      <text:p text:style-name="P4">
"I think this time is just a posture. It is because the CCP can only put on a posture and tell others about their attitudes without any way to do anything. In fact, it is ridiculous and ridiculous." He said, " Instead, this time the Hong Kong Communist Party has revealed its own shortcomings, allowing the outside world to see how much it can be applied and helpless. It has made western society more clear about the Hong Kong Free Democratic Party in Hong Kong overseas. It is the entire totalitarianism that has moved throughout China, becoming a centralized country. "</text:p>
      <text:p text:style-name="P4">
Xu Zhifeng, a former member of the Hong Kong Legislative Council.(Interviewee provided)Luo Guancong responded that, along with the seven people who had been wanted, everyone was not surprised by this: "So accusation is definitely a classic example of the abuse of national security concepts. .... The initiative of the wanted person's initiative is that he hopes that Hong Kong people will gain democracy and freedom to protect their basic rights. If this behavior is regarded as a violation of the National Security Law, the only conclusion is that the National Security Law is the absolute evil law. "He also said that he also said Regardless of "returning to Hong Kong to surrender", and urged the Hong Kong police to disclose his criminal evidence: "I am just a Hong Kong person who speaks for Hong Kong people, that's all."</text:p>
      <text:p text:style-name="P4">
Ren Jianfeng replied in writing and said that he was exercising the freedom of remarks enjoyed as an Australian citizen: "After the news of the wanted order was announced, the outside world responded enthusiastically, which reflects how the outside world looks at the degeneration of Hong Kong, not my own problem."</text:p>
      <text:p text:style-name="P4">
Ren Jianfeng, a former member of the Human Rights Constitutional Affairs Committee of the Hong Kong French and Politics and the Hong Kong Lawyers Association, Ren Jianfeng. (Xinlin Photography/RFA Information) <text:a xlink:type="simple" xlink:href="https://www.rfa.org/mandarin/yataibaodao/gangtai/jw-07032023095306.html/b1a16866-1c3f-4233-997c-8c3b8b78afb2.png" text:style-name="Internet_20_link" text:visited-style-name="Visited_20_Internet_20_Link">
</text:a>
</text:p>
      <text:p text:style-name="P4">
Guo Fengyi, Executive Director of the Overseas Organization of the "Hong Kong Democratic Committee" (HKDC) and one of the eight wanted people, said that the wanted order issued by the Hong Kong government was to intimidate and incite the mobs of the CCP supporters to further clean the democratic activities. She said: "I am sure that every Hong Kong freedom fighter will continue to embark on the road of freedom and democracy. I will not shrink back, and I will work harder."</text:p>
      <text:p text:style-name="P4">
The executive director of the "Hong Kong Democratic Committee" (HKDC) overseas and eight, one of the wanted Guo Fengyi.(Interviewee provides/RFA information)  <text:a xlink:type="simple" xlink:href="https://www.rfa.org/mandarin/yataibaodao/gangtai/jw-07032023095306.html/3593e5c2-b2b4-41f1-a1e2-0bc2994b6e81.jpeg" text:style-name="Internet_20_link" text:visited-style-name="Visited_20_Internet_20_Link">
</text:a>
Among the eight people wanted by the Hong Kong government mentioned above, except Mongolia, all of them were accused of "colluding foreign or overseas forces to endanger national security crimes." Among them, Xu Zhifeng also involved "inciting the crime of splitting the state" and "inciting the crime of subverting the state power". Yuan Gongyi also involved "the crime of subverting the state power". National Sin "and so on.</text:p>
      <text:p text:style-name="P4">
Among the eight people currently, three are living in the UK, the two live in Australia, and 3 are in the United States.</text:p>
      <text:p text:style-name="P4">
<text:span text:style-name="T4">
 Hong Kong Police wanted order triggered international public opinion to rebound </text:span>
 <text:span text:style-name="T4">
<text:span text:style-name="T5">
* </text:span>
* Overseas groups' statements </text:span>
</text:p>
      <text:p text:style-name="P4">
US State Department spokesman Matthew Miller pointed out in a statement that the United States condemned the Hong Kong Police Force to announce an international reward to obtain information about the arrest of eight democratic activities that can no longer live in Hong Kong. The "National Security Law" applied by Beijing is a dangerous precedent, threatening human rights and basic freedom of people around the world.</text:p>
      <text:p text:style-name="P4">
The statement emphasized that "we call on the Hong Kong government to immediately withdraw their rewards, respect the sovereignty of other countries, and stop the" National Security Law "applied to Beijing internationally. We will continue to oppose the cross -border suppression of the People's Republic of China and these actions will undermine human rights. Support the right to express freedom of expression and freedom of peaceful assembly. "</text:p>
      <text:p text:style-name="P4">
British Foreign Minister Cleverly stated on Monday that Britain would not tolerate Chinese side to try to intimidate and suppress any British and overseas personal behaviors. Britain will always defend the universal rights of freedom of speech and come forward for those who become the goals. The statement emphasized that "we strongly oppose China's national security law implemented in Hong Kong, including its external jurisdiction, which violates the legal binding" Sino -British Joint Statement "." The statement also called on the Beijing authorities to abolish the National Security Law, And urging the Hong Kong government to stop the actions against freedom and democracy.</text:p>
      <text:p text:style-name="P4">
Human Rights Watch, the headquarters of Human Rights Watch in New York, USA, Sophierichardson, the head of the Chinese Ministry, replied to this station in writing on the same day that the Hong Kong Government's arrest warrant was not a prosecution to activists, but against Hong Kong has been prosecuted by the highly respected law enforcement and judicial department.</text:p>
      <text:p text:style-name="P4">
She said: "The Chinese government implemented the National Security Law on the Hong Kong, trying to try to eliminate the legitimacy of the human rights manufacturing of Hong Kong ...; Democratic countries should not only reject the arrest warrant that the Hong Kong authorities hope to support the international support, but also strengthen the protection of those who are threatened by Beijing. Considering the implementation of new sanctions, and facing the reality of Beijing and Hong Kong authorities will not comply with international legal obligations. "</text:p>
      <text:p text:style-name="P4">
The British and EU chief Marksabah, the British and EU chief of the British and EU, said: "On the third anniversary of the implementation of the National Security Law, the Hong Kong authorities decided to make a reward of 1 million Hong Kong dollars when the National Security Law was implemented. This is not a coincidence that the well -known activists from all over the world. These activists continue to bravely condemn the bad behavior of the CCP and reveal how the CCP intimidates overseas Hong Kong people. "</text:p>
      <text:p text:style-name="P4">
HONG KONG Watch CEO BENEDICTROGERS also condemned the Hong Kong Guoan Police's attempts in the statement in the statement: "We urge the British, the United States and the Australian governments to issue statements, and we have issued statements, and the United States, the United States and the Australian governments have issued statements. The security of these activities and the majority of Hong Kong communities living overseas urges the government to suspend the except for the extradition with China and Hong Kong, and coordinate the introduction of an an action to introduce the international criminal police organization's early warning system to protect overseas democratic activities. "</text:p>
      <text:p text:style-name="P4">
HONG KONGWATCH CEO BENEDICT ROGERS.(Hong Kong Watch Facebook screenshot)  <text:a xlink:type="simple" xlink:href="https://www.rfa.org/mandarin/yataibaodao/gangtai/jw-07032023095306.html/499a6391-928e-44f6-859c-9d3fa1667410.jpeg" text:style-name="Internet_20_link" text:visited-style-name="Visited_20_Internet_20_Link">
</text:a>
The "IPAC) also issued a statement on the same day, calling on the governments to use all means to protect those governments to protect the goals of illegal persecution and abuse of international judicial and police cooperation mechanisms, and urgently abolish any extradition treaty with China and Hong Kong in Hong Kong. And adopt a substantive mechanism to solve the problem of multinational suppression from China and Hong Kong. The statement emphasized that "the" collusion foreign forces', '(incitement) subversive and split countries' illegally implemented by China ’s cross -border parliament alliances illegally in accordance with the so -called“ National Security Law ” "And the basic freedom stipulated in international law."</text:p>
      <text:p text:style-name="P4">
As of press time, the White House and the State Council have not responded to the review request of this station on the Hong Kong Government's wanted incident.</text:p>
      <text:p text:style-name="P4">
Reports by AFP pointed out that since the implementation of the National Security Law of the Hong Kong District, at least 260 people in Hong Kong have been arrested for the crime of so -called national security, and more than 160 people have been sued by the authorities with the authorities. Among them, most defendants are well -known democratic politicians, activists, union members or reporters.</text:p>
      <text:p text:style-name="P4">
Reporter: Jingwei Responsible Editor: He Ping.com Editor: He Fu</text:p>
      <text:p text:style-name="P4">
News Source: <text:a xlink:type="simple" xlink:href="https://www.rfa.org/mandarin/yataibaodao/gangtai/jw-07032023095306.html" text:style-name="Internet_20_link" text:visited-style-name="Visited_20_Internet_20_Link">
https://www.rfa.org/mandarin/yataibaodao/gangtai/jw-07032023095306.html</text:a>
</text:p>
      <!--NEWS-->
      <text:h text:style-name="P10" text:outline-level="1">
<text:span text:style-name="T4">
Russia claims that successfully curbing the assassination of Crimean leaders</text:span>
</text:h>
      <text:p text:style-name="P4">
Author: 联合早报 (Person)</text:p>
      <text:p text:style-name="P4">
Publisher: 联合早报 (Organization)</text:p>
      <text:p text:style-name="P4">
Published Time: 2023-07-03T15:26</text:p>
      <text:p text:style-name="P4">
Modified Time: 2023-07-04T07:30</text:p>
      <text:p text:style-name="P4">
Description: Russia annexed Crimea from Ukraine in 2014, and the Black Sea fleet of the Russian army is currently stationed in Crimea.</text:p>
      <text:p text:style-name="P4">
Videos: []</text:p>
      <text:p text:style-name="P4">
Audios: []</text:p>
      <text:p text:style-name="P4">
Images: []</text:p>
      <text:p text:style-name="P4">
Type: NewsArticle</text:p>
      <text:p text:style-name="P4">
Breadcrumbs: ['即时', '国际']</text:p>
      <text:p text:style-name="P4">
Keywords: ['俄乌战争', '俄罗斯', '乌克兰', '克里米亚']</text:p>
      <!--METADATA-->
      <text:p text:style-name="P4">
The Russian Federal Security Agency said they had successfully curbed the assassination of Crimean leaders.</text:p>
      <text:p text:style-name="P4">
Reuters quoted the International Literature News Agency and reported that the Federal Security Agency on Monday (July 3) said that they arrested a man who tried to assassinate Crimea leader Sergeiaksyonov, saying this refers to this The famous man attempts to achieve assassination by bombing Akkinov's car.</text:p>
      <text:p text:style-name="P4">
The Russian Federal Security Agency believes that the man is hired by the Ukrainian security department and received assassination training in the department.</text:p>
      <text:p text:style-name="P4">
The Ukrainian authorities have not yet commented on this statement.</text:p>
      <text:p text:style-name="P4">
Russia annexed Crimea from Ukraine in 2014, and the Black Sea fleet of the Russian army is currently stationed in Crimea.</text:p>
      <text:p text:style-name="P4">
News Source: <text:a xlink:type="simple" xlink:href="https://www.zaobao.com.sg/realtime/world/story20230703-1410257" text:style-name="Internet_20_link" text:visited-style-name="Visited_20_Internet_20_Link">
https://www.zaobao.com.sg/realtime/world/story20230703-1410257</text:a>
</text:p>
      <!--NEWS-->
      <text:h text:style-name="P10" text:outline-level="1">
<text:span text:style-name="T4">
A college entrance examination and a dream | &amp; quot; Animal Manor &amp; Quot; Animation Theater</text:span>
</text:h>
      <text:p text:style-name="P4">
Author: None</text:p>
      <text:p text:style-name="P4">
Publisher: Radio Free Asia (Organization)</text:p>
      <text:p text:style-name="P4">
Published Time: 2023-07-03T18:00:00-04:00</text:p>
      <text:p text:style-name="P4">
Modified Time: 2023-07-03T16:54: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88615in" draw:z-index="0">
<draw:image xlink:href="../Images/rfamandarin/2023-07-03T18-00-00-04-00/000000.png" xlink:type="simple" xlink:show="embed" xlink:actuate="onLoad" draw:mime-type="image/png"/>
</draw:frame>
 <text:a xlink:type="simple" xlink:href="https://www.rfa.org/mandarin/duomeiti/donghuajuchang/dw-07032023164638.html/@@images/image" text:style-name="Internet_20_link" text:visited-style-name="Visited_20_Internet_20_Link">
</text:a>
Radio of Liberty Asia</text:p>
      <text:p text:style-name="P4">
(Dragon, eagle controversy)</text:p>
      <text:p text:style-name="P4">
Long Yan sees that my diplomacy is trapped now, and the economy is going down. There is one thing. Hey, you can never compare!</text:p>
      <text:p text:style-name="P4">
The eagle of more than one billion honest and obedient people!</text:p>
      <text:p text:style-name="P4">
Look at it, you will answer it</text:p>
      <text:p text:style-name="P4">
Eagle -defense people first, the world's highest pressure. People are not "obedient" and they are strange!</text:p>
      <text:p text:style-name="P4">
Dragon is really not. The dragon family wisdom, the light is not possible, it is still sparse!</text:p>
      <text:p text:style-name="P4">
Eagle head back to hear</text:p>
      <text:p text:style-name="P4">
Long let you see your knowledge: This sparse is the most proud of the people of our Long family, preventing class solidification, and the reassurance of the grassroots people -imperial examinations!</text:p>
      <text:p text:style-name="P4">
Eagle?</text:p>
      <text:p text:style-name="P4">
Dragon is wrong, it's the college entrance examination!</text:p>
      <text:p text:style-name="P4">
Eagle is indeed, the Dragon family who comes to us, that is, the issue of college can hold a group</text:p>
      <text:p text:style-name="P4">
Is Long? Is it the real ancestor of our Long family: the prince will have a kind of one!</text:p>
      <text:p text:style-name="P4">
Where is the eagle? Someone really believes that can be admitted to your Party Central Committee all the way?</text:p>
      <text:p text:style-name="P4">
Dragon, you don't understand, we must let go of this caliber. The book has its own golden house -to convince the people, as long as there is a pen, everything will be available!</text:p>
      <text:p text:style-name="P4">
Is someone believed in the eagle?</text:p>
      <text:p text:style-name="P4">
Dragon Xin!Trust the pen is useful, and they will forget that we still have guns in our hands!</text:p>
      <text:p text:style-name="P4">
(<text:span text:style-name="T5">
 <text:a xlink:type="simple" xlink:href="https://www.rfa.org/mandarin/yataibaodao/kejiaowen/gt1-06072023040907.html" text:style-name="Internet_20_link" text:visited-style-name="Visited_20_Internet_20_Link">
Https://www.rfa.org/mandarin/yataibaodao/kejiaowen/gt1-06072023040907.html</text:a>
</text:span>
)</text:p>
      <text:p text:style-name="P4">
The more unequal the eagle, the more you need to "carp to jump the dragon door" anesthesia!</text:p>
      <text:p text:style-name="P4">
Dragon is right!</text:p>
      <text:p text:style-name="P4">
Even if the eagle does not make a class transition, it is purely to make money, and the confidence in the college entrance examination is in the avalanche -graduation employment situation for one year. The number of college entrance examinations in first -tier cities has declined year by year. "The people are not stupid. Are you not afraid that people will not play with you someday?</text:p>
      <text:p text:style-name="P4">
"(https://www.rfa.org/mandarin/yataibaodao/jingmao/jw2-06062023132743.html)_)</text:p>
      <text:p text:style-name="P4">
( <text:span text:style-name="T5">
<text:a xlink:type="simple" xlink:href="https://www.rfa.org/mandarin/yataibaodao/kejiaowen/gt-06092023023944.html" text:style-name="Internet_20_link" text:visited-style-name="Visited_20_Internet_20_Link">
 https://www.rfa.org/mandarin/yataibaodao/kejiaowen/gt-06092023023944.html</text:a>
</text:span>
)</text:p>
      <text:p text:style-name="P4">
Of course, the dragon people are not stupid. Squeezing your head to college, do you think you can find a high salary job if you do n’t enter the system for learning knowledge and hone your skills?</text:p>
      <text:p text:style-name="P4">
Eagle is right, otherwise?</text:p>
      <text:p text:style-name="P4">
Dragon Haha, it's too naive. What is the mystery of our Long family reform and opening up for thirty years?</text:p>
      <text:p text:style-name="P4">
Eagle common people obedient</text:p>
      <text:p text:style-name="P4">
Dragon is right!We have carefully maintained the low human rights advantage of 30 years, that is, to allow you to be a low -end population except for the college entrance examination. Drink again, and arrange it clearly!</text:p>
      <text:p text:style-name="P4">
I have a long -sighted eagle. It turns out that most people have worked hard to enter the hometown, not to enter heaven, but more to escape from hell!</text:p>
      <text:p text:style-name="P4">
Dragon, you finally touched it!</text:p>
      <text:p text:style-name="P4">
Eagle's graduates who can't learn both skills and work, but also lose confidence in the family. Isn't it going to break your leek training plan?</text:p>
      <text:p text:style-name="P4">
Long is better than four years in advance, right? It can be dragged for four years, and it is drunk today!</text:p>
      <text:p text:style-name="P4">
Eagle is really "one college entrance examination and one dream"!</text:p>
      <text:p text:style-name="P4">
News Source: <text:a xlink:type="simple" xlink:href="https://www.rfa.org/mandarin/duomeiti/donghuajuchang/dw-07032023164638.html" text:style-name="Internet_20_link" text:visited-style-name="Visited_20_Internet_20_Link">
https://www.rfa.org/mandarin/duomeiti/donghuajuchang/dw-07032023164638.html</text:a>
</text:p>
      <!--NEWS-->
      <text:h text:style-name="P10" text:outline-level="1">
<text:span text:style-name="T4">
Interview with Yan Geling: "The things in" Mirati "were previously impossible to write in China"</text:span>
</text:h>
      <text:p text:style-name="P4">
Author: None</text:p>
      <text:p text:style-name="P4">
Publisher: Radio Free Asia (Organization)</text:p>
      <text:p text:style-name="P4">
Published Time: 2023-07-03T20:05:00-04:00</text:p>
      <text:p text:style-name="P4">
Modified Time: 2023-07-04T05:41:52-04:00</text:p>
      <text:p text:style-name="P4">
Description: None</text:p>
      <text:p text:style-name="P4">
Videos: []</text:p>
      <text:p text:style-name="P4">
Audios: ["<text:a xlink:type="simple" xlink:href="https://www.rfa.org/mandarin/yataibaodao/meiti/wy-06272023104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5.628217in" draw:z-index="0">
<draw:image xlink:href="../Images/rfamandarin/2023-07-03T20-05-00-04-00/000000.png" xlink:type="simple" xlink:show="embed" xlink:actuate="onLoad" draw:mime-type="image/png"/>
</draw:frame>
Screenshot of the cover of the new book of Chinese writer Yan Geling "Miradi" <text:a xlink:type="simple" xlink:href="https://www.rfa.org/mandarin/yataibaodao/meiti/wy-06272023104037.html/@@images/image" text:style-name="Internet_20_link" text:visited-style-name="Visited_20_Internet_20_Link">
</text:a>
Amazon's official website(https://www.rfa.org/mandarin/yataibaodao/meiti/wy-06272023104037.html/@@stream)Yan Geling, a well -known Chinese writer in the United States, was not properly handled by the Chinese government for the new crown epidemic, and called on the iron chain women's incident and was blocked by the Chinese government last year. In June this year, she published her latest Chinese novel "Miradi" through a publishing agency established in Berlin, Germany. This reporter Wang Yun interviewed Yan Geling on this. The following is the content of the interview.</text:p>
      <text:p text:style-name="P4">
<text:a xlink:type="simple" xlink:href="https://www.rfa.org/mandarin/yataibaodao/renquanfazhi/tj-10282022105640.html" text:style-name="Internet_20_link" text:visited-style-name="Visited_20_Internet_20_Link">
<text:span text:style-name="T4">
 Yan Geling called for the original author of the film "One Second" to get international support </text:span>
</text:a>
<text:span text:style-name="T4">
<text:span text:style-name="T5">
 <text:a xlink:type="simple" xlink:href="https://www.rfa.org/mandarin/Xinwen/1-02142022092509.html" text:style-name="Internet_20_link" text:visited-style-name="Visited_20_Internet_20_Link">
"Xi Jinping is a trafficker" Yan Geling commented on the eight -child mother to be blocked by China</text:a>
</text:span>
* </text:span>
<text:span text:style-name="T5">
 [Yan Geling(Down): I have no desperate China, where can China go bad?(https://www.rfa.org/mandarin/duomeiti/guandian/gd-09072022123016.html) </text:span>
<text:span text:style-name="T5">
  * </text:span>
<text:span text:style-name="T5">
<text:a xlink:type="simple" xlink:href="https://www.rfa.org/mandarin/yataibaodao/meiti/wy-05042022110427.html" text:style-name="Internet_20_link" text:visited-style-name="Visited_20_Internet_20_Link">
 </text:a>
<text:a xlink:type="simple" xlink:href="https://www.rfa.org/mandarin/duomeiti/guandian/gd-08172022104812.html" text:style-name="Internet_20_link" text:visited-style-name="Visited_20_Internet_20_Link">
Yan Geling (Part 1): After decades, see how China will find so ridiculous today ｜ Views</text:a>
</text:span>
*</text:p>
      <text:p text:style-name="P4">
<text:span text:style-name="T4">
 Diseases </text:span>
</text:p>
      <text:p text:style-name="P4">
Reporter: Mr. Yan, hello!From the perspective of the content, this novel seems to be that the girl Miradi became a young writer after transferring to the industry in the 1980s. Some encounters at that time, and after the summer of 1989, after going abroad, freedom was free after going abroad. Creative experience. This process seems to be divided into the early summer of 1989. What is the intention of novels to do this arrangement?</text:p>
      <text:p text:style-name="P4">
Yan Geling: You can also see that the content of the novel is closer to my experience and timetable, so you can say that it is closer to my autobiography, but in fact it is also fictional. I used my experience in the 1980s. From 79 to 89, I also included the old generation of artists and intellectuals I met to lay out and structure the story. I left China in the fall of 1989, and I followed my footsteps to write this novel.</text:p>
      <text:p text:style-name="P4">
Reporter: Do you have any backgrounds if you left China in the fall of 1989? We all know that the Tiananmen Study Games and the "June 4th" incident occurred in early summer of 1989.</text:p>
      <text:p text:style-name="P4">
Yan Geling: Yes, after June 4th, I feel particularly disappointed and distressed, and there is a huge sense of disillusionment. At that time, I went out because of an invitation of the United States. I went to a university in Buffalo, called the State University of New York State University, to attend the 20th Century Military Literature Symposium. Before that, I had been to several writing centers in the United States, so I was very envious of the creative atmosphere of American young writers. I also went to the most elite young writer writing center in the United States. Go to see their discussions and participate in their courses. At that time, I wouldn't know English, but my translation told me that they were criticizing each other's works. I am very envious of that freedom to be able to criticize and discuss my works so fiercely. In fact, since then I have been determined to come to the United States to study.</text:p>
      <text:p text:style-name="P4">
Reporter: You say that you feel a huge disillusionment before leaving. What does it mean?</text:p>
      <text:p text:style-name="P4">
Yan Geling: Of course, it refers to the Tiananmen incident. In Tiananmen, such a generation of young writers in Tiananmen felt very, very shocking and distressed. In fact, it was not in Tiananmen, but from my unit, Yuquan Road to Tiananmen, there was a wooden land in the middle, because my unit was a railway soldier, and later changed to the railway engineering headquarters. That road happened to be the road that soldiers entered the city. So I feel very disillusioned.</text:p>
      <text:p text:style-name="P4">
Reporter: What is the disillusionment?</text:p>
      <text:p text:style-name="P4">
Yan Geling: In the 1980s, we thought we could create and express freely like American writers or Western writers. At that time, we found that it was impossible to make me feel like ten years. A sense of the Chinese dream.</text:p>
      <text:p text:style-name="P4">
American Chinese writer Yan Geling (Picture of the Associated Press)</text:p>
      <text:p text:style-name="P4">
<text:span text:style-name="T4">
 The hometown of literature </text:span>
</text:p>
      <text:p text:style-name="P4">
Reporter: In the past ten years, you came out of the military literary group. In this military career, you have also been displayed in previous works such as "Fanghua". For your creation, is it more mainly a familiar material, or is there a certain complex?</text:p>
      <text:p text:style-name="P4">
Yan Geling: I still have a certain youth plot. As a soldier, I am a soldier very young, so my ideology formation, as well as a period of life in adulthood, is in the army. So that life was unforgettable, and it also formed my own personality. For example, very self -discipline and very strong will, these are inseparable from my experience in the army.</text:p>
      <text:p text:style-name="P4">
Reporter: I have watched the movie "Fanghua", which is a very touching movie. In fact, it is a very huge tragedy. In these works, I am thinking about a problem. Can this military career be regarded as the starting point of your literature, or is it the hometown of your personal literature?</text:p>
      <text:p text:style-name="P4">
Yan Geling: Yes, the military career is to me. Because I do n’t live as a student like a normal child, and then I live step by step, I have exposed to different cultures very early. For example, Tibet and Yi people are two big nations. Our tour is often in Tibet, in Daliangshan area. So I opened my vision from different cultures very early.</text:p>
      <text:p text:style-name="P4">
Reporter: But have this military career restricted your later creation?Reporter: Back to this novel, you also mentioned that this is a novel similar to an autobiography. Why do you arrange and publish it at this time? Why not before?</text:p>
      <text:p text:style-name="P4">
Yan Geling: I actually wanted to write this novel. I want to write a novel that has no specific central drama plot. Therefore, this novel is scattered, especially characters. It is not like "Ninth Widow", "Fusang", or "Fanghua", "Auntie Duo Crane" and other novels. These novels have a center. Drama nuclear, there is a center of drama incident, which is developed around this drama nucleus. So the story of this novel is relatively scattered.</text:p>
      <text:p text:style-name="P4">
Reporter: The novel actually wrote around the 1980s ...</text:p>
      <text:p text:style-name="P4">
Yan Geling: Yes, it is the awakening and disillusionment of the 1980s.</text:p>
      <text:p text:style-name="P4">
<text:span text:style-name="T4">
 The intellectuals who sleep collectively </text:span>
</text:p>
      <text:p text:style-name="P4">
Reporter: One of them is particularly meaningful to the present, that is, especially the phenomenon of intellectual groups after 1989, the phenomenon of sleeping collectively. What do you do based on the so -called "sleeping collective" here?</text:p>
      <text:p text:style-name="P4">
Yan Geling: Yes, you see this very sensitive. This is actually an expression of metaphor. The excitement at the beginning was like the feeling of waking up, but later it was found that it was still the same, and then it was disillusioned, that is, the feeling of sleeping back.</text:p>
      <text:p text:style-name="P4">
Reporter: Can you mention some specific phenomena you observed?</text:p>
      <text:p text:style-name="P4">
Yan Geling: My friends and friends of my writers. When we were young, our friends who played literature were the same, each of which was the same, each of which was very, very vulgar. In the 1980s, we believed in truth and thought it was taken for granted.(If you want to take it for granted, we will have more freedom to write, express and think about)I think it must be a wider and broad possibility, and the possibility seems to be infinite, especially when I first first came into contact with the works of the United States. There are not many works in my father's house in the United States, most of which are Russia and France. But suddenly, I felt like a dream, and I didn't know if I woke up or in the dream. That ten years were the feeling. Now when we talk about it, we still feel that in the 1980s, compared with now, how beautiful at that time.</text:p>
      <text:p text:style-name="P4">
Reporter: You have come into contact with many intellectuals in the literary and artistic circles of mainland China. Do you think they are really asleep, or a camouflage, that is, there are many, many of them want to express?</text:p>
      <text:p text:style-name="P4">
Yan Geling: Yes, I think most people are pretending to sleep. There is a saying that you will never call people who do n’t wake up to sleep? Many people are like this. In this case, everyone is not saying, and many things can actually be released. Many themes cannot be involved, and now it has become, and it is not possible to mention drugs in the work.</text:p>
      <text:p text:style-name="P4">
Reporter: Do you describe this kind of collective sleeping phenomenon, do you want to express a tragedy?</text:p>
      <text:p text:style-name="P4">
Yan Geling: Of course, this is very sad. Because many of my novels are exploring the theme of freedom. For example, "Lu Qian Zhi" wrote a political prisoner who was locked up. The theme of freedom is such a theme that I have been playing, repeatedly in questioning and speculating. Some phenomena of the West now also remind me of the word freedom. Not all freedom is beneficial, and some freedom hurts others. "Miraci" is also a theme of freedom. "Lu Qian Zhi" is also about this theme. "Ninth Widow" is also. An old landlord was detained in the cellar and lost freedom, but he later refused to come out. He felt that he had gained freedom. This freedom was he gave himself. There are people like Fuso. A prostitute like Fusang actually had a freedom in her heart. It was not given to her, but this kind of freedom she had, so she refused to be saved. I don't know if you have watched "Fusang", and I am very fierce about freedom in it.</text:p>
      <text:p text:style-name="P4">
<text:span text:style-name="T4">
 Freedom is an important theme </text:span>
</text:p>
      <text:p text:style-name="P4">
Reporter: You have a lot of experience in the United States, and China is your hometown, and you are now in Germany. We know that there is a big difference between Chinese and Western in the word freedom. Because the root of freedom is only in Western culture. In Eastern culture, there is no root of freedom. Therefore, it seems that in this issue, there are differences between China and the West. In your years of multinational experience, in the process of writing for many years, do you think that the understanding of freedom of Chinese or Chinese culture is very different from the West?</text:p>
      <text:p text:style-name="P4">
Yan Geling: What we are talking about now is freedom of thought and expressing freedom, that is, to express the results of your free thinking freely, use unrestrained, unrestrained, and unsatisfactory ways. What we call is this, not the words of freedom abstractly. Intellectuals, including writers and artists, we are all about freedom on such a context.</text:p>
      <text:p text:style-name="P4">
Reporter: Back to the theme of the 1980s, it is very important for you in the 1980s. And some of today's words, regardless of the text, or in social sciences or humanities, people still seem to be looking back in the 1980s. What kind of psychology is this looking back?</text:p>
      <text:p text:style-name="P4">
Yan Geling: It was a kind of nostalgia, because at that time a lot of books and many subjects could not be involved now. Including the initial scar literature's reflection and criticism of the Cultural Revolution, the understanding of human nature, and the performance and analysis of human nature in the Cultural Revolution, they are now unable to touch. Therefore, we miss the degree of freedom at that time.</text:p>
      <text:p text:style-name="P4">
Reporter: In terms of literature, many of the most important writers in the Chinese literary circles today are from the 1980s. Many of their works readers are familiar with it. What important impact do you think it has left the contemporary Chinese literature community in the 1980s. ?</text:p>
      <text:p text:style-name="P4">
Yan Geling: Of course, some of the writers who came out at that time were still a front -line writer. Because of that era, suddenly many things and themes, the subject matter of many large society and individuals can be exposed to, especially after the establishment of the People's Republic of China Show. Our generation of writers are not entirely concerned about personal hearts. We pay attention to individuals and nations, and we are connected to think and express. Later, these writers may pay more attention to personal and personal life. Our generation of writers are not like this.</text:p>
      <text:p text:style-name="P4">
<text:span text:style-name="T4">
 Worried about self -waste martial arts </text:span>
</text:p>
      <text:p text:style-name="P4">
Reporter: Your work is writing Chinese in an open and free environment. Can you compare your writing and writers who write in China? Such as Wang Anyi and others. Do you feel that your topic and strokes will be more free and unlimited?</text:p>
      <text:p text:style-name="P4">
Yan Geling: If it is published in China, it is the same because it is through the same review system. Some magazines are slightly larger, and some are slightly smaller. Some publishing houses have a bit of responsibility, and some lack a little bit. It's just such a difference. However, the review system is completely the same system. For example, the book division below the Propaganda Department is responsible for reviewing and reviewing books. They hold the book number in their hands. So why did I decide not to play at once and not play with them. I just afraid that this system will slowly and gradually form a censorship habit in the subconscious. This kind of subconscious I am forming such subconscious. This is the most obstructive of his creative power for a writer. This hurts his original power. Therefore, I don't want anyone to review me anyway.</text:p>
      <text:p text:style-name="P4">
Reporter: You have published works in China for a long time before. In the process, do you have self -examination and self -castration?Reporter: This novel is published only outside China many years later. You also said just now. Many people say that this novel is very different from before. Is this different because you can express it yourself in a completely free and open environment?</text:p>
      <text:p text:style-name="P4">
Yan Geling: There are all aspects. First, this is a diverse, not a central incident. It mainly writes such a set of images. She string them up through Miraci. Her father, mother and uncle, and also There are comrades and others. There are still different things, it is really brave.</text:p>
      <text:p text:style-name="P4">
Reporter: Can you tell a detail to explain that some text or expression is that you were absolutely impossible in China?</text:p>
      <text:p text:style-name="P4">
Yan Geling: Including what you mentioned just now, I woke up, and went back one by one, in the new century. I wrote that they died on their bodies. I wrote that Miradi's father and uncle, one by one, left like this.</text:p>
      <text:p text:style-name="P4">
Reporter: The last small question, why is the protagonist of the novel "Miraci"? Is there any specific meaning?</text:p>
      <text:p text:style-name="P4">
Yan Geling: The book mentioned at the beginning that her father was a amateur violinist, so she gave her three notes, Miradi.</text:p>
      <text:p text:style-name="P4">
Reporter: Thank you for accepting my interview.</text:p>
      <text:p text:style-name="P4">
Reporter: Wang Yun Editor: 允 网 网 Editor: Hong Wei</text:p>
      <text:p text:style-name="P4">
News Source: <text:a xlink:type="simple" xlink:href="https://www.rfa.org/mandarin/yataibaodao/meiti/wy-06272023104037.html" text:style-name="Internet_20_link" text:visited-style-name="Visited_20_Internet_20_Link">
https://www.rfa.org/mandarin/yataibaodao/meiti/wy-06272023104037.html</text:a>
</text:p>
      <!--NEWS-->
      <text:h text:style-name="P10" text:outline-level="1">
<text:span text:style-name="T4">
Why do we still bring "good children syndrome" after adulthood? (Free version)</text:span>
</text:h>
      <text:p text:style-name="P4">
Authors: ['章扬清']</text:p>
      <text:p text:style-name="P4">
Publisher: 英国《金融时报》</text:p>
      <text:p text:style-name="P4">
Time: 2023-07-03T23:07:21+00:00</text:p>
      <text:p text:style-name="P4">
Published Time: 2023-07-03T12:00:99+08:00</text:p>
      <text:p text:style-name="P4">
Modified Time: 2023-07-03T18:00:99+08:00</text:p>
      <text:p text:style-name="P4">
Description: Zhang Yangqing: "Good Children's Syndrome" refers to the child's excessive efforts in order to achieve the appearance of their parents. Such children seem to be sensible and obedient, but because of their true self, they will encounter many potential difficulties in long -term development.</text:p>
      <text:p text:style-name="P4">
Images: ["<text:a xlink:type="simple" xlink:href="https://thumbor.ftacademy.cn/unsafe/picture/5/000186325_piclink.jpg" text:style-name="Internet_20_link" text:visited-style-name="Visited_20_Internet_20_Link">
000186325_pic...</text:a>
"]</text:p>
      <text:p text:style-name="P4">
Themes: ['心理健康', '关注']</text:p>
      <text:p text:style-name="P4">
Keywords: ['心理健康', '亲子关系', '家庭教育', '成长', '心理咨询']</text:p>
      <text:p text:style-name="P4">
Type: Article</text:p>
      <!--METADATA-->
      <text:p text:style-name="P4">
<draw:frame draw:style-name="fr1" draw:name="Image65" text:anchor-type="as-char" svg:width="6.9236in" svg:height="4.617987in" draw:z-index="0">
<draw:image xlink:href="../Images/FT Chinese Free Version/2023-07-03T23-07-21-00-00/000186325_piclink.jpg" xlink:type="simple" xlink:show="embed" xlink:actuate="onLoad" draw:mime-type="image/jpeg"/>
</draw:frame>
The college entrance examination came to an end. Slowly, when we grow up, we can talk about the college entrance examination lightly. Its impact on our personal life is slowly fading, but the traces left seem to be engraved in our bones.</text:p>
      <text:p text:style-name="P4">
Recently, I chatted with my friends. Everyone said with a smile that the college entrance examination was thrown away the wrong question set, but they could not throw the "wrong question syndrome". <text:span text:style-name="T4">
 The long -term education model has formed a deep -rooted "wrong" thinking </text:span>
. "Staring and collecting your own mistakes, I always feel that my life is not good enough. It is also easy to see the shortcomings and tolerate the flaws when you look at people close to you. "</text:p>
      <text:p text:style-name="P4">
News Source: <text:a xlink:type="simple" xlink:href="http://www.ftchinese.com/story/001100143" text:style-name="Internet_20_link" text:visited-style-name="Visited_20_Internet_20_Link">
http://www.ftchinese.com/story/001100143</text:a>
</text:p>
      <!--NEWS-->
      <text:h text:style-name="P10" text:outline-level="1">
<text:span text:style-name="T4">
Is the abolished American university enrollment equal rights "discrimination" for Asians? (Free version)</text:span>
</text:h>
      <text:p text:style-name="P4">
Authors: ['刘波']</text:p>
      <text:p text:style-name="P4">
Publisher: 英国《金融时报》</text:p>
      <text:p text:style-name="P4">
Time: 2023-07-03T23:08:56+00:00</text:p>
      <text:p text:style-name="P4">
Published Time: 2023-07-03T12:00:99+08:00</text:p>
      <text:p text:style-name="P4">
Modified Time: 2023-07-03T18:00:99+08:00</text:p>
      <text:p text:style-name="P4">
Description: Liu Bo: After the abolition of the equal rights operation, universities can pursue diversification in other ways. In the end, the admission rate of Asian people may only improve slightly, and it may not even change.</text:p>
      <text:p text:style-name="P4">
Images: ["<text:a xlink:type="simple" xlink:href="https://thumbor.ftacademy.cn/unsafe/picture/8/000186288_piclink.jpg" text:style-name="Internet_20_link" text:visited-style-name="Visited_20_Internet_20_Link">
000186288_pic...</text:a>
"]</text:p>
      <text:p text:style-name="P4">
Themes: ['大学', '关注']</text:p>
      <text:p text:style-name="P4">
Keywords: ['大学', '教育', '平权', '亚裔', '华裔']</text:p>
      <text:p text:style-name="P4">
Type: Article</text:p>
      <!--METADATA-->
      <text:p text:style-name="P4">
<draw:frame draw:style-name="fr1" draw:name="Image66" text:anchor-type="as-char" svg:width="6.9236in" svg:height="4.617987in" draw:z-index="0">
<draw:image xlink:href="../Images/FT Chinese Free Version/2023-07-03T23-08-56-00-00/000186288_piclink.jpg" xlink:type="simple" xlink:show="embed" xlink:actuate="onLoad" draw:mime-type="image/jpeg"/>
</draw:frame>
On June 29, the Supreme Court of the United States made a decision on two lawsuits against the University of North Carolina and Harvard University. The two litigation departments were mentioned by the non -profit organization "Student Fair Admission Alliance". Among the decisions of most factions, the six conservative judges of the Supreme Court believe that the Affirmative Action (Affirmative Affirmative Action "in the school's enrollment plan violates the equal protection clause of the Constitution. This means that more than 60 years of historical equal rights have been legally abolished.</text:p>
      <text:p text:style-name="P4">
US President Biden criticized the ruling. He said: "Today, the Supreme Court has abandoned the precedent for decades again ... This is not a normal court." Then Biden further stated in an interview that the Supreme Court has become too extreme: "I found it and the United States with the United States as the United States The people's basic values system runs counter to the end. "Many American universities criticized this judgment of the Supreme Court, but stated that the court decisions that they would abide by will not give up the spirit of the equality bill at the same time and will continue to pursue the goal of diversified student groups.</text:p>
      <text:p text:style-name="P4">
News Source: <text:a xlink:type="simple" xlink:href="http://www.ftchinese.com/story/001100142" text:style-name="Internet_20_link" text:visited-style-name="Visited_20_Internet_20_Link">
http://www.ftchinese.com/story/001100142</text:a>
</text:p>
      <!--NEWS-->
      <text:h text:style-name="P10" text:outline-level="1">
<text:span text:style-name="T4">
How to invest under the weakening of the local currency? (Free version)</text:span>
</text:h>
      <text:p text:style-name="P4">
Authors: ['黄凡']</text:p>
      <text:p text:style-name="P4">
Publisher: 英国《金融时报》</text:p>
      <text:p text:style-name="P4">
Time: 2023-07-03T23:13:33+00:00</text:p>
      <text:p text:style-name="P4">
Published Time: 2023-07-03T12:00:99+08:00</text:p>
      <text:p text:style-name="P4">
Modified Time: 2023-07-03T18:00:99+08:00</text:p>
      <text:p text:style-name="P4">
Description: Huang Fan: The dollar still rises strongly against the renminbi. Will this be a long -term trend? Why is the foreign investment in China's direct investment decreased? Why is foreign investment in lack of confidence in the domestic securities market? How should investors respond?</text:p>
      <text:p text:style-name="P4">
Images: ["<text:a xlink:type="simple" xlink:href="https://thumbor.ftacademy.cn/unsafe/picture/9/000172679_piclink.jpeg" text:style-name="Internet_20_link" text:visited-style-name="Visited_20_Internet_20_Link">
000172679_pic...</text:a>
"]</text:p>
      <text:p text:style-name="P4">
Themes: ['人民币', '关注']</text:p>
      <text:p text:style-name="P4">
Keywords: ['人民币', '汇率', '投资', '资产配置', '美元']</text:p>
      <text:p text:style-name="P4">
Type: Article</text:p>
      <!--METADATA-->
      <text:p text:style-name="P4">
<draw:frame draw:style-name="fr1" draw:name="Image67" text:anchor-type="as-char" svg:width="6.9236in" svg:height="4.617987in" draw:z-index="0">
<draw:image xlink:href="../Images/FT Chinese Free Version/2023-07-03T23-13-33-00-00/000172679_piclink.jpeg" xlink:type="simple" xlink:show="embed" xlink:actuate="onLoad" draw:mime-type="image/jpeg"/>
</draw:frame>
Recently, the "US dollar's exchange rate for the RMB has been strong" has become more and more concerned about the public. Originally, the Fed had suspended interest rates in June, and the strength of the US dollar to major global currencies had come to an end. People expect the US dollar to come to an end. But recently, the US dollar has still risen strongly against the RMB. Everyone is looking for the reasons for the weakening of the RMB, discussing their future trends, and pondering how to deal with personal asset allocation.</text:p>
      <text:p text:style-name="P4">
<text:span text:style-name="T4">
 1. Why did the renminbi get weakened recently? </text:span>
</text:p>
      <text:p text:style-name="P4">
News Source: <text:a xlink:type="simple" xlink:href="http://www.ftchinese.com/story/001100134" text:style-name="Internet_20_link" text:visited-style-name="Visited_20_Internet_20_Link">
http://www.ftchinese.com/story/001100134</text:a>
</text:p>
      <!--NEWS-->
      <text:h text:style-name="P10" text:outline-level="1">
<text:span text:style-name="T4">
Hong Kong rewards are wanted overseas objections to the United States to criticize the United States is a precedent for danger</text:span>
</text:h>
      <text:p text:style-name="P4">
Author: None</text:p>
      <text:p text:style-name="P4">
Publisher: Radio Free Asia (Organization)</text:p>
      <text:p text:style-name="P4">
Published Time: 2023-07-03T23:25:00-04:00</text:p>
      <text:p text:style-name="P4">
Modified Time: 2023-07-03T23:31: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7-03T23-25-00-04-00/000000.png" xlink:type="simple" xlink:show="embed" xlink:actuate="onLoad" draw:mime-type="image/png"/>
</draw:frame>
The U.S. State Department condemned Hong Kong's overseas wanted violations of the Hong Kong State Security Law that violated human rights. <text:a xlink:type="simple" xlink:href="https://www.rfa.org/mandarin/Xinwen/st-07032023232406.html/@@images/image" text:style-name="Internet_20_link" text:visited-style-name="Visited_20_Internet_20_Link">
</text:a>
Reuters</text:p>
      <text:p text:style-name="P4">
US State Department spokesman Matthew Miller(MatthewMiller)Monday(July 3)The statement was issued to condemn the Hong Kong police to the arrest of eight democratic activities overseas. Washington pointed out that the use of the Hong Kong version of the Hong Kong version of the Hong Kong Edition is a "dangerous precedent, threatening the human rights and basic freedom of the people around the world."</text:p>
      <text:p text:style-name="P4">
In a statement, Miller pointed out that the United States condemned the Hong Kong police to announce an international reward in order to obtain information about the arrest of eight democratic activities that can no longer live in Hong Kong. The "National Security Law" applied to Beijing is a dangerous precedent, threatening human rights and basic freedom of people around the world. The statement stated that we called on the Hong Kong government to immediately withdraw their rewards, respect the sovereignty of other countries, and stop declared the National Security Law internationally. We will continue to oppose the cross -country suppression operations of the People's Republic of China, which will undermine human rights. We support the right to express freedom of expression and freedom of peace.</text:p>
      <text:p text:style-name="P4">
Editor Xu Shuting</text:p>
      <text:p text:style-name="P4">
News Source: <text:a xlink:type="simple" xlink:href="https://www.rfa.org/mandarin/Xinwen/st-07032023232406.html" text:style-name="Internet_20_link" text:visited-style-name="Visited_20_Internet_20_Link">
https://www.rfa.org/mandarin/Xinwen/st-07032023232406.html</text:a>
</text:p>
      <!--NEWS-->
      <text:h text:style-name="P10" text:outline-level="1">
<text:span text:style-name="T4">
French riots gradually decreased significantly</text:span>
</text:h>
      <text:p text:style-name="P4">
Publisher: 法新社</text:p>
      <text:p text:style-name="P4">
Published Time: 2023-07-04T-1:32:09+00:00</text:p>
      <text:p text:style-name="P4">
Modified Time: 2023-07-04T11:20:03+00:00</text:p>
      <text:p text:style-name="P4">
Description: (Agence France -Presse, Paris, 4th) French African -American teenagers were shot and killed by police officers. The Ministry of the Interior said today that the French cities have reduced by half within 24 hou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7-04T-1-32-09-00-00/000000.png" xlink:type="simple" xlink:show="embed" xlink:actuate="onLoad" draw:mime-type="image/png"/>
</draw:frame>
The French Ministry of the Internal Realities stated that 72 people were arrested last night, including 24 people in Paris and their surrounding areas, and 24 buildings were arson or damaged.</text:p>
      <text:p text:style-name="P4">
The French Ministry of the Internal Citizens issued a statement saying that 159 vehicles were burned, and a total of 202 trash cans or other locations were set fire in public areas.</text:p>
      <text:p text:style-name="P4">
The 4 office of the constitutional police was attacked, but no casualties were reported.</text:p>
      <text:p text:style-name="P4">
In the first two nights of France, 45,000 police forces were dispatched to mobilize the same manpower.</text:p>
      <text:p text:style-name="P4">
The 17 -year -old African -American teenager Nahel (Nahel) was refused to be inspected on June 27, and was shot at close range of the police in Nanterre, the western suburbs of Paris, and once again ignited racist allegations against the French police department for a long time. Caused many nights in a riots across the country.</text:p>
      <text:p text:style-name="P4">
A residential residence of a town head in Paris was drove in by a mob, causing anger from all walks of life. The heads of cities and towns from all over France initiated a rally to demonstrate, calling on "returning to republican order" to end violent conflicts.</text:p>
      <text:p text:style-name="P4">
From the evening of the 2nd to the early morning of the 3rd, a total of 157 people were arrested, which has been significantly reduced compared with the 72 people from the evening of the 3rd to the morning of the 4th.</text:p>
      <text:p text:style-name="P4">
French President Emmanuel Macron will meet the heads of 220 cities and towns that have been destroyed in this wave of riots today.</text:p>
      <text:p text:style-name="P4">
Officials of the French Presidential Palace stated that Markhong hopes to "start painful and long -term work to understand the deep causes of these incidents."</text:p>
      <text:p text:style-name="P4">
News Source: <text:a xlink:type="simple" xlink:href="https://www.rfi.fr/cn/%E5%9B%BD%E9%99%85%E6%8A%A5%E9%81%93/20230704-%E6%B3%95%E5%9B%BD%E6%9A%B4%E5%8A%A8%E6%B8%90%E5%B9%B3%E6%81%AF-%E8%A2%AB%E6%8D%95%E4%BA%BA%E6%95%B0%E5%A4%A7%E5%B9%85%E5%87%8F%E5%B0%91" text:style-name="Internet_20_link" text:visited-style-name="Visited_20_Internet_20_Link">
https://www.rfi.fr/cn/%E5%9B%BD%E9%99%85%E6%8A%A5%E9%81%93/20230704-%E6%B3%95%E5%9B%BD%E6%9A%B4%E5%8A%A8%E6%B8%90%E5%B9%B3%E6%81%AF-%E8%A2%AB%E6%8D%95%E4%BA%BA%E6%95%B0%E5%A4%A7%E5%B9%85%E5%87%8F%E5%B0%91</text:a>
</text:p>
      <!--NEWS-->
      <text:h text:style-name="P10" text:outline-level="1">
<text:span text:style-name="T4">
The former Director of the General Administration of Energy visited Japan's passing nuclear wastewater discharge into the sea safety assessment report</text:span>
</text:h>
      <text:p text:style-name="P4">
Publisher: 法新社</text:p>
      <text:p text:style-name="P4">
Published Time: 2023-07-04T-11:32:12+00:00</text:p>
      <text:p text:style-name="P4">
Modified Time: 2023-07-04T09:05:02+00:00</text:p>
      <text:p text:style-name="P4">
Description: (Agence France -Presse, Tokyo, 4th) International Atom Energy (IAEA) Director Rafael Grossi arrived in Japan today and submitted an IAEA for Tokyo Electric Power Company Fukushima No. 1 Nuclear Power Plant cover "nuclear waste water" emissions " Comprehensive report of safety assessment in the s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7-04T-11-32-12-00-00/000000.png" xlink:type="simple" xlink:show="embed" xlink:actuate="onLoad" draw:mime-type="image/png"/>
</draw:frame>
Gronci will meet with the Prime Minister and Foreign Minister in Tokyo today, and then visit the Fukushima first nuclear power plant tomorrow.</text:p>
      <text:p text:style-name="P4">
Fukushima First Nuclear Power Plant occurred after a nuclear accident after a tsunami invasion of the 311 earthquake in 2011. The pollutant water generated during the melting nuclear fuel stick in the furnace in the furnace was continuously removed. , It is called "nuclear waste water" (including 氚 wastewater, that is, ALPS processing water).</text:p>
      <text:p text:style-name="P4">
The nuclear accident caused by this is the worst since the Chernobyl incident. The cleanup work lasted for more than ten years. Most of them were announced by the region that were announced by radiation, and it has now been reopen.</text:p>
      <text:p text:style-name="P4">
News Source: <text:a xlink:type="simple" xlink:href="https://www.rfi.fr/cn/%E5%9B%BD%E9%99%85%E6%8A%A5%E9%81%93/20230704-%E5%8E%9F%E8%83%BD%E6%80%BB%E7%BD%B2%E7%BD%B2%E9%95%BF%E8%AE%BF%E9%97%AE%E6%97%A5%E6%9C%AC-%E5%91%88%E4%BA%A4%E6%A0%B8%E5%BA%9F%E6%B0%B4%E6%8E%92%E6%94%BE%E5%85%A5%E6%B5%B7%E5%AE%89%E5%85%A8%E8%AF%84%E4%BC%B0%E6%8A%A5%E5%91%8A" text:style-name="Internet_20_link" text:visited-style-name="Visited_20_Internet_20_Link">
https://www.rfi.fr/cn/%E5%9B%BD%E9%99%85%E6%8A%A5%E9%81%93/20230704-%E5%8E%9F%E8%83%BD%E6%80%BB%E7%BD%B2%E7%BD%B2%E9%95%BF%E8%AE%BF%E9%97%AE%E6%97%A5%E6%9C%AC-%E5%91%88%E4%BA%A4%E6%A0%B8%E5%BA%9F%E6%B0%B4%E6%8E%92%E6%94%BE%E5%85%A5%E6%B5%B7%E5%AE%89%E5%85%A8%E8%AF%84%E4%BC%B0%E6%8A%A5%E5%91%8A</text:a>
</text:p>
      <!--NEWS-->
      <text:h text:style-name="P10" text:outline-level="1">
<text:span text:style-name="T4">
Wang Yi: Japan and South Korea must know where their roots are</text:span>
</text:h>
      <text:p text:style-name="P4">
Publisher: 法新社</text:p>
      <text:p text:style-name="P4">
Published Time: 2023-07-04T-13:32:12+00:00</text:p>
      <text:p text:style-name="P4">
Modified Time: 2023-07-04T08:35:02+00:00</text:p>
      <text:p text:style-name="P4">
Description: (Agence France -Presse, Beijing, 4th) Wang Yi, a member of the Political Bureau of the CPC Central Committee and the director of the Office of the Central Foreign Affairs Committee, made a statement full of racial discrimination. He called on China, Japan and South Korea to be Asians. Japan and South Korea must know where their roots ar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7-04T-13-32-12-00-00/000000.png" xlink:type="simple" xlink:show="embed" xlink:actuate="onLoad" draw:mime-type="image/png"/>
</draw:frame>
According to official media reports, Wang Yi met with the main guests attending the 2023 China -Japan -Korea Cooperation International Forum in Qingdao yesterday, and said that Western powers "deliberately rendered ideological differences."</text:p>
      <text:p text:style-name="P4">
According to reports from the Nationalist Times "Global Times" and other media reports in Beijing, Wang Yi secretly criticized Japan and South Korea's pro -American policy at the meeting, and said that "we go to the United States. China, Japan and South Korea, the same goes to Europe. No matter if you dye your hair, you can cultivate your hair and your nose. You can't change European and Americans.</text:p>
      <text:p text:style-name="P4">
When Wang Yi made this remark, China was more angry with its military and intelligence relationships with the two close allies, Japan and South Korea, and became more angry.</text:p>
      <text:p text:style-name="P4">
News Source: <text:a xlink:type="simple" xlink:href="https://www.rfi.fr/cn/%E5%9B%BD%E9%99%85%E6%8A%A5%E9%81%93/20230704-%E7%8E%8B%E6%AF%85-%E6%97%A5%E9%9F%A9%E8%A6%81%E7%9F%A5%E9%81%93%E8%87%AA%E5%B7%B1%E7%9A%84%E6%A0%B9%E5%9C%A8%E4%BB%80%E4%B9%88%E5%9C%B0%E6%96%B9" text:style-name="Internet_20_link" text:visited-style-name="Visited_20_Internet_20_Link">
https://www.rfi.fr/cn/%E5%9B%BD%E9%99%85%E6%8A%A5%E9%81%93/20230704-%E7%8E%8B%E6%AF%85-%E6%97%A5%E9%9F%A9%E8%A6%81%E7%9F%A5%E9%81%93%E8%87%AA%E5%B7%B1%E7%9A%84%E6%A0%B9%E5%9C%A8%E4%BB%80%E4%B9%88%E5%9C%B0%E6%96%B9</text:a>
</text:p>
      <!--NEWS-->
      <text:h text:style-name="P10" text:outline-level="1">
<text:span text:style-name="T4">
Russia controlled the terrorist operation and said the drone hit the Vubekov Airport</text:span>
</text:h>
      <text:p text:style-name="P4">
Publisher: 法新社</text:p>
      <text:p text:style-name="P4">
Published Time: 2023-07-04T-15:32:12+00:00</text:p>
      <text:p text:style-name="P4">
Modified Time: 2023-07-04T09:05:05+00:00</text:p>
      <text:p text:style-name="P4">
Description: (Moscow, 4th) The Russian government said today that 5 Ukraine UAVs were shot down in the Moscow area in the capital, saying that these drones were "terrorist action" that disrupted Vnukovo International Airport. The Kiev authorities have not responded to the in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7-04T-15-32-12-00-00/000000.png" xlink:type="simple" xlink:show="embed" xlink:actuate="onLoad" draw:mime-type="image/png"/>
</draw:frame>
Russian Foreign Ministry spokesman Mariazakharova said on the social media Telegram: "The Kiev regime attempts to attack the area of civil infrastructure, including an international flight take -off and landing airport, which is a new terrorist action."</text:p>
      <text:p text:style-name="P4">
The Russian military said that all five drones had been shone down without any damage or casualties.</text:p>
      <text:p text:style-name="P4">
According to the Russian returns, four of the drones were destroyed by the air defense system, and the fifth shelter crashed after interfere with the failure in the "electronic method".</text:p>
      <text:p text:style-name="P4">
The Russian News Agency (RIA) quoted the rescue unit that one of the drones was annihilated at Kubinka, about 40 kilometers from Vubekov Airport. The operation of Vucankov Airport was suspended due to attack.</text:p>
      <text:p text:style-name="P4">
News Source: <text:a xlink:type="simple" xlink:href="https://www.rfi.fr/cn/%E5%9B%BD%E9%99%85%E6%8A%A5%E9%81%93/20230704-%E4%BF%84%E6%8E%A7%E4%B9%8C%E5%8F%91%E5%8A%A8%E6%81%90%E6%80%96%E8%A1%8C%E5%8A%A8-%E7%A7%B0%E6%97%A0%E4%BA%BA%E6%9C%BA%E8%A2%AD%E4%BC%8F%E5%8A%AA%E7%A7%91%E5%A4%AB%E6%9C%BA%E5%9C%BA" text:style-name="Internet_20_link" text:visited-style-name="Visited_20_Internet_20_Link">
https://www.rfi.fr/cn/%E5%9B%BD%E9%99%85%E6%8A%A5%E9%81%93/20230704-%E4%BF%84%E6%8E%A7%E4%B9%8C%E5%8F%91%E5%8A%A8%E6%81%90%E6%80%96%E8%A1%8C%E5%8A%A8-%E7%A7%B0%E6%97%A0%E4%BA%BA%E6%9C%BA%E8%A2%AD%E4%BC%8F%E5%8A%AA%E7%A7%91%E5%A4%AB%E6%9C%BA%E5%9C%BA</text:a>
</text:p>
      <!--NEWS-->
      <text:h text:style-name="P10" text:outline-level="1">
<text:span text:style-name="T4">
The interest rate of the Australian Central Bank maintained a 4.1% stock market rose slightly</text:span>
</text:h>
      <text:p text:style-name="P4">
Publisher: 法新社</text:p>
      <text:p text:style-name="P4">
Published Time: 2023-07-04T-24:02:08+00:00</text:p>
      <text:p text:style-name="P4">
Modified Time: 2023-07-04T07:50:02+00:00</text:p>
      <text:p text:style-name="P4">
Description: (Agence France -Presse, Sydney, 4th) The Reserve Bank of Australia, the Central Bank of Australia, has maintained the benchmark interest rate today. President Philip (PHILIP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7-04T-24-02-08-00-00/000000.png" xlink:type="simple" xlink:show="embed" xlink:actuate="onLoad" draw:mime-type="image/png"/>
</draw:frame>
The Australian currency decision makers increased the benchmark interest rate of 1 yard last month and came to 4.1%, the highest since May 2012.</text:p>
      <text:p text:style-name="P4">
Luo Wei said today that the central bank decides that interest rates are not moving, and one of the reasons is "uncertainty of economic prospects."</text:p>
      <text:p text:style-name="P4">
He said: "This will give us some time, evaluate the impact of interest rate hikes and economic prospects so far."</text:p>
      <text:p text:style-name="P4">
After the news was announced, the stock market rose slightly, and the S &amp; P/ASX 200 index rose nearly 0.5%, but the Australian dollar fell against the US dollar exchange rate.</text:p>
      <text:p text:style-name="P4">
News Source: <text:a xlink:type="simple" xlink:href="https://www.rfi.fr/cn/%E8%B4%A2%E7%BB%8F%E5%BF%AB%E8%AE%AF/20230704-%E6%BE%B3%E6%B4%B2%E5%A4%AE%E8%A1%8C%E5%88%A9%E7%8E%87%E7%BB%B4%E6%8C%814-1-%E8%82%A1%E5%B8%82%E5%BA%94%E5%A3%B0%E5%B0%8F%E6%B6%A8" text:style-name="Internet_20_link" text:visited-style-name="Visited_20_Internet_20_Link">
https://www.rfi.fr/cn/%E8%B4%A2%E7%BB%8F%E5%BF%AB%E8%AE%AF/20230704-%E6%BE%B3%E6%B4%B2%E5%A4%AE%E8%A1%8C%E5%88%A9%E7%8E%87%E7%BB%B4%E6%8C%814-1-%E8%82%A1%E5%B8%82%E5%BA%94%E5%A3%B0%E5%B0%8F%E6%B6%A8</text:a>
</text:p>
      <!--NEWS-->
      <text:h text:style-name="P10" text:outline-level="1">
<text:span text:style-name="T4">
Evaluate IAEA in accordance with international security standards to support Japan's nuclear waste water into the sea</text:span>
</text:h>
      <text:p text:style-name="P4">
Publisher: 法新社</text:p>
      <text:p text:style-name="P4">
Published Time: 2023-07-04T-5:32:10+00:00</text:p>
      <text:p text:style-name="P4">
Modified Time: 2023-07-04T10:05:02+00:00</text:p>
      <text:p text:style-name="P4">
Description: (Agence France -Presse, Tokyo, 4th) International Atom Energy (IAEA) said today that Japan's plan to discharge "nuclear waste water" into the sea meets international security standards, and its "radioactivity effect can be igno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7-04T-5-32-10-00-00/000000.png" xlink:type="simple" xlink:show="embed" xlink:actuate="onLoad" draw:mime-type="image/png"/>
</draw:frame>
IAEA Director Rafael Grossi arrived in Japan today and submitted a comprehensive report on IAEA on the Emperor Fukushima Power Plant of Tokyo Electric Power Corporation.</text:p>
      <text:p text:style-name="P4">
IAEA pointed out that IAEA had previously verified the security of Japan intentionally intending to dilute the dilution of the "nuclear waste water" into the sea. Today, the report announced that Japan's emission countermeasures meet international security standards.</text:p>
      <text:p text:style-name="P4">
The report added: "Controlled and gradually discharged the water after processing to the sea ..., the radioactivity effect on humans and the environment can be ignored."</text:p>
      <text:p text:style-name="P4">
Because the discharge into the sea is based on international standards in terms of security, it means that the Japanese government's preparations to start discharge into the sea this summer will also enter the final stage.</text:p>
      <text:p text:style-name="P4">
Fukushima First Nuclear Power Plant occurred after a nuclear accident after a tsunami invasion of the 311 earthquake in 2011. The pollutant water generated during the melting nuclear fuel stick in the furnace in the furnace was continuously removed. , It is called "nuclear waste water" (including 氚 wastewater, that is, ALPS processing water).</text:p>
      <text:p text:style-name="P4">
The nuclear accident caused by this is the worst since the Chernobyl incident. The cleanup work lasted for more than ten years. Most of them were announced by the region that were announced by radiation, and it has now been reopen.</text:p>
      <text:p text:style-name="P4">
News Source: <text:a xlink:type="simple" xlink:href="https://www.rfi.fr/cn/%E5%9B%BD%E9%99%85%E6%8A%A5%E9%81%93/20230704-%E8%AF%84%E4%BC%B0%E7%AC%A6%E5%90%88%E5%9B%BD%E9%99%85%E5%AE%89%E5%85%A8%E6%A0%87%E5%87%86-iaea%E6%94%AF%E6%8C%81%E6%97%A5%E6%9C%AC%E6%A0%B8%E5%BA%9F%E6%B0%B4%E5%85%A5%E6%B5%B7%E8%AE%A1%E7%94%BB" text:style-name="Internet_20_link" text:visited-style-name="Visited_20_Internet_20_Link">
https://www.rfi.fr/cn/%E5%9B%BD%E9%99%85%E6%8A%A5%E9%81%93/20230704-%E8%AF%84%E4%BC%B0%E7%AC%A6%E5%90%88%E5%9B%BD%E9%99%85%E5%AE%89%E5%85%A8%E6%A0%87%E5%87%86-iaea%E6%94%AF%E6%8C%81%E6%97%A5%E6%9C%AC%E6%A0%B8%E5%BA%9F%E6%B0%B4%E5%85%A5%E6%B5%B7%E8%AE%A1%E7%94%BB</text:a>
</text:p>
      <!--NEWS-->
      <text:h text:style-name="P10" text:outline-level="1">
<text:span text:style-name="T4">
The United Nations Summit debuted on the 6th and committed to planning the framework of artificial intelligence</text:span>
</text:h>
      <text:p text:style-name="P4">
Publisher: 法新社</text:p>
      <text:p text:style-name="P4">
Published Time: 2023-07-04T-9:32:12+00:00</text:p>
      <text:p text:style-name="P4">
Modified Time: 2023-07-04T09:05:04+00:00</text:p>
      <text:p text:style-name="P4">
Description: (AFP Geneva 3rd) The United Nations (UN) will hold an artificial intelligence (AI) summit this week to try to plan the scope of AI and use AI potential to benefit humans. Well -known AI robots will also attend the mee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7-04T-9-32-12-00-00/000000.png" xlink:type="simple" xlink:show="embed" xlink:actuate="onLoad" draw:mime-type="image/png"/>
</draw:frame>
The United Nations looks forward to setting a clear blueprint for the direction of artificial intelligence, because the current technological development has far exceeded the ability to set limits for artificial intelligence.</text:p>
      <text:p text:style-name="P4">
This "AI FORGOD Global Summit" is expected to appear in Geneva, Switzerland on the 6th and 7th, about 3,000 companies from technology giants, Amazon and other companies, as well as experts from universities and international organizations to try to make a group to try to set up The framework of artificial intelligence.</text:p>
      <text:p text:style-name="P4">
The International Telecommunication Union chairman of the Summit, Doreen Bogdan-Martin, told reporters: "This technology is developing rapidly ... This summit is a time for the leader in the global artificial intelligence sector. A great opportunity can gather global stages and solve management problems together. "</text:p>
      <text:p text:style-name="P4">
She said: "No one is not one of the options. Human beings depend on it (artificial intelligence), so we must actively invest and try to ensure that we can use AI to move towards a responsible future."</text:p>
      <text:p text:style-name="P4">
She said that the summit will study the feasible framework and protective network of artificial intelligence to support the use of AI safely.</text:p>
      <text:p text:style-name="P4">
Participants include Werner Vogels, Amazon technology, Lilaibrahim, the head of the AI department of Google, and the former Spanish national football captain Iker Casillas. Cassias had a heart attack in 2019 and now vigorously advocates using AI to prevent heart disease.</text:p>
      <text:p text:style-name="P4">
In addition, dozens of robots will participate in this summit, including several antimicages, such as the world's first surrealist robot artist "AI-DA", the world's most advanced real robot Ameca (Ameca ), Humanoid rock singer robot Desdemona, as well as the most advanced medical and health care robot Grace (Grace).</text:p>
      <text:p text:style-name="P4">
"The summit will help ensure that AI depicts human development direction for the development of human beings."</text:p>
      <text:p text:style-name="P4">
News Source: <text:a xlink:type="simple" xlink:href="https://www.rfi.fr/cn/%E5%9B%BD%E9%99%85%E6%8A%A5%E9%81%93/20230704-%E8%81%94%E5%90%88%E5%9B%BD%E5%B3%B0%E4%BC%9A6%E6%97%A5%E7%99%BB%E5%9C%BA-%E8%87%B4%E5%8A%9B%E7%AD%B9%E5%88%92%E4%BA%BA%E5%B7%A5%E6%99%BA%E6%85%A7%E8%BF%90%E7%94%A8%E6%A1%86%E6%9E%B6" text:style-name="Internet_20_link" text:visited-style-name="Visited_20_Internet_20_Link">
https://www.rfi.fr/cn/%E5%9B%BD%E9%99%85%E6%8A%A5%E9%81%93/20230704-%E8%81%94%E5%90%88%E5%9B%BD%E5%B3%B0%E4%BC%9A6%E6%97%A5%E7%99%BB%E5%9C%BA-%E8%87%B4%E5%8A%9B%E7%AD%B9%E5%88%92%E4%BA%BA%E5%B7%A5%E6%99%BA%E6%85%A7%E8%BF%90%E7%94%A8%E6%A1%86%E6%9E%B6</text:a>
</text:p>
      <!--NEWS-->
      <text:h text:style-name="P10" text:outline-level="1">
<text:span text:style-name="T4">
The most effective longevity method is to move version</text:span>
</text:h>
      <text:p text:style-name="P4">
Author: Alex Janin</text:p>
      <text:p text:style-name="P4">
Publisher: 华尔街日报中文网</text:p>
      <text:p text:style-name="P4">
Published Time: 2023-07-04T01:00:00.000Z</text:p>
      <text:p text:style-name="P4">
Modified Time: 2023-07-04T01:00:00.000Z</text:p>
      <text:p text:style-name="P4">
Created Time: 2023-07-03T23:48:00.000Z</text:p>
      <text:p text:style-name="P4">
Description: Exercise is the easiest way to confront aging and prolong life span of scientific research, rather than cold water baths, supplements, and the like. How much exercise should people pursue longevity? Which exercise is the most benefit? What should I pay attention to at different ages?</text:p>
      <text:p text:style-name="P4">
Images: []</text:p>
      <text:p text:style-name="P4">
Categories: ['派', '生活']</text:p>
      <text:p text:style-name="P4">
Keywords: SYND,LINK:EN|WP-WSJ-0000974221</text:p>
      <text:p text:style-name="P4">
Type: Article</text:p>
      <!--METADATA-->
      <text:p text:style-name="P4">
Over the past few decades, longevity researchers have been looking for a pitch to slow down the aging process. But the best way -at least now -maybe the simplest one: more exercise.</text:p>
      <text:p text:style-name="P4">
News Source: <text:a xlink:type="simple" xlink:href="https://cn.wsj.com/articles/%E6%9C%80%E6%9C%89%E6%95%88%E7%9A%84%E9%95%BF%E5%AF%BF%E6%96%B9%E6%B3%95%E5%B0%B1%E6%98%AF%E8%BF%90%E5%8A%A8-3cfbe37a" text:style-name="Internet_20_link" text:visited-style-name="Visited_20_Internet_20_Link">
https://cn.wsj.com/articles/%E6%9C%80%E6%9C%89%E6%95%88%E7%9A%84%E9%95%BF%E5%AF%BF%E6%96%B9%E6%B3%95%E5%B0%B1%E6%98%AF%E8%BF%90%E5%8A%A8-3cfbe37a</text:a>
</text:p>
      <!--NEWS-->
      <text:h text:style-name="P10" text:outline-level="1">
<text:span text:style-name="T4">
Do not assume that inflation will fall naturally (free version)</text:span>
</text:h>
      <text:p text:style-name="P4">
Authors: ['梅甘•格林']</text:p>
      <text:p text:style-name="P4">
Publisher: 英国《金融时报》</text:p>
      <text:p text:style-name="P4">
Time: 2023-07-04T01:09:30+00:00</text:p>
      <text:p text:style-name="P4">
Published Time: 2023-07-03T12:00:99+08:00</text:p>
      <text:p text:style-name="P4">
Modified Time: 2023-07-03T21:07:99+08:00</text:p>
      <text:p text:style-name="P4">
Description: Green: Studies have found that in the middle period, there is no evidence that the epidemic and the Russian and Ukraine War ended the era of low inflation and low interest rates in the West, but this did not make people easily feel relieved.</text:p>
      <text:p text:style-name="P4">
Images: ["<text:a xlink:type="simple" xlink:href="https://thumbor.ftacademy.cn/unsafe/picture/1/000174121_piclink.jpg" text:style-name="Internet_20_link" text:visited-style-name="Visited_20_Internet_20_Link">
000174121_pic...</text:a>
"]</text:p>
      <text:p text:style-name="P4">
Themes: ['观点', '货币政策', '关注']</text:p>
      <text:p text:style-name="P4">
Keywords: ['货币政策', '中央银行', '美联储', '通货膨胀']</text:p>
      <text:p text:style-name="P4">
Type: Article</text:p>
      <!--METADATA-->
      <text:p text:style-name="P4">
<draw:frame draw:style-name="fr1" draw:name="Image77" text:anchor-type="as-char" svg:width="6.9236in" svg:height="3.901286in" draw:z-index="0">
<draw:image xlink:href="../Images/FT Chinese Free Version/2023-07-04T01-09-30-00-00/000174121_piclink.jpg" xlink:type="simple" xlink:show="embed" xlink:actuate="onLoad" draw:mime-type="image/jpeg"/>
</draw:frame>
_The author of this article is a special editor in the Financial Times__</text:p>
      <text:p text:style-name="P4">
The impact we have experienced in the past three years has a long -lasting impact on the global economy. But according to Federal Reserve(New York Fed)President John Williams(John Williams)And his co -author Catherine Holston(Kathryn Holston)And the late Thomas Laibach(Thomas Laubach)In terms of statement, the change of the economy may not be as great as we think. They found that in the middle period, no evidence showed that the new crown epidemic and the Russian invasion of Urotic War ended the era of low inflation and low interest rates in the United States, Canada and the euro zone. But I won't feel comfortable.</text:p>
      <text:p text:style-name="P4">
News Source: <text:a xlink:type="simple" xlink:href="http://www.ftchinese.com/story/001100145" text:style-name="Internet_20_link" text:visited-style-name="Visited_20_Internet_20_Link">
http://www.ftchinese.com/story/001100145</text:a>
</text:p>
      <!--NEWS-->
      <text:h text:style-name="P10" text:outline-level="1">
<text:span text:style-name="T4">
The Thai opposition party's difficult road after victory</text:span>
</text:h>
      <text:p text:style-name="P4">
Author: 通讯社</text:p>
      <text:p text:style-name="P4">
Publisher: Al Jazeera</text:p>
      <text:p text:style-name="P4">
Published Time: 2023-07-04T01:30:34</text:p>
      <text:p text:style-name="P4">
Modified Time: 2023-07-04T01:30:34</text:p>
      <text:p text:style-name="P4">
Description: Nearly two months after the Progressive Opposition Party achieved amazing victory in the Thai election, the new Parliament of Thailand was held, but there is no clear sign that its leaders will be able to become the country's prime minister and end the country's long -term growth Nine -year military rule.</text:p>
      <text:p text:style-name="P4">
Images: ["<text:a xlink:type="simple" xlink:href="https://chinese.aljazeera.net/wp-content/uploads/2023/07/33FD38K-highres-1687246597-1688433634.jpg" text:style-name="Internet_20_link" text:visited-style-name="Visited_20_Internet_20_Link">
33FD38K-highr...</text:a>
", "<text:a xlink:type="simple" xlink:href="https://chinese.aljazeera.net/wp-content/uploads/2023/07/image-1688433855.jpg" text:style-name="Internet_20_link" text:visited-style-name="Visited_20_Internet_20_Link">
image-1688433...</text:a>
", "<text:a xlink:type="simple" xlink:href="https://chinese.aljazeera.net/wp-content/uploads/2023/07/image-1-1688433758.jpg" text:style-name="Internet_20_link" text:visited-style-name="Visited_20_Internet_20_Link">
image-1-16884...</text:a>
"]</text:p>
      <text:p text:style-name="P4">
Topics: ['政治', '新闻']</text:p>
      <text:p text:style-name="P4">
Keywords: ['政治', '新闻', '泰国']</text:p>
      <text:p text:style-name="P4">
Type: Article</text:p>
      <!--METADATA-->
      <text:p text:style-name="P4">
<draw:frame draw:style-name="fr1" draw:name="Image78" text:anchor-type="as-char" svg:width="6.9236in" svg:height="4.608995in" draw:z-index="0">
<draw:image xlink:href="../Images/Aljazeera Chinese/2023-07-04T01-30-34/33FD38K-highres-1687246597-1688433634.jpg" xlink:type="simple" xlink:show="embed" xlink:actuate="onLoad" draw:mime-type="image/jpeg"/>
</draw:frame>
Pitta Lindela (right), the leader of Thailand's far -end party leader, and the leader of the Thai party Chunlanan Sri Kavi(French media)Nearly two months after the Progressive Opposition Party achieved amazing victory in the Thai election, the new Parliament of Thailand was held, but there is no clear sign that its leaders will be able to become the country's prime minister and end the country's long -term growth Nine -year military rule.</text:p>
      <text:p text:style-name="P4">
The Thai far party accidentally won in the election held in May this year, which shocked the Thai governing authorities and believed that this was a threat to the status quo of the country and the monarchy. Some senators have announced their opposition to the party leader Pita Linklingla(Pitimimaroenrat)The latter is a 42 -year -old entrepreneur graduated from Harvard University.</text:p>
      <text:p text:style-name="P4">
The election results show that the progress of the advanced party's progress has caused the public to be tired of the current military rule of Thailand's current Prime Minister Ba Yushang for 9 years. As the commander of the Army, Bayu seized power in the coup in 2014 and re -served as the Prime Minister after the 2019 election.</text:p>
      <text:p text:style-name="P4">
However, the reasons for many voters to be welcomed by many voters shocked those conservatives of the monarchy.</text:p>
      <text:p text:style-name="P4">
The party promised to reform many powerful institutions, including the monarchy and the army, and these institutions retained power and influence according to the written constitution during the period of Pakistan.</text:p>
      <text:h text:style-name="P13" text:outline-level="4">
<text:span text:style-name="T4">
political transformation?</text:span>
</text:h>
      <text:p text:style-name="P4">
The ideological threat from far away from the party is obvious. However, one of the current unpredictable issues is the tension between the party and its largest partner "for the Thai party".</text:p>
      <text:p text:style-name="P4">
There is a controversy of who has been in the party and the Thai party who has been as the Speaker of the House of Commons.</text:p>
      <text:p text:style-name="P4">
Thai Research Scholar at Wisconsin University Thai Hibberkon said, "The location of the Speaker of the House of Commons is very important because it will determine the agenda of the parliament and then determine the degree of political transformation."</text:p>
      <text:p text:style-name="P4">
The two parties announced a compromise after the 3rd meeting. The alliance will nominate Wan Muhamano Ma, a senior leader from the Thai National Party (Prachachat)(And that Mohamed Normaha)As the Speaker of the House of Commons, and the far -end party and the Thai party will appoint one vice chairman.</text:p>
      <text:p text:style-name="P4">
Pitta said that this decision was to strengthen the unity between the alliance alliances to support him for the Prime Minister. Pitta needs 376 votes to get this position. He currently has 312 votes, so he also needs to get 64 votes from hostile political parties or conservatives appointed by military rule.</text:p>
      <text:p text:style-name="P4">
<draw:frame draw:style-name="fr1" draw:name="Image79" text:anchor-type="as-char" svg:width="6.9236in" svg:height="3.892684in" draw:z-index="0">
<draw:image xlink:href="../Images/Aljazeera Chinese/2023-07-04T01-30-34/image-1688433855.jpg" xlink:type="simple" xlink:show="embed" xlink:actuate="onLoad" draw:mime-type="image/jpeg"/>
</draw:frame>
Thailand's far -entered party and allies reached an agreement on the joint program(Peninsula TV Station)</text:p>
      <text:h text:style-name="P13" text:outline-level="4">
<text:span text:style-name="T4">
Active</text:span>
</text:h>
      <text:p text:style-name="P4">
Atlagak Satanura, a professor of historiography at Chiang Mai University in Thailand, said that the obvious distrust between the two parties may be the biggest threat to the Pita campaign prime minister.</text:p>
      <text:p text:style-name="P4">
He also pointed out that it is related to face, and the leaders of the Thai party cannot make people feel that they have made too much concession to their partners.</text:p>
      <text:p text:style-name="P4">
Atlak pointed out that "the members of the Thai party believe that it was once a heavyweight party that has won many elections, and it has the ability to become the agenda maker." The position of the House of Commons was divided into a share of the Thai party.</text:p>
      <text:p text:style-name="P4">
However, Atachack also pointed out that if the Thai party failed to show an unbreakable connection with the far away party, it would "weaken the power of this alliance that claims to be democratic groups" and will let the House of House of House ofhere Members and conservative allies "have more reasons not to choose Pitta."</text:p>
      <text:p text:style-name="P4">
In addition to the problems between the party and the House of Lords and the Thai party, people also seriously worry that Pitta and its political parties will be hindered by legal challenges -the same fate has caused the collapse of political parties that have conflicted with conservative establishments.</text:p>
      <text:p text:style-name="P4">
On July 3, local time, the king of Thailand Maha Kajiralon was accompanied by the queen Su Tida to attend the meeting, and reminded the members of the white uniform at the scene to keep in mind the mission of "representing the Thai people".</text:p>
      <text:p text:style-name="P4">
The king emphasized in the short speeches of prepared, "the progress of the country depends on your wisdom and loyalty." "If everyone can recognize this, then work will succeed smoothly."</text:p>
      <text:p text:style-name="P4">
<draw:frame draw:style-name="fr1" draw:name="Image80" text:anchor-type="as-char" svg:width="6.9236in" svg:height="3.894525in" draw:z-index="0">
<draw:image xlink:href="../Images/Aljazeera Chinese/2023-07-04T01-30-34/image-1-1688433758.jpg" xlink:type="simple" xlink:show="embed" xlink:actuate="onLoad" draw:mime-type="image/jpeg"/>
</draw:frame>
Will the opposition's opposition be in power in Thailand?(news agency)</text:p>
      <text:p text:style-name="P4">
News Source: <text:a xlink:type="simple" xlink:href="https://chinese.aljazeera.net/news/political/2023/7/4/%e6%b3%b0%e5%9b%bd%e5%8f%8d%e5%af%b9%e5%85%9a%e5%9c%a8%e8%83%9c%e9%80%89%e5%90%8e%e7%9a%84%e8%89%b0%e9%9a%be%e6%8e%8c%e6%9d%83%e4%b9%8b%e8%b7%af" text:style-name="Internet_20_link" text:visited-style-name="Visited_20_Internet_20_Link">
https://chinese.aljazeera.net/news/political/2023/7/4/%e6%b3%b0%e5%9b%bd%e5%8f%8d%e5%af%b9%e5%85%9a%e5%9c%a8%e8%83%9c%e9%80%89%e5%90%8e%e7%9a%84%e8%89%b0%e9%9a%be%e6%8e%8c%e6%9d%83%e4%b9%8b%e8%b7%af</text:a>
</text:p>
      <!--NEWS-->
      <text:h text:style-name="P10" text:outline-level="1">
<text:span text:style-name="T4">
In Arab and international condemnation: Arabic emergency meeting discussed the aggression against Joning, Abbas called for the protection of the Palestinians to support Israel</text:span>
</text:h>
      <text:p text:style-name="P4">
Author: 半岛电视台＋通讯社</text:p>
      <text:p text:style-name="P4">
Publisher: Al Jazeera</text:p>
      <text:p text:style-name="P4">
Published Time: 2023-07-04T01:35:51</text:p>
      <text:p text:style-name="P4">
Modified Time: 2023-07-04T01:36:11</text:p>
      <text:p text:style-name="P4">
Description: Arab and the international community condemned Israel's aggression against Joning, while the United States supports Traviv. In this context, Abbas called on the international community to protect the Palestinians and punish Israel.</text:p>
      <text:p text:style-name="P4">
Images: ["<text:a xlink:type="simple" xlink:href="https://chinese.aljazeera.net/wp-content/uploads/2023/07/1-1688434257.jpg" text:style-name="Internet_20_link" text:visited-style-name="Visited_20_Internet_20_Link">
1-1688434257.jpg</text:a>
", "<text:a xlink:type="simple" xlink:href="https://chinese.aljazeera.net/wp-content/uploads/2023/07/2-1688434262.jpg" text:style-name="Internet_20_link" text:visited-style-name="Visited_20_Internet_20_Link">
2-1688434262.jpg</text:a>
", "<text:a xlink:type="simple" xlink:href="https://chinese.aljazeera.net/wp-content/uploads/2023/07/3-1688434269.jpg" text:style-name="Internet_20_link" text:visited-style-name="Visited_20_Internet_20_Link">
3-1688434269.jpg</text:a>
", "<text:a xlink:type="simple" xlink:href="https://chinese.aljazeera.net/wp-content/uploads/2023/07/4-1688434274.jpg" text:style-name="Internet_20_link" text:visited-style-name="Visited_20_Internet_20_Link">
4-1688434274.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81" text:anchor-type="as-char" svg:width="6.9236in" svg:height="4.612736in" draw:z-index="0">
<draw:image xlink:href="../Images/Aljazeera Chinese/2023-07-04T01-35-51/1-1688434257.jpg" xlink:type="simple" xlink:show="embed" xlink:actuate="onLoad" draw:mime-type="image/jpeg"/>
</draw:frame>
The Palestinians participated in the funeral of a martyr in the recent incident in Israel(Gaidi image)Arab and the international community condemned Israel's aggression against Joning, while the United States supports Traviv. In this context, Palestinian President Mahamist Abbas called on the international community to protect the Palestinians and punish Israel, while the Islamic resistance (Hamas) and Islamic jihad (Jehad) threatened Israel.</text:p>
      <text:p text:style-name="P4">
In the country, Palestinian President Abbas called on the international community to provide protection for the Palestinian people and impose sanctions on Israel.</text:p>
      <text:p text:style-name="P4">
He delivered a speech at the Palestinian Leadership Meeting at Lamara on July 3rd at the Palestinian Leadership Meeting at Lamara. Among them, he invited the Palestinian general secretary of the Palestinian faction to hold an emergency meeting to discuss risks.</text:p>
      <text:p text:style-name="P4">
Abbas urged the Palestinian to "unswervingly", "united, defended land and sacred inviolability", and said that he had instructed the government and security departments to "provide all the necessary things for Jenning and its camps to enhance citizens. "Firmness". He also pointed out that "the leader will make decisions on Israel's aggression on Jining on the evening of the 3rd."</text:p>
      <text:p text:style-name="P4">
At the same time, Palestinian leaders also decided to stop all contacts with Israel, continue to stop the security coordination with Israel, and legalize the relationship with the US government to respond to Israel's aggression against Joning and its camps.</text:p>
      <text:p text:style-name="P4">
Palestinian Presidential spokesman Nabile Abu Ruudner said that the political, security and economic understanding reached with Israel during the meeting held in Jordan City Avasha and Egypt's Shamhahihi recently "no longer exists."</text:p>
      <text:p text:style-name="P4">
<draw:frame draw:style-name="fr1" draw:name="Image82" text:anchor-type="as-char" svg:width="6.9236in" svg:height="4.612736in" draw:z-index="0">
<draw:image xlink:href="../Images/Aljazeera Chinese/2023-07-04T01-35-51/2-1688434262.jpg" xlink:type="simple" xlink:show="embed" xlink:actuate="onLoad" draw:mime-type="image/jpeg"/>
</draw:frame>
The Israeli army attacked Jining City and its camp(Reuters)</text:p>
      <text:h text:style-name="P13" text:outline-level="4">
<text:span text:style-name="T4">
Palestinian Resistance Movement</text:span>
</text:h>
      <text:p text:style-name="P4">
At the level of resistance, Qiad Nahara, Secretary -General of the Islamic Turbish Battle Organization, said that what Joning was happening was the massacre of the Israeli occupation forces on the Palestinian people. The resistance and the Holy City Brigade will do their best to stop the slaughter.</text:p>
      <text:p text:style-name="P4">
The deputy secretary -general of the movement Muhammad India said Israel's action in Jenning reflects the huge dilemma of Israel's experience. In a statement issued to the Peninsula TV Station, he emphasized that the resistance of resistance is unified, with certain abilities, and has the will of confrontation. He said that excessive use of force in Jenning is the evidence of Israel's chaos, and it is also evidence that Neitanahu tries to cover up political and party issues.</text:p>
      <text:p text:style-name="P4">
As for Hamas, it stated in a statement that Benjamin Neitanahu and his government responded to what happened to what happened. It added that Israel's occupation cannot resolve the battle against resistance, and the Palestinian people will continue to fight.</text:p>
      <text:p text:style-name="P4">
The Politburo Politburo, Esmel Hania, said that the blood left on Jenning's land will determine the nature of all directions in the next stage. And the people and their resistance to know how to deal with this brutal aggression.</text:p>
      <text:p text:style-name="P4">
At the same time, the deputy director of the Politburo of the Movement, Saleh Al-Marouri, said in a statement to the Peninsula TV station that resistance is the only choice for Palestinian to defend his rights and dignity. If the red line in the Jenning refugee camp has passed, Israel promises to make a comprehensive response that you unexpectedly.</text:p>
      <text:p text:style-name="P4">
On the 3rd, Israel occupied military operations on Jenning and its camps since Monday dawn, which killed ten Palestinians and injured more than fifty people, and ten of them were seriously injured.</text:p>
      <text:p text:style-name="P4">
<draw:frame draw:style-name="fr1" draw:name="Image83" text:anchor-type="as-char" svg:width="6.9236in" svg:height="4.612736in" draw:z-index="0">
<draw:image xlink:href="../Images/Aljazeera Chinese/2023-07-04T01-35-51/3-1688434269.jpg" xlink:type="simple" xlink:show="embed" xlink:actuate="onLoad" draw:mime-type="image/jpeg"/>
</draw:frame>
Israeli Air strike in Jining Resident District(Anadoru News Agency)</text:p>
      <text:h text:style-name="P13" text:outline-level="4">
<text:span text:style-name="T4">
Arabic condemnation and Arabic emergency meeting</text:span>
</text:h>
      <text:p text:style-name="P4">
At the Arab level, the official kingdom of Jordan reported on Monday that the Angeles will hold an "emergency" meeting on Tuesday to discuss Israel's aggression against Joning.</text:p>
      <text:p text:style-name="P4">
The TV station quoted sources who did not disclose their name, saying that according to the content released on the official website, the meeting will be held on Tuesday at 11:00 am (8:00 Greenwich Standard time), which is the resident representative level.</text:p>
      <text:p text:style-name="P4">
At the same time, the Arab countries continue to condemn Israel's aggression against Joning. The Egyptian Ministry of Foreign Affairs condemned the attack and stated that it completely rejected the invasion of Palestinian cities repeatedly, thinking that this was a blatantly violating international law regulations and international legitimacy.</text:p>
      <text:p text:style-name="P4">
On the other hand, Jordan ’s Ministry of Foreign Affairs warned that Palestine's violent incidents on the occupied soil continued to upgrade. It calls on the international community to take action immediately to stop Israel's attack on Palestinians.</text:p>
      <text:p text:style-name="P4">
The Ministry of Foreign Affairs of Qatar condemned the Israeli occupation zone's repeated aggression on Jenning and its camps with the strongest tone.</text:p>
      <text:p text:style-name="P4">
The UAE also condemned Israel's attack on Joning and emphasized that "it is necessary to stop the repetitive and continuous upgrades against the Palestinian people immediately, and do not expand the violent cycle."</text:p>
      <text:p text:style-name="P4">
The Ministry of Foreign Affairs of Lebanon has condemned Israel's attack on Joning's difficulty. In a statement, it believes that the Israeli army is using fighters and heavy weapons to target civilians. It also called on the international community to take responsibility to force Israel to stop invasion and protect civilians.</text:p>
      <text:p text:style-name="P4">
On the other hand, Oman's Ministry of Foreign Affairs expressed the condemnation of Aman's condemnation of Israel and the Palestinian refugee camps on the West Coast, and reiterated that it "firmly supports the legitimate rights of the Palestinian people and the establishment of an independent country in the 1967 border in accordance with the two countries' solutions in the 1967 border. position".</text:p>
      <text:p text:style-name="P4">
As for Algeria, it demanded that "stopped immediately" Israel's attack on Joning and stated in a statement that Israel's military operations "blatantly violate all international standards and laws and the most basic human values.</text:p>
      <text:p text:style-name="P4">
<draw:frame draw:style-name="fr1" draw:name="Image84" text:anchor-type="as-char" svg:width="6.9236in" svg:height="4.612736in" draw:z-index="0">
<draw:image xlink:href="../Images/Aljazeera Chinese/2023-07-04T01-35-51/4-1688434274.jpg" xlink:type="simple" xlink:show="embed" xlink:actuate="onLoad" draw:mime-type="image/jpeg"/>
</draw:frame>
The ambulance keeps transporting martyrs and wounded, with more than 50 people(Anadoru News Agency)</text:p>
      <text:h text:style-name="P13" text:outline-level="4">
<text:span text:style-name="T4">
International condemnation</text:span>
</text:h>
      <text:p text:style-name="P4">
Internationally, Falhan Hak, deputy spokesperson of the United Nations Secretary -General, said that when Israel launched a security operation, it was necessary to avoid civilian casualties and civil infrastructure.</text:p>
      <text:p text:style-name="P4">
Harker emphasized that the United Nations hopes to see all the attacks in the residential area to stop and call for avoiding any attack on hospitals and civilian infrastructure.</text:p>
      <text:p text:style-name="P4">
On the other hand, Tror Vennesia, a special coordinator of the United Nations Middle East Peace process, said that everyone must ensure protecting civilians. He added in a series of tweets that the tension on the west bank of the Jordan River is very dangerous, and it happened after several months of upgrading the tension. He emphasized that the United Nations is communicating with all parties to ease the situation and ensure assistance to reach Jenning.</text:p>
      <text:p text:style-name="P4">
In addition, the Turkish Ministry of Foreign Affairs strongly condemned the Israeli army to attack Jenning City and expressed concerns about the current tension in the region that may cause new waves of violence and attacks. The Turkish Ministry of Foreign Affairs once again called on Israeli authorities to keep restraint and stop such actions.</text:p>
      <text:p text:style-name="P4">
As for the Iranian Ministry of Foreign Affairs spokesman Nasser Canni, he said that Joning's recent development proof has no deterrent and effect with Israel's peace and normalization. He added that as he said, his country believes that Israel's comprehensive attack on Joning's difficult private attack is a model of national terrorism.</text:p>
      <text:h text:style-name="P13" text:outline-level="4">
<text:span text:style-name="T4">
U.S. supports IsraelThe spokesman added: "We have seen relevant reports and are paying close attention to the development of the situation. We support the security of Israel's security and the protection of its people to avoid the right to infringe on Palestine Hamas, Islamic jilation organizations and terrorist organizations."</text:span>
</text:h>
      <text:p text:style-name="P4">
News Source: <text:a xlink:type="simple" xlink:href="https://chinese.aljazeera.net/news/political/2023/7/4/%e5%9c%a8%e9%98%bf%e6%8b%89%e4%bc%af%e5%92%8c%e5%9b%bd%e9%99%85%e8%b0%b4%e8%b4%a3%e4%b8%ad%e9%98%bf%e6%8b%89%e4%bc%af%e7%b4%a7%e6%80%a5%e4%bc%9a%e8%ae%ae%e8%ae%a8%e8%ae%ba%e5%af%b9%e6%9d%b0" text:style-name="Internet_20_link" text:visited-style-name="Visited_20_Internet_20_Link">
https://chinese.aljazeera.net/news/political/2023/7/4/%e5%9c%a8%e9%98%bf%e6%8b%89%e4%bc%af%e5%92%8c%e5%9b%bd%e9%99%85%e8%b0%b4%e8%b4%a3%e4%b8%ad%e9%98%bf%e6%8b%89%e4%bc%af%e7%b4%a7%e6%80%a5%e4%bc%9a%e8%ae%ae%e8%ae%a8%e8%ae%ba%e5%af%b9%e6%9d%b0</text:a>
</text:p>
      <!--NEWS-->
      <text:h text:style-name="P10" text:outline-level="1">
<text:span text:style-name="T4">
The United States lists China as a level 3 tourism warning: the government's arbitrarily enforcement risk of being detained</text:span>
</text:h>
      <text:p text:style-name="P4">
Author: None</text:p>
      <text:p text:style-name="P4">
Publisher: Radio Free Asia (Organization)</text:p>
      <text:p text:style-name="P4">
Published Time: 2023-07-04T01:41:20-04:00</text:p>
      <text:p text:style-name="P4">
Modified Time: 2023-07-04T01:4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7-04T01-41-20-04-00/000000.png" xlink:type="simple" xlink:show="embed" xlink:actuate="onLoad" draw:mime-type="image/png"/>
</draw:frame>
The United States lists China as a level 3 tourism warning. <text:a xlink:type="simple" xlink:href="https://www.rfa.org/mandarin/Xinwen/st2-07042023014101.html/@@images/image" text:style-name="Internet_20_link" text:visited-style-name="Visited_20_Internet_20_Link">
</text:a>
Reuters information.</text:p>
      <text:p text:style-name="P4">
After the latest "Foreign Relations Law" and "Anti -Spy Law" adopted in China on July 1, the U.S. State Department updated the Chinese tourism warning update on June 30, Eastern Time to the third "reconedrtravel" ) Severe level is second only to the level 4 of "Do Not Travel", because there are any risks of arbitrary law enforcement, prohibition of exit, and error detention.</text:p>
      <text:p text:style-name="P4">
The US State Department's tourism warning announcement pointed out that "the government of the People's Republic of China has arbitrarily enforced local laws, including the release of prohibited from the country and other countries with citizens of the United States and other countries, and has not implemented fair and transparent procedures in accordance with the law."</text:p>
      <text:p text:style-name="P4">
The announcement pointed out that American citizens traveling or living in China may be detained and cannot obtain information about US consular services or other suspected crimes.</text:p>
      <text:p text:style-name="P4">
The announcement of the announcement also pointed out that the Chinese authorities seem to have a wide range of free discretion, which can regard various documents, data, statistical data, or materials as national secrets, and detain and prosecute foreigners suspected of being engaged in spy activities.</text:p>
      <text:p text:style-name="P4">
The warning also lists a series of acts that may be regarded by Beijing as criminals, including participating in demonstrations, sending messages to criticize Chinese policies, and conducting sensitive field research.</text:p>
      <text:p text:style-name="P4">
According to the content of the announcement, the outbound ban can be used to coerced individuals to participate in the investigation of the Beijing government, forcing family members to return from abroad to promote civil dispute solutions that are beneficial to Chinese citizens, and "obtain negotiation chips to foreign governments."</text:p>
      <text:p text:style-name="P4">
The U.S. State Department also issued the second -level warning "Exercise IncreaseDcaution" for Hong Kong's second -level warning.</text:p>
      <text:p text:style-name="P4">
Editor Xu Shuting</text:p>
      <text:p text:style-name="P4">
News Source: <text:a xlink:type="simple" xlink:href="https://www.rfa.org/mandarin/Xinwen/st2-07042023014101.html" text:style-name="Internet_20_link" text:visited-style-name="Visited_20_Internet_20_Link">
https://www.rfa.org/mandarin/Xinwen/st2-07042023014101.html</text:a>
</text:p>
      <!--NEWS-->
      <text:h text:style-name="P10" text:outline-level="1">
<text:span text:style-name="T4">
Li Shangfu meets the Russian Naval Commander to strengthen the cooperation between the two armies</text:span>
</text:h>
      <text:p text:style-name="P4">
Author: None (Language: zh)</text:p>
      <text:p text:style-name="P4">
Publisher: None</text:p>
      <text:p text:style-name="P4">
Time: 2023-07-04T01:46:00Z</text:p>
      <text:p text:style-name="P4">
Description: This is the highest level of talks between the Chinese and Russian military since the failure of the Wagner rebellion last month. Commander -in -chief of the Russian Navy said that the relationship between the two navy should be "pushed to a new height." What else did both sides talk about?</text:p>
      <text:p text:style-name="P4">
Videos: []</text:p>
      <text:p text:style-name="P4">
Images: []</text:p>
      <text:p text:style-name="P4">
Subject: 时政风云</text:p>
      <text:p text:style-name="P4">
Subjects: ['俄罗斯', '乌克兰', '拜罗伊特音乐节', '普京', '俄罗斯入侵乌克兰']</text:p>
      <text:p text:style-name="P4">
Keywords: ['李尚福', '俄罗斯', '中俄关系', '中俄海军', '俄乌战争', '瓦格纳']</text:p>
      <text:p text:style-name="P4">
Id: 66106946</text:p>
      <!--METADATA-->
      <text:p text:style-name="P4">
<text:a xlink:type="simple" xlink:href="https://www.dw.com/zh/overlay/image/article/66106946/64182447" text:style-name="Internet_20_link" text:visited-style-name="Visited_20_Internet_20_Link">
 </text:a>
The picture shows the Chinese Navy ship sail from Zhoushan Port in December last year to prepare to participate in the China -Russia United Navy exercise.</text:p>
      <text:p text:style-name="P4">
(Voice of Germany Chinese) China Defense Minister Li Shangfu met on Monday (July 3) to meet with Nikolaiyevmenov, commander of the Russian Navy, in Beijing. "Communication", and "Normal organizational co -participationing league to expand pragmatic cooperation in professional fields."</text:p>
      <text:p text:style-name="P4">
According to the press release of the Chinese Ministry of National Defense, Li Shangfu said that China and Russia should "make positive contributions to maintaining regions and even the world peace and stability"; Yev Menov said that the two sides should "continue to expand the exchanges between the two navy levels of the two countries" and " Constantly push the relationship between the two countries and the two armies to a new height. "</text:p>
      <text:p text:style-name="P4">
According to the Russian Ministry of National Defense, the Russian official Tas Club, the Navy of the two countries will specially strengthen cooperation in the Asia -Pacific region. During his visit to Yefimov, he will also meet with the PLA naval commander Dong Jun, and visit the shipyard, naval base and training center in Shanghai and Qingdao.</text:p>
      <text:p text:style-name="P4">
The picture shows the Chinese Defense Director Li Shangfu spoke at the forum of Shangri -La dialogue in Singapore in June.</text:p>
      <text:p text:style-name="P4">
The talks between Li Shangfu and Yefmenov were last month <text:a xlink:type="simple" xlink:href="https://www.dw.com/zh/zh/瓦格纳叛变-如何影响中俄关系/a-66061110" text:style-name="Internet_20_link" text:visited-style-name="Visited_20_Internet_20_Link">
After the Russian mercenary group Wagner launched a failure of the rebellion</text:a>
The highest level of the Chinese and Russian military. In response to the Wagner rebellion, <text:a xlink:type="simple" xlink:href="https://www.dw.com/zh/zh/德语媒体中俄友谊的小船习近平失算了/a-66059949" text:style-name="Internet_20_link" text:visited-style-name="Visited_20_Internet_20_Link">
the Chinese government is a "friendly neighborhood" in Russia</text:a>
It has expressed its support for Russia to "maintain stability of the country and achieve development and prosperity."</text:p>
      <text:p text:style-name="P4">
Since the Vagna rebellion, <text:a xlink:type="simple" xlink:href="https://www.dw.com/zh/zh/瓦格納叛亂-中國朝鮮支持俄國政府/a-66028449" text:style-name="Internet_20_link" text:visited-style-name="Visited_20_Internet_20_Link">
Chinese Foreign Minister Qin Gang has met Russian Deputy Foreign Minister Ruden Ke in Beijing</text:a>
(Andrey Rudenko), but Chinese President Xi Jinfeng has not held public talks with Russian President Putin.</text:p>
      <text:h text:style-name="P12" text:outline-level="3">
<text:span text:style-name="T4">
Sino -Russian relations are becoming increasingly close</text:span>
</text:h>
      <text:p text:style-name="P4">
In recent years, China and Russia's economic cooperation and diplomatic relations have continued to strengthen. Since Russia's invasion of Ukraine last year, Russia has been isolated and sanctioned by Europe and the United States, which is closer to China's strategic partnership. China has not publicly condemned Russia's aggression and claims to be the Central Cube, but has attracted Western criticism because it has close relations with Moscow.</text:p>
      <text:p text:style-name="P4">
In mid -to -late May, China had dispatched a former ambassador to Russia <text:a xlink:type="simple" xlink:href="https://www.dw.com/zh/zh/中国特使李辉访俄-欧盟吁中国促俄撤军/a-65741813" text:style-name="Internet_20_link" text:visited-style-name="Visited_20_Internet_20_Link">
Li Hui went to Europe as a special envoy</text:a>
, Seeking the "political solution" method of the Russian and Uchians, but some experts believe that Li Hui was basically cold in Europe, and his visit <text:a xlink:type="simple" xlink:href="https://www.dw.com/zh/zh/西方压力增大-中俄关系加码/a-65753181" text:style-name="Internet_20_link" text:visited-style-name="Visited_20_Internet_20_Link">
still has not eliminated Europe's doubts about China's position</text:a>
 。</text:p>
      <text:p text:style-name="P4">
In 2019, Li Hui, then a Chinese ambassador to Russia, was awarded the Medal of Friendship by Russian President Putin.</text:p>
      <text:p text:style-name="P4">
Russian Prime Minister [Mikhail Mishustin visited China in May]](https://www.dw.com/zh/zh/俄总理访华-李强-愿同俄方进一步扩大经贸往来/a-65709846)I hope to expand the export of agricultural products in China; at that time, the Chinese Ministry of Foreign Affairs spokesman Mao Ning responded to the Western doubts about the cooperation between China and Russia at the press conference and reiterated that China has always said: "China -Russia cooperation is neither targeted at third parties. It is not disturbed and coerced by third parties. "</text:p>
      <text:p text:style-name="P4">
China and Russia have also held joint military exercises many times in the near future. In December last year, <text:a xlink:type="simple" xlink:href="https://www.dw.com/zh/zh/中俄聯合軍演-莫斯科回應美國印太軍力集結/a-64193003" text:style-name="Internet_20_link" text:visited-style-name="Visited_20_Internet_20_Link">
both navy played in the East Navy</text:a>
; Russia said that this cooperation is "a natural reaction to the aggressive military potential of the United States in the region."</text:p>
      <text:p text:style-name="P4">
In March of this year, <text:a xlink:type="simple" xlink:href="https://www.dw.com/zh/zh/中国俄罗斯伊朗在阿曼湾举行海上联合军演/a-64997409" text:style-name="Internet_20_link" text:visited-style-name="Visited_20_Internet_20_Link">
China, Iran and Russia</text:a>
A joint military exercise of the "Security Bond-20123" was held in Oman Bay; some analysts believe that this shows that China and countries that are highly avoided by the United States and its allies have grown in military and politics.</text:p>
      <text:p text:style-name="P4">
*#</text:p>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that the outside world was regarded as Sino -Soviet relations. The two sides signed a series of agreements. The Soviet Union provided China, supplies, and personnel from trade, higher education, nuclear technology, and industry.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text:p>
      <text:h text:style-name="P13" text:outline-level="4">
<text:span text:style-name="T4">
Sino -Russian relations change: from brothers, opponents to strategic partners</text:span>
</text:h>
      <text:h text:style-name="P12" text:outline-level="3">
<text:span text:style-name="T4">
Korean War</text:span>
</text:h>
      <ul>
        <li>
#</li>
      </ul>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differences between the Chinese and Soviet leaders in the political concept and the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On June 3, 1969, the Chinese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text:p>
      <text:h text:style-name="P13" text:outline-level="4">
<text:span text:style-name="T4">
Sino -Russian relations change: from brothers, opponents to strategic partners</text:span>
</text:h>
      <text:h text:style-name="P10" text:outline-level="1">
<text:span text:style-name="T4">
</text:span>
</text:h>
      <text:h text:style-name="P13" text:outline-level="4">
<text:span text:style-name="T4">
</text:span>
</text:h>
      <text:p text:style-name="P4">
After Brezhnev served as the leader of the CPSU, Sino -Soviet relations were still in a confrontation. After the Chinese Cultural Revolution began in 1966, almost all exchanges between the two countries. In 1967, the Red Guards hit the Soviet Embassy in Beijing. The picture shows the demonstration of the Baotou Iron and Steel Factory in 1969 after the Sino -Soviet border conflict.</text:p>
      <text:p text:style-name="P4">
*#</text:p>
      <text:h text:style-name="P13" text:outline-level="4">
<text:span text:style-name="T4">
Sino -Russian relations change: from brothers, opponents to strategic partners</text:span>
</text:h>
      <text:h text:style-name="P12" text:outline-level="3">
<text:span text:style-name="T4">
Resisting the Moscow Olympics</text:span>
</text:h>
      <text:p text:style-name="P4">
After entering the 1970s, China began to improve relations with Western countries led by the United States. In 1972, Nixon's visit to China opened the door to China's opening to the international community. In the 1980s, the Soviet Union was severely sanctions and confrontation due to invasion of Afghanistan. In 1980, Moscow held the Olympic Games, and China joined the resistance camp of Western countries led by the United States.</text:p>
      <text:p text:style-name="P4">
*#</text:p>
      <text:h text:style-name="P13" text:outline-level="4">
<text:span text:style-name="T4">
Sino -Russian relations change: from brothers, opponents to strategic partners</text:span>
</text:h>
      <text:h text:style-name="P12" text:outline-level="3">
<text:span text:style-name="T4">
Relationship Normally</text:span>
</text:h>
      <text:p text:style-name="P4">
At the end of the Soviet Union, Sino -Soviet relations eased. From October 1982 to June 1988, the special envoys of the China and the Soviet Union conducted 12 rounds of consultation on the normalization of the relationship between the two countries. In May 1989, Gorbachev, general secretary of the Central Committee of the Communist Party of China, visited China to meet with Deng Xiaoping. The two sides published the Joint Bulletin in Beijing, marking the normalization of the relationship between the two countries.</text:p>
      <text:p text:style-name="P4">
*#</text:p>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李尚福會晤俄國海軍總司令-強化兩軍合作/a-66106946" text:style-name="Internet_20_link" text:visited-style-name="Visited_20_Internet_20_Link">
https://www.dw.com/zh/李尚福會晤俄國海軍總司令-強化兩軍合作/a-66106946?maca=chi-rss-chi-all-1127-rdf</text:a>
</text:p>
      <!--NEWS-->
      <text:h text:style-name="P10" text:outline-level="1">
<text:span text:style-name="T4">
The real estate market is weak, sea banking, FREE Version</text:span>
</text:h>
      <text:p text:style-name="P4">
Authors: ['沈如真']</text:p>
      <text:p text:style-name="P4">
Publisher: 英国《金融时报》</text:p>
      <text:p text:style-name="P4">
Time: 2023-07-04T02:41:11+00:00</text:p>
      <text:p text:style-name="P4">
Published Time: 2023-07-03T12:00:99+08:00</text:p>
      <text:p text:style-name="P4">
Modified Time: 2023-07-03T22:41:99+08:00</text:p>
      <text:p text:style-name="P4">
Description: This asset management company is crossing the tradition of providing real estate -related investment for wealthy investors to carry out diversified development.</text:p>
      <text:p text:style-name="P4">
Images: ["<text:a xlink:type="simple" xlink:href="https://thumbor.ftacademy.cn/unsafe/picture/3/000132573_piclink.jpeg" text:style-name="Internet_20_link" text:visited-style-name="Visited_20_Internet_20_Link">
000132573_pic...</text:a>
"]</text:p>
      <text:p text:style-name="P4">
Themes: ['专栏', '咏竹坊', '关注']</text:p>
      <text:p text:style-name="P4">
Keywords: ['咏竹坊', '房地产', '资产管理']</text:p>
      <text:p text:style-name="P4">
Type: Article</text:p>
      <!--METADATA-->
      <text:p text:style-name="P4">
<draw:frame draw:style-name="fr1" draw:name="Image102" text:anchor-type="as-char" svg:width="6.9236in" svg:height="4.509806in" draw:z-index="0">
<draw:image xlink:href="../Images/FT Chinese Free Version/2023-07-04T02-41-11-00-00/000132573_piclink.jpeg" xlink:type="simple" xlink:show="embed" xlink:actuate="onLoad" draw:mime-type="image/jpeg"/>
</draw:frame>
Haiyin Holdings(HYW.US)Before the IPO in the United States in early 2021, this Chinese wealth management company tried to use it to use it with one of the Chinese leading real estate developers China Evergrande(3333.HK)The connection to stimulates the interest of investors. At that time, China's real estate market was prosperous, and real estate prices lasted for 20 years and double -digit increases each year.</text:p>
      <text:p text:style-name="P4">
"We are the largest real estate wealth management product distributor in China ...(Real estate wealth management product)It is very popular among Chinese investors with relatively low risk tolerance, "the company headquartered in Shanghai boasted in its prospectus.</text:p>
      <text:p text:style-name="P4">
News Source: <text:a xlink:type="simple" xlink:href="http://www.ftchinese.com/story/001100147" text:style-name="Internet_20_link" text:visited-style-name="Visited_20_Internet_20_Link">
http://www.ftchinese.com/story/001100147</text:a>
</text:p>
      <!--NEWS-->
      <text:h text:style-name="P10" text:outline-level="1">
<text:span text:style-name="T4">
Meta returns to China to face a blockbuster: Zuckerberg's past remarks (Free Version)</text:span>
</text:h>
      <text:p text:style-name="P4">
Author: Newley Purnell / Raffaele Huang</text:p>
      <text:p text:style-name="P4">
Publisher: 华尔街日报中文网</text:p>
      <text:p text:style-name="P4">
Published Time: 2023-07-04T03:15:00.000Z</text:p>
      <text:p text:style-name="P4">
Modified Time: 2023-07-04T03:15:00.000Z</text:p>
      <text:p text:style-name="P4">
Created Time: 2023-07-03T22:33:00.000Z</text:p>
      <text:p text:style-name="P4">
Description: Meta is negotiating with Tencent, seeking a huge market for bringing Quest VR headsets to China, but potential partners are worried that Zuckerberg has criticized China in the past. In recent years, Zuckerberg has accused China of stealing technology, which has exacerbated Beijing's negative views on the entrepreneur.</text:p>
      <text:p text:style-name="P4">
Images: []</text:p>
      <text:p text:style-name="P4">
Categories: ['科技']</text:p>
      <text:p text:style-name="P4">
Keywords: SYND,LINK:EN|WP-WSJ-0001026281</text:p>
      <text:p text:style-name="P4">
Type: Article</text:p>
      <!--METADATA-->
      <text:p text:style-name="P4">
Zuckerberg(Mark Zuckerberg)At the end of 2021(META)Responsible for virtual reality(VR)Relevant staff of the head -dressed equipment strategy raised a question: if Apple Company(Apple,AAPL)You can sell iPhone in China, Tesla(Tesla, TSLA)You can sell cars, why can't Meta sell our equipment there?</text:p>
      <text:p text:style-name="P4">
News Source: <text:a xlink:type="simple" xlink:href="https://cn.wsj.com/articles/%E6%89%8E%E5%85%8B%E4%BC%AF%E6%A0%BC%E9%87%8D%E8%BF%94%E4%B8%AD%E5%9B%BD%E7%9A%84%E6%8B%A6%E8%B7%AF%E8%99%8E-%E4%BB%96%E8%87%AA%E5%B7%B1%E7%9A%84%E8%A8%80%E8%AE%BA-89f0102f" text:style-name="Internet_20_link" text:visited-style-name="Visited_20_Internet_20_Link">
https://cn.wsj.com/articles/%E6%89%8E%E5%85%8B%E4%BC%AF%E6%A0%BC%E9%87%8D%E8%BF%94%E4%B8%AD%E5%9B%BD%E7%9A%84%E6%8B%A6%E8%B7%AF%E8%99%8E-%E4%BB%96%E8%87%AA%E5%B7%B1%E7%9A%84%E8%A8%80%E8%AE%BA-89f0102f</text:a>
</text:p>
      <!--NEWS-->
      <text:h text:style-name="P10" text:outline-level="1">
<text:span text:style-name="T4">
Meta plans to launch Twitter's application Threads (Free Version)</text:span>
</text:h>
      <text:p text:style-name="P4">
Author: Salvador Rodriguez</text:p>
      <text:p text:style-name="P4">
Publisher: 华尔街日报中文网</text:p>
      <text:p text:style-name="P4">
Published Time: 2023-07-04T04:20:00.000Z</text:p>
      <text:p text:style-name="P4">
Modified Time: 2023-07-04T04:20:00.000Z</text:p>
      <text:p text:style-name="P4">
Created Time: 2023-07-03T22:40:00.000Z</text:p>
      <text:p text:style-name="P4">
Description: Meta Platforms plans to release a Weibo customer app named Threads, which is expected to be launched on Thursday, and a few days ago, Twitter owner Musk just announced a new rule that will limit the number of tweets browsed on the platform.</text:p>
      <text:p text:style-name="P4">
Images: []</text:p>
      <text:p text:style-name="P4">
Categories: ['科技']</text:p>
      <text:p text:style-name="P4">
Keywords: SYND,LINK:EN|WP-WSJ-0001028945</text:p>
      <text:p text:style-name="P4">
Type: Article</text:p>
      <!--METADATA-->
      <text:p text:style-name="P4">
Meta Platforms(META)It is planned to release a Weibo customer application called THREADS. It is expected to be launched on Thursday, and a few days ago, Twitter owner Musk(ElonMusk)Just announced a new rule, <text:a xlink:type="simple" xlink:href="https://cn.wsj.com/articles/CN-TEC-20230703084150" text:style-name="Internet_20_link" text:visited-style-name="Visited_20_Internet_20_Link">
The number of tweets that users browsed on this platform will be limited</text:a>
 。</text:p>
      <text:p text:style-name="P4">
News Source: <text:a xlink:type="simple" xlink:href="https://cn.wsj.com/articles/meta%E8%AE%A1%E5%88%92%E6%8E%A8%E5%87%BA%E5%AF%B9%E6%A0%87twitter%E7%9A%84%E5%BA%94%E7%94%A8threads-720d53cb" text:style-name="Internet_20_link" text:visited-style-name="Visited_20_Internet_20_Link">
https://cn.wsj.com/articles/meta%E8%AE%A1%E5%88%92%E6%8E%A8%E5%87%BA%E5%AF%B9%E6%A0%87twitter%E7%9A%84%E5%BA%94%E7%94%A8threads-720d53cb</text:a>
</text:p>
      <!--NEWS-->
      <text:h text:style-name="P10" text:outline-level="1">
<text:span text:style-name="T4">
China implements export control (Free Version) on chip manufacturing materials</text:span>
</text:h>
      <text:p text:style-name="P4">
Authors: ['蒂姆•布拉德肖']</text:p>
      <text:p text:style-name="P4">
Publisher: 英国《金融时报》</text:p>
      <text:p text:style-name="P4">
Time: 2023-07-04T04:22:05+00:00</text:p>
      <text:p text:style-name="P4">
Published Time: 2023-07-03T12:00:99+08:00</text:p>
      <text:p text:style-name="P4">
Modified Time: 2023-07-04T00:21:99+08:00</text:p>
      <text:p text:style-name="P4">
Description: "In order to safeguard national security and interests," China will implement export controls on 镓 and 锗 to counterattack semiconductor control measures in the United States, the Netherlands and Japan.</text:p>
      <text:p text:style-name="P4">
Images: ["<text:a xlink:type="simple" xlink:href="https://thumbor.ftacademy.cn/unsafe/picture/3/000186363_piclink.jpg" text:style-name="Internet_20_link" text:visited-style-name="Visited_20_Internet_20_Link">
000186363_pic...</text:a>
"]</text:p>
      <text:p text:style-name="P4">
Themes: ['半导体', '关注']</text:p>
      <text:p text:style-name="P4">
Keywords: ['半导体', '芯片', '金属', '镓', '锗', '出口管制', '技术封锁', '贸易']</text:p>
      <text:p text:style-name="P4">
Type: Article</text:p>
      <!--METADATA-->
      <text:p text:style-name="P4">
<draw:frame draw:style-name="fr1" draw:name="Image103" text:anchor-type="as-char" svg:width="6.9236in" svg:height="3.894525in" draw:z-index="0">
<draw:image xlink:href="../Images/FT Chinese Free Version/2023-07-04T04-22-05-00-00/000186363_piclink.jpg" xlink:type="simple" xlink:show="embed" xlink:actuate="onLoad" draw:mime-type="image/jpeg"/>
</draw:frame>
With the geopolitical struggle between the two superpowers between China and the United States, China has decided to restrict the export of metal restrictions on the two metals used in chip manufacturing and communication equipment to fight back to the US -led semiconductor export control.</text:p>
      <text:p text:style-name="P4">
The Ministry of Commerce and the General Administration of Customs jointly announced on Monday that "in order to safeguard national security and interests", export controls will be implemented on 镓 and 锗. From August, export companies must apply to the Ministry of Commerce and get the relevant materials after obtaining permission.</text:p>
      <text:p text:style-name="P4">
News Source: <text:a xlink:type="simple" xlink:href="http://www.ftchinese.com/story/001100148" text:style-name="Internet_20_link" text:visited-style-name="Visited_20_Internet_20_Link">
http://www.ftchinese.com/story/001100148</text:a>
</text:p>
      <!--NEWS-->
      <text:h text:style-name="P10" text:outline-level="1">
<text:span text:style-name="T4">
"Eight o'clock Jianwen" is reportedly selected as China Application News Communication</text:span>
</text:h>
      <text:p text:style-name="P4">
Author: None</text:p>
      <text:p text:style-name="P4">
Publisher: Radio Free Asia (Organization)</text:p>
      <text:p text:style-name="P4">
Published Time: 2023-07-04T04:24:00-04:00</text:p>
      <text:p text:style-name="P4">
Modified Time: 2023-07-04T12:40:35-04:00</text:p>
      <text:p text:style-name="P4">
Description: None</text:p>
      <text:p text:style-name="P4">
Videos: []</text:p>
      <text:p text:style-name="P4">
Audios: ["<text:a xlink:type="simple" xlink:href="https://www.rfa.org/mandarin/yataibaodao/meiti/gt1-070420230409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064823in" draw:z-index="0">
<draw:image xlink:href="../Images/rfamandarin/2023-07-04T04-24-00-04-00/000000.png" xlink:type="simple" xlink:show="embed" xlink:actuate="onLoad" draw:mime-type="image/png"/>
</draw:frame>
On July 3rd, the WeChat public account of "Eight Points" was blocked. <text:a xlink:type="simple" xlink:href="https://www.rfa.org/mandarin/yataibaodao/meiti/gt1-07042023040940.html/@@images/image" text:style-name="Internet_20_link" text:visited-style-name="Visited_20_Internet_20_Link">
</text:a>
"Eight Points Jianwen" WeChat public account screen screenshot [Audio-Link: https: //www.rfa.org/mandarin/yatabaodao/meiti/gt1-07042023040940.html/@@stream(https://www.rfa.org/mandarin/yataibaodao/meiti/gt1-07042023040940.html/@@stream)The Chinese authorities have continued to upgrade the information control of the Internet. Focusing on reporting the dynamic think tank media "Eight Points of Jianwen", which is reported by the medical industry, was reported to be blocked a few days ago. The message below the title only shows "Violation of the" Regulations on the Management of Internet User Public Account Information Service ", and the WeChat public account of the training reporter" Media Media "Special training camp" was also blocked at the same time.</text:p>
      <text:p text:style-name="P4">
<text:span text:style-name="T4">
<text:span text:style-name="T5">
 <text:a xlink:type="simple" xlink:href="https://www.rfa.org/mandarin/yataibaodao/meiti/hcm1-06272023073423.html" text:style-name="Internet_20_link" text:visited-style-name="Visited_20_Internet_20_Link">
Wu Xiaobo, a well -known financial writer in China, was banned by Weibo again</text:a>
</text:span>
</text:span>
<text:a xlink:type="simple" xlink:href="https://www.rfa.org/mandarin/Xinwen/9-04302023173302.html" text:style-name="Internet_20_link" text:visited-style-name="Visited_20_Internet_20_Link">
<text:span text:style-name="T4">
 China Internet Information Office interviewed more than 4,000 websites on Baidu and Sina was closed </text:span>
</text:a>
According to Chinese independent writers, the time critic Wei Ziyou ("homophonic" of "freedom") posted on the WeChat public account "Egg BOT": On July 3, the "8 o'clock Jianwen" WeChat public account multiple matrix number was blocked. The reason was In order to "connect related complaints and violate the" Regulations on the Management of Internet User's Public Account Information Service "." On the same day, a person insider told the author that the scope of the "eight o'clock Jianwen" involved the platform of the entire network. For the reason for the title, it is unaware of it, "we are also waiting for the result."</text:p>
      <text:p text:style-name="P4">
A public welfare person in Zhengzhou, Mr. Zhang, who did not want to disclose his name, told this station on Tuesday (4th) that "eight o'clock Jianwen" focused on the medical field. Because of high attention to medical information such as epidemic prevention and control, he may offend the interest group. He said: "Especially after the epidemic, ordinary people pay more and more attention to medical care, and ordinary people are very nervous about this. It has reported that the medical security design to the future retirement is very nervous. Now I start to be nervous. "</text:p>
      <text:p text:style-name="P4">
Some public opinion believes that the media is blocked with a series of reports or analysis articles that reports the new crown epidemic and concerned about medical insurance reform. But as of now, this station has not yet independently verified the news.</text:p>
      <text:p text:style-name="P4">
According to reports, "eight o'clock Jianwen" is a think tank -type media focusing on the medical and health industry, providing users with high -quality industrial news and policy reports. During the new crown epidemic, "Eight Point Jianwen" published a series of popular science articles.</text:p>
      <text:p text:style-name="P4">
Figure left: On July 3, the WeChat public account of "Eight Points" was blocked. The second to the right: The netizen was puzzled by the netizen's "eight o'clock Jianwen" account. (Web screenshot/ancient pavilion provided) <text:a xlink:type="simple" xlink:href="https://www.rfa.org/mandarin/yataibaodao/meiti/gt1-07042023040940.html/m0704-gt1p12.jpg" text:style-name="Internet_20_link" text:visited-style-name="Visited_20_Internet_20_Link">
</text:a>
<text:span text:style-name="T4">
 "Eight Points Jianwen" pays attention to the people in the medical field to inspire people </text:span>
</text:p>
      <text:p text:style-name="P4">
Mr. Zou, a netizen of Wuhan, who has been paying attention to the content of "Eight Points of Jianwen" for a long time, told the station that the news and analysis of the media published by the media attracted the attention of the public, especially the interpretation of the Chinese medical industry and medical insurance policy to inspire people. Not long ago, the "white hair movement" that happened in Wuhan. Residents protested unreasonable medical insurance policies and eventually ended with victory. The authorities had to make a compromise to some extent.</text:p>
      <text:p text:style-name="P4">
He said: "Now the threshold fee for medical insurance has been canceled. It turned out that the threshold fee of 700 yuan and 500 yuan was canceled, and the proportion of reimbursement for medical treatment increased by 4%, 5%, and 6%, respectively. However Some who retired by state -owned enterprises were more than 60 yuan, and now they are 83 yuan; the medical insurance paid by themselves is delivered to the flexible employment window, retirees give more than 60 yuan, and the original uniformly grant 260.93 yuan. "</text:p>
      <text:p text:style-name="P4">
The company's inspection system "Sky Eye Inspection" shows that the parent company of "8 o'clock Jianwen" is "Shanghai Jianwen Information Consulting Co., Ltd.". The company was established in 2018 with a registered capital of 3.125 million yuan.</text:p>
      <text:p text:style-name="P4">
Since 2020, "eight o'clock" has been praised in the field of medical reports. According to the data, "Eight Point Jianwen" was founded by former senior media people in the field of medical reports. Since the WeChat public account is launched on January 8, 2019, it has covered WeChat, Weibo, Today's Headline, Tencent News, Baidu Baijia, etc. Many mainstream platforms. Some media people call it "the most powerful medical media in the Chinese world".</text:p>
      <text:p text:style-name="P4">
<text:span text:style-name="T4">
 Top ten innovation cases for application news communication </text:span>
</text:p>
      <text:p text:style-name="P4">
In October 2022, "Eight Point Jianwen" was selected as "Top Ten Innovative Cases of China Application News Communication". The reporter found that with the "Zhejiang Propaganda" public account, the Central Video Channel of the Central Radio and Television Channel of the Central Radio and Television, the "Voice of China" of the Central Radio and Television Station.</text:p>
      <text:p text:style-name="P4">
At the same time, the WeChat public account of the "Media Special Training Camp" of training media reporters was also closed. The reason for the blockade of the authorities is the same as the former, that is, violated the "Regulations on the Management of Internet User's Public Account Information Service". The reporter checked the information and found that the account focused on social hot events, discussed news writing and reports, and disclosed information in the industry.</text:p>
      <text:p text:style-name="P4">
Reporter: Ancient Pavilion Editor: Chen Meihua and Xu Shuting He Ping.com Edited: Ruizhe</text:p>
      <text:p text:style-name="P4">
News Source: <text:a xlink:type="simple" xlink:href="https://www.rfa.org/mandarin/yataibaodao/meiti/gt1-07042023040940.html" text:style-name="Internet_20_link" text:visited-style-name="Visited_20_Internet_20_Link">
https://www.rfa.org/mandarin/yataibaodao/meiti/gt1-07042023040940.html</text:a>
</text:p>
      <!--NEWS-->
      <text:h text:style-name="P10" text:outline-level="1">
<text:span text:style-name="T4">
"Rich Rights Action": Harvard faces appeal for enrollment and preferential treatment of alumni children</text:span>
</text:h>
      <text:p text:style-name="P4">
Creator: STEPHANIE SAUL</text:p>
      <text:p text:style-name="P4">
Publisher: https://www.facebook.com/nytimeschinese</text:p>
      <text:p text:style-name="P4">
Published Time: 2023-07-04T04:24:24+08:00</text:p>
      <text:p text:style-name="P4">
Description: After the Supreme Court overthrew educational equal rights containing racial considerations, a legal activity group proposed a new appeal, saying that Harvard provided preferential treatment for alumni or donors to provide preferential discrimination during enrollment and asked the federal government to terminate this approach. Kayana Szymczak for the New York Times Saturday, Harvard students and supporters were marched in Harvard Square to oppose the ruling against the Supreme Court against equal rights operations.</text:p>
      <text:p text:style-name="P4">
Images: ["<text:a xlink:type="simple" xlink:href="https://static01.nyt.com/images/2023/07/03/multimedia/03nat-aa-legacy-zhcj/03nat-aa-legacy-zhcj-master1050.jpg" text:style-name="Internet_20_link" text:visited-style-name="Visited_20_Internet_20_Link">
03nat-aa-lega...</text:a>
"]</text:p>
      <text:p text:style-name="P4">
Category: 美国</text:p>
      <text:p text:style-name="P4">
Type: Article</text:p>
      <!--METADATA-->
      <text:p text:style-name="P4">
<draw:frame draw:style-name="fr1" draw:name="Image108" text:anchor-type="as-char" svg:width="6.9236in" svg:height="4.615733in" draw:z-index="0">
<draw:image xlink:href="../Images/cnnytimes/2023-07-04T04-24-24-08-00/03nat-aa-legacy-zhcj-master1050.jpg" xlink:type="simple" xlink:show="embed" xlink:actuate="onLoad" draw:mime-type="image/jpeg"/>
</draw:frame>
Harvard University's special admission benefits to alumni children or donors have always been called the equal rights of the rich. In the appeal submitted on Monday, a legal activity group asked the federal government to suspend this approach and pointed out that after the Supreme Court strictly limited racial considerations last week, it achieved more urgent issues to achieve fair education.</text:p>
      <text:p text:style-name="P4">
The three groups in the Boston region require the Ministry of Education to re -examine the admission behavior of Harvard University, saying that the university's enrollment policy discriminates against blacks, Western and Asian applicants, and favors those whites who have alumni or donors. applicant.</text:p>
      <text:p text:style-name="P4">
"Why should we regard the privilege and advantages accumulated by the ancestors as a reward for children?"(Lawyers for Civil Rights)Executive Director Ivan Espenosa Madridar asked. "The amount of family surnames and bank accounts is not a measure of measurement, nor should it affect the results of college admission."</text:p>
      <text:p text:style-name="P4">
Shortly before the liberal group initiated a complaint, the conservative organization organized the "fair admission of students"(Students for Fair Admissions)<text:a xlink:type="simple" xlink:href="https://www.nytimes.com/2023/06/29/us/politics/supreme-court-admissions-affirmative-action-harvard-unc.html" text:style-name="Internet_20_link" text:visited-style-name="Visited_20_Internet_20_Link">
I won a lawsuit in the Supreme Court</text:a>
Essence The case brought greater pressure on Harvard University and other prestigious universities, asking them to cancel the preferential treatment of alumni and donors.</text:p>
      <text:p text:style-name="P4">
advertise</text:p>
      <text:p text:style-name="P4">
The Ministry of Education's Civil Rights Office, which is responsible for reviewing the appeal, may conduct investigations. President Biden said in a statement after the Supreme Court issued a statement that he would ask the Ministry of Education to review the practices of "inheritance admission and other admissions systems that expanded privileges rather than opportunities."</text:p>
      <text:p text:style-name="P4">
Harvard spokesman Nicole Lula said that the school would not comment on the appeal, but she reiterated the content of the statement last week: "As we said, in the next few weeks to several months, the school will be based on the court's new new court's new court. The example to determine how to maintain our basic values. "</text:p>
      <text:p text:style-name="P4">
Some universities argue that such enrollment can help establish a campus community culture and encourage donations, and these donations can be used for tuition fees.</text:p>
      <text:p text:style-name="P4">
A polls released by the Pew Research Center last year found that more and more public (75%) believes that inheritance preferences in college enrollment should not be a admission factor.</text:p>
      <text:p text:style-name="P4">
Recently, more and more voices for the cancellation of inheritance and donation admission preferences in various political factions have increased.</text:p>
      <text:p text:style-name="P4">
The New York State Democratic Representative Alexander Okasio -Colos said on Twitter that if the Supreme Court's "ridiculous' racial color blindness" claim is serious, then they should abolish inheritance admission That is, it belongs to the equal rights action of the privileged class. "</text:p>
      <text:p text:style-name="P4">
South Carolina Republican Senator and Presidential Candidate Tim Scott on Fox News "Faulner Focus"(The Faulkner Focus)The above said, "One of the ways to make enrollment more equal to Harvard University is to cancel the inheritance of the inheritance of children who are shaded."</text:p>
      <text:p text:style-name="P4">
Duke University's economist Peter Alsidiako after analyzing the enrollment data of Harvard University <text:a xlink:type="simple" xlink:href="http://public.econ.duke.edu/~psarcidi/legacyathlete.pdf" text:style-name="Internet_20_link" text:visited-style-name="Visited_20_Internet_20_Link">
Discover</text:a>
The typical white inheritance applicants have five times higher than the typical white without inheritance applicants.</text:p>
      <text:p text:style-name="P4">
advertise</text:p>
      <text:p text:style-name="P4">
Even so, the study pointed out that the cancellation of inheritance admission cannot offset the damage caused by diversity after the recruitment of racial factors to consider racial factors.</text:p>
      <text:p text:style-name="P4">
Some judges of the Supreme Court also criticized inheritance admission in the decision to consider racial factor enrollment. In the opinions consistent with the majority of the court, the judge Neil Gosach said for the preferential treatment of donors and alumni children: "For applicants who cannot show their parents' success or the experience of alumni activities, these There is no help. Although this appears to be neutral, this preference is undoubtedly the most beneficial to white and rich applicants. "</text:p>
      <text:p text:style-name="P4">
Judge Sonia Sodomary mentioned inheritance admission in his opposition. She believes that it is fair to maintain a race -based priority admission policy, because most of the current reality is "not conducive to the problems in enrollment. "Ethical minorities with insufficient representation".</text:p>
      <text:p text:style-name="P4">
Although Colorado passed the law that banned public universities from inheritance admission in 2021, the legislation of Congress and other states failed to make progress.</text:p>
      <text:p text:style-name="P4">
Last year, the bill proposed by New York was opposed by the state's private school organization "Independent College and University Committee", which included famous universities such as Columbia University, Cornell University, and Corget University.</text:p>
      <text:p text:style-name="P4">
The Connecticut Council held a hearing on this issue last year. Yale University was one of the private schools that publicly opposed it. Yale University undergraduate admissions Jeremy Qinlan is <text:a xlink:type="simple" xlink:href="https://www.cga.ct.gov/2022/HEDdata/Tmy/2022HB-05034-R000217-Quinlan,%20Jeremiah,%20Dean%20of%20Admissions-Yale%20University-TMY.PDF" text:style-name="Internet_20_link" text:visited-style-name="Visited_20_Internet_20_Link">
written testimony</text:a>
It stated that the proposed ban belongs to the government's interference in university affairs.</text:p>
      <text:p text:style-name="P4">
advertise</text:p>
      <text:p text:style-name="P4">
Some prestigious schools in the cancellation of inheritance admission are particularly slow. Massachusetts Institute of Technology, Johns Hopkins University and Amester College are one of the few elites that do not adopt this admission method.</text:p>
      <text:p text:style-name="P4">
Last month, Ameme Matt College said in a press release of the college -the first student recruited after the college's cancellation of inheritance admission preferences, saying that the number of new family students in the autumn of this autumn has created History accounted for 19%, and students with a background accounted for 6%. The previous proportion was 11%.</text:p>
      <text:p text:style-name="P4">
The three organizations that appealed to the Ministry of Education are the Qica Plan(Chica Project), New England African -American Community Economic Development(African Community Economic Development of New England)And the Great Boston Latin Internet(Greater Boston Latino Network)。</text:p>
      <text:p text:style-name="P4">
News Source: <text:a xlink:type="simple" xlink:href="https://cn.nytimes.com/usa/20230704/harvard-alumni-children-affirmative-action/" text:style-name="Internet_20_link" text:visited-style-name="Visited_20_Internet_20_Link">
https://cn.nytimes.com/usa/20230704/harvard-alumni-children-affirmative-action/</text:a>
</text:p>
      <!--NEWS-->
      <text:h text:style-name="P10" text:outline-level="1">
<text:span text:style-name="T4">
Tesla's momentum to be confrontated with traditional car manufacturers (Free Version)</text:span>
</text:h>
      <text:p text:style-name="P4">
Author: Stephen Wilmot</text:p>
      <text:p text:style-name="P4">
Publisher: 华尔街日报中文网</text:p>
      <text:p text:style-name="P4">
Published Time: 2023-07-04T04:30:00.000Z</text:p>
      <text:p text:style-name="P4">
Modified Time: 2023-07-04T04:30:00.000Z</text:p>
      <text:p text:style-name="P4">
Created Time: 2023-07-04T03:19:00.000Z</text:p>
      <text:p text:style-name="P4">
Description: While traditional automobile manufacturers are profitable, Tesla is actively expanding the price reduction, but the two will start a positive confrontation one day.</text:p>
      <text:p text:style-name="P4">
Images: []</text:p>
      <text:p text:style-name="P4">
Categories: ['金融市场', '股闻天下']</text:p>
      <text:p text:style-name="P4">
Keywords: SYND,LINK:EN|WP-WSJ-0001027561</text:p>
      <text:p text:style-name="P4">
Type: Article</text:p>
      <!--METADATA-->
      <text:p text:style-name="P4">
In the United States, traditional car manufacturers still try to avoid Tesla as much as possible(Tesla Inc., TSLA)Competition in front, but they may not hide, this impact is only a matter of time.</text:p>
      <text:p text:style-name="P4">
News Source: <text:a xlink:type="simple" xlink:href="https://cn.wsj.com/articles/%E7%89%B9%E6%96%AF%E6%8B%89%E8%93%84%E5%8A%BF%E8%A6%81%E4%B8%8E%E4%BC%A0%E7%BB%9F%E6%B1%BD%E8%BD%A6%E5%8E%82%E5%95%86%E6%AD%A3%E9%9D%A2%E5%AF%B9%E5%86%B3-4bd6ac55" text:style-name="Internet_20_link" text:visited-style-name="Visited_20_Internet_20_Link">
https://cn.wsj.com/articles/%E7%89%B9%E6%96%AF%E6%8B%89%E8%93%84%E5%8A%BF%E8%A6%81%E4%B8%8E%E4%BC%A0%E7%BB%9F%E6%B1%BD%E8%BD%A6%E5%8E%82%E5%95%86%E6%AD%A3%E9%9D%A2%E5%AF%B9%E5%86%B3-4bd6ac55</text:a>
</text:p>
      <!--NEWS-->
      <text:h text:style-name="P10" text:outline-level="1">
<text:span text:style-name="T4">
Trump's ghost is hovering in Europe</text:span>
</text:h>
      <text:p text:style-name="P4">
Authors: ['吉迪恩•拉赫曼']</text:p>
      <text:p text:style-name="P4">
Publisher: 英国《金融时报》</text:p>
      <text:p text:style-name="P4">
Time: 2023-07-04T04:37:15+00:00</text:p>
      <text:p text:style-name="P4">
Published Time: 2023-07-03T12:00:99+08:00</text:p>
      <text:p text:style-name="P4">
Modified Time: 2023-07-03T20:04:99+08:00</text:p>
      <text:p text:style-name="P4">
Description: Rahman: Knowing that Trump may be elected president again in 2024 and knowing what to do, especially because his second presidential term may be more radical and unpredictable.</text:p>
      <text:p text:style-name="P4">
Images: []</text:p>
      <text:p text:style-name="P4">
Themes: ['观点', '美国政治与政策', '关注']</text:p>
      <text:p text:style-name="P4">
Keywords: ['美国政治与政策', '特朗普', '地缘政治', '美国外交政策', '拜登']</text:p>
      <text:p text:style-name="P4">
Type: Article</text:p>
      <!--METADATA-->
      <text:p text:style-name="P4">
A ghost is hovering in Europe. Donald Trump(Donald Trump)Ghost.</text:p>
      <text:p text:style-name="P4">
Many European decision makers acknowledge that Trump was elected by the US president in 2016 that they were caught off guard. They are determined not to make the same mistake.</text:p>
      <text:p text:style-name="P4">
News Source: <text:a xlink:type="simple" xlink:href="http://www.ftchinese.com/story/001100144" text:style-name="Internet_20_link" text:visited-style-name="Visited_20_Internet_20_Link">
http://www.ftchinese.com/story/001100144</text:a>
</text:p>
      <!--NEWS-->
      <text:h text:style-name="P10" text:outline-level="1">
<text:span text:style-name="T4">
Investment boss Grandam warns that AI heat will not prevent US stock bubble from rupture (free version)</text:span>
</text:h>
      <text:p text:style-name="P4">
Author: Eric Wallerstein</text:p>
      <text:p text:style-name="P4">
Publisher: 华尔街日报中文网</text:p>
      <text:p text:style-name="P4">
Published Time: 2023-07-04T04:40:00.000Z</text:p>
      <text:p text:style-name="P4">
Modified Time: 2023-07-04T04:40:00.000Z</text:p>
      <text:p text:style-name="P4">
Created Time: 2023-07-03T07:05:00.000Z</text:p>
      <text:p text:style-name="P4">
Description: GMO, an investment management agency founded by the investment boss Grand, bets on deep value stocks and commercial real estate mortgage bonds.</text:p>
      <text:p text:style-name="P4">
Images: []</text:p>
      <text:p text:style-name="P4">
Categories: ['金融市场']</text:p>
      <text:p text:style-name="P4">
Keywords: SYND,LINK:EN|WP-WSJ-0001019787</text:p>
      <text:p text:style-name="P4">
Type: Article</text:p>
      <!--METADATA-->
      <text:p text:style-name="P4">
In 2022, the US bear market seems to be fulfilled in the investment boss Grandham(Jeremy Grantham)The stock market was defeated very long ago. But the rise of U.S. stocks this year has caused his victory to abruptly abruptly.</text:p>
      <text:p text:style-name="P4">
News Source: <text:a xlink:type="simple" xlink:href="https://cn.wsj.com/articles/%E6%8A%95%E8%B5%84%E5%A4%A7%E4%BD%AC%E6%A0%BC%E5%85%B0%E7%91%9F%E5%A7%86%E8%AD%A6%E5%91%8Aai%E7%83%AD%E4%B8%8D%E4%BC%9A%E9%98%BB%E6%AD%A2%E7%BE%8E%E8%82%A1%E6%B3%A1%E6%B2%AB%E7%A0%B4%E8%A3%82-6601ee3e" text:style-name="Internet_20_link" text:visited-style-name="Visited_20_Internet_20_Link">
https://cn.wsj.com/articles/%E6%8A%95%E8%B5%84%E5%A4%A7%E4%BD%AC%E6%A0%BC%E5%85%B0%E7%91%9F%E5%A7%86%E8%AD%A6%E5%91%8Aai%E7%83%AD%E4%B8%8D%E4%BC%9A%E9%98%BB%E6%AD%A2%E7%BE%8E%E8%82%A1%E6%B3%A1%E6%B2%AB%E7%A0%B4%E8%A3%82-6601ee3e</text:a>
</text:p>
      <!--NEWS-->
      <text:h text:style-name="P10" text:outline-level="1">
<text:span text:style-name="T4">
LEX column: the significance of Indian stock index futures background</text:span>
</text:h>
      <text:p text:style-name="P4">
Authors: ['Lex专栏']</text:p>
      <text:p text:style-name="P4">
Publisher: 英国《金融时报》</text:p>
      <text:p text:style-name="P4">
Time: 2023-07-04T04:45:49+00:00</text:p>
      <text:p text:style-name="P4">
Published Time: 2023-07-03T12:00:99+08:00</text:p>
      <text:p text:style-name="P4">
Modified Time: 2023-07-03T21:43:99+08:00</text:p>
      <text:p text:style-name="P4">
Description: India must work hard to win the reputation of the same financial center as Singapore or Hong Kong. The derivative contract of the main stock index provides some of the goals that can be reached.</text:p>
      <text:p text:style-name="P4">
Images: ["<text:a xlink:type="simple" xlink:href="https://thumbor.ftacademy.cn/unsafe/picture/3/000186353_piclink.jpeg" text:style-name="Internet_20_link" text:visited-style-name="Visited_20_Internet_20_Link">
000186353_pic...</text:a>
"]</text:p>
      <text:p text:style-name="P4">
Themes: ['印度', '关注']</text:p>
      <text:p text:style-name="P4">
Keywords: ['印度', '亚洲经济', '亚太公司', '新兴市场', '莫迪', '富时100', '高端专享']</text:p>
      <text:p text:style-name="P4">
Type: Article</text:p>
      <!--METADATA-->
      <text:p text:style-name="P4">
<draw:frame draw:style-name="fr1" draw:name="Image109" text:anchor-type="as-char" svg:width="6.9236in" svg:height="4.624748in" draw:z-index="0">
<draw:image xlink:href="../Images/FT Chinese Free Version/2023-07-04T04-45-49-00-00/000186353_piclink.jpeg" xlink:type="simple" xlink:show="embed" xlink:actuate="onLoad" draw:mime-type="image/jpeg"/>
</draw:frame>
One of the largest transactions in Asia was conducted on Monday, although there was no real funding. The stock derivatives worth about $ 7.5 billion are transferred from Singapore to India from Singapore to India. This marks India's efforts to achieve a milestone, the purpose of which is to compete for the Asian financial center with Singapore and Dubai.</text:p>
      <text:p text:style-name="P4">
New Stock Exchange NIFTY(SGX Nifty)——The Popular Futures Series of Index Stock Index -has been renamed Gift Nifty. The new name is intended to introduce India's Gujilat Bond International Fintech City(Gift City)This is the Hindu government hopes to be in Narendra Modi(Narendra Modi)The financial center developed by Prime Minister's hometown of Gujila. The Indian Stock Exchange, headquartered in Mumbai(NSE)A derivative branch has been established there.</text:p>
      <text:p text:style-name="P4">
News Source: <text:a xlink:type="simple" xlink:href="http://www.ftchinese.com/story/001100146" text:style-name="Internet_20_link" text:visited-style-name="Visited_20_Internet_20_Link">
http://www.ftchinese.com/story/001100146</text:a>
</text:p>
      <!--NEWS-->
      <text:h text:style-name="P10" text:outline-level="1">
<text:span text:style-name="T4">
Anti -US lotus chip blocking? China restricts semiconductor metal exports</text:span>
</text:h>
      <text:p text:style-name="P4">
Author: None (Language: zh)</text:p>
      <text:p text:style-name="P4">
Publisher: None</text:p>
      <text:p text:style-name="P4">
Time: 2023-07-04T05:30:00Z</text:p>
      <text:p text:style-name="P4">
Description: The Sino -US chip war has been upgraded, and China has announced that it will restrict the exports of 镓 and 锗. These two metals are important materials for manufacturing semiconductors. The German Federal Economic Minister Habeck said on Tuesday that if China further expands the restrictions on rare metal exports, such as expanding to lithium, Germany will encounter "big trouble".</text:p>
      <text:p text:style-name="P4">
Videos: []</text:p>
      <text:p text:style-name="P4">
Images: []</text:p>
      <text:p text:style-name="P4">
Subject: 时政风云</text:p>
      <text:p text:style-name="P4">
Subjects: ['南希·佩洛西', '专题报道：习近平访美', '稀土元素']</text:p>
      <text:p text:style-name="P4">
Keywords: ['稀土', '半导体', '芯片', '晶圆', '出口管制', '中美关系']</text:p>
      <text:p text:style-name="P4">
Id: 66107196</text:p>
      <!--METADATA-->
      <text:p text:style-name="P4">
<text:a xlink:type="simple" xlink:href="https://www.dw.com/zh/overlay/image/article/66107196/56813466" text:style-name="Internet_20_link" text:visited-style-name="Visited_20_Internet_20_Link">
 </text:a>
Metal "可" can replace traditional silicon wafers in some special uses, or make components (data photos) in military and communication devices.</text:p>
      <text:p text:style-name="P4">
(Voice of Germany Chinese website) The Ministry of Commerce and the General Administration of Customs stated in a statement on Monday (July 3) that in order to "safeguard national security and interests", from August 1, Related items implement export control restrictions. Since then, if exporters want to export related products, they must apply for a license to the ministry and report detailed information from overseas buyers.</text:p>
      <text:p text:style-name="P4">
These two metals can replace the traditional silicon wafers in some special uses, or make components in military and communication equipment. This move in China is therefore interpreted as <text:a xlink:type="simple" xlink:href="https://www.dw.com/zh/zh/美国对华芯片政策再收紧-特供之路恐走到头/a-66053763" text:style-name="Internet_20_link" text:visited-style-name="Visited_20_Internet_20_Link">
Western World Semiconductor Restrictions</text:a>
Cavination.</text:p>
      <text:p text:style-name="P4">
A few days ago, <text:a xlink:type="simple" xlink:href="https://www.dw.com/zh/zh/晶片戰延燒-媒體美荷對中國祭新出口管制/a-66077370" text:style-name="Internet_20_link" text:visited-style-name="Visited_20_Internet_20_Link">
the Netherlands only announced a series of control measures to restrict high -end chip manufacturing equipment overseas. The United States also reported that it will restrict specific Chinese manufacturers' semiconductor equipment for the Netherlands</text:a>
Essence This is not the first time in Western countries led by the United States for the first time to set up restrictions on the semiconductor industry; at the same time, countries around the world are also trying to get rid of its supply chain's dependence on overseas equipment.</text:p>
      <text:p text:style-name="P4">
The British "Financial Times" reported that so far, Beijing's most acute attack on this is to ban the use of American memory chip manufacturers "Meiguang Technology] in its" key country infrastructure "in May.(https://www.dw.com/zh/zh/分析封禁美光后-北京反制空间有限/a-65735679)"(Micron) products.</text:p>
      <text:p text:style-name="P4">
The German Federal Economic Minister Habeck said on Tuesday that if China further expands its restrictions on rare metal exports, such as expanding to lithium, Germany will encounter a "completely different (degree) problem." He emphasized: "We should go from the experience in recent years to achieve certain autonomy in the production field to maintain energy and economic security."</text:p>
      <text:p text:style-name="P4">
China announced in May that its "key national infrastructure" disables the memory chip (data photo) of American business "Meiguang Technology".</text:p>
      <text:h text:style-name="P13" text:outline-level="4">
<text:span text:style-name="T4">
?</text:span>
</text:h>
      <text:p text:style-name="P4">
The Wall Street Journal reports that Alastairneill, a member of the Critical Mineral Institute of nearly 30 years of experience in China's metal industry, said that the export control of China ’s exports to the semiconductor industry for the export control of China’ s prince and 锗 The immediate chain response, especially in high -performance chips. "</text:p>
      <text:p text:style-name="P4">
He added that the Sino -US chip battle made him see a model of mutual concession between China and the United States and returning to teeth. If the United States sacrifice trade sanctions, Beijing will often return to corresponding countermeasures: "If you do not let high -end chips be transported to China in China , China will not provide you with high performance elements needed for these chips. "</text:p>
      <text:p text:style-name="P4">
Paultriolo, a high -level vice president of China, said that the export control will allow Beijing to take geopolitics as a consideration for individual companies, and More objects in specific industries make decisions; and this is exactly a signal to the United States, indicating that China intends to export control to establish a new bilateral dialogue, and this latest measure may also provide Beijing with more negotiation chips.</text:p>
      <text:p text:style-name="P4">
Trade lawyer Nazaknikakhtar, a trading lawyer who has served as related positions in Guoan and the cargo and trade industry, told the Wall Street Journal that China is indeed reminding the United States to "how much control they (the United States) supply chain will supply chains in the United States) "Li", but she didn't think this was enough to be a bargaining chip for China -US negotiations.</text:p>
      <text:p text:style-name="P4">
Nikahtar said that Washington should take this opportunity to remind the Chinese side that the United States can further tighten the current US <text:a xlink:type="simple" xlink:href="https://www.dw.com/zh/zh/美欲限縮中國晶片發展-出口管制有用嗎/a-65767213" text:style-name="Internet_20_link" text:visited-style-name="Visited_20_Internet_20_Link">
Export Control</text:a>
The vulnerability and further strengthen the force of economic sanctions.</text:p>
      <text:p text:style-name="P4">
Sino -US chip war is continuously upgraded (data photo)</text:p>
      <text:h text:style-name="P12" text:outline-level="3">
<text:span text:style-name="T4">
镓, 受 exports are limited, how big the impact?</text:span>
</text:h>
      <text:p text:style-name="P4">
According to the US Geological Survey, China is the largest producer in the world; data from the British key mineral intelligence centers also shows that China's pupa production accounts for about 94%of the world's.</text:p>
      <text:p text:style-name="P4">
Bloomberg reported that these two metals are by -products that are processed by processing coal or production of aluminum. They are not particularly rare and difficult to obtain, but the cost of mining is relatively high, and China's supply has always maintained a lower price. If the export volume of the country's crickets and crickets is reduced, the production capacity of global technology, telecommunications, energy, and automobile related industries may slow down and increase prices.</text:p>
      <text:p text:style-name="P4">
However, the report also quoted Rogersa, an analyst of RECON Analytics LLC analyst, said that the impact of China's move on the global technology industry "depends on the inventory of existing equipment." He said, "This is more about showing muscles in the next year or so. If the time is dragged for a long time, the price will rise."</text:p>
      <text:p text:style-name="P4">
The head of the investment bank in New York City, Hallgarten &amp; Company, analyzed that China ’s move may be raised briefly, but China will also lose market dominant positions in China. Essence "When they (China) stopped the price, it became imperative to minimize these metals in the West. China is equal to playing another oolong ball," he said, "The same situation also happened in the same situation before, tungsten, and other [tungsten and other <text:a xlink:type="simple" xlink:href="https://www.dw.com/zh/zh/客座评论西方能撼动中国的稀土垄断地位吗/a-60294498" text:style-name="Internet_20_link" text:visited-style-name="Visited_20_Internet_20_Link">
 Rare Earth Products</text:a>
superior. "</text:p>
      <text:p text:style-name="P4">
The British "Financial Times" also pointed out that some Chinese companies are worried that this export control may be counterproductive. A executive of a Chinese semiconductor material company said: "During the period of economic downturn, (this move) may affect the business of Chinese manufacturers, but the impact on the international market in the short term is limited."</text:p>
      <text:p text:style-name="P4">
According to the metal industry intelligence provider CRU Group, other producers of the cricket include Japan, South Korea, Russia, and Ukraine; and Canada, Belgium, the United States and Russia also produce crickets.</text:p>
      <text:h text:style-name="P12" text:outline-level="3">
<text:span text:style-name="T4">
What is the future of the chip industry?</text:span>
</text:h>
      <text:p text:style-name="P4">
(Comprehensive report)</text:p>
      <text:p text:style-name="P4">
News Source: <text:a xlink:type="simple" xlink:href="https://www.dw.com/zh/反制美荷晶片圍堵？中國限制半導體金屬出口/a-66107196" text:style-name="Internet_20_link" text:visited-style-name="Visited_20_Internet_20_Link">
https://www.dw.com/zh/反制美荷晶片圍堵？中國限制半導體金屬出口/a-66107196?maca=chi-rss-chi-all-1127-rdf</text:a>
</text:p>
      <!--NEWS-->
      <text:h text:style-name="P10" text:outline-level="1">
<text:span text:style-name="T4">
Liberals make the United States look like North Korea? When the northern person becomes the right -wing allies in the United States</text:span>
</text:h>
      <text:p text:style-name="P4">
Creator: CHARLES HOMANS</text:p>
      <text:p text:style-name="P4">
Publisher: https://www.facebook.com/nytimeschinese</text:p>
      <text:p text:style-name="P4">
Published Time: 2023-07-04T05:59:46+08:00</text:p>
      <text:p text:style-name="P4">
Description: Park Yumei has become famous for publicly about North Korea's dark life and his escape experience. Now he is involved in the field of US politics and has become a right -wing media star. She said that the teaching of American universities is comparable to the brainwashing of the North Korean regime, criticizing politics and "awakening" culture. Jeenah Moon for the New York Times "I think many Americans think that the United States does not know why it is not affected by tyranny," recently, Park Shark told the crowd at an event in Queens.</text:p>
      <text:p text:style-name="P4">
Images: ["<text:a xlink:type="simple" xlink:href="https://static01.nyt.com/images/2023/06/21/multimedia/00pol-Defector-jkqz/00pol-Defector-jkqz-master1050.jpg" text:style-name="Internet_20_link" text:visited-style-name="Visited_20_Internet_20_Link">
00pol-Defecto...</text:a>
", "<text:a xlink:type="simple" xlink:href="https://static01.nyt.com/images/2023/06/22/multimedia/22pol-Defector-pzbh/22pol-Defector-pzbh-master1050.jpg" text:style-name="Internet_20_link" text:visited-style-name="Visited_20_Internet_20_Link">
22pol-Defecto...</text:a>
"]</text:p>
      <text:p text:style-name="P4">
Category: 美国</text:p>
      <text:p text:style-name="P4">
Type: Article</text:p>
      <!--METADATA-->
      <text:p text:style-name="P4">
<draw:frame draw:style-name="fr1" draw:name="Image113" text:anchor-type="as-char" svg:width="6.9236in" svg:height="4.615733in" draw:z-index="0">
<draw:image xlink:href="../Images/cnnytimes/2023-07-04T05-59-46-08-00/00pol-Defector-jkqz-master1050.jpg" xlink:type="simple" xlink:show="embed" xlink:actuate="onLoad" draw:mime-type="image/jpeg"/>
</draw:frame>
"As a little girl living in North Korea, the first thing my mother taught me was not even whispering, because birds and mice could hear my voice," Park Sharp The audience said.</text:p>
      <text:p text:style-name="P4">
"This is made by the dictator: they laid the seeds of suspicion everywhere, and there are distrust of people between people, and even family members. The teacher told their children," she continued, "If your parents say If you shouldn't say, let's tell the teacher. '"</text:p>
      <text:p text:style-name="P4">
In the stage of television, the stage of the conference, and the best -selling memoirs, Park Shark has repeatedly told this story. In the past ten years, she has been one of the most famous northern people in the world, and has escaped the isolation and totalitarian country of the Jin family.</text:p>
      <text:p text:style-name="P4">
But in recent years, she has added a new post.</text:p>
      <text:p text:style-name="P4">
"Now," she told the audience on Long Island last weekend, "I saw the same thing in the United States."</text:p>
      <text:p text:style-name="P4">
Conservative experts and politicians have long warned that liberal economy and cultural politics will bring the United States on the left -wing authority. But they have never had allies like Park Yumei until two years ago. The 29 -year -old Park Shark is a refugee from North Korea. This is the most infamous Stalinist country left over the world. She claims that her personal experience has confirmed these most terrible fear: for example, she will compare racism in mathematics teaching with courses she accepted in Korean schools when she was a child.</text:p>
      <text:p text:style-name="P4">
In an interview with Fox News host Mark Lvin last month, Park Shark described his undergraduate experience in Columbia University in the past few years, saying that the school's teaching method "was used by the North Korean regime to brainwash people for people. method". She said, "I think", the left -wing thoughts in American education institutions instill "the biggest threat to our country and our civilization."</text:p>
      <text:p text:style-name="P4">
She is now condemning Hillary Clinton, who had spoke with her as a "deadly scammer and liar", and criticized the cross -sex marketing activities: "Political correctness has wiped out women," she recently was on Facebook Written.</text:p>
      <text:p text:style-name="P4">
<draw:frame draw:style-name="fr1" draw:name="Image114" text:anchor-type="as-char" svg:width="6.9236in" svg:height="4.530013in" draw:z-index="0">
<draw:image xlink:href="../Images/cnnytimes/2023-07-04T05-59-46-08-00/22pol-Defector-pzbh-master1050.jpg" xlink:type="simple" xlink:show="embed" xlink:actuate="onLoad" draw:mime-type="image/jpeg"/>
</draw:frame>
Most of the time after Park Sharp lived in the attention of the media. When she was 13 years old, she fled North Korea, appeared in a popular TV show in South Korea many years later, and then wrote a memoir "To Live". William Campbell/Corbis, Via Getty Images</text:p>
      <text:p text:style-name="P4">
All this is emphasizing warning that these dissatisfaction is more sinister than that everything that adds up in Fox News. "I think many Americans think that the United States does not know why it is immune to tyranny, and the dictatorship starts like North Korea," said at an event hosted by a conservative organization "US turning point" in the Queens District. "But things are not like that. It starts with amazing equal promises. They promised us a socialist paradise."</text:p>
      <text:p text:style-name="P4">
"With this promise," she also said, "They took away everything from us little by little." The crowd stood up twice to applaud her.</text:p>
      <text:p text:style-name="P4">
It is extremely rare that Park Shark's transformation from a celebrity to the north to a loud and loud critic for freedom and politics. Of the tens of thousands of people escaped from North Korea, few people were involved in domestic politics of shelter.</text:p>
      <text:p text:style-name="P4">
However, under the encouragement of exaggerating its words and spreading concerns, Park Reinion, which became a citizen of American citizens in 2021, found a place where it was favorable.</text:p>
      <text:p text:style-name="P4">
Her second book "Taking Taking Time"(While Time Remains)Published in February, she claimed to be "a warning to Americans", and her sales had exceeded her hard -selling memoirs in 2015. She is a frequent right -handed TV network and podcast, and a speaker of conservative universities and think tanks.</text:p>
      <text:p text:style-name="P4">
In the spring of this year, she became a speaker of the "American Turn Point", and the right -wing activist who has recently expelled the "Truth Plan" and recently expelled from the "Truth Plan" [James Ouyff], who has recently been expelled from the "Truth Plan",(https://www.nytimes.com/2023/02/20/us/politics/james-okeefe-project-veritas.html)Wait for the characters to attend the meeting together.</text:p>
      <text:p text:style-name="P4">
Her recent changes have caused the retreat of some past allies and supporters, and they are worried that her involvement in the American Culture War may affect her effect as a human rights advocate. Some observers who were concerned about her career noticed that she had reshaped her past experience and questioned the accuracy of her narrative. They were surprised by her recent behavior.</text:p>
      <text:p text:style-name="P4">
"She is a amazing performer," said Jie Song, a professor of North Korean Research at the Asian Research Institute of the University of Melbourne by the Australian Research Institute of Melbourne. "She is very smart. She always makes an article on keywords."</text:p>
      <text:p text:style-name="P4">
advertise</text:p>
      <text:p text:style-name="P4">
<text:span text:style-name="T4">
 Diaoli celebrities </text:span>
</text:p>
      <text:p text:style-name="P4">
Park Yumei, who is currently living in New York, said in a recent interview that her own political views are not as strong as she often expressed in the media. "I support same -sex marriage and is very liberal in society," she said. "I never thought that she was a conservative." When asked if she recognized herself as a conservative now, she denied it.</text:p>
      <text:p text:style-name="P4">
She compared the original intention of the second book to Alexis Dekovir. "He came to the United States from France -studying American democracy," she said. "So, what if a Korean people see the United States and analyze the United States?"</text:p>
      <text:p text:style-name="P4">
Most of the time after Park Reinion has lived in the media in some form of review. In 2007, at the age of 13, she fled North Korea with her mother. Five years later, she participated in the popular variety show "<text:a xlink:type="simple" xlink:href="https://cn.nytimes.com/asia-pacific/20190531/korea-tv-reunification/" text:style-name="Internet_20_link" text:visited-style-name="Visited_20_Internet_20_Link">
Now see you</text:a>
", The protagonist is the young woman from the northern northern.</text:p>
      <text:p text:style-name="P4">
Park Yanmei in 2015. In South Korea, she participated in a popular variety show mainly based on young women. Andrew TOTH/Getty Images</text:p>
      <text:p text:style-name="P4">
The show premiered in 2011, making North Koreans attract new attention in South Korea's popular culture. Park Yumei is one of the most dazzling stars in the show. She is cheerful and describes that her Korean family is relatively wealthy. She is called "North Korea's Paris Hilton".</text:p>
      <text:p text:style-name="P4">
"I think many Koreans have learned a lot of things from that program," said Jon H. Lee, a reporter reported by North Korea and South Korea for the Associated Press. "But it also created a celebrity culture."</text:p>
      <text:p text:style-name="P4">
advertise</text:p>
      <text:p text:style-name="P4">
In 2014, Park Shark was invited to give a speech at the World Youth Leadership Summit held in Dublin, telling the story of his life in North Korea and the darkest in the process of escape.Park Yanmei's short speech <text:a xlink:type="simple" xlink:href="https://www.youtube.com/watch" text:style-name="Internet_20_link" text:visited-style-name="Visited_20_Internet_20_Link">
Video</text:a>
It is widely spread online, and a 21 -year -old thin woman in the video is wearing <text:a xlink:type="simple" xlink:href="https://www.nytimes.com/2022/04/09/style/one-garments-journey-through-history.html" text:style-name="Internet_20_link" text:visited-style-name="Visited_20_Internet_20_Link">
Traditional Korean Clothing</text:a>
With tears and trembling telling a terrible story, which made Park Yanmei a celebrity of international humanitarianism. For a few months, she signed a book -out agreement with Penguin Langdon Book House to write memoirs with Marian Walles, which was the writer of Hillary Clinton.</text:p>
      <text:p text:style-name="P4">
Park Shark tells the stories to Korean audiences and <text:a xlink:type="simple" xlink:href="https://www.marieclaire.com/politics/news/a16414/yeonmi-park-escape-from-north-korea/" text:style-name="Internet_20_link" text:visited-style-name="Visited_20_Internet_20_Link">
The story telling today</text:a>
There are obvious inconsistencies between them. Australian journalist Mary An Jolly <text:a xlink:type="simple" xlink:href="https://www.youtube.com/watch" text:style-name="Internet_20_link" text:visited-style-name="Visited_20_Internet_20_Link">
Detailed report</text:a>
A contradictory and disagreeable details, from the government at the government described to the geographical details of the escape, the death of her father in China, and her detention in Mongolia.</text:p>
      <text:p text:style-name="P4">
Park Shark was criticized for his description of his life experience. She blame some inconsistent situations on language barriers and trauma effects. Jeenah Moon for the New Yorktimes</text:p>
      <text:p text:style-name="P4">
Park Yumei raised some of the criticisms of Juli, but also acknowledged other criticisms. She said that some were caused by language difficulties or trauma effects. She said that some of them originated from the random use of her identity by Korean show producers.</text:p>
      <text:p text:style-name="P4">
<text:span text:style-name="T4">
 No more fantasy for the elite </text:span>
</text:p>
      <text:p text:style-name="P4">
advertise</text:p>
      <text:p text:style-name="P4">
Park Shamei said that when she wrote the first book, she and the publisher noticed the suspicion caused by Juli's article. Both she and Walles <text:a xlink:type="simple" xlink:href="https://www.theguardian.com/world/2015/mar/15/park-yeon-mi-north-korea-defector" text:style-name="Internet_20_link" text:visited-style-name="Visited_20_Internet_20_Link">
Represents</text:a>
Through interviews with family members and other northern people, they confirmed her story as much as possible.</text:p>
      <text:p text:style-name="P4">
According to the data of Circana BookScan, the sales volume of the hardcover and peaceful installation of "To Live" exceeded 130,000 copies. Park Shark received widespread attention from the media. She received an invitation from Jeff Bezos's private party and and with Scarlett Johnson <text:a xlink:type="simple" xlink:href="https://www.facebook.com/officialyeonmipark/photos/a.834011640050263/1817628525021898/" text:style-name="Internet_20_link" text:visited-style-name="Visited_20_Internet_20_Link">
selfie</text:a>
Essence She and the founder of Audemars Piguet Joe Jobia <text:a xlink:type="simple" xlink:href="https://www.nytimes.com/2017/05/04/fashion/joe-gebbia-yeonmi-park-met-gala.html" text:style-name="Internet_20_link" text:visited-style-name="Visited_20_Internet_20_Link">
Participated in MET GALA</text:a>
, And gave a speech with Hillary on the same stage (it was an event co -organized by the New York Times). Park Shark later wrote that Hillary Clinton looked at her eyes after the speech, "promised that she would do my best to help North Korea Women. (Hillary spokesman Nick Merrill said that Hillary and the staff who were present at the time did not remember her saying this.)</text:p>
      <text:p text:style-name="P4">
However, in her new book, Park Yanmei wrote that her contact with the elite disappointed her. She began to believe that they were more interested in emotional satisfaction, not action.</text:p>
      <text:p text:style-name="P4">
In 2016, she began to study human rights from Columbia University, hoping to become a professional advocate. But some people who met her at the time said that the process of transforming from a celebrity with different political opinions to a more concerned of a fidelity did not seem to be smooth.</text:p>
      <text:p text:style-name="P4">
She tried to use her star influence to help an organization called "North Korea's Freedom". The organization organized funds for a sisters in South Korea, which rescued North Korean refugees from China -this is what she likes to do. However, Park Zhen (Yin), a former human rights activist who worked with her at the time, said that Park Shark was not able to do this role and soon left.</text:p>
      <text:p text:style-name="P4">
"We think she may be a good funding person, because she has contacts and networks," he said. "I think she has worked hard, but asking others for money is not as easy as it sounds." (Park Yumei said that she quickly realized that she was too busy at the time and was not suitable for this role.)</text:p>
      <text:p text:style-name="P4">
Shortly after graduating in 2020, Park Yanmei and his son were attacked while walking in Chicago, and the wallet was robbed. She said that when she recorded a black woman who attacked her with her mobile phone, another woman yelled at her and said she was a racist. (The court records show that the attacker was arrested later and acknowledged the crime of illegal detention.)</text:p>
      <text:p text:style-name="P4">
Park Yanmei was held at the "US turning point" at a event in Changdao. She said the organization gave her $ 6,600 a month. Jeenah Moon for the New Yorktimes</text:p>
      <text:p text:style-name="P4">
She wrote that the incident became a turning point in her political career. "This shows how serious the disease that" Awakening "has developed in the United States, how humane it has made the normal people." She started looking for like -mindedness. Allies.</text:p>
      <text:p text:style-name="P4">
After reading a book of Canadian psychologist and popular conservative media person Jordan Peterson, she found his daughter Mihayra. She was a podcast anchor and a lifestyle on social media. Internet celebrities; Mihayra invited her to her own podcast. I heard that Peter Sen was a collector of Soviet art. Park Shark sent him a North Korean postcard he had preserved.</text:p>
      <text:p text:style-name="P4">
Peter Sen invited her to her own podcast who told her experience at Columbia University in the podcast. This interview attracted the attention of conservative media. Shortly after that, Simon and Schost's conservative publishing house Thresholdeditions signed a publishing agreement with her at a price of $ 500,000. Peterson wrote the foreword for this book.</text:p>
      <text:p text:style-name="P4">
<text:span text:style-name="T4">
 "This is a free society" </text:span>
 **</text:p>
      <text:p text:style-name="P4">
Park Yanmei always believes that the recent outspoken has made her pay the price instead of earning money. Although the prepaid on "Time" is considerable, it is far lower than the 1.1 million US dollars received by her previous book. She said that the invitation of corporate speeches with expensive compensation is now poor, and the income of these activities has accounted for a large part of her income."The establishment of a school in the North Korean regime is not to teach children how to think, but to instill them in faith," Hughes wrote, and he also pointed out the danger of "group thinking and collectivism." In view of the equal education plan implemented by his area, "it should be reminiscent of the example of North Korea", he wrote.</text:p>
      <text:p text:style-name="P4">
Park Yumei said that her latest position change may not be the last time.</text:p>
      <text:p text:style-name="P4">
"I may write a completely different work in five years," she said. "I might say that everything I wrote in the second book is stupid. But it's okay."</text:p>
      <text:p text:style-name="P4">
She laughed. "This is a free society," she said.</text:p>
      <text:p text:style-name="P4">
News Source: <text:a xlink:type="simple" xlink:href="https://cn.nytimes.com/usa/20230704/yeonmi-park-north-korea-republicans/" text:style-name="Internet_20_link" text:visited-style-name="Visited_20_Internet_20_Link">
https://cn.nytimes.com/usa/20230704/yeonmi-park-north-korea-republicans/</text:a>
</text:p>
      <!--NEWS-->
      <text:h text:style-name="P10" text:outline-level="1">
<text:span text:style-name="T4">
Chinese official media frequently publicize "Western Dechat" scholar: brainwashing in front of the crisis</text:span>
</text:h>
      <text:p text:style-name="P4">
Author: None</text:p>
      <text:p text:style-name="P4">
Publisher: Radio Free Asia (Organization)</text:p>
      <text:p text:style-name="P4">
Published Time: 2023-07-04T06:19:00-04:00</text:p>
      <text:p text:style-name="P4">
Modified Time: 2023-07-04T12:36:59-04:00</text:p>
      <text:p text:style-name="P4">
Description: None</text:p>
      <text:p text:style-name="P4">
Videos: []</text:p>
      <text:p text:style-name="P4">
Audios: ["<text:a xlink:type="simple" xlink:href="https://www.rfa.org/mandarin/yataibaodao/zhengzhi/gt2-07042023061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00844in" draw:z-index="0">
<draw:image xlink:href="../Images/rfamandarin/2023-07-04T06-19-00-04-00/000000.png" xlink:type="simple" xlink:show="embed" xlink:actuate="onLoad" draw:mime-type="image/png"/>
</draw:frame>
Official media frequently propagate the analysis of Western declining scholars that Chinese society is facing crisis and brainwashing and ugly capitalism. <text:a xlink:type="simple" xlink:href="https://www.rfa.org/mandarin/yataibaodao/zhengzhi/gt2-07042023061841.html/@@images/image" text:style-name="Internet_20_link" text:visited-style-name="Visited_20_Internet_20_Link">
</text:a>
Agence France-Presse information picture <text:a xlink:type="simple" xlink:href="https://www.rfa.org/mandarin/yataibaodao/zhengzhi/gt2-07042023061841.html/@@stream" text:style-name="Internet_20_link" text:visited-style-name="Visited_20_Internet_20_Link">
Audio-Link: https://www.rfa.org/mandarin/yataibao/Zhengzhi/GT2-07042023061841.html/@stream</text:a>
China's official media Xinhua News Agency, People's Daily, Guangming.com and other central media have recently posted documents, rendering the news of the economic recession such as comprehensive poverty, difficulty in food and clothing, and refugee influx of developed western countries. But this move has caused the public to ridicule.</text:p>
      <text:p text:style-name="P4">
<text:a xlink:type="simple" xlink:href="https://www.rfa.org/mandarin/yataibaodao/zhengzhi/kw-02092023113642.html" text:style-name="Internet_20_link" text:visited-style-name="Visited_20_Internet_20_Link">
<text:span text:style-name="T4">
 Xi Jinping emphasized "Chinese -style modernization" scholar: aimed at fighting with the West </text:span>
</text:a>
<text:span text:style-name="T4">
* <text:a xlink:type="simple" xlink:href="https://www.rfa.org/mandarin/yataibaodao/meiti/hc-01052022120050.html" text:style-name="Internet_20_link" text:visited-style-name="Visited_20_Internet_20_Link">
What are the new tricks in the "Dawai President" of China and Outside China? </text:a>
</text:span>
</text:p>
      <text:p text:style-name="P4">
According to the economic data released by Chinese official last weekend, the third consecutive month of manufacturing activities in June has shrunk. The PMI index of non -manufacturing activities, especially the service industry, has fallen from 54.5%in May to June. 53.2; the youth unemployment rate a month ago exceeded 20%. Since then, reports on poverty on poverty on the western developed countries have spread on the Internet.</text:p>
      <text:p text:style-name="P4">
On June 29, Xinhua News Agency reported that the title was "One -Seventh -year of the British last year"; on the 30th, the title reported by China Youth Network was "Los Angeles Unknown to the streets on the street" and so on. The above official reports immediately sparked ridiculed by netizens. Some netizens said, "Will it be the hungry land in Canada and Australia tomorrow?" Some netizens asked, "The British really can't, the Prime Minister rides the street and runs. Is this Xinhua News Agency or Deyun Society?"</text:p>
      <text:p text:style-name="P4">
Netizens sorted out news about the "one -third of the British who could not eat" by Xinhua News Agency, and mocked. (Weibo screenshot) <text:a xlink:type="simple" xlink:href="https://www.rfa.org/mandarin/yataibaodao/zhengzhi/gt2-07042023061841.html/image.jpg" text:style-name="Internet_20_link" text:visited-style-name="Visited_20_Internet_20_Link">
</text:a>
Senior commentator Zheng Xuguang believed in an interview with this station on Tuesday that the news that the party media or local media quoted official media, they were deliberately dwarfing developed countries. Tell the people that people in Western countries can not eat enough. It is not strange to have a more tragic scene. In addition, according to these experts such as Liu Yuanchun, Shanghai University of Finance and Economics, the unemployment rate of young people in China is more than 20%, and It will continue to deteriorate. Under such circumstances, I think the official media report is the brainwashing and publicity war on the public. "</text:p>
      <text:p text:style-name="P4">
Official media and local media reproduced the news of the West to return to poverty</text:p>
      <text:p text:style-name="P4">
Summarizing the recent reporting perspective of Chinese official media, local media and self -media, focusing on economic recession in developed countries, Western refugees may pour into China, including "the younger generation in Japan is not full, no deposit"; , Australians can't afford to eat ";" 30 million people in the United States are hungry and 43 million people are homeless. " Forced to starve "and so on.</text:p>
      <text:p text:style-name="P4">
However, experts such as Chinese economists and presidents of Shanghai University of Finance and Economics Liu Yuanchun recently warned in the "China Macroeconomic Analysis and Forecast Report in the mid -2023" that Chinese youth unemployment problems will continue to intensify in the short term and may last for 10 years. If it is not handled properly, it will not only trigger social problems, but also trigger political problems.</text:p>
      <text:p text:style-name="P4">
From left: Netizens ridiculed Zhang Weizhi and said sharply. Netizens use the UK's minimum wage to compare the salary of the Chinese. Netizens ridiculed the living standards of the people of official media to distort the people of developed countries. Netizens ridiculed Xinhua News Agency to say that the cross talk is Deyun Society. (Web screenshot/ancient pavilion provided) <text:a xlink:type="simple" xlink:href="https://www.rfa.org/mandarin/yataibaodao/zhengzhi/gt2-07042023061841.html/m0704-gt2p1234.jpg" text:style-name="Internet_20_link" text:visited-style-name="Visited_20_Internet_20_Link">
</text:a>
Zhejiang scholar Jiang Yi said in an interview with this station that experts such as Liu Yuanchun objectively stated and predicted that the current economic development of China is very serious, and the authorities are facing huge political security hazards.</text:p>
      <text:p text:style-name="P4">
He said: "This is a huge threat for the so -called stability. Because these young people can't find a job, they will be dissatisfied with the authorities, and their dissatisfaction will increase. The challenges brought to the maintenance of stability, it creates a good socialist and capitalist argument through brainwashing. This approach has been used many times after the CCP's establishment of politics. "</text:p>
      <text:p text:style-name="P4">
<text:span text:style-name="T4">
 Official media dwarfed Western developed countries to protect politics stability </text:span>
</text:p>
      <text:p text:style-name="P4">
According to Bloomberg, the above -mentioned "China Macroeconomic Analysis and Forecast Report" published in the mid -June in the middle of June is 110 pages. "" ". In addition to Liu Yuanchun, the reporter's writer also includes Liu Xiaoguang, a professor at the National Development and Strategy Research Institute of Renmin University of China, and Yan Yan, chairman and president of China Integrity International, and joint deputy director of the Institute of Economic Research, Renmin University of China.</text:p>
      <text:p text:style-name="P4">
The report pointed out that the key to solving problems is to "improve the construction of the rule of law" and "improve the protection of private property rights" to make up for the confidence of the Chinese people's confidence in the construction of the rule of law since the new crown epidemic.Some netizens said when they responded to the living standards of Xinhua News Agency dwarfed developed countries, "Hey, this year's netizens can all have high IQ.</text:p>
      <text:p text:style-name="P4">
Reporter: Ancient Pavilion Editor: Chen Meihua and Xu Shuting He Ping.com Edited: Ruizhe</text:p>
      <text:p text:style-name="P4">
News Source: <text:a xlink:type="simple" xlink:href="https://www.rfa.org/mandarin/yataibaodao/zhengzhi/gt2-07042023061841.html" text:style-name="Internet_20_link" text:visited-style-name="Visited_20_Internet_20_Link">
https://www.rfa.org/mandarin/yataibaodao/zhengzhi/gt2-07042023061841.html</text:a>
</text:p>
      <!--NEWS-->
      <text:h text:style-name="P10" text:outline-level="1">
<text:span text:style-name="T4">
Taiwan can build the Satellite Internet in Ukraine, and pay attention to the anti -anti -strikes of submarine cables (Free Version)</text:span>
</text:h>
      <text:p text:style-name="P4">
Author: Clarence Leong</text:p>
      <text:p text:style-name="P4">
Publisher: 华尔街日报中文网</text:p>
      <text:p text:style-name="P4">
Published Time: 2023-07-04T06:30:00.000Z</text:p>
      <text:p text:style-name="P4">
Modified Time: 2023-07-04T06:30:00.000Z</text:p>
      <text:p text:style-name="P4">
Created Time: 2023-07-04T04:14:00.000Z</text:p>
      <text:p text:style-name="P4">
Description: In the face of Russia's offensive, Ukraine maintains broadband access capabilities, which inspires the Taiwan government to seek communication toughness when intensifying the tension with China.</text:p>
      <text:p text:style-name="P4">
Images: []</text:p>
      <text:p text:style-name="P4">
Categories: ['国际']</text:p>
      <text:p text:style-name="P4">
Keywords: SYND,LINK:EN|WP-WSJ-0001027381</text:p>
      <text:p text:style-name="P4">
Type: Article</text:p>
      <!--METADATA-->
      <text:p text:style-name="P4">
The ships hanging on the Chinese flag broke the two submarine cables in Taiwan this year, <text:a xlink:type="simple" xlink:href="https://cn.wsj.com/articles/CN-BGH-20230308152146" text:style-name="Internet_20_link" text:visited-style-name="Visited_20_Internet_20_Link">
leading to some parts of Taiwan</text:a>
This is to remind people that once a conflict with China, this democratic governance island's communication network will expose a major weakness.</text:p>
      <text:p text:style-name="P4">
News Source: <text:a xlink:type="simple" xlink:href="https://cn.wsj.com/articles/%E5%8F%B0%E6%B9%BE%E5%8F%96%E7%BB%8F%E4%B9%8C%E5%85%8B%E5%85%B0%E6%9E%84%E5%BB%BA%E5%8D%AB%E6%98%9F%E4%BA%92%E8%81%94%E7%BD%91-%E5%85%B3%E6%B3%A8%E6%B5%B7%E5%BA%95%E7%94%B5%E7%BC%86%E6%8A%97%E6%89%93%E5%87%BB%E6%80%A7-bb4fe069" text:style-name="Internet_20_link" text:visited-style-name="Visited_20_Internet_20_Link">
https://cn.wsj.com/articles/%E5%8F%B0%E6%B9%BE%E5%8F%96%E7%BB%8F%E4%B9%8C%E5%85%8B%E5%85%B0%E6%9E%84%E5%BB%BA%E5%8D%AB%E6%98%9F%E4%BA%92%E8%81%94%E7%BD%91-%E5%85%B3%E6%B3%A8%E6%B5%B7%E5%BA%95%E7%94%B5%E7%BC%86%E6%8A%97%E6%89%93%E5%87%BB%E6%80%A7-bb4fe069</text:a>
</text:p>
      <!--NEWS-->
      <text:h text:style-name="P10" text:outline-level="1">
<text:span text:style-name="T4">
The decline in the Chinese stock market has made investors hope to be in government stimulus (Free Version)</text:span>
</text:h>
      <text:p text:style-name="P4">
Authors: ['Leng']</text:p>
      <text:p text:style-name="P4">
Publisher: 英国《金融时报》</text:p>
      <text:p text:style-name="P4">
Time: 2023-07-04T06:31:17+00:00</text:p>
      <text:p text:style-name="P4">
Published Time: 2023-07-03T12:00:99+08:00</text:p>
      <text:p text:style-name="P4">
Modified Time: 2023-07-04T02:29:99+08:00</text:p>
      <text:p text:style-name="P4">
Description: The recent Chinese economic data made stock strategists believe that the government may introduce some form of stimulus measures to help reverse market emotions.</text:p>
      <text:p text:style-name="P4">
Images: ["<text:a xlink:type="simple" xlink:href="https://thumbor.ftacademy.cn/unsafe/picture/4/000186364_piclink.jpg" text:style-name="Internet_20_link" text:visited-style-name="Visited_20_Internet_20_Link">
000186364_pic...</text:a>
"]</text:p>
      <text:p text:style-name="P4">
Themes: ['中国经济', '关注']</text:p>
      <text:p text:style-name="P4">
Keywords: ['中国股市', '中国经济', '房地产']</text:p>
      <text:p text:style-name="P4">
Type: Article</text:p>
      <!--METADATA-->
      <text:p text:style-name="P4">
<draw:frame draw:style-name="fr1" draw:name="Image124" text:anchor-type="as-char" svg:width="6.9236in" svg:height="3.894525in" draw:z-index="0">
<draw:image xlink:href="../Images/FT Chinese Free Version/2023-07-04T06-31-17-00-00/000186364_piclink.jpg" xlink:type="simple" xlink:show="embed" xlink:actuate="onLoad" draw:mime-type="image/jpeg"/>
</draw:frame>
In January this year, after the cancellation of strict epidemic prevention restrictions, the Chinese stock market soared, Goldman Sachs(Goldman Sachs)The strategyist proposes that rising by 46%within a few weeks is just the beginning.</text:p>
      <text:p text:style-name="P4">
"In the global context of 2023, China seems to be in a favorable position in terms of growth, policy and inflation cycle," they believe that they also point Even 20%. In the next few weeks, the MSCI China Index(MSCI China index)It rose nearly 10%.</text:p>
      <text:p text:style-name="P4">
News Source: <text:a xlink:type="simple" xlink:href="http://www.ftchinese.com/story/001100149" text:style-name="Internet_20_link" text:visited-style-name="Visited_20_Internet_20_Link">
http://www.ftchinese.com/story/001100149</text:a>
</text:p>
      <!--NEWS-->
      <text:h text:style-name="P10" text:outline-level="1">
<text:span text:style-name="T4">
The United States and Britain condemned the eight people in Hong Kong's Hong Kong Wanted Red Wanted Overseas Hong Kong people in violation of the National Security Law</text:span>
</text:h>
      <text:p text:style-name="P4">
Author: 联合早报 (Person)</text:p>
      <text:p text:style-name="P4">
Publisher: 联合早报 (Organization)</text:p>
      <text:p text:style-name="P4">
Published Time: 2023-07-04T07:03</text:p>
      <text:p text:style-name="P4">
Modified Time: 2023-07-04T16:18</text:p>
      <text:p text:style-name="P4">
Description: The United States and Britain expressed condemnation for the Hong Kong democratic activities of Hong Kong, who wanted to reward the Hong Kong police, and wanted eight exiled overseas Hong Kong democratic activities. Reuters reported that the United States condemned the move through the State Council spokesman on Monday (July 3), saying that the move "created a dangerous precedent and threatened the world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英国', '香港', '中国', '美国']</text:p>
      <!--METADATA-->
      <text:p text:style-name="P4">
The United States and Britain expressed condemnation for the Hong Kong democratic activities of Hong Kong, who wanted to reward the Hong Kong police, and wanted eight exiled overseas Hong Kong democratic activities.</text:p>
      <text:p text:style-name="P4">
Reuters reported that the United States condemned the move through the State Council spokesman on Monday (July 3), saying that the move "created a dangerous precedent and threatened the human rights and basic freedom of people around the world."</text:p>
      <text:p text:style-name="P4">
On the same day, British Foreign Minister Cleverly issued a warning to China: "We will not tolerate any attempts to intimidate and suppress individuals in the UK and other countries. Come forward for the person who treats this. "</text:p>
      <text:p text:style-name="P4">
The National Security Office of the Hong Kong Police Department announced on Monday that a total of 8 million Hong Kong dollars (about S $ 1.38 million) wanted eight overseas Hong Kong people who were accused of violating the "Hong Kong National Security Law", including former Legislative Council members Xu Zhifeng, Luo Guancong and Luo Guancong and Luo Guancong and Guo Rongzheng; the other five wanted people were Ren Jianfeng, Yuan Gongyi, Guo Fengyi, Mongolian Zhaoda and Liu Zudi. Each of the wanted people hung HK $ 1 million.</text:p>
      <text:p text:style-name="P4">
<draw:frame draw:style-name="fr1" draw:name="Image125" text:anchor-type="as-char" svg:width="6.9236in" svg:height="4.615733in" draw:z-index="0">
<draw:image xlink:href="../Images/zaobao world/2023-07-04T07-03/000000.png" xlink:type="simple" xlink:show="embed" xlink:actuate="onLoad" draw:mime-type="image/png"/>
</draw:frame>
The National Security Office of the Hong Kong Police Department held a press conference on Monday (July 3) in the afternoon that the police had applied for an arrest warrant. From left), Yuan Gongyi, Guo Fengyi, Guo Rongzhang, Xu Zhifeng (from the left), Mongolian Zhaoda, Liu Zudi and Luo Guancong, each of them hangs red 1 million Hong Kong dollars. (Hong Kong Zhongtong News Agency)</text:p>
      <text:p text:style-name="P4">
This is the first time that the "Hong Kong National Security Law" was implemented on June 30, 2020, the Hong Kong Police Department's National Security Office was the first time that Hong Kong people who had been fled overseas by the National Security Law were wanted.</text:p>
      <text:p text:style-name="P4">
News Source: <text:a xlink:type="simple" xlink:href="https://www.zaobao.com.sg/realtime/world/story20230704-1410404" text:style-name="Internet_20_link" text:visited-style-name="Visited_20_Internet_20_Link">
https://www.zaobao.com.sg/realtime/world/story20230704-1410404</text:a>
</text:p>
      <!--NEWS-->
      <text:h text:style-name="P10" text:outline-level="1">
<text:span text:style-name="T4">
Three explosion policemen in Washington Special Economic Zone in 15 minutes to catch the attacker</text:span>
</text:h>
      <text:p text:style-name="P4">
Author: 联合早报 (Person)</text:p>
      <text:p text:style-name="P4">
Publisher: 联合早报 (Organization)</text:p>
      <text:p text:style-name="P4">
Published Time: 2023-07-04T07:15</text:p>
      <text:p text:style-name="P4">
Modified Time: 2023-07-04T09:56</text:p>
      <text:p text:style-name="P4">
Description: The three retail facilities in Washington, USA (July 2nd) have exploded one after another within 15 minutes. Police reward the criminals and provide clue arrest personnel to receive a bounty of $ 20,000 (about S $ 27,000). Reuters reports that the police in Washington Special Economic Zone made a voice ...</text:p>
      <text:p text:style-name="P4">
Videos: []</text:p>
      <text:p text:style-name="P4">
Audios: []</text:p>
      <text:p text:style-name="P4">
Images: []</text:p>
      <text:p text:style-name="P4">
Type: NewsArticle</text:p>
      <text:p text:style-name="P4">
Breadcrumbs: ['即时', '国际']</text:p>
      <text:p text:style-name="P4">
Keywords: ['华盛顿', '爆炸', '美国']</text:p>
      <!--METADATA-->
      <text:p text:style-name="P4">
The three retail facilities in Washington, USA (July 2nd) have exploded one after another within 15 minutes. Police reward the criminals and provide clue arrest personnel to receive a bounty of $ 20,000 (about S $ 27,000).</text:p>
      <text:p text:style-name="P4">
Reuters reported that the Police of Washington Special Administrative Region issued a statement saying that the explosion occurred on Sunday morning in northeast Washington was not causing casualties, but all three places were destroyed.</text:p>
      <text:p text:style-name="P4">
During the explosion together, someone threw "an object similar to a burning bottle" at a Safeway chain store, and then escaped by car.</text:p>
      <text:p text:style-name="P4">
The other two explosions occurred outside a automatic withdrawal machine and a Nike shoe store, and the three facilities were closed when the explosion occurred.</text:p>
      <text:p text:style-name="P4">
It is unclear how many suspects are looking for, but the police have announced a photo of a suspect and a vehicle that may be used for attacks.</text:p>
      <text:p text:style-name="P4">
The Police of Washington Special Administrative Region said that the three explosions on Sunday seemed to be targeted at commercial facilities, not for the people.</text:p>
      <text:p text:style-name="P4">
News Source: <text:a xlink:type="simple" xlink:href="https://www.zaobao.com.sg/realtime/world/story20230704-1410406" text:style-name="Internet_20_link" text:visited-style-name="Visited_20_Internet_20_Link">
https://www.zaobao.com.sg/realtime/world/story20230704-1410406</text:a>
</text:p>
      <!--NEWS-->
      <text:h text:style-name="P10" text:outline-level="1">
<text:span text:style-name="T4">
The Hong Kong police hanging a million -dollar eight social movements, Luo Guancong is worried about the threat of security</text:span>
</text:h>
      <text:p text:style-name="P4">
Author: https://www.facebook.com/bbcworldservice/</text:p>
      <text:p text:style-name="P4">
Publisher: BBC News 中文</text:p>
      <text:p text:style-name="P4">
Published Time: 2023-07-04T07:21:47.000Z</text:p>
      <text:p text:style-name="P4">
Modified Time: 2023-07-04T08:15:24.000Z</text:p>
      <text:p text:style-name="P4">
Description: The Hong Kong Police National Security Department announced that it was eight people such as Luo Guancong and Xu Zhifeng, such as HK $ 1 million, and Luo Guancong, who was living in the UK, told BBC that he believed that his personal safety would become more dangerous.</text:p>
      <text:p text:style-name="P4">
Images: ["<text:a xlink:type="simple" xlink:href="https://ichef.bbci.co.uk/news/640/cpsprodpb/184F9/production/_130277599_gettyimages-1244448988.jpg" text:style-name="Internet_20_link" text:visited-style-name="Visited_20_Internet_20_Link">
_130277599_ge...</text:a>
"]</text:p>
      <text:p text:style-name="P4">
Videos: []</text:p>
      <text:p text:style-name="P4">
Tags: ['英国', '香港版国安法', '澳大利亚', '中國', '香港']</text:p>
      <text:p text:style-name="P4">
Type: Article</text:p>
      <!--METADATA-->
      <text:h text:style-name="P12" text:outline-level="3">
<text:span text:style-name="T4">
Hong Kong Police Hanging Million Wanted Eight Social Transporters, Luo Guancong was worried about the threat of security</text:span>
</text:h>
      <ul>
        <li>
James Landale, Alys Davies * BBC reporter</li>
      </ul>
      <text:p text:style-name="P4">
7:21 am on July 4, 2023 Recently updated: 8:15 am on July 4, 2023![] [] <text:a xlink:type="simple" xlink:href="Images/BBC Chinese/2023-07-04T07-21-47.000Z/_130277599_gettyimages-1244448988.jpg" text:style-name="Internet_20_link" text:visited-style-name="Visited_20_Internet_20_Link">
</text:a>
Image source, AFP</text:p>
      <text:p text:style-name="P4">
<text:span text:style-name="T4">
 Democrats who fled in Hong Kong told the BBC that his personal safety would become more dangerous because the authorities wanted to want to want to want to want to want to want to want to want. </text:span>
</text:p>
      <text:p text:style-name="P4">
Nathan Law, who is currently living in the UK, is one of the eight exile people wanted by the Hong Kong police.</text:p>
      <text:p text:style-name="P4">
The Hong Kong authorities rewarded HK $ 1 million (about 100,581 pounds; $ 127,637), collecting information that can lead to their arrest.</text:p>
      <text:p text:style-name="P4">
Luo Guancong said that due to the existence of a reward, he needs to "be more careful" in revealing his whereabouts.</text:p>
      <text:p text:style-name="P4">
These eight targeted activities were accused of collusion with foreign forces -this is a crime that may be sentenced to life imprisonment. After large -scale democratic protests in 2019, Hong Kong implemented a severe national security law three years ago. This crime is a crime under the National Security Law.</text:p>
      <text:p text:style-name="P4">
British Foreign Minister James Cleverly said that Britain "will not tolerate any intention to intimidate and sorrow in Britain and overseas individuals."</text:p>
      <text:p text:style-name="P4">
He said in a statement: "We call on Beijing to revoke the National Security Law and call on the Hong Kong authorities to stop those who maintain freedom and democracy."</text:p>
      <text:p text:style-name="P4">
Under the National Security Law, hundreds of democratic activities were arrested and convicted in Hong Kong.</text:p>
      <text:p text:style-name="P4">
Beijing has stated that this law is needed to stabilize the city, but critics claim that the law aims to suppress dissidents.</text:p>
      <text:p text:style-name="P4">
In this announcement, eight people named in the United Kingdom, the United States or Australia -have no extradition treaties between these countries and China.</text:p>
      <text:p text:style-name="P4">
Li Guihua, General Police Division of the Hong Kong Police, said that the crimes of "harm to Guoan are very serious".</text:p>
      <text:p text:style-name="P4">
He acknowledged that if they stayed abroad, the Hong Kong police could not arrest them, but said they would not stop law enforcement.</text:p>
      <text:p text:style-name="P4">
Luo Guancong is one of the main characters in the Hong Kong democracy protest. He said that although he felt that he was in the UK, the situation was "relatively safe", but after the news of the reward was announced, he had to be more cautious.</text:p>
      <text:p text:style-name="P4">
"Someone may be in the UK -or anywhere -provide some of my information (for Hong Kong authorities). For example, my whereabouts, when I transfer to some countries, they may be able to extradite me, "Luo Guancong said.</text:p>
      <text:p text:style-name="P4">
"All these may put my life in a dangerous situation. If I don't be careful about seeing or where to go. This makes me have to live a more cautious life."</text:p>
      <text:p text:style-name="P4">
<text:a xlink:type="simple" xlink:href="https://www.bbc.com/zhongwen/simp/chinese-news-66051256" text:style-name="Internet_20_link" text:visited-style-name="Visited_20_Internet_20_Link">
The Hong Kong Government will re -push the "23": What is the difference between the National Security Law? </text:a>
Luo Guancong posted a post on Twitter, urging others not to cooperate with the authorities in this matter, and said: "We should not limit ourselves, self -examination, intimidation, or living in fear."</text:p>
      <text:p text:style-name="P4">
Guo Fengyi, an exile activist who was included in the wanted list and the executive director of the "Hong Kong Democratic Commission", also expressed the same view, saying that the purpose of this reward was to threaten her and other activists.</text:p>
      <text:p text:style-name="P4">
"We are united to fight for our home -Hong Kong's freedom and democracy," she said in a statement.</text:p>
      <text:p text:style-name="P4">
Liu Zudi, also wanted, told the BBC that the "little pink" people who could encourage overseas to pro -pro -pro -Beijing "small pink" people would attack or harass them on their personal attacks.</text:p>
      <text:p text:style-name="P4">
Luo Guancong said that in the long run, he is not very worried about his future.</text:p>
      <text:p text:style-name="P4">
"In the final analysis, I wonder how countries with a strong rule of law system will cooperate or cooperate with the Hong Kong government to extradite any of us among us, because this is obviously a political crime and violates our basic human rights."</text:p>
      <text:p text:style-name="P4">
Australian Foreign Minister Pennywong said that the Australian government's announcement on the announcement of the reward "deeply disappointed" and said that Australia "still pays attention to the continued erosion of Hong Kong's human rights, freedom, and autonomy."</text:p>
      <text:p text:style-name="P4">
The other five in this reward list were Xu Zhifeng, Guo Rongzhang, Meng Zhanda, Yuan Gongyi, and Ren Jianfeng.</text:p>
      <text:p text:style-name="P4">
</text:p>
      <text:h text:style-name="P12" text:outline-level="3">
<text:span text:style-name="T4">
Eight people wanted by the Hong Kong Police National Security Department:</text:span>
</text:h>
      <ul>
        <li>
Luo Guancong -29 years old, a former member of the Hong Kong Legislative Council, was accused of sanctioning or hostile operations on China and Hong Kong from 2020 to 2022. Guo Rongzheng -45 years old. The Party Executive Committee was accused of supporting sanctions and hostile activities on mainland China and Hong Kong in 2021 to support foreign governments. Proposal Hong Kong and Taiwan independence<text:span text:style-name="T5">
 Ren Jianfeng -46 years old, the former convener of "Law and Government" was accused of meeting overseas officials last year to incite sanctions on Hong Kong officials; * Yuan Gongyi -74 years old, entrepreneurs, current affairs commentators, and former chairman of the "people's power" of political parties. ", Promote Hong Kong's self -determination, subvert the state power</text:span>
 Mongolian -51 years old, the former director of the Hong Kong Workers' Union Alliance (Industry Federation), was accused of discrediting the central and Hong Kong governments at a overseas conference last year, advocating Hong Kong and China. Liu Zudi -29 years old, a surveyor, was accused of establishing a "fried team" in 2019. He advocated "sacrificeism" on the online forum LIHKG. The executive director of the committee, accused of participating in the meeting and initiative overseas, met with foreign politicians and officials, and requested sanctions and hostile activities on China and Hong Kong.</li>
      </ul>
      <text:p text:style-name="P4">
News Source: <text:a xlink:type="simple" xlink:href="https://www.bbc.com/zhongwen/simp/chinese-news-66094657" text:style-name="Internet_20_link" text:visited-style-name="Visited_20_Internet_20_Link">
https://www.bbc.com/zhongwen/simp/chinese-news-66094657</text:a>
</text:p>
      <!--NEWS-->
      <text:h text:style-name="P10" text:outline-level="1">
<text:span text:style-name="T4">
The Hong Kong Guoan Department wanted exiled overseas Hong Kong people beauty condemnation</text:span>
</text:h>
      <text:p text:style-name="P4">
Publisher: 法新社</text:p>
      <text:p text:style-name="P4">
Published Time: 2023-07-04T07:32:08+00:00</text:p>
      <text:p text:style-name="P4">
Modified Time: 2023-07-04T07:05:02+00:00</text:p>
      <text:p text:style-name="P4">
Description: (Agence France -Presse Washington, 3rd) Hong Kong Police National Security Office wanted to violate the "National Security Law of the Hong Kong Area" as an eight overseas Hong Kong people including Luo Guancong and Xu Zhi? Dangerous prece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7-04T07-32-08-00-00/000000.png" xlink:type="simple" xlink:show="embed" xlink:actuate="onLoad" draw:mime-type="image/png"/>
</draw:frame>
The Hong Kong police wanted a reward of HK $ 1 million (NT $ 3.97 million) per person.</text:p>
      <text:p text:style-name="P4">
US State Department spokesman Matthew Miller said in a statement: "The United States condemn the Hong Kong Police Department to issue an international reward for these 8 active people."</text:p>
      <text:p text:style-name="P4">
He added: "The National Security Law implemented by Beijing is used outside the territory. It is a precedent for danger and threatening the human rights and basic freedom of everyone around the world." He said that China is undergoing "multinational suppression."</text:p>
      <text:p text:style-name="P4">
"We call on the Hong Kong government to immediately revoke the reward order, respect the sovereignty of other countries, and stop using the National Security Law implemented in Beijing internationally."</text:p>
      <text:p text:style-name="P4">
News Source: <text:a xlink:type="simple" xlink:href="https://www.rfi.fr/cn/%E5%9B%BD%E9%99%85%E6%8A%A5%E9%81%93/20230704-%E9%A6%99%E6%B8%AF%E5%9B%BD%E5%AE%89%E5%A4%84%E9%80%9A%E7%BC%89%E6%B5%81%E4%BA%A1%E6%B5%B7%E5%A4%96%E6%B8%AF%E4%BA%BA-%E7%BE%8E%E8%B0%B4%E8%B4%A3" text:style-name="Internet_20_link" text:visited-style-name="Visited_20_Internet_20_Link">
https://www.rfi.fr/cn/%E5%9B%BD%E9%99%85%E6%8A%A5%E9%81%93/20230704-%E9%A6%99%E6%B8%AF%E5%9B%BD%E5%AE%89%E5%A4%84%E9%80%9A%E7%BC%89%E6%B5%81%E4%BA%A1%E6%B5%B7%E5%A4%96%E6%B8%AF%E4%BA%BA-%E7%BE%8E%E8%B0%B4%E8%B4%A3</text:a>
</text:p>
      <!--NEWS-->
      <text:h text:style-name="P10" text:outline-level="1">
<text:span text:style-name="T4">
"Global Dialogue" No. 12: Dialogue European Green Party MP FREE Version</text:span>
</text:h>
      <text:p text:style-name="P4">
Authors: ['宋欣，周掌柜']</text:p>
      <text:p text:style-name="P4">
Publisher: 英国《金融时报》</text:p>
      <text:p text:style-name="P4">
Time: 2023-07-04T07:34:29+00:00</text:p>
      <text:p text:style-name="P4">
Published Time: 2023-07-03T12:00:99+08:00</text:p>
      <text:p text:style-name="P4">
Modified Time: 2023-07-03T18:00:99+08:00</text:p>
      <text:p text:style-name="P4">
Description: Henryk Hun said that one of the most important topics in the European economy is the issue of climate change and how climate change threatens our economic and social welfare. We must find a solution to this problem.</text:p>
      <text:p text:style-name="P4">
Images: []</text:p>
      <text:p text:style-name="P4">
Themes: ['中欧关系', '关注']</text:p>
      <text:p text:style-name="P4">
Keywords: ['中欧关系', '气候变化', '欧盟经济']</text:p>
      <text:p text:style-name="P4">
Type: Article</text:p>
      <!--METADATA-->
      <text:p text:style-name="P4">
Prime Minister Li Qiang visited Europe for the first time since he took office and visited the French, Germany, and the European Union capital Brussels. Sino -European relations have shown outbreaks and the best recovery trend since the Russian and Ukraine conflict. At the moment when the global economy is weak, especially under the pressure of continuous inflation in the European economy, China Europe seems to have no reason to continue to split. From our European politics, business, and academic circles, it also clearly feel that Europe is still in Europe. Some strategies will be adjusted in a gentle way. On such a key node, I hope that through the "Global Dialogue" platform of Xinfu Consultation, it will help China -Europe society and related interests to clarify the core and potential differences of Sino -European relations to help better promote future cooperation in the future develop.</text:p>
      <text:p text:style-name="P4">
The target of this interview is Ms. Hunrick Harm, a German Green Party member. Compared with traditional European politicians, Hane has a very strong business experience. She has worked in strategic consulting and market consultants in technology companies for many years, and has worked in Paris, France and Munich, Germany. In 2010, she began to set foot in politics. During the nine years since then, she worked in Bavaria and the German Federal Parliament. At the same time, she also started to establish more connections with politics through think tanks. In -depth research on related European issues in Safety Affairs Research Institute (SWP). Harne was elected in 2019. She is the core member of the European Parliament Industry, Research and Energy Commission. In addition, she is also a member of the European Parliament's delegation to China and a member of the US relations delegation. The Xinfu Consulting team conducted a brief interview with Ms. Harne during the visit of Europe. The following is an exclusive interview:</text:p>
      <text:p text:style-name="P4">
<text:a xlink:type="simple" xlink:href="https://www.ftchinese.com/video/4129" text:style-name="Internet_20_link" text:visited-style-name="Visited_20_Internet_20_Link">
"Global Dialogue", Issue 12: Dialogue with Henry Khan, a European Green Party MP</text:a>
</text:p>
      <text:p text:style-name="P4">
News Source: <text:a xlink:type="simple" xlink:href="http://www.ftchinese.com/story/001100141" text:style-name="Internet_20_link" text:visited-style-name="Visited_20_Internet_20_Link">
http://www.ftchinese.com/story/001100141</text:a>
</text:p>
      <!--NEWS-->
      <text:h text:style-name="P10" text:outline-level="1">
<text:span text:style-name="T4">
BBC survey: Is the Chinese government monitoring you?</text:span>
</text:h>
      <text:p text:style-name="P4">
Author: https://www.facebook.com/bbcworldservice/</text:p>
      <text:p text:style-name="P4">
Publisher: BBC News 中文</text:p>
      <text:p text:style-name="P4">
Published Time: 2023-07-04T07:42:20.000Z</text:p>
      <text:p text:style-name="P4">
Modified Time: 2023-07-04T07:42:20.000Z</text:p>
      <text:p text:style-name="P4">
Description: From a spy balloon to the secret police to the escape from the disgraceful, the BBC "Wide -angle Mirror" survey reported China's global surveillance operation.</text:p>
      <text:p text:style-name="P4">
Images: []</text:p>
      <text:p text:style-name="P4">
Videos: ["<text:a xlink:type="simple" xlink:href="https://www.bbc.com/ws/av-embeds/cps/zhongwen/simp/world-66095405/p0fyshx3/zh-hans" text:style-name="Internet_20_link" text:visited-style-name="Visited_20_Internet_20_Link">
zh-hans</text:a>
"]</text:p>
      <text:p text:style-name="P4">
Tags: ['技术新知', '中國', '互联网']</text:p>
      <text:p text:style-name="P4">
Type: Article</text:p>
      <!--METADATA-->
      <text:h text:style-name="P12" text:outline-level="3">
<text:span text:style-name="T4">
BBC Investigation: Are the Chinese government monitoring you?</text:span>
</text:h>
      <text:p text:style-name="P4">
[Video-1-Link:/WS/AV-EMBEDS/CPS/ZHONGWEN/SIMP/World-66095405/P0FYSHX3/ZH-Hans]](https://www.bbc.com/ws/av-embeds/cps/zhongwen/simp/world-66095405/p0fyshx3/zh-hans)<text:span text:style-name="T4">
 Your equipment does not support playing multimedia materials </text:span>
<text:span text:style-name="T4">
* BBC survey: Is the Chinese government monitoring you? </text:span>
 7.42 am on July 4, 2023</text:p>
      <text:p text:style-name="P4">
From spy balls to overseas secret police stations, to Chinese cameras all over the world, the BBC "Panorama" investigated some testimony of the Chinese government's global monitoring operations. We investigated new details about the Beijing Spy Balloon Fleet, and also "black" into a Chinese -made monitoring camera, showing how similar devices on the streets can be used.</text:p>
      <text:p text:style-name="P4">
As the British government announced that China is the biggest security challenge in this era, we have to ask: Is the Chinese government monitoring you?</text:p>
      <text:p text:style-name="P4">
The premiere of the film was on June 26, 2023. The Pentagon of the United States said on June 29 that there was no information from the Chinese balloon from the United States to the East Coast from Alaska to the East Coast from Alaska in February.</text:p>
      <text:p text:style-name="P4">
News Source: <text:a xlink:type="simple" xlink:href="https://www.bbc.com/zhongwen/simp/world-66095405" text:style-name="Internet_20_link" text:visited-style-name="Visited_20_Internet_20_Link">
https://www.bbc.com/zhongwen/simp/world-66095405</text:a>
</text:p>
      <!--NEWS-->
      <text:h text:style-name="P10" text:outline-level="1">
<text:span text:style-name="T4">
China's two mineral implementation export control (Free Version) required to manufacture high -performance chips</text:span>
</text:h>
      <text:p text:style-name="P4">
Author: James T. Areddy / Sha Hua</text:p>
      <text:p text:style-name="P4">
Publisher: 华尔街日报中文网</text:p>
      <text:p text:style-name="P4">
Published Time: 2023-07-04T07:50:00.000Z</text:p>
      <text:p text:style-name="P4">
Modified Time: 2023-07-04T07:50:00.000Z</text:p>
      <text:p text:style-name="P4">
Created Time: 2023-07-03T22:06:00.000Z</text:p>
      <text:p text:style-name="P4">
Description: China will implement export controls on more than 30 related items in 锗, 0 and 30 related items. People in the industry believe that this is to counter the restrictions on the export of chip exports to China and other countries to China. This is the power display before the two opponents in China and the United States.</text:p>
      <text:p text:style-name="P4">
Images: []</text:p>
      <text:p text:style-name="P4">
Categories: ['国际', '中国']</text:p>
      <text:p text:style-name="P4">
Keywords: SYND,LINK:EN|WP-WSJ-0001027895</text:p>
      <text:p text:style-name="P4">
Type: Article</text:p>
      <!--METADATA-->
      <text:p text:style-name="P4">
China implements export restrictions on two metal minerals. The United States calls that these two materials are essential for the production of semiconductor, missile systems and solar cells. This is the power display before the two opponents of China and the United States conducting economic talks. At present, the two countries are seeking technical dominance by formulating trade rules.</text:p>
      <text:p text:style-name="P4">
News Source: <text:a xlink:type="simple" xlink:href="https://cn.wsj.com/articles/%E4%B8%AD%E5%9B%BD%E5%AF%B9%E9%95%93-%E9%94%97%E7%9B%B8%E5%85%B3%E7%89%A9%E9%A1%B9%E5%AE%9E%E6%96%BD%E5%87%BA%E5%8F%A3%E7%AE%A1%E5%88%B6-859d33ed" text:style-name="Internet_20_link" text:visited-style-name="Visited_20_Internet_20_Link">
https://cn.wsj.com/articles/%E4%B8%AD%E5%9B%BD%E5%AF%B9%E9%95%93-%E9%94%97%E7%9B%B8%E5%85%B3%E7%89%A9%E9%A1%B9%E5%AE%9E%E6%96%BD%E5%87%BA%E5%8F%A3%E7%AE%A1%E5%88%B6-859d33ed</text:a>
</text:p>
      <!--NEWS-->
      <text:h text:style-name="P10" text:outline-level="1">
<text:span text:style-name="T4">
Erdogan: Never agree that Sweden will not stop it if it stops the "terrorists"</text:span>
</text:h>
      <text:p text:style-name="P4">
Author: 联合早报 (Person)</text:p>
      <text:p text:style-name="P4">
Publisher: 联合早报 (Organization)</text:p>
      <text:p text:style-name="P4">
Published Time: 2023-07-04T07:52</text:p>
      <text:p text:style-name="P4">
Modified Time: 2023-07-04T07:52</text:p>
      <text:p text:style-name="P4">
Description: Turkish President Erdogan showed that Sweden did not stop covering the organization that was regarded as terrorists by Ankara as a terrorist one day, and Turkey would never agree with Sweden to join NATO. Reuters reports that Turkey has repeatedly emphasized that Sweden must support the Kurdish Workers' Party (PKK) supporters and Anka ...</text:p>
      <text:p text:style-name="P4">
Videos: []</text:p>
      <text:p text:style-name="P4">
Audios: []</text:p>
      <text:p text:style-name="P4">
Images: []</text:p>
      <text:p text:style-name="P4">
Type: NewsArticle</text:p>
      <text:p text:style-name="P4">
Breadcrumbs: ['即时', '国际']</text:p>
      <text:p text:style-name="P4">
Keywords: ['土耳其', '埃尔多安', '北约', '瑞典']</text:p>
      <!--METADATA-->
      <text:p text:style-name="P4">
Turkish President Erdogan showed that Sweden did not stop covering the organization that was regarded as terrorists by Ankara as a terrorist one day, and Turkey would never agree with Sweden to join NATO.</text:p>
      <text:p text:style-name="P4">
Reuters reports that Turkey has repeatedly emphasized that Sweden must take more actions to the members of the Kurdish Workers' Party (PKK) and Ankara's identification of the group members responsible for the Turkish coup in 2016.</text:p>
      <text:p text:style-name="P4">
Erdogan (July 3rd) attended the cabinet meeting that Turkey asked Sweden to stop the members of the two organizations. "Everyone should be very clear that people who allow terrorists to hold demonstrations in their most important central squares in their country cannot establish friendship with Turkey."</text:p>
      <text:p text:style-name="P4">
In recent months, in the demonstrations held in Stockholm, some demonstrators have wielded the banner of supporting the Kurdish Workers' Party. This national separatist organization has also been identified as a terrorist organization by the Turkish Western allies.</text:p>
      <text:p text:style-name="P4">
Erdogan said: "Our positions, expectations, and commitments are clear. The principles we now defend are the same as last year. We just ask them to be loyal to the agreement they signed."</text:p>
      <text:p text:style-name="P4">
Sweden said it maintained some of the contents of the agreement with Turkey in Madrid last year. The agreement signed by Sweden and Turkey in 2022 aims to solve the security issues of Ankara's attention, including a new anti -terrorism law promulgated by Sweden this month. However, Turkey believes that the Kurdish worker's party holder is still holding a protest in Sweden, and Sweden's legislation is "meaningless".</text:p>
      <text:p text:style-name="P4">
NATO Secretary -General Stoltenberg said that Sweden and Turkey will hold a high -level meeting in Brussels before holding a summit this month to discuss the possibility of Sweden joining NATO.</text:p>
      <text:p text:style-name="P4">
Last week, a Iraqi citizen living in Sweden stepped on and burned the Kochi Sutra in front of Stockholm's biggest return to the church, causing a strong protest from many Muslim countries.</text:p>
      <text:p text:style-name="P4">
After Russia invaded Ukraine, Sweden and Finland abandoned the long -term military -free alliance policy and applied to join NATO last year. Finland has officially become the 31st member of NATO in April this year, and Turkey and Hungary have not yet approved Sweden applications.</text:p>
      <text:p text:style-name="P4">
According to the NATO regulations, NATO must obtain "unanimous consent" of all member states in order to absorb new members.</text:p>
      <text:p text:style-name="P4">
News Source: <text:a xlink:type="simple" xlink:href="https://www.zaobao.com.sg/realtime/world/story20230704-1410412" text:style-name="Internet_20_link" text:visited-style-name="Visited_20_Internet_20_Link">
https://www.zaobao.com.sg/realtime/world/story20230704-1410412</text:a>
</text:p>
      <!--NEWS-->
      <text:h text:style-name="P10" text:outline-level="1">
<text:span text:style-name="T4">
Development pressure to drag Japanese stocks to close the decline</text:span>
</text:h>
      <text:p text:style-name="P4">
Publisher: 法新社</text:p>
      <text:p text:style-name="P4">
Published Time: 2023-07-04T08:02:08+00:00</text:p>
      <text:p text:style-name="P4">
Modified Time: 2023-07-04T07:35:02+00:00</text:p>
      <text:p text:style-name="P4">
Description: (Agence France -Presse, Tokyo, 4th) The Japanese stock market benchmark Nikkei index hit a 33 -year high yesterday. The Tokyo stock market today was a profit -saving pressure and dragging dow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7-04T08-02-08-00-00/000000.png" xlink:type="simple" xlink:show="embed" xlink:actuate="onLoad" draw:mime-type="image/png"/>
</draw:frame>
The Japanese 225 index closed 330.81 points, or 0.98%, to 33422.52 points. The Dongzhi stock price index closed down 14.44 points, or 0.62%, and came to 2306.37 points.</text:p>
      <text:p text:style-name="P4">
News Source: <text:a xlink:type="simple" xlink:href="https://www.rfi.fr/cn/%E8%B4%A2%E7%BB%8F%E5%BF%AB%E8%AE%AF/20230704-%E8%8E%B7%E5%88%A9%E5%8D%96%E5%8E%8B%E6%8B%96%E7%B4%AF-%E6%97%A5%E8%82%A1%E6%94%B6%E8%B7%8C" text:style-name="Internet_20_link" text:visited-style-name="Visited_20_Internet_20_Link">
https://www.rfi.fr/cn/%E8%B4%A2%E7%BB%8F%E5%BF%AB%E8%AE%AF/20230704-%E8%8E%B7%E5%88%A9%E5%8D%96%E5%8E%8B%E6%8B%96%E7%B4%AF-%E6%97%A5%E8%82%A1%E6%94%B6%E8%B7%8C</text:a>
</text:p>
      <!--NEWS-->
      <text:h text:style-name="P10" text:outline-level="1">
<text:span text:style-name="T4">
Facebook parent company META will push "Twitter" program Threads</text:span>
</text:h>
      <text:p text:style-name="P4">
Publisher: 法新社</text:p>
      <text:p text:style-name="P4">
Published Time: 2023-07-04T08:02:09+00:00</text:p>
      <text:p text:style-name="P4">
Modified Time: 2023-07-04T07:35:03+00:00</text:p>
      <text:p text:style-name="P4">
Description: (Agence France -Presse Washington, 3rd) Social media Facebook parent company Meta Platforms will launch new applications Threads to play against Twitter (Twitter). From today, mobile phone applications of iPhone and Android systems can be Book the sto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7-04T08-02-09-00-00/000000.png" xlink:type="simple" xlink:show="embed" xlink:actuate="onLoad" draw:mime-type="image/png"/>
</draw:frame>
Threads is a micro -network logo app launched by Meta's social brand Instagram. Apple (Appleinc.) Application store described this is a "Instagram Application of Text Dialogue".</text:p>
      <text:p text:style-name="P4">
After the community website Twitter owner Elonmusk joined Twitter last October, Twitter went through a period of unstable period. Only announced the launch of Threads.</text:p>
      <text:p text:style-name="P4">
News Source: <text:a xlink:type="simple" xlink:href="https://www.rfi.fr/cn/%E7%BC%A4%E7%BA%B7%E4%B8%96%E7%95%8C/20230704-%E8%84%B8%E4%B9%A6%E6%AF%8D%E5%85%AC%E5%8F%B8meta%E5%B0%86%E6%8E%A8-%E7%B1%BB%E6%8E%A8%E7%89%B9-%E7%A8%8B%E5%BC%8Fthreads" text:style-name="Internet_20_link" text:visited-style-name="Visited_20_Internet_20_Link">
https://www.rfi.fr/cn/%E7%BC%A4%E7%BA%B7%E4%B8%96%E7%95%8C/20230704-%E8%84%B8%E4%B9%A6%E6%AF%8D%E5%85%AC%E5%8F%B8meta%E5%B0%86%E6%8E%A8-%E7%B1%BB%E6%8E%A8%E7%89%B9-%E7%A8%8B%E5%BC%8Fthreads</text:a>
</text:p>
      <!--NEWS-->
      <text:h text:style-name="P10" text:outline-level="1">
<text:span text:style-name="T4">
Interview with international amnesty secretary -general: Anti -China accusation is accommodated by China</text:span>
</text:h>
      <text:p text:style-name="P4">
Author: None (Language: zh)</text:p>
      <text:p text:style-name="P4">
Publisher: None</text:p>
      <text:p text:style-name="P4">
Time: 2023-07-04T08:10:00Z</text:p>
      <text:p text:style-name="P4">
Description: As the situation in the Taiwan Strait heated up, the Secretary -General of the International Inneure Organization Association Agnès Callamard visited Taiwan from June 24 to 29. What is her purpose? In May, the organization said that a Uighur student who stayed in Korea went to Hong Kong to disappear, but later changed his mouth to say that the student had not gone to Hong Kong. How can the secretary general respond to this?</text:p>
      <text:p text:style-name="P4">
Videos: []</text:p>
      <text:p text:style-name="P4">
Images: []</text:p>
      <text:p text:style-name="P4">
Subject: 时政风云</text:p>
      <text:p text:style-name="P4">
Subjects: ['岛屿主权争端', '马英九', '专题报道：全景观看“习马会”', '移民难民', '专题报道：2016年台湾大选', '台湾', '人权']</text:p>
      <text:p text:style-name="P4">
Keywords: ['国际特赦组织', '人权', '中国人权', '台湾', '两岸关系', '台海局势', '中美竞争', '区域冲突']</text:p>
      <text:p text:style-name="P4">
Id: 66107907</text:p>
      <!--METADATA-->
      <text:p text:style-name="P4">
<text:span text:style-name="T4">
 Voice of Germany: What is the purpose of your trip to Taiwan? </text:span>
</text:p>
      <text:p text:style-name="P4">
Karamal: Although this is the first time I visited Taiwan as the Secretary -General of the International Inneure Organization (Identnial), the relationship between the international amnesty and Taiwan has a long history. During the period of Taiwan's dictatorship, international amnesty was committed to assisting with conscience. During this interview, during this interview, during the interview, I also saw two of them -Chen Qinsheng and Chen Ju, chairman of the Taiwan National Human Rights Committee.</text:p>
      <text:p text:style-name="P4">
No matter where I go, everyone will mention this long -term relationship and the efforts of international amnesty in democracy and human rights. Therefore, some of the reasons for my visit is to rebuild these relationships and pay special attention to the continuous work of the International Amnesty Taiwan Branch, because it is not only one of the most successful branches of the International Amnesty Organization in the region and even globally globally. Essence As a national entity, it has indeed achieved extraordinary achievements. Therefore, I am very eager to meet with members, staff, and directors in Taiwan in Taiwan to understand their work and see what our other members have.</text:p>
      <text:p text:style-name="P4">
This is the first reason I came here, but there are other why it may not be very good. I come here to evaluate the progress of the Taiwan government in terms of human rights and practical human rights conventions, and it is also to explore and understand the impact of increasingly intensified international tensions, especially the tension in the United States and China on the protection of human rights in Taiwan for human rights. Impact, but not only this.</text:p>
      <text:p text:style-name="P4">
Taiwan is indeed at the front line of the international system reorganization and the conflict between China and the United States. Last year, Russia's invasion of Ukraine had exacerbated this conflict. Therefore, this visit also wants to know how to deal with the increasingly tense situation and how we should respond to ensure that human rights are protected anyway.</text:p>
      <text:p text:style-name="P4">
<text:span text:style-name="T4">
 Voice of Germany: What do you find about the impact of the geopolitical tensions of the China and the United States in the Taiwan Strait? </text:span>
</text:p>
      <text:p text:style-name="P4">
Karamal: Well, of course, I think there are many impacts, such as resources, fear, fake messages and other aspects. All this makes the protection of human rights, on the one hand, it is particularly critical and important, and on the other hand, it may be reduced to a victim in the tension.</text:p>
      <text:p text:style-name="P4">
Taking false information as an example, any researchers around the world will tell you that Taiwan is the first victim of the fake information. In terms of human rights and democracy, the people of Taiwan are the targets of fake information. The purpose of these false information is to instill fear, so that people believe that human rights are unhelpful, human rights have no effect, human rights cannot protect the people, and the Taiwanese government cannot protect the people of Taiwan. This level of false information is already a form of infringement of human rights, making it more difficult to advocate human rights protection and human rights education. However, this also highlights how important international human rights organizations such as INENE Organizations are investing in Taiwan can ensure how much protection of Taiwanese people understand human rights and know how much protection of human rights conventions, human rights operations, and human rights and justice can bring them.</text:p>
      <text:p text:style-name="P4">
Another example is the fear of military intervention, which makes people feel strong uncertainty and fear that something will happen to themselves or children. Creating such an environment itself is already infringing the rights of Taiwanese. Of course, no matter whether it is public or direct, any form of military operations will constitute a major human rights violation of the people of Taiwan.</text:p>
      <text:p text:style-name="P4">
We haven't reached that step, but what I want to express is that even in the current environment, the severity of false information, (Taiwan Strait) militaryization and human rights politics need to be specially considered to consider how to safeguard human rights.</text:p>
      <text:p text:style-name="P4">
On the eve of June 29, Karamar accepted an exclusive interview with the Voice of Germany at the International Amnesty Organization Taiwan Branch.</text:p>
      <text:p text:style-name="P4">
<text:span text:style-name="T4">
 Voice of Germany: When I talked with your Taipei team earlier, I learned that you met with Taiwanese officials and citizen groups. Who is particularly impressive? After seeing them, do you think Taiwan is ready to face the impact you mentioned just now? </text:span>
</text:p>
      <text:p text:style-name="P4">
Karamal: Everyone I met was impressive. Of course, because I have a human rights background, I am particularly moved by those who are struggling with the rights of myself or others.</text:p>
      <text:p text:style-name="P4">
When I met some people who were illegally detained because of free expressions in Taiwan, or in China, or in China. They have resistance, and their wives and family also have resistance, which is impressive. I also met the prisoner, including Mr. Qiu and Mr. Wang (referring to Qiu Heshun and Wang Xinfu). Their philosophy of life is also impressive. It can teach us what it looks like to continue to live in the fear of being executed, but they are again Being able to discover beauty in simple things in life and prepare for your own life.</text:p>
      <text:p text:style-name="P4">
I also met the person in charge of the National Human Rights Commission (Chen Ju). She was a conscience and a victim of torture. International amnesty had assisted the rescue when she was detained. Her determination to protect human rights is impressive, even if some rights were deprived when she was young.</text:p>
      <text:p text:style-name="P4">
Politicians in Taiwan are all in a very complicated environment. Taiwan's unique international status allows them to continue to weigh between various priority matters and issues. Although I do not always agree with the road that Taiwan chooses, I never doubt that they are committed to ensuring human rights as much as possible, so this visit to Taiwan brought me huge hope.</text:p>
      <text:p text:style-name="P4">
Over the years, although Taiwan has not affiliated to the United Nations -this position has been given to China in the past, Taiwan has found its method of implementing the human rights agenda. The Taiwan government and the civic society jointly designed and practiced a very creative system, which shows that their commitments to international standards and their willingness to accept external evaluation commitments based on these standards. They are copying special mechanisms and procedures for the existing human rights system in a more effective way. This is something that must be particularly emphasized, and I personally inspire a lot.</text:p>
      <text:p text:style-name="P4">
Five international conventions have been included in Taiwan's domestic regulations and systems. These five conventions are supervised by international experts who visit Taiwan on a regular basis. After they issued a review report, the Taiwan government will evaluate the report and promise to implement regulations in accordance with the recommendations. This is a virtuous circle, and it is very rare in terms of human rights and must be prominent; this is a great achievement in Taiwan.</text:p>
      <text:p text:style-name="P4">
One of the tasks I visited actually told Taiwan: You have done so much, but you can do more. In terms of the "Torture Convention" and "Refugee Convention", Taiwan can do more and incorporate these conventions into domestic law. Therefore, all kinds of talks I held here are to emphasize to the Taiwan government that they have established a road, and this path should be linear, which means that there is only one direction in advance, that is, to continue to localize these international obligations And implement it.</text:p>
      <text:p text:style-name="P4">
<text:span text:style-name="T4">
 Voice of Germany: Let's talk about the recent incidents of international amnesty organizations. In May this year, <text:a xlink:type="simple" xlink:href="https://www.dw.com/zh/zh/維族學生下落查明-港府籲國際特赦組織道歉/a-65760933" text:style-name="Internet_20_link" text:visited-style-name="Visited_20_Internet_20_Link">
International Amnesty Organization said that there were Uygur students who disappeared at the Hong Kong airport, but found that this is not the facts</text:a>
Essence This incident seriously damaged the reputation of your organization. I want to ask what happened. How will your organization rebuild the trust of the outside world? </text:span>
</text:p>
      <text:p text:style-name="P4">
Karamal: There are a few words in your questions that are not correct, so I correct me a little bit. Traditionally, international amnesty organizations are committed to helping people who are in danger of life due to being imprisoned, missing or illegally detained.When this person disappeared 3 weeks later, "I don't want you to speak on behalf of me." At this time, we will stop because our basic principles are to obtain consent and do not cause damage. Therefore, when some people say that we do not want us to speak on their behalf, we do not want us to initiate and publicize the case, then we must definitely follow their instructions immediately, and we do this too. After 3 weeks of disappearance, this person asked us not to do anything, and we stopped action. This approach has practiced the key principles and standards of our investigation, that is, does not cause damage, and takes into account consent and accuracy. In my opinion, this is the key message that the outside world should know from this.</text:p>
      <text:p text:style-name="P4">
<text:span text:style-name="T4">
 Voice of Germany: But the information received by the public is that your organization said that he disappeared at the Hong Kong airport, but found that he did not go to the airport at all. So is this in terms of accuracy — </text:span>
</text:p>
      <text:p text:style-name="P4">
Karamal: There are different explanations to the incident. In my opinion, as a reporter who should avoid damage, you should adhere to the "The Do NO Harmprinciple". We should not talk about the student's situation because this may make the situation worse. This is our bottom line. This is not what happened and nothing happened. The question is to how much we receive the current consent to talk about this? We did not agree to talk about this. In addition, if we continue to talk about this, to what extent will it hurt? There will be a lot of damage, so we no longer talk about this. This is the position of the International Amnesty Organization as a human rights organization.</text:p>
      <text:p text:style-name="P4">
<text:span text:style-name="T4">
 Voice of Germany: Okay. So what you mean is that your organization stops this project because he does not agree with consent? </text:span>
</text:p>
      <text:p text:style-name="P4">
Karamal: Yes, this is the most important key.</text:p>
      <text:p text:style-name="P4">
<text:span text:style-name="T4">
 Voice of Germany: Why did this information not mentioned in the more corrected statement of your organization? </text:span>
</text:p>
      <text:p text:style-name="P4">
Karamal: What information?</text:p>
      <text:p text:style-name="P4">
<text:span text:style-name="T4">
 Voice of Germany: Nothing to agree. </text:span>
</text:p>
      <text:p text:style-name="P4">
Karamal: Yes, this is the key principle. I don't need to repeat things that have been disclosed. I am supplementing the information for you: The working principle of the International Amnesty Organization is "no harm" and "obtaining consent." In the case of these two principles, we immediately take action and ensure that we do not cause harm; if (the parties) withdraw from consent, we must also withdraw any related actions. That's it.</text:p>
      <text:p text:style-name="P4">
<text:span text:style-name="T4">
 Voice of Germany: Okay. I see. What about Beijing? When your organization issued other in -depth investigations on Xinjiang Uyghur ethnic minorities in the future, the Chinese government may refute you with this incident. How will you deal with it? </text:span>
</text:p>
      <text:p text:style-name="P4">
Karamal: I am very resolutely committed to continuing the work we have done. Regarding the International Amnesty Organization, the Chinese government has proposed too many allegations, no matter what they say now, it is nothing new. We and other organizations have published an exquisite research on China to treat Uighurs. China's approach is equivalent to anti -human crimes, but China has not yet proposed any accurate and effective refutation information.</text:p>
      <text:p text:style-name="P4">
China will put forward various allegations on anyone, for international amnesty organizations, as well as the Taiwan government, as long as we dare to doubt their human rights issues. No matter where we are, China and Russia have accusations about us, and Israel accuses us of anti -Skilk because we publish racial isolation reports. This is the script of all dictatorship, we are used to it. We know how to deal with it, and we will continue to adhere to our working principles and the commitment to maintain human rights.</text:p>
      <text:p text:style-name="P4">
<text:span text:style-name="T4">
 Voice of Germany: Do you personally think that the incident has damaged the reputation of the International Amnesty Organization? </text:span>
</text:p>
      <text:p text:style-name="P4">
Karamal: I don't know which event you are talking about. But no, I don't think (I think) people from this area understand that this incident does not have any impact (for the organization).</text:p>
      <text:p text:style-name="P4">
After the "Hong Kong National Security Law" passed, the International Amnesty Organization announced at the end of 2021 that two local branches were closed.</text:p>
      <text:p text:style-name="P4">
<text:span text:style-name="T4">
 Voice of Germany: Some people on the Internet have accused the International Amnesty Organization as a "anti -China organization" to maintain human rights and act as a non -governmental organization in Western political instruments. How do you respond to these remarks? </text:span>
</text:p>
      <text:p text:style-name="P4">
Karamal: As I just said, we suffered a lot of allegations. <text:a xlink:type="simple" xlink:href="https://www.dw.com/zh/zh/人权组织指责乌军队违反国际法-乌总统正面回怼/a-62724439" text:style-name="Internet_20_link" text:visited-style-name="Visited_20_Internet_20_Link">
Whenever we emphasize that a country has human rights issues, the government and supporters of the country usually accuse us of opposition to the country</text:a>
Essence We criticized Ethiopia to commit anti -human crimes in Tigray's conflict, and was criticized against Ethiopia; when we talked about Israel's treatment with Palestinians, we were accused of anti -Jewie. We have also been accused by the US government for pointing out human rights violations. Therefore, China's accusations of our authority are consistent with the usefulness of authoritarian leaders, that is, trying to shift the focus to avoid their own human rights violations.</text:p>
      <text:p text:style-name="P4">
International human rights are neither West, east, not Latin America, nor Africa. It is a universal standard. Most people in the world, and even governments of various countries gather together. It is the basis for the relationship between the government and the people, and it is a way to ensure that individual rights are exempted from the infringement of government rights. Rights are naturally held by us. As long as you are an individual, you have the right to. Chinese people have human rights, Taiwanese have human rights, and French people also have human rights (compiled by: Karamal is French).</text:p>
      <text:p text:style-name="P4">
I will describe it so much that in a series of tensions such as the Chinese government and the United States, and in the battle between the global superpowers, human rights have become one of the instruments of this conflict. The U.S. government is allegedly advocating political, citizenship and democracy, while China advocates (economic) development, national sovereignty and economic rights. In fact, the position of the International Amnesty Organization is that we do not choose the side station in this conflict. We are still quite fair. What we want to express is that human rights are inseparable, and citizenship, political power, economic power, social power, and cultural rights are part of our birth and must be protected equally. They are abused and misused by Chinese governments and other countries, do not mean that they belong to another country or government. We must safeguard human rights around the world, including China, and resist China when necessary.</text:p>
      <text:p text:style-name="P4">
<text:span text:style-name="T4">
 Voice of Germany: Do you have to take action to fight against the accusations of China? </text:span>
</text:p>
      <text:p text:style-name="P4">
Karamal: At any time, I mean, this is always the case. For example, when China accuses us of inclined to the West in terms of human rights advocacy, we can usually do two things -the first thing is to show that as a human rights organization, international amnesty organizations also pay attention to the United States, China, Russia, Mali, etc. A series of countries.</text:p>
      <text:p text:style-name="P4">
The second thing is that we have just released a report on global human rights. Among them, we pointed out that Western countries have made double standards, because they look at the Ukraine conflict priority than many other conflicts and fail to maintain from a global perspective to maintain human rights. When they realize their vision, they actually discharge the order of high and low. We did not hesitate to point out the weakness, limitations or violations of the so -called western countries. So I can say that we often do this without any justice. This is what must be done.We resolutely condemn the Chinese authorities that have repeatedly violated the freedom of speech. We have prepared and will continue to condemn the Chinese government to perform the death penalty, infringe the right of strikes of the people, and infringe on the people's assembly rights. The Chinese authorities have committed a variety of human rights violations, some in terms of citizenship, politics, and economic, social, and cultural aspects. No matter what China does to us, we will continue to condemn them.</text:p>
      <text:p text:style-name="P4">
I can guarantee you that we are a global (initiative) movement, and we have everything to resist Chinese fake messages.</text:p>
      <text:p text:style-name="P4">
<text:span text:style-name="T4">
 Voice of Germany: You mentioned at the Oslo Freedom Forum last year that many Western countries did not publicly condemn Russia's invasion of Ukraine, and once said that "neutrality is not an option." If China really invaded Taiwan, do you think the Western world will be more difficult to form a united front? </text:span>
</text:p>
      <text:p text:style-name="P4">
Karamal: Listen, I will not start to predict what China may do and won't do anything. When a government -no matter which government -the key principles that violate the "United Nations Charter" and the formation of the formation and governance methods of the international community, and infringe on human rights, "neutrality" cannot exist.</text:p>
      <text:h text:style-name="P12" text:outline-level="3">
<text:span text:style-name="T4">
Ukrainian counterattack is stalemate</text:span>
</text:h>
      <text:p text:style-name="P4">
I said a year ago that it is still clearly expressed that it is not an option to take a neutral attitude towards Russia's invasion of Ukraine. Governments of various countries, governments including Africa, Latin America, and Asia, should be with Ukraine, because Ukraine's territory is invaded, the country is completely violated, and the people are killed. (Russia) committed many sins of war. So yes, neutrality is impossible.</text:p>
      <text:p text:style-name="P4">
In the face of other large -scale human rights, it is also impossible to maintain neutrality. For example, the Myanmar government has done what local people and ethnic minorities do; dozens of people have been imprisoned in Egypt or Saudi Arabia because of freely. So no matter where these infringements happen, we must resolutely oppose it.</text:p>
      <text:p text:style-name="P4">
<text:span text:style-name="T4">
 Voice of Germany: Do you think the situation of "neutrality" is also applicable to the tension of the Taiwan Strait? </text:span>
</text:p>
      <text:p text:style-name="P4">
Karamal: As long as there is a large -scale violation of human rights anywhere, neutrality is not an option. It's not advisable.</text:p>
      <text:p text:style-name="P4">
<text:span text:style-name="T4">
 Voice of Germany: Do you think the Western world is paying attention to Taiwan? Is Western countries paying attention to the situation between China and Taiwan, and possible human rights disasters? </text:span>
</text:p>
      <text:p text:style-name="P4">
Karamar: There is no doubt that the world is paying attention to what is happening in Taiwan, including organizations like us. As I said, one of the reasons for my trip is precisely because Taiwan is in the increasingly intensified frontline of international tensions. Therefore, we need to understand how to protect human rights in such a complex background. In the end, the people of Taiwan decide where they want to go. Therefore, from the perspective of international amnesty organizations, we will put forward a position based on international law and international conventions related to human rights.</text:p>
      <text:p text:style-name="P4">
So yes, everyone is paying attention to Taiwan now. We came here to safeguard human rights, because the people and authorities of Taiwan have made great progress in maintaining human rights. We really want to support them to continue to do so, including incorporating international conventions such as the "Torture Convention" into the domestic law. This is the basic principle of the international human rights system, but has not been well included in Taiwan's domestic system. Therefore, one of the key messages I want to bring in this trip is that (Taiwan) should not waste time. This is very important, which is part of Taiwan's commitment to international human rights.</text:p>
      <text:p text:style-name="P4">
<text:span text:style-name="T4">
 Voice of Germany: As you mentioned, you encountered some death prisoners in Taiwan. According to your organization, <text:a xlink:type="simple" xlink:href="https://www.dw.com/zh/zh/全球死刑数量创五年新高在中国仍是国家机密/a-65638885" text:style-name="Internet_20_link" text:visited-style-name="Visited_20_Internet_20_Link">
China is the most active country in the world in the world</text:a>
; In Taiwan, although the government has a gradual abolition of the death penalty, the public support rate of the public is actually as high as China. What's your opinion? </text:span>
</text:p>
      <text:p text:style-name="P4">
Karamal: I regret that the people of Taiwan have not opposed the death penalty. The death penalty is the ultimate form of punishment. It is inhumane and humiliated. In some cases, it may be equivalent to torture.</text:p>
      <text:p text:style-name="P4">
Before joining the International Amnesty Organization, I served as a special reporter who was arbitrarily executed by (the United Nations). The death penalty is part of the scope of my responsibility, and I have received a lot of information about the case of death penalty. I can assure you that none of the cases of death sentences are in line with the principles of fair trials from the United States to Saudi Arabia, Taiwan or China. In other words, when people are sentenced to death, they have become victims under infringement, such as the pipelines of the lawyer, and what I am talking about now is just the situation in the Western or democratic countries.</text:p>
      <text:p text:style-name="P4">
In 2020, the International Amnesty Organization protested by the French government through the Global Security Law, which plans to imitate China to use face recognition monitoring technology in the public field.</text:p>
      <text:p text:style-name="P4">
These people (referring to the death penalty) may have the opportunity to contact a lawyer after being sued for a long time; it may also vomit information or confession under torture or abuse; they may not speak the language or even communicate with the police because there are often there is often, there are often, there are often, there are often, there are often, there are often there is, there are often, there are often, there are often, there are often there is, there are often there is a way A large number of victims of the death penalty are migrant; many of them may be poor. Among the death penalty victims around the world, the largest number of people is extremely poor and the most vulnerable group.</text:p>
      <text:p text:style-name="P4">
There is really no fairness to say that the death penalty. In the end, it is just unacceptable that it is arbitrarily deprived of life. Therefore, regardless of the standpoint of the Taiwanese people, the position of our organization is that we will continue to advocate opposition to the death penalty; we will continue to educate people to understand the truth of the death penalty; we will also call on the authorities to decisively (abolishment) than the present.</text:p>
      <text:p text:style-name="P4">
Many people around the world believe that the death penalty is meaningful, not only Taiwanese and Chinese, but this belief is actually ubiquitous. Even in countries that have abolished the death penalty, especially those who have just been abolished, you will find that many people still think that the death penalty has its meaning -the fact is not the case, and the death penalty is the opposite of justice -but the governments of these countries are still brave Tell the people, you see, we will implement (abolition) operation, we will convince you and educate you, we will prove that the death penalty is a kind of violation of human rights.</text:p>
      <text:p text:style-name="P4">
We must continue this trend now. This trend is that the number of (countries) who have abolished the death penalty far more than those who have not been abolished. Every year, more countries abolish the death penalty, and more countries are de facto or legal to suspend the death penalty. Currently in Taiwan, (the death penalty) has been suspended in essence. We call on the authorities to continue this substantial suspension and turn to legal suspension, and eventually move towards abandonment. At the same time, in some cases, the president can take action through amnesty. We call on President Tsai to at least forgive Mr. Qiu and Mr. Wang (referring to Qiu Heshun and Wang Xinfu). Both of them should be released.</text:p>
      <text:p text:style-name="P4">
<text:span text:style-name="T4">
 Voice of Germany: According to your experience in studying the death penalty around the world, do you think it is a feasible way to gradually abolish the death penalty? </text:span>
</text:p>
      <text:p text:style-name="P4">
Karamal: Listen, we don't know, you know, of course, international amnesty firmly advocates completely abolishing the death penalty. This is our ultimate goal. However, we are also pragmatic and realize the importance of gradually abolishing the death penalty and gradually performing human rights obligations. When we involve the death penalty, we are using a gradual method. For example, the first step is to be executed for children or disabled; the second step should not be performed in crimes related to drugs, or the death penalty of the death penalty according to international law should not lead to the death penalty. Therefore, we certainly support this pragmatic method against the death penalty, but our ultimate goal is to achieve a comprehensive abolition of the death penalty.Karamal: This is quite outstanding. As I said, Taiwan is on a good road in terms of human rights protection. This must continue and independent of what is happening (referring to the potential conflict of the Taiwan Strait). In this international background, the best response is to put attention to the full implementation of international human rights.</text:p>
      <text:p text:style-name="P4">
<text:a xlink:type="simple" xlink:href="https://www.dw.com/zh/zh/台湾通过同性婚姻法案-开创亚洲先河/a-48769839" text:style-name="Internet_20_link" text:visited-style-name="Visited_20_Internet_20_Link">
Taiwan's right to do in LGBTQI's rights is amazing</text:a>
Essence Of course, we must congratulate the Taiwan authorities through this legislation. Of course, you can do more. What else can you do?</text:p>
      <text:p text:style-name="P4">
At present, there is a problem with the equality bill, <text:a xlink:type="simple" xlink:href="https://www.dw.com/zh/zh/台灣跨國同婚獨漏中國-台陸伴侶有苦難言/a-64484094" text:style-name="Internet_20_link" text:visited-style-name="Visited_20_Internet_20_Link">
that is, it excludes one of the partners from Chinese nationality</text:a>
Essence We understand the sensitivity of (cross -strait) issues, but we insist that this has created a discriminatory aspect -frankly, this can even be said to be a bit ridiculous, because if you are a heterosexual couple, there will be no such way to have these question. Why are this regulation imposed between same -sex partners? This is completely unreasonable. This is to make discrimination, and it does violate basic human rights standards. Therefore, we call on the authorities to review this specific clause and ensure that their spouses including Chinese citizens should be recognized by the Taiwan government. This is an example that can be adopted and should be taken immediately.</text:p>
      <text:h text:style-name="P12" text:outline-level="3">
<text:span text:style-name="T4">
524, we are married!</text:span>
</text:h>
      <text:p text:style-name="P4">
Another problem is that those who need to change their legal gender identity must be underplayed by surgery. The position of international amnesty is that the mandatoryness in this specification is very problematic, it violates people's autonomy and the right to retain physical integrity. Of course, if individuals want to do such surgery, we welcomes and agree with this. However, when the surgery becomes compulsory, it is actually authorized the state to make a decision for "things that should not be determined by the state". When it involves physical integrity, it should be determined by individuals. Therefore, on this issue, we also call on the authorities to cancel the provisions of gender identity through mandatory surgery.</text:p>
      <text:p text:style-name="P4">
<text:span text:style-name="T4">
 Voice of Germany: What else do you want to add to this visit? </text:span>
</text:p>
      <text:p text:style-name="P4">
Karamal: The key information brought to me this time is that Taiwan is a vibrant civil society. It has vibrant intellectuals. People are also committed to ensuring that Taiwan's human rights issues in this region play a leading role. At present, Taiwan has also done this in specific fields, including integration and the implementation of the five major international human rights conventions in China to pass international and expert review. In terms of LGBTQI rights, Taiwan has also made great progress, and many public and politicians have a clear commitment to human rights.</text:p>
      <text:p text:style-name="P4">
However, there are still some issues and themes that have not received the attention. Some of my visiting parts are also to focus on these issues, such as refugee issues. I once said that the Taiwan government actually signed the Refugee Convention before the membership of the United Nations membership was transferred to China, but so far, this contract has not been implemented (in Taiwan). The refugees who are sheltered will live in a state of lack of human rights and uncertainty.</text:p>
      <text:p text:style-name="P4">
Therefore, one of the main goals of my task this week is to ensure that Taiwan has the necessary legal framework to protect these refugees, so as not to drive them back. This includes seeking from Hong Kong, China, and other places from Syria, Uganda and other places. Shelter. For me, this is a blind spot for the Taiwan authorities and must be resolved.</text:p>
      <text:p text:style-name="P4">
In addition, the Taiwan authorities must also find methods to balance climate justice, indigenous people's rights and migrant rights. 12%of Taiwan's labor is from outside Taiwan, and the proportion is quite high. These workers must be completely protected by labor law. I sincerely admire the achievements that (Taiwan) has achieved here. At the same time, the international amnesty is also willing to give more support, so that Taiwan will continue to move in the direction of comprehensive human rights protection.</text:p>
      <text:p text:style-name="P4">
<text:span text:style-name="T4">
 Voice of Germany: Thank you again for your interview, and thank you for your answer. </text:span>
</text:p>
      <text:p text:style-name="P4">
Karamar: Thank you very much.</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專訪國際特赦秘書長：反華指控是中國慣用招/a-66107907" text:style-name="Internet_20_link" text:visited-style-name="Visited_20_Internet_20_Link">
https://www.dw.com/zh/專訪國際特赦秘書長：反華指控是中國慣用招/a-66107907?maca=chi-rss-chi-all-1127-rdf</text:a>
</text:p>
      <!--NEWS-->
      <text:h text:style-name="P10" text:outline-level="1">
<text:span text:style-name="T4">
Russia announced a frustration of Ukraine's drone against Moscow's drone attack Zelezki, who praised its troops after a week's difficult counterattack</text:span>
</text:h>
      <text:p text:style-name="P4">
Author: 半岛电视台＋通讯社</text:p>
      <text:p text:style-name="P4">
Publisher: Al Jazeera</text:p>
      <text:p text:style-name="P4">
Published Time: 2023-07-04T08:16:03</text:p>
      <text:p text:style-name="P4">
Modified Time: 2023-07-04T08:16:03</text:p>
      <text:p text:style-name="P4">
Description: The Russian Ministry of Defense announced on the 4th to defeat the "terrorist attack" launched by Ukraine drones on Moscow. On the other hand, Ukraine confirmed that it had recovered the land in the eastern and southern parts of the country after a difficult counterattack battle.</text:p>
      <text:p text:style-name="P4">
Images: ["<text:a xlink:type="simple" xlink:href="https://chinese.aljazeera.net/wp-content/uploads/2023/07/31490206-1687543860-1688458262.jpg" text:style-name="Internet_20_link" text:visited-style-name="Visited_20_Internet_20_Link">
31490206-1687...</text:a>
", "<text:a xlink:type="simple" xlink:href="https://chinese.aljazeera.net/wp-content/uploads/2023/07/maxresdefault-1688458133.jpg" text:style-name="Internet_20_link" text:visited-style-name="Visited_20_Internet_20_Link">
maxresdefault...</text:a>
", "<text:a xlink:type="simple" xlink:href="https://chinese.aljazeera.net/wp-content/uploads/2023/07/maxresdefault-1-1688458087.jpg" text:style-name="Internet_20_link" text:visited-style-name="Visited_20_Internet_20_Link">
maxresdefault...</text:a>
", "<text:a xlink:type="simple" xlink:href="https://chinese.aljazeera.net/wp-content/uploads/2023/07/0b712063-bc11-4052-bfc4-1ae37c11a8d0-1688458035.jpeg" text:style-name="Internet_20_link" text:visited-style-name="Visited_20_Internet_20_Link">
0b712063-bc11...</text:a>
", "<text:a xlink:type="simple" xlink:href="https://chinese.aljazeera.net/wp-content/uploads/2023/07/maxresdefault-2-1688457967.jpg" text:style-name="Internet_20_link" text:visited-style-name="Visited_20_Internet_20_Link">
maxresdefault...</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34" text:anchor-type="as-char" svg:width="6.9236in" svg:height="4.610975in" draw:z-index="0">
<draw:image xlink:href="../Images/Aljazeera Chinese/2023-07-04T08-16-03/31490206-1687543860-1688458262.jpg" xlink:type="simple" xlink:show="embed" xlink:actuate="onLoad" draw:mime-type="image/jpeg"/>
</draw:frame>
The Ukrainian army bombed the Russian army's stronghold in the Donetsk province in the east(Anadoru News Agency)The Russian Ministry of Defense announced on the 4th to defeat the "terrorist attack" launched by Ukraine drones on Moscow. On the other hand, Ukraine confirmed that it had recovered the land in the eastern and southern parts of the country after a difficult counterattack battle.</text:p>
      <text:p text:style-name="P4">
The Russian Ministry of Defense stated that on the 4th, he defeated the "terrorist attack" launched by five drones on the 4th and emphasized that all these drones had been shot down and no one was injured.</text:p>
      <text:p text:style-name="P4">
Russian Foreign Ministry spokesman Maria Zaharava accused Ukraine of launching drones to Moscow this morning.</text:p>
      <text:p text:style-name="P4">
Zaharava said that the Kiev regime tried to attack areas, including civilian infrastructure, including civil airports that receive foreign flights, and this is another "terrorist act."</text:p>
      <text:p text:style-name="P4">
Tas Society quoted the Russian emergency service department that earlier on the 4th, at least three drones were intercepted over Moscow, one of which was intercepted over the town of Kubinka, 63 kilometers west of Moscow.</text:p>
      <text:p text:style-name="P4">
Reuters pointed out that there is a Russian Air Force base near the town.</text:p>
      <text:h text:style-name="P13" text:outline-level="4">
<text:span text:style-name="T4">
Ukraine Promotion</text:span>
</text:h>
      <text:p text:style-name="P4">
On the other hand, Ukrainian President Zeelianki said that the Ukrainian army is advancing step by step. He also thanked all people who defend Ukraine and all the leaders of the war.</text:p>
      <text:p text:style-name="P4">
Mariar, deputy minister of the Ministry of Defense of Ukraine, said that since launching a counterattack against the Russian army, the Ukrainian army has successfully recovered nearly 159 square kilometers of land.</text:p>
      <text:p text:style-name="P4">
Maryer confirmed in a statement that the guerrilla warfare operation of "run after the fight" occurred at the front line of the east and south, and confirmed that the Russian army was trying to advance in the direction of Leman, Afdeka and Malinka, and the Ukrainian army It was advanced to 7 cities and towns in Buer Jiangsk and Melitobell, south of Zapolo.</text:p>
      <text:p text:style-name="P4">
On the other hand, the Russian army announced a frustration of the Ukrainian army's attempt to re -deploy on the Kobinsk front of Halkov.</text:p>
      <text:p text:style-name="P4">
Schildon Zabinski, a spokesman for the Western Russian military region, said that the Russian army launched 8 missile attacks on the Ukrainian army assembled in the region.</text:p>
      <text:p text:style-name="P4">
<draw:frame draw:style-name="fr1" draw:name="Image135" text:anchor-type="as-char" svg:width="6.9236in" svg:height="3.894525in" draw:z-index="0">
<draw:image xlink:href="../Images/Aljazeera Chinese/2023-07-04T08-16-03/maxresdefault-1688458133.jpg" xlink:type="simple" xlink:show="embed" xlink:actuate="onLoad" draw:mime-type="image/jpeg"/>
</draw:frame>
Spring offensive is facing difficult situation(Peninsula TV Station)</text:p>
      <text:h text:style-name="P13" text:outline-level="4">
<text:span text:style-name="T4">
bombing each other</text:span>
</text:h>
      <text:p text:style-name="P4">
Against this background, the Military Government of the Sumi Provincial Military Government in northeastern Ukraine announced that Russia's drone attack caused 1 death and 16 injuries.</text:p>
      <text:p text:style-name="P4">
The Ukrainian military authorities pointed out that the four Iranian Shahd suicide drones in Russia attacked an administrative building and other residential buildings and destroyed some nearby buildings. The military authorities pointed out that the rescue work and the work of cleaning the ruins continued.</text:p>
      <text:p text:style-name="P4">
On the other hand, the Donedsk authorities of the pro -Russian Russia reported that Ukraine used missiles to attack the town of Yarenovka on the road between Donetsk and Marwol, Mary, and killed a civilian death.</text:p>
      <text:p text:style-name="P4">
The Donetsk authorities added that the bombing of Ukraine also hit the houses and a passenger car in town southwest of Donetzk.</text:p>
      <text:p text:style-name="P4">
On the other hand, Alexander Bogumz, Governor of Buliangsk, Russia, said the province of the border was shot by Ukraine.</text:p>
      <text:p text:style-name="P4">
Bogomaz added that the shells were targeted at some villages and towns in the state, and he also explained that the loss caused by the shelling was limited to the two residential buildings caused by the fire.</text:p>
      <text:p text:style-name="P4">
<draw:frame draw:style-name="fr1" draw:name="Image136" text:anchor-type="as-char" svg:width="6.9236in" svg:height="3.894525in" draw:z-index="0">
<draw:image xlink:href="../Images/Aljazeera Chinese/2023-07-04T08-16-03/maxresdefault-1-1688458087.jpg" xlink:type="simple" xlink:show="embed" xlink:actuate="onLoad" draw:mime-type="image/jpeg"/>
</draw:frame>
Shaoyg lists the bill for the loss of counterattack(Peninsula TV Station)#### "Failure" in Ukraine</text:p>
      <text:p text:style-name="P4">
Russia's Minister of Defense Sho Gulu said in Moscow that the Ukrainian army has not achieved any counterattack targets on any front since its counterattack.</text:p>
      <text:p text:style-name="P4">
Sho Gulu added on the 3rd that in June this year, the Russian armed forces destroyed 920 armored vehicles in the Donbas and Zapolo regions, including 16 German "Leopard" tanks, and 15 aircraft and 3 3 aircraft and 3 were Helicopter.</text:p>
      <text:p text:style-name="P4">
Shaygan emphasized that the rebellion led by Wagner Group's founder of Wagner Group on June 24 this year was an attempt to destroy the stability of the country and was defeated by the army's loyalty.</text:p>
      <text:p text:style-name="P4">
The short -term rebellion launched by the Wagner Group's militants did not affect Russia's "special military operations" in Ukraine, that is, Russia's war against Ukraine.</text:p>
      <text:p text:style-name="P4">
The lifting of Shogu's position is one of the most important demands put forward by the founder of the Wagner Group, Porigerzin's armed rebellion. During this rebellion, the group's armed personnel controlled the city in southwestern Russia. The Ukrainian war command of the Russian military is located here, and it is also one of Russia's largest cities.</text:p>
      <text:p text:style-name="P4">
<draw:frame draw:style-name="fr1" draw:name="Image137" text:anchor-type="as-char" svg:width="6.9236in" svg:height="5.195198in" draw:z-index="0">
<draw:image xlink:href="../Images/Aljazeera Chinese/2023-07-04T08-16-03/0b712063-bc11-4052-bfc4-1ae37c11a8d0-1688458035.jpeg" xlink:type="simple" xlink:show="embed" xlink:actuate="onLoad" draw:mime-type="image/jpeg"/>
</draw:frame>
Crimea leader Sergei Akkinov (right) meet with the vice chairman of the Russian Security Council Dimitri Medvedev(European News Agency)</text:p>
      <text:h text:style-name="P13" text:outline-level="4">
<text:span text:style-name="T4">
Social assassination attempt</text:span>
</text:h>
      <text:p text:style-name="P4">
The Russian National Security Agency announced on the 3rd of this month that the Ukraine assassinated the assassination of the Crimean chief executive, the Chief Executive of Russia, the Chief Executive of Russia, but Ukraine has not published any comments.</text:p>
      <text:p text:style-name="P4">
In a statement issued by the Russian Federal Security Agency, it stated in a statement issued by the International Telecommunications Agency that it frustrated the assassination of the assassination of the Ukrainian intelligence department's assassination of the leader of the Crimea region and pointed out that it had been arrested in the investigation framework of the incident. One person.</text:p>
      <text:p text:style-name="P4">
The statement explained that the Russian Federal Security Agency arrested a Russian citizen born in 1988 that the man was suspected of being "recruited by the Ukrainian Intelligence Agency" and stated that the man "continued to receive destructive intelligence training in Ukraine, including the destructive intelligence training, including including the destructive intelligence training, including including the destructive intelligence training, including the instructions, including the destructive intelligence training, included Create explosion training ". The statement added that "the person who settled a bomb had no time to implement his criminal intent, because he was arrested when he received the explosion device from the hiding place."</text:p>
      <text:p text:style-name="P4">
Russia annexed the Crimean Peninsula from Ukraine in 2014. The Russian Black Sea Fleet was stationed in the area. Since the outbreak of the Ukrainian war in February 2022, there have been several attacks on local attacks, and many regional officials appointed by Russia are injured or killed.</text:p>
      <text:p text:style-name="P4">
<draw:frame draw:style-name="fr1" draw:name="Image138" text:anchor-type="as-char" svg:width="6.9236in" svg:height="3.894525in" draw:z-index="0">
<draw:image xlink:href="../Images/Aljazeera Chinese/2023-07-04T08-16-03/maxresdefault-2-1688457967.jpg" xlink:type="simple" xlink:show="embed" xlink:actuate="onLoad" draw:mime-type="image/jpeg"/>
</draw:frame>
Grain agreement(Peninsula TV Station)</text:p>
      <text:h text:style-name="P13" text:outline-level="4">
<text:span text:style-name="T4">
Food Agreement</text:span>
</text:h>
      <text:p text:style-name="P4">
Internationally, some diplomats told the German news agency on the 3rd that in order to extend Russia to extend the main food agreement with Ukraine, the European Union is considering making concessions, including allowing a Russian bank to avoid sanctions.Foreign officials said that the European Union did not intend to lift sanctions against the Agricultural Bank because they may not reach a necessary consensus between EU member states.</text:p>
      <text:p text:style-name="P4">
However, by allowing new subsidiaries to use the Swift system, it may not be hindered by the opponent. Supporters of this measure pointed out that grain exports are not only very important for Ukraine, but also very important to African and Asia.</text:p>
      <text:p text:style-name="P4">
Since the war against Ukraine last February, Russia has banned Ukraine's exports of grain for several months. After that, the two sides reached an agreement in the mid -2022 in the mid -2022 to restore the food exports of Ukraine.</text:p>
      <text:p text:style-name="P4">
The agreement was extended for two months in mid -May this year, but Russia recently threatened that if its agricultural product export is not allowed, it will not renew the agreement.</text:p>
      <text:p text:style-name="P4">
News Source: <text:a xlink:type="simple" xlink:href="https://chinese.aljazeera.net/news/war-in-ukraine/2023/7/4/%e4%bf%84%e7%bd%97%e6%96%af%e5%ae%a3%e5%b8%83%e6%8c%ab%e8%b4%a5%e4%b9%8c%e5%85%8b%e5%85%b0%e5%af%b9%e8%8e%ab%e6%96%af%e7%a7%91%e7%9a%84%e6%97%a0%e4%ba%ba%e6%9c%ba%e8%a2%ad%e5%87%bb" text:style-name="Internet_20_link" text:visited-style-name="Visited_20_Internet_20_Link">
https://chinese.aljazeera.net/news/war-in-ukraine/2023/7/4/%e4%bf%84%e7%bd%97%e6%96%af%e5%ae%a3%e5%b8%83%e6%8c%ab%e8%b4%a5%e4%b9%8c%e5%85%8b%e5%85%b0%e5%af%b9%e8%8e%ab%e6%96%af%e7%a7%91%e7%9a%84%e6%97%a0%e4%ba%ba%e6%9c%ba%e8%a2%ad%e5%87%bb</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4T08:31:18</text:p>
      <text:p text:style-name="P4">
Modified Time: 2023-07-04T14:27:03</text:p>
      <text:p text:style-name="P4">
Description: Russia called Ukraine in Moscow and surrounding areas on Tuesday morning.</text:p>
      <text:p text:style-name="P4">
Images: ["<text:a xlink:type="simple" xlink:href="https://chinese.aljazeera.net/wp-content/uploads/2023/07/1-1688480805.png" text:style-name="Internet_20_link" text:visited-style-name="Visited_20_Internet_20_Link">
1-1688480805.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39" text:anchor-type="as-char" svg:width="6.9236in" svg:height="4.615733in" draw:z-index="0">
<draw:image xlink:href="../Images/Aljazeera Chinese/2023-07-04T08-31-18/1-1688480805.png" xlink:type="simple" xlink:show="embed" xlink:actuate="onLoad" draw:mime-type="image/png"/>
</draw:frame>
Eastern Halkov area in eastern Ukraine, the Russian military strike scene burned by the Russian military strike on the town of Pervomasky</text:p>
      <ul>
        <li>
Russia claims that Ukraine launched a drone attack on Moscow and surrounding areas on Tuesday morning. * The Russian Ministry of Defense said that the air defense system destroyed four drones, and the other was stuck and fell in the Moscow area.</li>
      </ul>
      <text:p text:style-name="P4">
read more</text:p>
      <text:p text:style-name="P4">
News Source: <text:a xlink:type="simple" xlink:href="https://chinese.aljazeera.net/news/war-in-ukraine/liveblog/2023/7/4/%e4%bf%84%e7%bd%97%e6%96%af%e5%af%b9%e4%b9%8c%e5%85%8b%e5%85%b0%e6%88%98%e4%ba%89%e7%9a%84%e4%bb%8a%e6%97%a5%e5%8f%91%e5%b1%95-375" text:style-name="Internet_20_link" text:visited-style-name="Visited_20_Internet_20_Link">
https://chinese.aljazeera.net/news/war-in-ukraine/liveblog/2023/7/4/%e4%bf%84%e7%bd%97%e6%96%af%e5%af%b9%e4%b9%8c%e5%85%8b%e5%85%b0%e6%88%98%e4%ba%89%e7%9a%84%e4%bb%8a%e6%97%a5%e5%8f%91%e5%b1%95-375</text:a>
</text:p>
      <!--NEWS-->
      <text:h text:style-name="P10" text:outline-level="1">
<text:span text:style-name="T4">
The first show of the Winana Malaysia Summer League is to have dinner with the Spurs senior compatriots in Parker</text:span>
</text:h>
      <text:p text:style-name="P4">
Publisher: 法新社</text:p>
      <text:p text:style-name="P4">
Published Time: 2023-07-04T08:32:08+00:00</text:p>
      <text:p text:style-name="P4">
Modified Time: 2023-07-04T08:05:02+00:00</text:p>
      <text:p text:style-name="P4">
Description: (Agence France -Presse, Los Angeles, 3rd) This year's NBA draft champion "French Monster" Victor Wembanyama and former St. Antonio Marne Star Star Guard Tony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7-04T08-32-08-00-00/000000.png" xlink:type="simple" xlink:show="embed" xlink:actuate="onLoad" draw:mime-type="image/png"/>
</draw:frame>
Win Banya's agent Jeremymedjana released a photo of Winbana and his compatriots "French sports car" Parker on Instagram on the 2nd. Parker won the championship 4 times during his efficiency.</text:p>
      <text:p text:style-name="P4">
This photo is widely circulated on the Internet, presenting the latest signs of "Wembymania", a newcomer with a height of 7.4, 224 cm). Expand, Spurs fans are excited about it.</text:p>
      <text:p text:style-name="P4">
Wen Banya first practiced with the Spurs on June 30, signed a rookie contract with the Spurs on July 1, and will participate in the NBA Summer League in Las Vegas with the team. It is expected that he will put on a horse thorn jersey on the 7th and go to the Charlotte Hornet in Las Vegas.</text:p>
      <text:p text:style-name="P4">
News Source: <text:a xlink:type="simple" xlink:href="https://www.rfi.fr/cn/%E8%BF%90%E5%8A%A8%E5%A4%A9%E5%9C%B0/20230704-%E6%B8%A9%E7%8F%AD%E4%BA%9A%E9%A9%AC%E5%A4%8F%E5%AD%A3%E8%81%94%E8%B5%9B%E9%A6%96%E7%A7%80%E5%9C%A8%E5%8D%B3-%E4%B8%8E%E9%A9%AC%E5%88%BA%E5%89%8D%E8%BE%88%E5%90%8C%E8%83%9E%E5%B8%95%E5%85%8B%E5%85%B1%E8%BF%9B%E6%99%9A%E9%A4%90" text:style-name="Internet_20_link" text:visited-style-name="Visited_20_Internet_20_Link">
https://www.rfi.fr/cn/%E8%BF%90%E5%8A%A8%E5%A4%A9%E5%9C%B0/20230704-%E6%B8%A9%E7%8F%AD%E4%BA%9A%E9%A9%AC%E5%A4%8F%E5%AD%A3%E8%81%94%E8%B5%9B%E9%A6%96%E7%A7%80%E5%9C%A8%E5%8D%B3-%E4%B8%8E%E9%A9%AC%E5%88%BA%E5%89%8D%E8%BE%88%E5%90%8C%E8%83%9E%E5%B8%95%E5%85%8B%E5%85%B1%E8%BF%9B%E6%99%9A%E9%A4%90</text:a>
</text:p>
      <!--NEWS-->
      <text:h text:style-name="P10" text:outline-level="1">
<text:span text:style-name="T4">
Three Free Version of weight loss magic medicine</text:span>
</text:h>
      <text:p text:style-name="P4">
Authors: ['约翰•加普']</text:p>
      <text:p text:style-name="P4">
Publisher: 英国《金融时报》</text:p>
      <text:p text:style-name="P4">
Time: 2023-07-04T08:44:55+00:00</text:p>
      <text:p text:style-name="P4">
Published Time: 2023-07-03T12:00:99+08:00</text:p>
      <text:p text:style-name="P4">
Modified Time: 2023-07-04T04:43:99+08:00</text:p>
      <text:p text:style-name="P4">
Description: Gap: In the future, obesity may become a chronic disease that can be treated with medicinal slices, but medicines also have many health warnings.</text:p>
      <text:p text:style-name="P4">
Images: ["<text:a xlink:type="simple" xlink:href="https://thumbor.ftacademy.cn/unsafe/picture/2/000186232_piclink.jpg" text:style-name="Internet_20_link" text:visited-style-name="Visited_20_Internet_20_Link">
000186232_pic...</text:a>
"]</text:p>
      <text:p text:style-name="P4">
Themes: ['专栏', '健康', '关注']</text:p>
      <text:p text:style-name="P4">
Keywords: ['健康', '减肥', '制药', '肥胖']</text:p>
      <text:p text:style-name="P4">
Type: Article</text:p>
      <!--METADATA-->
      <text:p text:style-name="P4">
<draw:frame draw:style-name="fr1" draw:name="Image141" text:anchor-type="as-char" svg:width="6.9236in" svg:height="3.901286in" draw:z-index="0">
<draw:image xlink:href="../Images/FT Chinese Free Version/2023-07-04T08-44-55-00-00/000186232_piclink.jpg" xlink:type="simple" xlink:show="embed" xlink:actuate="onLoad" draw:mime-type="image/jpeg"/>
</draw:frame>
Many doctors and scientists all over the world have a long struggle for increasingly increasing diabetes and obesity but still failed so far. A news last week undoubtedly inspired them. Dango and Nord(NovoNordisk)When the wegovy (Smeglugin injection) announced the results of the clinical trials that seem to be very promising, who can blame them because they broke out of warm applause?</text:p>
      <text:p text:style-name="P4">
In a test, a new injection formula helps patients to reduce the weight by 24%. Not only that, the San Diego Conference also heard a variety of similar drugs progress rapidly. They are the same as the Wegovy and Ozempic (another Smeglugan peptide injection, for diabetes -translator's note) Essence Those who are overweight and obese are at least those who can afford such drugs. Now they have hope.</text:p>
      <text:p text:style-name="P4">
News Source: <text:a xlink:type="simple" xlink:href="http://www.ftchinese.com/story/001100151" text:style-name="Internet_20_link" text:visited-style-name="Visited_20_Internet_20_Link">
http://www.ftchinese.com/story/001100151</text:a>
</text:p>
      <!--NEWS-->
      <text:h text:style-name="P10" text:outline-level="1">
<text:span text:style-name="T4">
As the US economy stabilizes, the wealthy decline is still continuing (Free Version)</text:span>
</text:h>
      <text:p text:style-name="P4">
Author: Justin Lahart</text:p>
      <text:p text:style-name="P4">
Publisher: 华尔街日报中文网</text:p>
      <text:p text:style-name="P4">
Published Time: 2023-07-04T08:45:00.000Z</text:p>
      <text:p text:style-name="P4">
Modified Time: 2023-07-04T08:45:00.000Z</text:p>
      <text:p text:style-name="P4">
Created Time: 2023-07-04T07:32:00.000Z</text:p>
      <text:p text:style-name="P4">
Description: The probability of the US economy in this year is decreasing. But what about the wealthy people decline? Still continuing.</text:p>
      <text:p text:style-name="P4">
Images: []</text:p>
      <text:p text:style-name="P4">
Categories: ['金融市场', '股闻天下']</text:p>
      <text:p text:style-name="P4">
Keywords: SYND,LINK:EN|WP-WSJ-0001028267</text:p>
      <text:p text:style-name="P4">
Type: Article</text:p>
      <!--METADATA-->
      <text:p text:style-name="P4">
The probability of the US economy in this year is decreasing. But <text:a xlink:type="simple" xlink:href="https://cn.wsj.com/articles/CN-HRD-20230103133115" text:style-name="Internet_20_link" text:visited-style-name="Visited_20_Internet_20_Link">
the rich people decline</text:a>
Intersection Still continuing.</text:p>
      <text:p text:style-name="P4">
News Source: <text:a xlink:type="simple" xlink:href="https://cn.wsj.com/articles/%E7%BE%8E%E5%9B%BD%E7%BB%8F%E6%B5%8E%E4%BC%81%E7%A8%B3%E4%B9%8B%E9%99%85-%E5%AF%8C%E4%BA%BA%E8%A1%B0%E9%80%80%E4%BB%8D%E5%9C%A8%E7%BB%A7%E7%BB%AD-15172d35" text:style-name="Internet_20_link" text:visited-style-name="Visited_20_Internet_20_Link">
https://cn.wsj.com/articles/%E7%BE%8E%E5%9B%BD%E7%BB%8F%E6%B5%8E%E4%BC%81%E7%A8%B3%E4%B9%8B%E9%99%85-%E5%AF%8C%E4%BA%BA%E8%A1%B0%E9%80%80%E4%BB%8D%E5%9C%A8%E7%BB%A7%E7%BB%AD-15172d35</text:a>
</text:p>
      <!--NEWS-->
      <text:h text:style-name="P10" text:outline-level="1">
<text:span text:style-name="T4">
Official travel videos stealing other country's landscape Philippine Travel Department to terminate the advertising company contract</text:span>
</text:h>
      <text:p text:style-name="P4">
Author: 联合早报 (Person)</text:p>
      <text:p text:style-name="P4">
Publisher: 联合早报 (Organization)</text:p>
      <text:p text:style-name="P4">
Published Time: 2023-07-04T08:48</text:p>
      <text:p text:style-name="P4">
Modified Time: 2023-07-04T08:48</text:p>
      <text:p text:style-name="P4">
Description: After the Philippine official tourism promotion video was unveiled in the landscape screen of other countries, the Philippine Ministry of Tourism announced the termination of 49 million peso (about 1.2 million yuan) contract signed with an advertising company. Comprehensive Bloomberg and Reuters report, the Philippine Ministry of Tourism on Monday (...</text:p>
      <text:p text:style-name="P4">
Videos: []</text:p>
      <text:p text:style-name="P4">
Audios: []</text:p>
      <text:p text:style-name="P4">
Images: []</text:p>
      <text:p text:style-name="P4">
Type: NewsArticle</text:p>
      <text:p text:style-name="P4">
Breadcrumbs: ['即时', '国际']</text:p>
      <text:p text:style-name="P4">
Keywords: ['菲律宾', '旅游', '视频']</text:p>
      <!--METADATA-->
      <text:p text:style-name="P4">
After the Philippine official tourism promotion video was unveiled in the landscape screen of other countries, the Philippine Ministry of Tourism announced the termination of 49 million peso (about 1.2 million yuan) contract signed with an advertising company.</text:p>
      <text:p text:style-name="P4">
According to Bloomberg and Reuters, the Philippine Ministry of Tourism issued a statement on Monday (July 3) that DDB Philippine Corporation "publicly apologized, assumes all responsibilities, and clearly acknowledged that the use of non -original materials in tourism promotion videos." Based on this, the Ministry of Tourism decided to terminate contracts with DDB Philippines.</text:p>
      <text:p text:style-name="P4">
The Philippine government launched a series of new tourism promotional activities, including a promotional video on June 27, including "Love Thephilippines". After analyzing the video of the AFP facts, the video found that the video stole the landscape pictures of Brazil, Indonesia, Switzerland, and the United Arabia.</text:p>
      <text:p text:style-name="P4">
The DDB Philippine Company issued a statement on Sunday, which stole the "foreign materials" to apologize, saying that "this is the serious negligence of our company." The production cost was borne by the DDB Philippine company itself.</text:p>
      <text:p text:style-name="P4">
The statement said: "It is very inappropriate to use foreign landscape pictures in the video of the Philippine tourism, and it is against the goals of the Ministry of Tourism."</text:p>
      <text:p text:style-name="P4">
The Philippine Ministry of Tourism said it did not pay any money to DDB Philippines.</text:p>
      <text:p text:style-name="P4">
News Source: <text:a xlink:type="simple" xlink:href="https://www.zaobao.com.sg/realtime/world/story20230704-1410420" text:style-name="Internet_20_link" text:visited-style-name="Visited_20_Internet_20_Link">
https://www.zaobao.com.sg/realtime/world/story20230704-1410420</text:a>
</text:p>
      <!--NEWS-->
      <text:h text:style-name="P10" text:outline-level="1">
<text:span text:style-name="T4">
The illegal excavation of artificial lakes in Neymarbara mansion was fined hundreds of millions of yuan</text:span>
</text:h>
      <text:p text:style-name="P4">
Publisher: 法新社</text:p>
      <text:p text:style-name="P4">
Published Time: 2023-07-04T09:02:09+00:00</text:p>
      <text:p text:style-name="P4">
Modified Time: 2023-07-04T08:35:04+00:00</text:p>
      <text:p text:style-name="P4">
Description: (Agence France -Presse, Rio de Janeiro 3rd) Brazilian authorities said today that the football superstar NEYMAR did not obtain an environmental permit and excavated artificial lakes in the luxury home in the suburbs of Kero Rio de Janeiro. NT $ 103 mill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04T09-02-09-00-00/000000.png" xlink:type="simple" xlink:show="embed" xlink:actuate="onLoad" draw:mime-type="image/png"/>
</draw:frame>
The secretary of the Town Council of Mangratiba, the Town Council in the Southeast Brazil, stated in a statement that Paris Saint-Germain Star Neymar "dug out artificial lakes in a mansion and violates environmental related regulations in the mansion. "The town council issued 4 tickets, and the amount added to more than 16 million Laer.</text:p>
      <text:p text:style-name="P4">
Neymar's mansion is located in Manageaba, a tourist attraction of about 130 kilometers from Rio de Janeiro.</text:p>
      <text:p text:style-name="P4">
The authorities have found dozens of illegal acts in Neymar's luxury homes, including "carrying environmental governance work without authorization", "extracting river water without permission", "draining river water without authorization", "unauthorized land acquisition", "inhibit vegetation growth", etc. Neymar can appeal for 20 days.</text:p>
      <text:p text:style-name="P4">
After some people posted a complaint on the community media, the authorities found that there were many illegal acts related to the environment. At that time, workers also built artificial lakes and artificial beaches here.</text:p>
      <text:p text:style-name="P4">
The authorities have blocked this place and ordered all activities to suspend. Brazilian media reported that Neymar not only held a party here, but also was soaked in artificial lakes.</text:p>
      <text:p text:style-name="P4">
News Source: <text:a xlink:type="simple" xlink:href="https://www.rfi.fr/cn/%E8%BF%90%E5%8A%A8%E5%A4%A9%E5%9C%B0/20230704-%E5%86%85%E9%A9%AC%E5%B0%94%E5%B7%B4%E8%A5%BF%E8%B1%AA%E5%AE%85%E5%86%85%E8%BF%9D%E6%B3%95%E5%BC%80%E6%8C%96%E4%BA%BA%E5%B7%A5%E6%B9%96-%E9%81%AD%E7%BD%9A%E4%B8%8A%E4%BA%BF%E5%85%83" text:style-name="Internet_20_link" text:visited-style-name="Visited_20_Internet_20_Link">
https://www.rfi.fr/cn/%E8%BF%90%E5%8A%A8%E5%A4%A9%E5%9C%B0/20230704-%E5%86%85%E9%A9%AC%E5%B0%94%E5%B7%B4%E8%A5%BF%E8%B1%AA%E5%AE%85%E5%86%85%E8%BF%9D%E6%B3%95%E5%BC%80%E6%8C%96%E4%BA%BA%E5%B7%A5%E6%B9%96-%E9%81%AD%E7%BD%9A%E4%B8%8A%E4%BA%BF%E5%85%83</text:a>
</text:p>
      <!--NEWS-->
      <text:h text:style-name="P10" text:outline-level="1">
<text:span text:style-name="T4">
Yellen and Xie Feng conducted a "frank and effective" discussion in Washington</text:span>
</text:h>
      <text:p text:style-name="P4">
Author: 联合早报 (Person)</text:p>
      <text:p text:style-name="P4">
Publisher: 联合早报 (Organization)</text:p>
      <text:p text:style-name="P4">
Published Time: 2023-07-04T09:06</text:p>
      <text:p text:style-name="P4">
Modified Time: 2023-07-04T15:06</text:p>
      <text:p text:style-name="P4">
Description: U.S. Treasury Minister Yellen met with the Chinese ambassador to the United States Xie Feng in Washington, a Chinese ambassador to the United States, and the two sides had a "frank and effective" dialogue. Reuters reported that according to a statement issued by the US Ministry of Finance on Monday (July 3), Yellen raised an concern question at the meeting ...</text:p>
      <text:p text:style-name="P4">
Videos: []</text:p>
      <text:p text:style-name="P4">
Audios: []</text:p>
      <text:p text:style-name="P4">
Images: []</text:p>
      <text:p text:style-name="P4">
Type: NewsArticle</text:p>
      <text:p text:style-name="P4">
Breadcrumbs: ['即时', '国际']</text:p>
      <text:p text:style-name="P4">
Keywords: ['美国财政部', '耶伦', '中国']</text:p>
      <!--METADATA-->
      <text:p text:style-name="P4">
U.S. Treasury Minister Yellen met with the Chinese ambassador to the United States Xie Feng in Washington, a Chinese ambassador to the United States, and the two sides had a "frank and effective" dialogue.</text:p>
      <text:p text:style-name="P4">
Reuters reported that according to a statement issued by the US Ministry of Finance on Monday (July 3), Yellen raised concerns at the meeting, and also expressed the global challenges of the United States, including macroeconomic and financial issues, importance.</text:p>
      <text:p text:style-name="P4">
The statement stated that the dialogue supported the efforts of the two parties to maintain communication channels and responsible management of bilateral relations in the United States and China, which was consistent with Yellen's upcoming access to Beijing.</text:p>
      <text:p text:style-name="P4">
According to news from the Chinese Embassy in the United States, Xie Feng said in a conversation that a healthy and stable Sino -US relations meet the common interests of the two countries and are also the common expectations of the international community.</text:p>
      <text:p text:style-name="P4">
Xie Feng also shows that China ’s main concern on economic and trade issues requires the United States to attach great importance to it and take action to solve it. Both sides believe that meeting is frank and constructive, and agrees to continue to communicate.</text:p>
      <text:p text:style-name="P4">
<text:a xlink:type="simple" xlink:href="https://www.zaobao.com/realtime/world/story20230703-1410064" text:style-name="Internet_20_link" text:visited-style-name="Visited_20_Internet_20_Link">
Yelun will visit Beijing from July 6th to 9th</text:a>
 。</text:p>
      <text:p text:style-name="P4">
News Source: <text:a xlink:type="simple" xlink:href="https://www.zaobao.com.sg/realtime/world/story20230704-1410425" text:style-name="Internet_20_link" text:visited-style-name="Visited_20_Internet_20_Link">
https://www.zaobao.com.sg/realtime/world/story20230704-1410425</text:a>
</text:p>
      <!--NEWS-->
      <text:h text:style-name="P10" text:outline-level="1">
<text:span text:style-name="T4">
SoftBank Sun justice expects that AI will eventually apply to all walks of life (Free Version)</text:span>
</text:h>
      <text:p text:style-name="P4">
Author: Megumi Fujikawa</text:p>
      <text:p text:style-name="P4">
Publisher: 华尔街日报中文网</text:p>
      <text:p text:style-name="P4">
Published Time: 2023-07-04T09:10:00.000Z</text:p>
      <text:p text:style-name="P4">
Modified Time: 2023-07-04T09:10:00.000Z</text:p>
      <text:p text:style-name="P4">
Created Time: 2023-07-04T08:00:00.000Z</text:p>
      <text:p text:style-name="P4">
Description: Sun Zhengyi said on Tuesday that the vast majority of artificial intelligence will be smarter than the human brain, and eventually can be used in any industry.</text:p>
      <text:p text:style-name="P4">
Images: []</text:p>
      <text:p text:style-name="P4">
Categories: ['商业']</text:p>
      <text:p text:style-name="P4">
Keywords: SYND</text:p>
      <text:p text:style-name="P4">
Type: Article</text:p>
      <!--METADATA-->
      <text:p text:style-name="P4">
SoftBank Group Co., Ltd.(SoftBank Group Corp., 9984.TO)CEO Sun Zhengyi(Masayoshison)It said on Tuesday that AI's intelligence will reach the level of human brain difficulty, and can eventually be used in any industry.</text:p>
      <text:p text:style-name="P4">
News Source: <text:a xlink:type="simple" xlink:href="https://cn.wsj.com/articles/%E8%BD%AF%E9%93%B6%E5%AD%99%E6%AD%A3%E4%B9%89%E9%A2%84%E6%9C%9Fai%E6%9C%80%E7%BB%88%E5%B0%86%E8%83%BD%E9%80%82%E7%94%A8%E4%BA%8E%E5%90%84%E8%A1%8C%E5%90%84%E4%B8%9A-32ca0b9d" text:style-name="Internet_20_link" text:visited-style-name="Visited_20_Internet_20_Link">
https://cn.wsj.com/articles/%E8%BD%AF%E9%93%B6%E5%AD%99%E6%AD%A3%E4%B9%89%E9%A2%84%E6%9C%9Fai%E6%9C%80%E7%BB%88%E5%B0%86%E8%83%BD%E9%80%82%E7%94%A8%E4%BA%8E%E5%90%84%E8%A1%8C%E5%90%84%E4%B8%9A-32ca0b9d</text:a>
</text:p>
      <!--NEWS-->
      <text:h text:style-name="P10" text:outline-level="1">
<text:span text:style-name="T4">
Personal Privacy Protection: Renmin University of China Alumni is detained for stealing the appearance of alma mater.</text:span>
</text:h>
      <text:p text:style-name="P4">
Author: https://www.facebook.com/bbcworldservice/</text:p>
      <text:p text:style-name="P4">
Publisher: BBC News 中文</text:p>
      <text:p text:style-name="P4">
Published Time: 2023-07-04T09:16:16.000Z</text:p>
      <text:p text:style-name="P4">
Modified Time: 2023-07-04T09:16:16.000Z</text:p>
      <text:p text:style-name="P4">
Description: The platform established by the alumni contains the personal information of all students from Renmin University of China from 2014 to 2020, including photos, names, school numbers, nationality and birthday.</text:p>
      <text:p text:style-name="P4">
Images: ["<text:a xlink:type="simple" xlink:href="https://ichef.bbci.co.uk/news/640/cpsprodpb/10822/production/_130281676_gettyimages-1223720716.jpg" text:style-name="Internet_20_link" text:visited-style-name="Visited_20_Internet_20_Link">
_130281676_ge...</text:a>
"]</text:p>
      <text:p text:style-name="P4">
Videos: []</text:p>
      <text:p text:style-name="P4">
Tags: ['高等教育', '网络犯罪', '中國']</text:p>
      <text:p text:style-name="P4">
Type: Article</text:p>
      <!--METADATA-->
      <text:h text:style-name="P12" text:outline-level="3">
<text:span text:style-name="T4">
Personal Privacy Protection: The alumni of the People's University of China are detained for stealing the appearance of the alma mater's student information.</text:span>
</text:h>
      <text:p text:style-name="P4">
9:16 am on July 4, 2023![] <text:a xlink:type="simple" xlink:href="Images/BBC Chinese/2023-07-04T09-16-16.000Z/_130281676_gettyimages-1223720716.jpg" text:style-name="Internet_20_link" text:visited-style-name="Visited_20_Internet_20_Link">
</text:a>
Image source, getty images</text:p>
      <text:p text:style-name="P4">
Image adding text,</text:p>
      <text:p text:style-name="P4">
The arrested programmer studied at Renmin University of China. He was suspected of stealing the student information in the school database to create a scoring website.</text:p>
      <text:p text:style-name="P4">
<text:span text:style-name="T4">
 A programmer of Tencent was arrested in Beijing on Monday (July 3). He was accused of stealing a database of a famous university in China and using students' photos and information to establish a appearance scoring platform. </text:span>
</text:p>
      <text:p text:style-name="P4">
According to Chinese media reports, the 25 -year -old man named Ma surnamed his master's degree in his master's degree, invaded the database of his alma mater, and stole the personal information of the students throughout the school, and created an online platform to score their appearance.</text:p>
      <text:p text:style-name="P4">
He had made public public in social media. The online screenshot shows that one of the posts was published in October 2020, which means that the platform may have existed for about three years.</text:p>
      <text:p text:style-name="P4">
<text:a xlink:type="simple" xlink:href="https://www.bbc.com/zhongwen/simp/world-49037435" text:style-name="Internet_20_link" text:visited-style-name="Visited_20_Internet_20_Link">
Personal privacy worry caused by FaceApp's popularity</text:a>
<text:span text:style-name="T5">
 <text:a xlink:type="simple" xlink:href="https://www.bbc.com/ukchina/simp/vert-cap-42266458" text:style-name="Internet_20_link" text:visited-style-name="Visited_20_Internet_20_Link">
Is it good or bad for employers to provide health bracelets? </text:a>
</text:span>
 <text:a xlink:type="simple" xlink:href="https://www.bbc.com/zhongwen/simp/chinese-news-53189383" text:style-name="Internet_20_link" text:visited-style-name="Visited_20_Internet_20_Link">
The introduction mechanism for the introduction of domestic violence in China is welcomed, but the discussion of privacy caused by privacy</text:a>
"Today, I completed this bad thing with the people of like -minded people. I wanted to send a circle of friends but people were afraid of being punched or posted on Weibo." road.</text:p>
      <text:p text:style-name="P4">
According to Chinese media reports, the platform he established was called "RUC IR FACE", which included personal information of all students from Renmin University of China from 2014 to 2020, including photos, names, school numbers, nationality and birthday.</text:p>
      <text:p text:style-name="P4">
Viewers can even accurately query from the aspects of height, constellation, nationality, college, etc.</text:p>
      <text:p text:style-name="P4">
Image source, weibo</text:p>
      <text:p text:style-name="P4">
Image adding text,</text:p>
      <text:p text:style-name="P4">
The website screenshot established by Ma, the website is no longer accessible.</text:p>
      <text:p text:style-name="P4">
Renmin University of China is located in Beijing and is one of the most well -known universities in the country. Last Saturday (July 1), the school's internal student forum "Little Horn" exposed the incident on the incident.</text:p>
      <text:p text:style-name="P4">
In a statement on Sunday (July 2), Renmin University stated that the school has paid attention to the incident and has contacted the police to conduct an investigation.</text:p>
      <text:p text:style-name="P4">
On Monday (July 3), the police in Haidian District, Beijing stated that Ma was criminally detained by the police for illegal criminal acts such as illegal crimes such as some students' personal information.</text:p>
      <text:p text:style-name="P4">
"Police attach great importance to the protection of personal information of citizens, and will severely crack down on relevant illegal crimes." Haidian Public Security Branch wrote in a report.</text:p>
      <text:p text:style-name="P4">
China passed the "Personal Information Protection Law" legislation in 2021, stipulating that any organization or individual "must not buy or sell, provide or disclose personal information of others."</text:p>
      <text:p text:style-name="P4">
Ma's personal website shows that he has studied at Renmin University of China since 2015 and has obtained a bachelor's degree in computer science and technology of computer science and technology of computer science and computer application technology.</text:p>
      <text:p text:style-name="P4">
After graduating, he joined the Chinese Internet giant Tencent as a programmer. He also traveled with Huawei in byte.</text:p>
      <text:p text:style-name="P4">
According to his information on the source code custody service platform GitHub, he also developed a procedure for generating female nude photos.</text:p>
      <text:p text:style-name="P4">
Image source, getty images</text:p>
      <text:p text:style-name="P4">
Image adding text,</text:p>
      <text:p text:style-name="P4">
The protection of personal privacy is more difficult in the Internet era.</text:p>
      <text:p text:style-name="P4">
The incident caused anger on the Internet of China. Some netizens questioned that the school did not take sufficient measures to protect students' privacy data.</text:p>
      <text:p text:style-name="P4">
"Such important information can be obtained casually, and it is also publicly explained, perfectly explaining 'high IQ low interest'!" A Weibo netizen commented.</text:p>
      <text:p text:style-name="P4">
Some Chinese netizens compared him with Facebook founder Mark Zuckerberg.</text:p>
      <text:p text:style-name="P4">
In 2003, Zuckerberg launched a controversial appearance scoring platform Facemash during his school at Harvard University. Each time he placed two girls photos together to let users choose which one is more attractive.</text:p>
      <text:p text:style-name="P4">
Similar events have occurred in China before. In 2012, a student at Wuhan University claimed to have spent three days to write code to make a beauty pageant "Facejoking", which showed photos of the school's women in the form of picture flow and scored. Despite the disputes, the website later expanded to the country.</text:p>
      <text:p text:style-name="P4">
In 2021, Chinese artist Song Tuo exhibited his own "work" in an art center in Shanghai -photos of 5,000 female students who sneaked in a university, and according to their aesthetic preferences Sort. In the overwhelming criticism, the art museum announced his withdrawal and apologizing.</text:p>
      <text:p text:style-name="P4">
News Source: <text:a xlink:type="simple" xlink:href="https://www.bbc.com/zhongwen/simp/chinese-news-66097059" text:style-name="Internet_20_link" text:visited-style-name="Visited_20_Internet_20_Link">
https://www.bbc.com/zhongwen/simp/chinese-news-66097059</text:a>
</text:p>
      <!--NEWS-->
      <text:h text:style-name="P10" text:outline-level="1">
<text:span text:style-name="T4">
Report: Alibaba weighing video platform Youku and Tudou's various options (Free Version)</text:span>
</text:h>
      <text:p text:style-name="P4">
Author: Farah Elias</text:p>
      <text:p text:style-name="P4">
Publisher: 华尔街日报中文网</text:p>
      <text:p text:style-name="P4">
Published Time: 2023-07-04T09:25:00.000Z</text:p>
      <text:p text:style-name="P4">
Modified Time: 2023-07-04T09:25:00.000Z</text:p>
      <text:p text:style-name="P4">
Created Time: 2023-07-04T08:16:00.000Z</text:p>
      <text:p text:style-name="P4">
Description: Bloomberg quoted unnamed sources say that Alibaba is weighing various options for the video platform Youku and Tudou, including injecting these assets into Ali Films; it may also be listed on the two video platforms alone.</text:p>
      <text:p text:style-name="P4">
Images: []</text:p>
      <text:p text:style-name="P4">
Categories: ['商业']</text:p>
      <text:p text:style-name="P4">
Keywords: SYND</text:p>
      <text:p text:style-name="P4">
Type: Article</text:p>
      <!--METADATA-->
      <text:p text:style-name="P4">
Bloomberg(Bloomberg)Quoting unnamed sources said that Alibaba Group Holdings Co., Ltd.(Alibaba Group Holding Limited, 9988.HK, abbreviated: Alibaba)Weighing the video platform Youku(Youku)Potato(Tudou)Various options.</text:p>
      <text:p text:style-name="P4">
News Source: <text:a xlink:type="simple" xlink:href="https://cn.wsj.com/articles/%E6%8A%A5%E9%81%93-%E9%98%BF%E9%87%8C%E5%B7%B4%E5%B7%B4%E6%9D%83%E8%A1%A1%E8%A7%86%E9%A2%91%E5%B9%B3%E5%8F%B0%E4%BC%98%E9%85%B7%E5%92%8C%E5%9C%9F%E8%B1%86%E7%9A%84%E5%90%84%E7%A7%8D%E9%80%89%E9%A1%B9-6798b57f" text:style-name="Internet_20_link" text:visited-style-name="Visited_20_Internet_20_Link">
https://cn.wsj.com/articles/%E6%8A%A5%E9%81%93-%E9%98%BF%E9%87%8C%E5%B7%B4%E5%B7%B4%E6%9D%83%E8%A1%A1%E8%A7%86%E9%A2%91%E5%B9%B3%E5%8F%B0%E4%BC%98%E9%85%B7%E5%92%8C%E5%9C%9F%E8%B1%86%E7%9A%84%E5%90%84%E7%A7%8D%E9%80%89%E9%A1%B9-6798b57f</text:a>
</text:p>
      <!--NEWS-->
      <text:h text:style-name="P10" text:outline-level="1">
<text:span text:style-name="T4">
Hong Kong stock market red</text:span>
</text:h>
      <text:p text:style-name="P4">
Publisher: 法新社</text:p>
      <text:p text:style-name="P4">
Published Time: 2023-07-04T09:32:10+00:00</text:p>
      <text:p text:style-name="P4">
Modified Time: 2023-07-04T09:20:03+00:00</text:p>
      <text:p text:style-name="P4">
Description: (Agence France -Presse, Hong Kong, 4th) The Hong Kong stock market was red today, mainly due to the slowdown in inflation in the United States, and economic activities showed signs of slowing down. The interest rate increase cycle of the federal preparation council is expected to approach the 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7-04T09-32-10-00-00/000000.png" xlink:type="simple" xlink:show="embed" xlink:actuate="onLoad" draw:mime-type="image/png"/>
</draw:frame>
The Hong Kong Stock Hang Seng Index rose 109.09 points, or 0.57%, at 19415.68 points.</text:p>
      <text:p text:style-name="P4">
The Shanghai Stock Exchange's comprehensive index rose 1.37 points to 3245.35 points; the Shenzhen Stock Exchange's comprehensive index rose 8.69 points, or 0.42%, closed at 2068.82 points.</text:p>
      <text:p text:style-name="P4">
News Source: <text:a xlink:type="simple" xlink:href="https://www.rfi.fr/cn/%E8%B4%A2%E7%BB%8F%E5%BF%AB%E8%AE%AF/20230704-%E6%B8%AF%E8%82%A1%E6%94%B6%E7%BA%A2" text:style-name="Internet_20_link" text:visited-style-name="Visited_20_Internet_20_Link">
https://www.rfi.fr/cn/%E8%B4%A2%E7%BB%8F%E5%BF%AB%E8%AE%AF/20230704-%E6%B8%AF%E8%82%A1%E6%94%B6%E7%BA%A2</text:a>
</text:p>
      <!--NEWS-->
      <text:h text:style-name="P10" text:outline-level="1">
<text:span text:style-name="T4">
European stock market rose in the early morning trading</text:span>
</text:h>
      <text:p text:style-name="P4">
Publisher: 法新社</text:p>
      <text:p text:style-name="P4">
Published Time: 2023-07-04T09:32:11+00:00</text:p>
      <text:p text:style-name="P4">
Modified Time: 2023-07-04T09:05:03+00:00</text:p>
      <text:p text:style-name="P4">
Description: (Agence France -Presse, London, 4th) The major European stock markets rose slightly today, and the Wall Street stock market was closed for one day due to the US National 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7-04T09-32-11-00-00/000000.png" xlink:type="simple" xlink:show="embed" xlink:actuate="onLoad" draw:mime-type="image/png"/>
</draw:frame>
The London Stock Market Financial Times 100 stock price index (FTSE 100) rose 0.04%to 7530.33 points</text:p>
      <text:p text:style-name="P4">
The Frankfurt stock market DAX index rose 0.01%to 16083.08 points; the Paris stock market rose 0.22%to 4408.04 points.</text:p>
      <text:p text:style-name="P4">
News Source: <text:a xlink:type="simple" xlink:href="https://www.rfi.fr/cn/%E8%B4%A2%E7%BB%8F%E5%BF%AB%E8%AE%AF/20230704-%E6%AC%A7%E6%B4%B2%E8%82%A1%E5%B8%82%E6%97%A9%E7%9B%98%E5%B0%8F%E6%B6%A8" text:style-name="Internet_20_link" text:visited-style-name="Visited_20_Internet_20_Link">
https://www.rfi.fr/cn/%E8%B4%A2%E7%BB%8F%E5%BF%AB%E8%AE%AF/20230704-%E6%AC%A7%E6%B4%B2%E8%82%A1%E5%B8%82%E6%97%A9%E7%9B%98%E5%B0%8F%E6%B6%A8</text:a>
</text:p>
      <!--NEWS-->
      <text:h text:style-name="P10" text:outline-level="1">
<text:span text:style-name="T4">
The head of Hong Kong has called on eight overseas Hong Kong people to surrender, otherwise they are worried about being arrested and terrified every day</text:span>
</text:h>
      <text:p text:style-name="P4">
Publisher: 法新社</text:p>
      <text:p text:style-name="P4">
Published Time: 2023-07-04T09:32:12+00:00</text:p>
      <text:p text:style-name="P4">
Modified Time: 2023-07-04T08:35:03+00:00</text:p>
      <text:p text:style-name="P4">
Description: (Agence France -Presse, Hong Kong, 4th.) Yesterday, the Hong Kong police went to the Hong Kong Law of Hong Kong for eight overseas Hong Kong people including Luo Guancong and Xu Zhi, and the Hong Kong Chief Executive Li Jiachao called on them to surrend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7-04T09-32-12-00-00/000000.png" xlink:type="simple" xlink:show="embed" xlink:actuate="onLoad" draw:mime-type="image/png"/>
</draw:frame>
Police yesterday accused 8 crimes such as Hong Kong democratic sports people in exile overseas attempting to subvert the state power and collusion with foreign forces. You can get all or partial rewards.</text:p>
      <text:p text:style-name="P4">
Li Jiachao said today that he supports police actions and calls on sportsmen to surrender.</text:p>
      <text:p text:style-name="P4">
He told the media that the wanted person could only surrender and end the wanted career, otherwise they would worry about being arrested and panic every day.</text:p>
      <text:p text:style-name="P4">
The Hong Kong Police National Security Department announced yesterday that it has been arrested by the court and wanted eight Hong Kong people who had absconded overseas. Ren Jianfeng, the convener of the law and government, and Yuan Gongyi, Guo Fengyi and Liu Zudi.</text:p>
      <text:p text:style-name="P4">
The above -mentioned 8 people are supporters of the 2019 "Removal China" campaign. Police said they were suspected of violating the Hong Kong National Security Law. The charges include harmful national security, inciting split countries, and requiring foreign sanctions to sanctions China and Hong Kong.</text:p>
      <text:p text:style-name="P4">
News Source: <text:a xlink:type="simple" xlink:href="https://www.rfi.fr/cn/%E5%9B%BD%E9%99%85%E6%8A%A5%E9%81%93/20230704-%E6%B8%AF%E7%89%B9%E9%A6%96%E5%91%BC%E5%90%818%E5%90%8D%E6%B5%B7%E5%A4%96%E6%B8%AF%E4%BA%BA%E8%87%AA%E9%A6%96-%E5%90%A6%E5%88%99%E6%AF%8F%E6%97%A5%E6%8B%85%E5%BF%83%E8%A2%AB%E6%8D%95%E6%83%B6%E6%81%90%E5%BA%A6%E6%97%A5" text:style-name="Internet_20_link" text:visited-style-name="Visited_20_Internet_20_Link">
https://www.rfi.fr/cn/%E5%9B%BD%E9%99%85%E6%8A%A5%E9%81%93/20230704-%E6%B8%AF%E7%89%B9%E9%A6%96%E5%91%BC%E5%90%818%E5%90%8D%E6%B5%B7%E5%A4%96%E6%B8%AF%E4%BA%BA%E8%87%AA%E9%A6%96-%E5%90%A6%E5%88%99%E6%AF%8F%E6%97%A5%E6%8B%85%E5%BF%83%E8%A2%AB%E6%8D%95%E6%83%B6%E6%81%90%E5%BA%A6%E6%97%A5</text:a>
</text:p>
      <!--NEWS-->
      <text:h text:style-name="P10" text:outline-level="1">
<text:span text:style-name="T4">
The end of an era: Yan Mingfu, a CCP official who was surrendered for the June 4th incident, died</text:span>
</text:h>
      <text:p text:style-name="P4">
Author: chinese@voanews.com (林森, 许湘筠)</text:p>
      <text:p text:style-name="P4">
Publisher: 美国之音中文网 (Type: NewsMediaOrganization)</text:p>
      <text:p text:style-name="P4">
Published Time: 2023-07-04T09:46:58+08:00</text:p>
      <text:p text:style-name="P4">
Modified Time: 2023-07-04 03:12:41Z</text:p>
      <text:p text:style-name="P4">
Description: According to media reports such as "Caixin.com" and the Hong Kong English newspaper "Nanhua Morning Post", Yan Mingfu, who had been a high -level position of the Communist Party of China and was surrendered for the June 4th incident in 1989 (July 3), died in Beijing (July 3). 92 years old.</text:p>
      <text:p text:style-name="P4">
Videos: []</text:p>
      <text:p text:style-name="P4">
Images: []</text:p>
      <text:p text:style-name="P4">
Categories: ['中国', '人权', '纪念六四', '编辑推荐']</text:p>
      <text:p text:style-name="P4">
Type: None</text:p>
      <!--METADATA-->
      <text:p text:style-name="P4">
Nonenone</text:p>
      <text:p text:style-name="P4">
News Source: <text:a xlink:type="simple" xlink:href="https://www.voachinese.com/a/yan-mingfu-dies-news-brief-20230703/7165949.html" text:style-name="Internet_20_link" text:visited-style-name="Visited_20_Internet_20_Link">
https://www.voachinese.com/a/yan-mingfu-dies-news-brief-20230703/7165949.html</text:a>
</text:p>
      <!--NEWS-->
      <text:h text:style-name="P10" text:outline-level="1">
<text:span text:style-name="T4">
Department of Taiwan National Defense: 9 military planes of the PLA fly over the Taiwan Strait Middle Line</text:span>
</text:h>
      <text:p text:style-name="P4">
Author: None (Language: zh)</text:p>
      <text:p text:style-name="P4">
Publisher: None</text:p>
      <text:p text:style-name="P4">
Time: 2023-07-04T09:57:00Z</text:p>
      <text:p text:style-name="P4">
Description: The Ministry of Defense of Taiwan reported that there were 24 secondary off -sea activities on Tuesday morning, of which nine were over the middle line of the Strait. In the past two days, the Taiwanese army launched Tianma and Shenxu missiles in Pingtung Township Pingtung Township.</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湾', '航空识别区', '解放军', '军机', '军演']</text:p>
      <text:p text:style-name="P4">
Id: 66109170</text:p>
      <!--METADATA-->
      <text:p text:style-name="P4">
<text:a xlink:type="simple" xlink:href="https://www.dw.com/zh/overlay/image/article/66109170/65275531" text:style-name="Internet_20_link" text:visited-style-name="Visited_20_Internet_20_Link">
 </text:a>
Reuters pointed out that in recent years, the PLA military aircraft will fly into the air defense identification zone in southwestern Taiwan every day.</text:p>
      <text:p text:style-name="P4">
(Voice of Germany) According to the Taiwan Central News Agency, the Taiwan Ministry of National Defense reported that on Tuesday (July 4), it was detected by the PLA's 24 aircraft to go out to the sea.(https://www.dw.com/zh/zh/中国军机越台海中线-美航母停靠越南/a-66020637)And its extension line enters 9 southwest airspace. During this time, the Taiwan military was firing missiles in Pingtung.</text:p>
      <text:p text:style-name="P4">
Reuters pointed out that in recent years, the PLA military aircraft will fly into the air defense identification zone in southwestern Taiwan every day.</text:p>
      <text:p text:style-name="P4">
The Ministry of National Defense of Taiwan reported that the military models monitored on Tuesday include 24 aircraft such as J -10, J -11, J -16, Soviet 30, Boom 6, and Yun 8 anti -submarine aircraft. In addition, there are four PLA warships cooperated with the joint warup police patrol.</text:p>
      <text:p text:style-name="P4">
The Ministry of National Defense of Taiwan sent a close monitoring of task aircraft, warships and shore missile systems.</text:p>
      <text:p text:style-name="P4">
In a press release issued by the Ministry of National Defense, maintaining regional security and stability is the common responsibility of all parties in the region; the international community also has a high consensus on this, and any provocative behavior that may bring impact is not conducive to regional security.</text:p>
      <text:p text:style-name="P4">
Taiwan is holding a military exercise in Pingtung.</text:p>
      <text:p text:style-name="P4">
Taiwan Hanguang Real Bing exercise will be held at the end of this month. On Monday and Tuesday, the Taiwanese army launched in Pingtung Laoshan Township <text:a xlink:type="simple" xlink:href="https://www.dw.com/zh/zh/汉光演习前夕-台湾举行天马操演/a-66099632" text:style-name="Internet_20_link" text:visited-style-name="Visited_20_Internet_20_Link">
Tianma (Drag Moment), Shen Gong (Spirit Needle) operation</text:a>
Essence</text:p>
      <text:p text:style-name="P4">
China has never announced the abandonment of the use of force to achieve the unity of cross -strait. In April of this year, when Taiwanese President Tsai Ing -wen crossed the United States, he met McCarthy with the US House of Representatives McCarthy. The Chinese military held a large -scale military exercise.</text:p>
      <text:p text:style-name="P4">
The Taiwan government strongly opposes that China has claimed sovereignty over Taiwan and vowed that if China ’s force attacks Taiwan, Taiwan will make resistance.</text:p>
      <text:h text:style-name="P12" text:outline-level="3">
<text:span text:style-name="T4">
China -U.S. warship meets the Taiwan Strait</text:span>
</text:h>
      <text:p text:style-name="P4">
(Reuters)</text:p>
      <text:p text:style-name="P4">
News Source: <text:a xlink:type="simple" xlink:href="https://www.dw.com/zh/台国防部：解放军军机9架次飞越台海中线/a-66109170" text:style-name="Internet_20_link" text:visited-style-name="Visited_20_Internet_20_Link">
https://www.dw.com/zh/台国防部：解放军军机9架次飞越台海中线/a-66109170?maca=chi-rss-chi-all-1127-rdf</text:a>
</text:p>
      <!--NEWS-->
      <text:h text:style-name="P10" text:outline-level="1">
<text:span text:style-name="T4">
Türkiye and Egypt's diplomatic relations have been warmed up 10 years later announced that they would send ambassadors</text:span>
</text:h>
      <text:p text:style-name="P4">
Publisher: 法新社</text:p>
      <text:p text:style-name="P4">
Published Time: 2023-07-04T10:02:08+00:00</text:p>
      <text:p text:style-name="P4">
Modified Time: 2023-07-04T13:50:04+00:00</text:p>
      <text:p text:style-name="P4">
Description: (Agence France -Presse Cairo 4th) The Ministry of Foreign Affairs of Egypt and Turkey announced today that after 10 years, the two countries will send mutual ambassadors for the first time to restore normal diplomatic rel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7-04T10-02-08-00-00/000000.png" xlink:type="simple" xlink:show="embed" xlink:actuate="onLoad" draw:mime-type="image/png"/>
</draw:frame>
In 2013, ABDEL FATTAH Al-SISI, then the head of the military, launched a military coup to overthrow Egypt's first candidate president and Turkish ally, Mohamedmorsi. And expel the ambassador.</text:p>
      <text:p text:style-name="P4">
In May this year, Cecil and Turkish President Recep Tayyip Erican agreed to restore mutual ambassadors.</text:p>
      <text:p text:style-name="P4">
The Ministry of Foreign Affairs of the two countries said through a joint statement that AMR Elhamamy will become the Egyptian Ambassador to Ankara, and Turkey nominated Salih Mutlu Sen as the Ambassador to Cairo.</text:p>
      <text:p text:style-name="P4">
Hakan Fidan, Minister of Foreign Affairs of Turkey, stated that this was an important milestone in normalization of bilateral relations.</text:p>
      <text:p text:style-name="P4">
He said, "From now on, our relationship will continue to improve rapidly in politics, economy, and all other fields. This is in line with the wishes of our president and government."</text:p>
      <text:p text:style-name="P4">
As Turkey seek to establish a better relationship with Egypt, Arabic Union, Israel and Saudi Arabia Arabia, senior officials of the Ministry of Foreign Affairs began to negotiate in Ankara and Cairo in 2021.</text:p>
      <text:p text:style-name="P4">
After the Sexi and El segments shook hands at the World Cup in 2022, the normalization process of Ankara and Cairo began to accelerate.</text:p>
      <text:p text:style-name="P4">
News Source: <text:a xlink:type="simple" xlink:href="https://www.rfi.fr/cn/%E5%9B%BD%E9%99%85%E6%8A%A5%E9%81%93/20230704-%E5%9C%9F%E8%80%B3%E5%85%B6-%E5%9F%83%E5%8F%8A%E5%A4%96%E4%BA%A4%E5%85%B3%E7%B3%BB%E5%9B%9E%E6%9A%96-%E7%9D%BD%E8%BF%9D10%E5%B9%B4%E5%90%8E%E5%AE%A3%E5%B8%83%E4%BA%92%E6%B4%BE%E5%A4%A7%E4%BD%BF" text:style-name="Internet_20_link" text:visited-style-name="Visited_20_Internet_20_Link">
https://www.rfi.fr/cn/%E5%9B%BD%E9%99%85%E6%8A%A5%E9%81%93/20230704-%E5%9C%9F%E8%80%B3%E5%85%B6-%E5%9F%83%E5%8F%8A%E5%A4%96%E4%BA%A4%E5%85%B3%E7%B3%BB%E5%9B%9E%E6%9A%96-%E7%9D%BD%E8%BF%9D10%E5%B9%B4%E5%90%8E%E5%AE%A3%E5%B8%83%E4%BA%92%E6%B4%BE%E5%A4%A7%E4%BD%BF</text:a>
</text:p>
      <!--NEWS-->
      <text:h text:style-name="P10" text:outline-level="1">
<text:span text:style-name="T4">
Indonesia -Australian leader Sydney meeting focuses on the green economy and security</text:span>
</text:h>
      <text:p text:style-name="P4">
Author: 联合早报 (Person)</text:p>
      <text:p text:style-name="P4">
Publisher: 联合早报 (Organization)</text:p>
      <text:p text:style-name="P4">
Published Time: 2023-07-04T10:10</text:p>
      <text:p text:style-name="P4">
Modified Time: 2023-07-04T10:10</text:p>
      <text:p text:style-name="P4">
Description: Indonesia President Zoko met on Tuesday (July 4) with Australian Prime Minister Albanis in Sydney. Zoko met with the local business leader in the morning. Reuters reports that Australian Foreign Minister Huang Yingxian told Radio Australia that the economy will be a key issue. Albanis and Zoko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澳大利亚', '印度尼西亚', '佐科', '电动车', '绿色经济']</text:p>
      <!--METADATA-->
      <text:p text:style-name="P4">
Indonesia President Zoko met on Tuesday (July 4) with Australian Prime Minister Albanis in Sydney. Zoko met with the local business leader in the morning.</text:p>
      <text:p text:style-name="P4">
Reuters reports that Australian Foreign Minister Huang Yingxian told Radio Australia that the economy will be a key issue. Albanis and Zoko will discuss issues such as green economy, relaxing Indonesian business visas, and regional security.</text:p>
      <text:p text:style-name="P4">
She said that Australia will change the visa policy and make Indonesian business passengers more convenient to Australia.</text:p>
      <text:p text:style-name="P4">
Government data shows that Indonesia is the 13th major trading partner of Australia. In 2021, Australia's total investment in Indonesia was $ 4.3 billion (about S $ 3.87 billion).</text:p>
      <text:p text:style-name="P4">
<draw:frame draw:style-name="fr1" draw:name="Image151" text:anchor-type="as-char" svg:width="6.9236in" svg:height="4.615733in" draw:z-index="0">
<draw:image xlink:href="../Images/zaobao world/2023-07-04T10-10/000000.png" xlink:type="simple" xlink:show="embed" xlink:actuate="onLoad" draw:mime-type="image/png"/>
</draw:frame>
A nickel smelter in Solovco, Somorovco, South Soravi, Indonesia. (Reuters)</text:p>
      <text:p text:style-name="P4">
Indonesia is the world's largest coal exporter and has the world's largest nickel reserves, while Australia is the main supply country for lithium of key battery components.</text:p>
      <text:p text:style-name="P4">
Zoko hopes to establish an electric vehicle battery production industry in Indonesia. In an interview, he said that Indonesia sought cooperation with Australia in this regard.</text:p>
      <text:p text:style-name="P4">
Huang Yingxian said that Zoko understands the importance of the transformation of the green economy, and the leaders of Australia and India will discuss how to "work together" in supply chain and realization of net zero emissions.</text:p>
      <text:p text:style-name="P4">
In addition, Huang Yingxian also said that when talking about Australia through Australia, Britain, and the United States, AUKUS will maintain a transparent when purchasing nuclear -powered submarines.</text:p>
      <text:p text:style-name="P4">
She said that Indonesia "emphasizes the importance of maintaining the obligation to maintain nuclear non -diffusion ... we all want to be peaceful and stable in this area."</text:p>
      <text:p text:style-name="P4">
News Source: <text:a xlink:type="simple" xlink:href="https://www.zaobao.com.sg/realtime/world/story20230704-1410436" text:style-name="Internet_20_link" text:visited-style-name="Visited_20_Internet_20_Link">
https://www.zaobao.com.sg/realtime/world/story20230704-1410436</text:a>
</text:p>
      <!--NEWS-->
      <text:h text:style-name="P10" text:outline-level="1">
<text:span text:style-name="T4">
The U.S. government has created the "Anti -US League" itself</text:span>
</text:h>
      <text:p text:style-name="P4">
Creator: PETER BEINART</text:p>
      <text:p text:style-name="P4">
Publisher: https://www.facebook.com/nytimeschinese</text:p>
      <text:p text:style-name="P4">
Published Time: 2023-07-04T10:16:23+08:00</text:p>
      <text:p text:style-name="P4">
Description: The United States describes Cuba, Iran, and China and Russia as authoritarian groups that unite because of disgusting democracy. However, it was the U.S. government's own approach pushed Cuba and Iran to the embrace of the hostile power. YAMIL LAGE/AGENCE FRANCE-PRESSE — Getty Image President Magel Dias-Cayl (left) and Iranian President Ibrahim Lycer's welcome ceremony at Havana's welcome ceremony, taken on June 15 day.</text:p>
      <text:p text:style-name="P4">
Images: ["<text:a xlink:type="simple" xlink:href="https://static01.nyt.com/images/2023/07/04/multimedia/30beinart-fzgj/30beinart-fzgj-master1050.jpg" text:style-name="Internet_20_link" text:visited-style-name="Visited_20_Internet_20_Link">
30beinart-fzg...</text:a>
"]</text:p>
      <text:p text:style-name="P4">
Category: 观点与评论</text:p>
      <text:p text:style-name="P4">
Type: Article</text:p>
      <!--METADATA-->
      <text:p text:style-name="P4">
<draw:frame draw:style-name="fr1" draw:name="Image152" text:anchor-type="as-char" svg:width="6.9236in" svg:height="4.609139in" draw:z-index="0">
<draw:image xlink:href="../Images/cnnytimes/2023-07-04T10-16-23-08-00/30beinart-fzgj-master1050.jpg" xlink:type="simple" xlink:show="embed" xlink:actuate="onLoad" draw:mime-type="image/jpeg"/>
</draw:frame>
The Biden government recently announced two frustrating news: Iran <text:a xlink:type="simple" xlink:href="https://www.politico.com/news/2023/06/09/united-states-security-council-russia-iran-weapons-00101191" text:style-name="Internet_20_link" text:visited-style-name="Visited_20_Internet_20_Link">
helps</text:a>
Russia manufacture drones. China in Cuba <text:a xlink:type="simple" xlink:href="https://cn.nytimes.com/usa/20230612/china-spy-base-cuba/" text:style-name="Internet_20_link" text:visited-style-name="Visited_20_Internet_20_Link">
Operation</text:a>
A spy base.</text:p>
      <text:p text:style-name="P4">
The information is clear: the enemy of the United States is united. With the recent statement of the new American Security Center in Washington, they now form a new "wigmist axis", threatening the interests of the US interests from East Asia to the Caribbean Sea and the Persian Gulf. This name implies that the government of Russia, China, Iran and Cuba is their common aversion to democracy. This is an attractive narrative for the Washington Foreign Policy Class that often describes the geopolitical struggle of the United States as a contest between freedom and tyranny.</text:p>
      <text:p text:style-name="P4">
But there is a problem in it. The Cuban government and the Iranian government seeking a closer relationship with Washington was just a few years ago, although the two countries had the same authoritarian political system at the time. They did not turn to Russia and China because they realized that they hated democracy. They suddenly turned because the United States rejected their favors and pushed them into the embrace of a great power with the United States. First under the leadership of Trump, and then under the leadership of President Bayeng, the US government participated in creating the anti -US partnership that it lamented now, which was exactly what the US government did during the last Cold War.</text:p>
      <text:p text:style-name="P4">
Take Cuba as an example. The Cuban government's strategy has always been quite clear for most of the time after the Cold War: maintaining the closure of its political system and investing in an open economy in foreign countries. This strategy requires a better relationship with Cuba and the United States, because US sanctions not only make Cuba unable to obtain the biggest potential resources of tourism and trade, but also scare away European companies. William Lao Leagran, an expert in the University of America, told me, "All the main components of the Cuban economic strategy in the past two decades are long -term expectations to improve relations with the United States."</text:p>
      <text:p text:style-name="P4">
advertise</text:p>
      <text:p text:style-name="P4">
In 2014, this expectation began to be rewarded. The Obama administration announced the end of the United States for decades of hostility to the Cuban government. Soon, many well -known people began to show up in Havana, including <text:a xlink:type="simple" xlink:href="https://www.washingtonpost.com/news/arts-and-entertainment/wp/2015/03/05/conan-obrien-goes-to-cuba-the-5-most-conan-moments/" text:style-name="Internet_20_link" text:visited-style-name="Visited_20_Internet_20_Link">
Conan Obrain</text:a>
, <text:a xlink:type="simple" xlink:href="https://www.wsj.com/articles/in-havana-gov-andrew-cuomo-urges-engagement-with-cuba-1429582209" text:style-name="Internet_20_link" text:visited-style-name="Visited_20_Internet_20_Link">
Andrew Komo</text:a>
And <text:a xlink:type="simple" xlink:href="https://www.theplayerstribune.com/articles/steve-nash-cuba-trip" text:style-name="Internet_20_link" text:visited-style-name="Visited_20_Internet_20_Link">
Steve Nash</text:a>
Essence Just as the Cuban experts of the University of Miami Michael Bustatmant at the time <text:a xlink:type="simple" xlink:href="https://www.e-ir.info/2015/05/07/cuba-and-the-united-states-beyond-the-hype-a-long-road/" text:style-name="Internet_20_link" text:visited-style-name="Visited_20_Internet_20_Link">
point out</text:a>
As the American flag has even become the most fashionable national flag, it appears on the Cuban's T -shirts, tight pants and vests. "</text:p>
      <text:p text:style-name="P4">
After Donald Trump entered the White House, all this broke. In 2019, Trump has implemented Cuba for more than half a century.(https://theconversation.com/trump-declares-economic-war-on-cuba-115672)Essence One month later, Cuba started <text:a xlink:type="simple" xlink:href="https://www.theguardian.com/world/2019/may/11/cuba-forced-into-rationing-as-us-sanctions-and-venezuela-crisis-bite" text:style-name="Internet_20_link" text:visited-style-name="Visited_20_Internet_20_Link">
Quantitative distribution</text:a>
Soap, eggs, rice and beans. According to the Wall Street Journal, at the same time, China ’s monitoring network on the island“ completed a significant upgrade ”(Cuba and the Chinese Ministry of Foreign Affairs have denied reports on the deployment of monitoring facilities in Cuba). Evan Elis, an analyst at Latin American analyst at the School of War of the United States Army War, to the Wall Street Journal <text:a xlink:type="simple" xlink:href="https://www.wsj.com/articles/cubas-spy-deal-with-china-has-echoes-of-cold-war-tensions-64e5022c" text:style-name="Internet_20_link" text:visited-style-name="Visited_20_Internet_20_Link">
Said</text:a>
The transaction between China and Cuba "basically is a paid game of China". He added that "China has provided the latter's urgent funds to Cuba and obtained the opportunity to set up monitoring." Last fall, China <text:a xlink:type="simple" xlink:href="https://www.reuters.com/world/americas/cuba-wins-china-debt-relief-new-funds-2022-11-27/" text:style-name="Internet_20_link" text:visited-style-name="Visited_20_Internet_20_Link">
Agree</text:a>
Reorganized Cuba debt and donated $ 100 million to Cuba. Cuba still needs Chinese funds. One of the reasons is that the Bayeng government retains key sanctions during the Trump era.</text:p>
      <text:p text:style-name="P4">
The relationship between the United States and Iran also follows similar models. When the two countries signed the 2015 nuclear agreement, then Iranian Foreign Minister Muhammad Jvad Zarv <text:a xlink:type="simple" xlink:href="https://twitter.com/jzarif/status/620946867371810816" text:style-name="Internet_20_link" text:visited-style-name="Visited_20_Internet_20_Link">
称</text:a>
The agreement "is not the upper limit, but a solid foundation. We must start to continue to develop on this basis now." Like Cuban leaders, Iranian leaders have hoped that improving relations with the United States will stimulate Western investment. Although some hardliners in Iran are worried that establishing economic ties with the West will weaken the country's regime, President Zarve and Hazan Rouhani still bet on a stronger economy to strengthen Iran's regional position and resolve people's dissatisfaction, so as to It helps to consolidate the country's authoritarian political system.This is not the first time that the United States has pushed the small country into the embrace of its superpowers. The United States did this during the Cold War. Frederick Logvar in "Embers of War"(Embers of War)The book pointed out that until the end of the 1940s, Ho Chi Minh, a nationalist leader in Vietnam, always believed that the United States "may become a defender of Vietnam's independence cause" and helped the country get rid of the French colonial rule. During the "Second World War", Ho Chi Minh's rebellious army "Vietnam", in the battle between the United States and Japan, with the former Strategic Intelligence Agency with the CIA <text:a xlink:type="simple" xlink:href="https://www.pritzkermilitary.org/explore/vietnam-war/history-vietnam#:~:text=The%20Viet%20Minh%2C%20as%20they,defeat%20of%20Japan%20in%201945." text:style-name="Internet_20_link" text:visited-style-name="Visited_20_Internet_20_Link">
Fighting on the shoulder</text:a>
Essence</text:p>
      <text:p text:style-name="P4">
However, with the intensive tension of the Cold War, the Truman government ignored the views of its Asian issues -many of them believed that the "Vietnamese" was mainly a nationalist movement, not the communist movement -but supported France's maintenance of Maintenance The efforts of its imperialism. Since 1950, "Vietnam" has obtained weapons from Communist China.</text:p>
      <text:p text:style-name="P4">
advertise</text:p>
      <text:p text:style-name="P4">
Ten years later, the United States did similar things in Cuba. Fidel Castro began to re -assign wealth after he took power in early 1959 to modify the belongings of Cuba to the United States in history. Although Castro has a left -leaning tendency, William Lao Logland and Peter Cohen Bulu are in their co -authored "Informal Channel with Cuba"(BackChannel to Cuba)The book pointed out that Castro "did not show special preferences for the Soviet Union in the first year of governing." It wasn't until Castro's state -ownedization of large -scale plantations and led to the beginning of the plan to overthrow him that the Eisenhower government started to rely on Moscow's economic and military assistance. Soviet leader Nikita Khrushchev's observation is that the hostility of the United States pushed Cuba "like iron dumbs towards magnets" to the Soviet Union.</text:p>
      <text:p text:style-name="P4">
The Cold War should remind us that countries with similar political systems are not necessarily allies. During the Cold War, many American decision makers can maintain skepticism independence on the communist government in the Soviet Union. But this was exactly what happened to Yugoslavia. Josep Broz Tito parted ways with the Soviet Union in 1948, and later accepted US assistance. In the 1960s, the Soviet Union and China became opponents.</text:p>
      <text:p text:style-name="P4">
If even the government that shared Marxist ideology can not always get along well, there is no reason to think that authoritarianism can now become binding binders, so that China, Russia, Iran, and Iran, and Iran who can implement different forms of tyranny Cuba is united. There is no inevitable ideological connection between Havana and Beijing, or the growing security or military relationship between Tehran and Moscow. These alliances are largely because Washington tries to starve Cuba and let Iran yield, instead of establishing a working relationship with the political system and foreign policy orientation that we don't like.</text:p>
      <text:p text:style-name="P4">
Today, although sanctions have led to Iran and Cuba <text:a xlink:type="simple" xlink:href="https://webassets.oxfamamerica.org/media/documents/bp-cuba-blockade-women-250521-en.pdf" text:style-name="Internet_20_link" text:visited-style-name="Visited_20_Internet_20_Link">
ordinary people</text:a>
Can't get <text:a xlink:type="simple" xlink:href="https://theintercept.com/2023/06/12/iran-sanctions-medicine/" text:style-name="Internet_20_link" text:visited-style-name="Visited_20_Internet_20_Link">
food and medicine</text:a>
Washington people still say that the United States cannot lift extensive sanctions on Iran and Cuba because these two countries are working with the enemy in the United States. Maybe the eagle people should consider this problem before they first contributed to these partnerships.</text:p>
      <text:p text:style-name="P4">
News Source: <text:a xlink:type="simple" xlink:href="https://cn.nytimes.com/opinion/20230704/iran-cuba-usa-partnerships/" text:style-name="Internet_20_link" text:visited-style-name="Visited_20_Internet_20_Link">
https://cn.nytimes.com/opinion/20230704/iran-cuba-usa-partnerships/</text:a>
</text:p>
      <!--NEWS-->
      <text:h text:style-name="P10" text:outline-level="1">
<text:span text:style-name="T4">
Facts ｜ Musk says "the United States cannot defeat China"?</text:span>
</text:h>
      <text:p text:style-name="P4">
Author: 作者：庄敬</text:p>
      <text:p text:style-name="P4">
Publisher: Radio Free Asia (Organization)</text:p>
      <text:p text:style-name="P4">
Published Time: 2023-07-04T10:19:00-04:00</text:p>
      <text:p text:style-name="P4">
Modified Time: 2023-07-04T11:42:51-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629306in" draw:z-index="0">
<draw:image xlink:href="../Images/rfamandarin/2023-07-04T10-19-00-04-00/000000.png" xlink:type="simple" xlink:show="embed" xlink:actuate="onLoad" draw:mime-type="image/png"/>
</draw:frame>
 <text:a xlink:type="simple" xlink:href="https://www.rfa.org/mandarin/shishi-hecha/hc-07042023100850.html/@@images/image" text:style-name="Internet_20_link" text:visited-style-name="Visited_20_Internet_20_Link">
</text:a>
Photo: RFA</text:p>
      <text:p text:style-name="P4">
<text:span text:style-name="T4">
 Tags: Partial errors </text:span>
</text:p>
      <text:p text:style-name="P4">
<text:span text:style-name="T4">
 Reading in one minute: </text:span>
</text:p>
      <text:p text:style-name="P4">
Recently, a Tesla president Elonmusk said that "the United States cannot defeat China, even elementary school students know" Chinese subtitles videos on Weibo, Twitter, YouTube, Bilibili (station) and other social media platforms The forwarder includes Jin Canrong, an official account of the "Communication Media" of Zhongtong News Agency, and the "experts of" international relations "in China.</text:p>
      <text:p text:style-name="P4">
After the Asian facts check the laboratory verification, the short video screen is a speech at the event of Musk's participation in the US Air Force Association in 2020, but the originally about an hour of conversation was compiled into 25 seconds. There are many errors and no mistakes in Chinese title and subtitles. The accurate translation, including the disclosure, did not ask the subtitles "how the United States defeated China", and Musk did not answer "the United States cannot defeat China."</text:p>
      <text:p text:style-name="P4">
<text:span text:style-name="T4">
 Deep analysis: </text:span>
</text:p>
      <text:p text:style-name="P4">
Jin Canrong, a professor at the School of International Relations, who has 2.65 million fans on Weibo, shared a short video on June 13, titled "Musk: The United States cannot defeat China, even elementary school students know." As of the 26th, the video has been watched more than 330,000.</text:p>
      <text:p text:style-name="P4">
The time of Jin Canrong's post on Weibo was displayed at 11:02 on June 13. Immediately, the "General Media" of Zhongtong News Agency released the short video at Twitter at 11:33 on the same day. Jining Daily also released the same video at station B at 11:43.</text:p>
      <text:p text:style-name="P4">
Jin Canrong, a well -known international relations expert in China(right), "The Communication Media" under Zhongtong News Agency(left)On June 13th, he posted a post on a social media, saying that Tesla president Musk said that "the United States cannot defeat China." (Picture from Weibo, Twitter) <text:a xlink:type="simple" xlink:href="https://www.rfa.org/mandarin/shishi-hecha/hc-07042023100850.html/99ac65af514b8aaa300c7f8e570b4e0d80fd625365574e2d570b300d-2.png" text:style-name="Internet_20_link" text:visited-style-name="Visited_20_Internet_20_Link">
</text:a>
The picture of this video was part of Musk's seminar hosted by the U.S. Air Force Association in February 2020 and talked with the U.S. Air Force Johnthomapson. This interview lasted for an hour, and the short video circulating on the social media cut a 25 -second picture from it. Musk's words were interrupted and stitched, and there were many errors with many Chinese subtitles.</text:p>
      <text:p text:style-name="P4">
Asian facts search the laboratory searched in words such as "Musk" and "American Air Force Association", and found that since 2020, there have been many related reports and discussions. Jin Canrong and Tong Media did not explain why they shared the old information at this time, but as far as the post was published, it was related to Musk's visit to China at the end of May.</text:p>
      <text:p text:style-name="P4">
<text:span text:style-name="T4">
 General U.S. military general asked Musk? </text:span>
</text:p>
      <text:p text:style-name="P4">
The Chinese subtitles below the video wrote, "The U.S. military convened a meeting to deal with China's increasing military threats. At the meeting, the U.S. General John Thompson asked Musk to ask Musk: How can the United States defeat China?"</text:p>
      <text:p text:style-name="P4">
In fact, this is the "Annual Air Battle Seminar" of the American Air Force Association, which is not a conference held in response to the threat of Chinese military. Thompson has stated at the beginning that the discussion on the same day focused on "innovation" and how to make the Air Force the most defense department the most. Innovative unit. As for Thompson's question about US -China relations, it is not "how the United States defeats China" written by subtitles.</text:p>
      <text:p text:style-name="P4">
At 47 minutes and 12 seconds in the full video, Thompson asked Musk that he had any ideas to share with the US -China or military competition between the United States and China.</text:p>
      <text:p text:style-name="P4">
The host of the conference and General U.S. Army Thompson explained that the theme of discussion on the day was innovation. (Figure cut from DVIDS website) <text:a xlink:type="simple" xlink:href="https://www.rfa.org/mandarin/shishi-hecha/hc-07042023100850.html/3-7f8e8ecd4e0a5c076e6f666e68ee572820205e7476847a7a623078148a0e67034e0a8207727965af62c957f7884c957799ac65af514b5c0d8ac7-958b583466428aaa660e757659298a0e8ad6527565b030025716622a81eadvids7db27ad9.png" text:style-name="Internet_20_link" text:visited-style-name="Visited_20_Internet_20_Link">
![] [] [](Images/rfamandarin/2023-07-04T10-19-00-04-00/000005.png)</text:a>
<text:span text:style-name="T4">
 How did Musk answer? </text:span>
</text:p>
      <text:p text:style-name="P4">
The subtitle explanation below the video said: "Musk said in a calm and firm tone:‘ the United States cannot defeat China ’.”</text:p>
      <text:p text:style-name="P4">
When Musk spoke, the Chinese translation in the video was: "<text:span text:style-name="T4">
 If the United States wants to defeat China by military, the United States must overcome the huge gap between the Chinese and American economies. If the United States does not have innovative ways, the United States will lose. If the United States has always been unreasonable, the United States can only be the second child in the United States. This is the truth that even elementary school students understand. What surprised Americans is that </text:span>
 China's economy is two or three times that of the United States, at least two have been two, at least two have been two, at least two have already been two. More than **, I believe that people with common sense know that the foundation of war is economy. "</text:p>
      <text:p text:style-name="P4">
The bottom line and body in the previous quotation are added by the Laboratory of the Asian facts. This is two wrong translations. First, Musk did not say, "The Chinese economy is two or three times that of the United States, at least twice as much". What he said is the future tense, that is, "the Chinese economy will be two or three times that of the US economy. At least twice.</text:p>
      <text:p text:style-name="P4">
Secondly, Musk did not say, "If the United States wants to defeat China for military", he said: "In order to make the United States competitive in military." In addition, the translation of "if the United States has always been thinking for progress" is inaccurate, Musk's original text is: "If there is no fundamental innovation"</text:p>
      <text:p text:style-name="P4">
What's more important is that in this question and answer on the American and Chinese competition, Musk did not say that Chinese subtitles emphasized: "The United States cannot defeat China."</text:p>
      <text:p text:style-name="P4">
<text:span text:style-name="T4">
 Musk called on the United States to maintain an innovative advantage </text:span>
<text:span text:style-name="T4">
in conclusion:</text:span>
</text:p>
      <text:p text:style-name="P4">
In this discussion on innovation, Musk is emphasizing the importance of scientific and technological innovation in comprehensive national strength and calling on the United States to maintain innovation advantages. The original intention of Ske and the talks misleads the audienc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AFCL@rfa.org</text:a>
Send it to the Asian factual inspection laboratory, and we will verify and verify it for you. _ </text:span>
 _ 吧 _</text:p>
      <text:p text:style-name="P4">
News Source: <text:a xlink:type="simple" xlink:href="https://www.rfa.org/mandarin/shishi-hecha/hc-07042023100850.html" text:style-name="Internet_20_link" text:visited-style-name="Visited_20_Internet_20_Link">
https://www.rfa.org/mandarin/shishi-hecha/hc-07042023100850.html</text:a>
</text:p>
      <!--NEWS-->
      <text:h text:style-name="P10" text:outline-level="1">
<text:span text:style-name="T4">
Li Jiachao said that eight Hong Kong people's analysis of "lifelong hunting": extradition violations of international legal principles</text:span>
</text:h>
      <text:p text:style-name="P4">
Author: None</text:p>
      <text:p text:style-name="P4">
Publisher: Radio Free Asia (Organization)</text:p>
      <text:p text:style-name="P4">
Published Time: 2023-07-04T10:24:00-04:00</text:p>
      <text:p text:style-name="P4">
Modified Time: 2023-07-04T12:15:55-04:00</text:p>
      <text:p text:style-name="P4">
Description: None</text:p>
      <text:p text:style-name="P4">
Videos: []</text:p>
      <text:p text:style-name="P4">
Audios: ["<text:a xlink:type="simple" xlink:href="https://www.rfa.org/mandarin/yataibaodao/gangtai/gf-07042023074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612011in" draw:z-index="0">
<draw:image xlink:href="../Images/rfamandarin/2023-07-04T10-24-00-04-00/000000.png" xlink:type="simple" xlink:show="embed" xlink:actuate="onLoad" draw:mime-type="image/png"/>
</draw:frame>
Hong Kong Chief Executive Li Jiachao <text:a xlink:type="simple" xlink:href="https://www.rfa.org/mandarin/yataibaodao/gangtai/gf-07042023074708.html/@@images/image" text:style-name="Internet_20_link" text:visited-style-name="Visited_20_Internet_20_Link">
</text:a>
Agence France-Presse Picture <text:a xlink:type="simple" xlink:href="https://www.rfa.org/mandarin/yataibaodao/gangtai/gf-07042023074708.html/@@stream" text:style-name="Internet_20_link" text:visited-style-name="Visited_20_Internet_20_Link">
Audio-Link: https://www.rfa.org/mandarin/yataibaodao/gangtai/gf-07042023074708.html/@@stream</text:a>
The Hong Kong Police National Security Department recently wanted eight democratic people overseas on the grounds of suspected violation of the National Security Law of the Hong Kong District. Some comments believe that the authorities issue a wanted order with a high attitude.</text:p>
      <text:p text:style-name="P4">
<text:span text:style-name="T4">
<text:span text:style-name="T5">
 <text:a xlink:type="simple" xlink:href="https://www.rfa.org/mandarin/Xinwen/st-07032023232406.html" text:style-name="Internet_20_link" text:visited-style-name="Visited_20_Internet_20_Link">
Hong Kong rewards, wanted overseas dissidents, American criticism is a dangerous precedent</text:a>
</text:span>
</text:span>
<text:a xlink:type="simple" xlink:href="https://www.rfa.org/mandarin/yataibaodao/gangtai/jw-07032023095306.html" text:style-name="Internet_20_link" text:visited-style-name="Visited_20_Internet_20_Link">
<text:span text:style-name="T4">
 The third anniversary of the National Security Law Hong Kong wanted 8 people in the name of "endangering national security" </text:span>
</text:a>
The eight Hong Kong people who have been fled overseas and are suspected of endangering national security include three former Legislative Council members Xu Zhifeng, Luo Guancong, and Guo Rongzheng. The eight were wanted by the Hong Kong Police State Security Department. Hong Kong Chief Executive Li Jiachao said on July 4 that the Hong Kong government will hunt for life. The wanted person to end the wanted career, there is only one way to surrender.</text:p>
      <text:p text:style-name="P4">
Tang Jiazhen, a member of the Hong Kong Executive Council and a senior barrister, acknowledged that it was difficult for the Hong Kong government to request a foreign government to extradite people who were suspected of violating the National Security Law of the Hong Kong District to return to Hong Kong.</text:p>
      <text:p text:style-name="P4">
Tang Jiazheng: "All national security crimes, not only Hong Kong, China, and countries in the world are the same. They are political crimes. According to the guidelines of the United Nations and Hong Kong law, the transfer of suspects is not applicable. It is not applicable. Because the basic principles of our law have never changed, they cannot be required to be transferred to some politicians. Regardless of whether he committed a political crime or a political crime. "</text:p>
      <text:p text:style-name="P4">
The legal profession and the time critic Samp believe that the eight -person wanted order of the National Security Department of the Hong Kong Police seemed to be very casual, in order to scare overseas Hong Kong people.</text:p>
      <text:p text:style-name="P4">
Sanpu: "It (Hong Kong Government) has not stated that the eight people are wanted for what specific reasons. The purpose of its (wanted order) is not aimed at those eight people, but for many surrounding people who engage in proposal human rights and community building work. People, both in Taiwan or the United Kingdom, the United States, Canada, Australia (Australia), "are there."</text:p>
      <text:p text:style-name="P4">
Time Critics Sanpu said that the eight -person wanted order of the Hong Kong Government was aimed at scareing people from foreign Hong Kong people. (Sangpu is exclusively provided, the shooting date is unknown) <text:a xlink:type="simple" xlink:href="https://www.rfa.org/mandarin/yataibaodao/gangtai/gf-07042023074708.html/m0704gf-1.jpg" text:style-name="Internet_20_link" text:visited-style-name="Visited_20_Internet_20_Link">
</text:a>
Several Congress of the United States sent a letter to the Secretary of State Brillin last month, asking Washington not to invite Hong Kong Chief Executive Li Jiachao to attend the Asia -Pacific Economic Cooperation Organization (APEC) summit in November in San Francisco. Sanpu estimates that the Hong Kong government hopes to take the opportunity to test the bottom line of the United States.</text:p>
      <text:p text:style-name="P4">
Sanpu: "It is a difficult way to force the United States to express the attitude of the United States in a more tough way. It is critical to get the United States into a problem to invite Li Jiachao to the United States. It is critical to respond to this matter in the United States."</text:p>
      <text:p text:style-name="P4">
Eight wanted Hong Kong people are in the United States, Britain, Australia and other countries. Wang Xinli, a researcher at the Chinese Chinese Strategic Foreign Prospective Society, believes that once they leave the country, there will be variables in safety.</text:p>
      <text:p text:style-name="P4">
Wang Xinli: "The safety of eight people should be indifferent, but if they move abroad one day, they may ask for arrest when they move abroad to a country with criminal extradition with mainland China or Hong Kong."</text:p>
      <text:p text:style-name="P4">
Taiwanese scholar Wang Xinzhi (pictured) said that if the eight wanted Hong Kong people left their country, they would have a variable. (Wang Xinli is exclusively provided, the shooting date is unknown) <text:a xlink:type="simple" xlink:href="https://www.rfa.org/mandarin/yataibaodao/gangtai/gf-07042023074708.html/m0704gf-2.jpg" text:style-name="Internet_20_link" text:visited-style-name="Visited_20_Internet_20_Link">
</text:a>
<text:span text:style-name="T4">
 The United States and Britain criticize the Hong Kong police wanted overseas Hong Kong people </text:span>
</text:p>
      <text:p text:style-name="P4">
The US State Department spokesman condemned the Hong Kong police to want eight overseas Hong Kong people, and believed that it was a precedent for threatening the human rights and basic freedom of the world. British Foreign Minister Clever also said that Britain strongly opposed China to suppress Hong Kong's freedom by the National Security Law. Among the eight people who were wanted, some people were in the UK, which was another example of the influence of legal authority in China.</text:p>
      <text:p text:style-name="P4">
Scholar Wang Xinzhi estimates that the Hong Kong Government has already taken into account the strong response of the international community's wanted order.</text:p>
      <text:p text:style-name="P4">
Wang Xinli: "Mainland China or the Hong Kong Government doesn't care about the so -called international sanctions. Their current thinking is 'national security is higher than everything'."</text:p>
      <text:p text:style-name="P4">
Time reviewers Sanpu said that China's "war wolf diplomacy" is gradually expanding. The Hong Kong government has taken off the packaging of "one country, two systems" and stood on the same line as Beijing. Essence</text:p>
      <text:p text:style-name="P4">
Reporter: Gao Feng Editor: Xu Shuting He Ping.com Edited: Ruizhe</text:p>
      <text:p text:style-name="P4">
News Source: <text:a xlink:type="simple" xlink:href="https://www.rfa.org/mandarin/yataibaodao/gangtai/gf-07042023074708.html" text:style-name="Internet_20_link" text:visited-style-name="Visited_20_Internet_20_Link">
https://www.rfa.org/mandarin/yataibaodao/gangtai/gf-07042023074708.html</text:a>
</text:p>
      <!--NEWS-->
      <text:h text:style-name="P10" text:outline-level="1">
<text:span text:style-name="T4">
Free Version (Free Version)</text:span>
</text:h>
      <text:p text:style-name="P4">
Authors: ['约翰•里德']</text:p>
      <text:p text:style-name="P4">
Publisher: 英国《金融时报》</text:p>
      <text:p text:style-name="P4">
Time: 2023-07-04T10:25:19+00:00</text:p>
      <text:p text:style-name="P4">
Published Time: 2023-07-03T12:00:99+08:00</text:p>
      <text:p text:style-name="P4">
Modified Time: 2023-07-04T06:24:99+08:00</text:p>
      <text:p text:style-name="P4">
Description: Ride: Two Indian -based Southern State will shelve and allow Foxconn and Apple to extend the reform of labor law in each class.</text:p>
      <text:p text:style-name="P4">
Images: ["<text:a xlink:type="simple" xlink:href="https://thumbor.ftacademy.cn/unsafe/picture/2/000186412_piclink.jpg" text:style-name="Internet_20_link" text:visited-style-name="Visited_20_Internet_20_Link">
000186412_pic...</text:a>
"]</text:p>
      <text:p text:style-name="P4">
Themes: ['观点', '制造业', '关注']</text:p>
      <text:p text:style-name="P4">
Keywords: ['制造业', '劳工权益', '印度', '富士康', '苹果', '供应链']</text:p>
      <text:p text:style-name="P4">
Type: Article</text:p>
      <!--METADATA-->
      <text:p text:style-name="P4">
<draw:frame draw:style-name="fr1" draw:name="Image164" text:anchor-type="as-char" svg:width="6.9236in" svg:height="3.894525in" draw:z-index="0">
<draw:image xlink:href="../Images/FT Chinese Free Version/2023-07-04T10-25-19-00-00/000186412_piclink.jpg" xlink:type="simple" xlink:show="embed" xlink:actuate="onLoad" draw:mime-type="image/jpeg"/>
</draw:frame>
Kanatak State, two of the two most aggressive southern states in India(Karnataka)Heshir Nadang(TamilNadu)——The recent amendment of the law, allowing the working length of each shift to extend from 8 hours to 12 hours. This is Apple.(Apple)And its foundry manufacturer Foxconn(Foxconn)Waiting for investors to urge a reform.</text:p>
      <text:p text:style-name="P4">
Karnatak -Taiwan supplier Foxconn plans to build a large factory in Bangalore, the state -also amended the law in February, allowing two shifts to produce, and facilitated female workers to work at night. Female workers are the pillars of the Asian electronic product manufacturing industry. Neighborhood Tamil Nadang(TamilNadu)Similar laws passed in April this year. Foxconn has a factory in Tamilnadbon to produce iPhone for Apple.</text:p>
      <text:p text:style-name="P4">
News Source: <text:a xlink:type="simple" xlink:href="http://www.ftchinese.com/story/001100152" text:style-name="Internet_20_link" text:visited-style-name="Visited_20_Internet_20_Link">
http://www.ftchinese.com/story/001100152</text:a>
</text:p>
      <!--NEWS-->
      <text:h text:style-name="P10" text:outline-level="1">
<text:span text:style-name="T4">
Human rights group: Russian -well -known investigation reporters were beaten in Chechen</text:span>
</text:h>
      <text:p text:style-name="P4">
Publisher: 法新社</text:p>
      <text:p text:style-name="P4">
Published Time: 2023-07-04T10:32:10+00:00</text:p>
      <text:p text:style-name="P4">
Modified Time: 2023-07-04T10:05:03+00:00</text:p>
      <text:p text:style-name="P4">
Description: (Moscow, Moscow, 4th) Russia's well -known human rights group "Memorial" said today that Russian investigation reporter Miracina, who has won the free national press Award, was a number of armed attackers during the interview with lawyers during the interview with lawyers. Slaying, currently being treated in the hospit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617581in" draw:z-index="0">
<draw:image xlink:href="../Images/rficn/2023-07-04T10-32-10-00-00/000000.png" xlink:type="simple" xlink:show="embed" xlink:actuate="onLoad" draw:mime-type="image/png"/>
</draw:frame>
"Commemorative" said in the community media that the attacker shaved off Elenamilashina's hair, interrupted her multiple fingers, and splashed green pigments on her head. Milacina lost her consciousness many times, she The whole body is injured.</text:p>
      <text:p text:style-name="P4">
The incident happened this morning, when Miracina was about to set off from the airport of the locality with Alexander Nemov.</text:p>
      <text:p text:style-name="P4">
"Commemorative" pointed out: "They were roughly slammed, their faces were no exception, and they were threatened by death. They were also intimidated with their heads. Their equipment was taken away and smashed."</text:p>
      <text:p text:style-name="P4">
The Russian independent newspaper "Novaya Gazeta" confirmed the news and said that Miracina and Nimov are currently being treated in Chechen's capital Grozny.</text:p>
      <text:p text:style-name="P4">
"New News" pointed out that Miracina had originally participated in Zarema Musayeva trial in Grozi, and three children of Muzaya were reduced to an exile for criticizing the strong man of Chechen Autonomous Republic.</text:p>
      <text:p text:style-name="P4">
Musaeva was detained by the Chechen army in the northern city of Chechen Northern City in January last year. The Chechen authorities did not respond to the comment request.</text:p>
      <text:p text:style-name="P4">
News Source: <text:a xlink:type="simple" xlink:href="https://www.rfi.fr/cn/%E5%9B%BD%E9%99%85%E6%8A%A5%E9%81%93/20230704-%E4%BA%BA%E6%9D%83%E5%9B%A2%E4%BD%93-%E4%BF%84%E7%9F%A5%E5%90%8D%E8%B0%83%E6%9F%A5%E8%AE%B0%E8%80%85%E5%9C%A8%E8%BD%A6%E8%87%A3%E6%83%A8%E9%81%AD%E6%AE%B4%E6%89%93" text:style-name="Internet_20_link" text:visited-style-name="Visited_20_Internet_20_Link">
https://www.rfi.fr/cn/%E5%9B%BD%E9%99%85%E6%8A%A5%E9%81%93/20230704-%E4%BA%BA%E6%9D%83%E5%9B%A2%E4%BD%93-%E4%BF%84%E7%9F%A5%E5%90%8D%E8%B0%83%E6%9F%A5%E8%AE%B0%E8%80%85%E5%9C%A8%E8%BD%A6%E8%87%A3%E6%83%A8%E9%81%AD%E6%AE%B4%E6%89%93</text:a>
</text:p>
      <!--NEWS-->
      <text:h text:style-name="P10" text:outline-level="1">
<text:span text:style-name="T4">
The United States intends to restrict Chinese enterprises using US cloud computing services (Free Version)</text:span>
</text:h>
      <text:p text:style-name="P4">
Author: Yuka Hayashi / John D. McKinnon</text:p>
      <text:p text:style-name="P4">
Publisher: 华尔街日报中文网</text:p>
      <text:p text:style-name="P4">
Published Time: 2023-07-04T10:40:00.000Z</text:p>
      <text:p text:style-name="P4">
Modified Time: 2023-07-04T10:40:00.000Z</text:p>
      <text:p text:style-name="P4">
Created Time: 2023-07-04T04:43:00.000Z</text:p>
      <text:p text:style-name="P4">
Description: According to people familiar with the matter, the Bayeng government is preparing to limit Chinese enterprises to use US cloud computing services. This may further exacerbate the tension between the two global economic powers in the United States and China.</text:p>
      <text:p text:style-name="P4">
Images: []</text:p>
      <text:p text:style-name="P4">
Categories: ['科技']</text:p>
      <text:p text:style-name="P4">
Keywords: SYND,LINK:EN|WP-WSJ-0001028964</text:p>
      <text:p text:style-name="P4">
Type: Article</text:p>
      <!--METADATA-->
      <text:p text:style-name="P4">
According to people familiar with the matter, Biden(Joe bids)The government is preparing to limit Chinese enterprises to use US cloud computing services. This may further exacerbate the tension between the two global economic powers in the United States and China.</text:p>
      <text:p text:style-name="P4">
News Source: <text:a xlink:type="simple" xlink:href="https://cn.wsj.com/articles/%E7%BE%8E%E5%9B%BD%E6%8B%9F%E9%99%90%E5%88%B6%E4%B8%AD%E5%9B%BD%E4%BC%81%E4%B8%9A%E4%BD%BF%E7%94%A8%E7%BE%8E%E5%9B%BD%E4%BA%91%E8%AE%A1%E7%AE%97%E6%9C%8D%E5%8A%A1-578ca9b6" text:style-name="Internet_20_link" text:visited-style-name="Visited_20_Internet_20_Link">
https://cn.wsj.com/articles/%E7%BE%8E%E5%9B%BD%E6%8B%9F%E9%99%90%E5%88%B6%E4%B8%AD%E5%9B%BD%E4%BC%81%E4%B8%9A%E4%BD%BF%E7%94%A8%E7%BE%8E%E5%9B%BD%E4%BA%91%E8%AE%A1%E7%AE%97%E6%9C%8D%E5%8A%A1-578ca9b6</text:a>
</text:p>
      <!--NEWS-->
      <text:h text:style-name="P10" text:outline-level="1">
<text:span text:style-name="T4">
Global debt bomb is about to explode?</text:span>
</text:h>
      <text:p text:style-name="P4">
Author: 半岛电视台</text:p>
      <text:p text:style-name="P4">
Publisher: Al Jazeera</text:p>
      <text:p text:style-name="P4">
Published Time: 2023-07-04T10:43:07</text:p>
      <text:p text:style-name="P4">
Modified Time: 2023-07-04T10:43:07</text:p>
      <text:p text:style-name="P4">
Description: U.S. Treasury Secretary Jennte Yellen, Bank of the World Bank Ajay Banga, and many world leaders witnessed Zambian President Hakand Chichema and picked up the microphone. At that time, the scene was: June 24, French President Emartel Macron presided over the Paris Summit, which was brainstorm and discussed the solution to the debt crisis that swept developing countries.</text:p>
      <text:p text:style-name="P4">
Images: ["<text:a xlink:type="simple" xlink:href="https://chinese.aljazeera.net/wp-content/uploads/2023/07/1-1688465708.png" text:style-name="Internet_20_link" text:visited-style-name="Visited_20_Internet_20_Link">
1-1688465708.png</text:a>
", "<text:a xlink:type="simple" xlink:href="https://chinese.aljazeera.net/wp-content/uploads/2023/07/1-1688465785.png" text:style-name="Internet_20_link" text:visited-style-name="Visited_20_Internet_20_Link">
1-1688465785.png</text:a>
", "<text:a xlink:type="simple" xlink:href="https://chinese.aljazeera.net/wp-content/uploads/2023/07/1-1688465845.png" text:style-name="Internet_20_link" text:visited-style-name="Visited_20_Internet_20_Link">
1-1688465845.png</text:a>
", "<text:a xlink:type="simple" xlink:href="https://chinese.aljazeera.net/wp-content/uploads/2023/07/1-1688465874.png" text:style-name="Internet_20_link" text:visited-style-name="Visited_20_Internet_20_Link">
1-1688465874.png</text:a>
", "<text:a xlink:type="simple" xlink:href="https://chinese.aljazeera.net/wp-content/uploads/2023/07/1-1688465926.png" text:style-name="Internet_20_link" text:visited-style-name="Visited_20_Internet_20_Link">
1-1688465926.png</text:a>
"]</text:p>
      <text:p text:style-name="P4">
Topics: ['政治', '新闻', '经济']</text:p>
      <text:p text:style-name="P4">
Keywords: ['政治', '新闻', '经济', '世界']</text:p>
      <text:p text:style-name="P4">
Type: Article</text:p>
      <!--METADATA-->
      <text:p text:style-name="P4">
<draw:frame draw:style-name="fr1" draw:name="Image166" text:anchor-type="as-char" svg:width="6.9236in" svg:height="4.612736in" draw:z-index="0">
<draw:image xlink:href="../Images/Aljazeera Chinese/2023-07-04T10-43-07/1-1688465708.png" xlink:type="simple" xlink:show="embed" xlink:actuate="onLoad" draw:mime-type="image/png"/>
</draw:frame>
Global debt bomb is about to explode? (Peninsula TV)</text:p>
      <text:p text:style-name="P4">
US Finance Minister Jennte Yellen, Bank of the World Bank Ajay Banga, and many world leaders witnessed Zambian President Hakand Chichema to pick up the microphone. At that time, the scene was: June 24th, French President Emartel Macron presided over the Paris Summit, which was brainstorm and discussed the solution to the debt crisis that swept developing countries.</text:p>
      <text:p text:style-name="P4">
For Zambia, this is a breathing. In 2020, after suffering the new crowns, Zambia became the first African country to default in sovereignty debt. In Paris, the largest loan institution, including China and Western countries, agreed to(G20)Promoting the reorganization of Zambia's $ 6.3 billion loan.</text:p>
      <text:p text:style-name="P4">
However, after thanks to France, China, South Africa and other countries in the negotiations, Chicorima proposed a warning, and he pointed out that the Zambian debt restructuring plan was approved after more than two years of negotiations. Chicorma said, " "For the country that follows us, the process needs to be accelerated," he added, "we cannot deliver these things within the scope of our control every day. We are basically increasing costs and damage will become more serious. "</text:p>
      <text:p text:style-name="P4">
Teams like Zambia who seek debt reorganization are still increasing.</text:p>
      <text:p text:style-name="P4">
Today, most low -income developers are either in debt dilemma or close to debt dilemma. At the same time, public debt between the United States and China, the two major economies in the world, is expected to increase significantly compared with the outbreak of the epidemic.</text:p>
      <text:p text:style-name="P4">
Ghana and Sri Lanka owed foreign debt in 2022. Bigzibia was two years later. Pakistan and Egypt were on the edge of breach of contract. On June 30, Pakistan and the International Monetary Fund Organization(IMF)A temporary financing agreement of $ 3 billion was reached and promised to provide potential short -term relief.</text:p>
      <text:p text:style-name="P4">
The level of global public debt is still very high -by the end of 2022, it will account for GDP(GDP)92% - Despite the decline in the record level of the new crowns, the level of public debt reached 100% of the GDP at the end of 2020 at the end of 2020.</text:p>
      <text:p text:style-name="P4">
So, will the debt crisis spread to the world? Is the risk facing low -income countries much higher than that of other countries? Will all countries be forced to accept harsh rescuers? What measures can financial institutions such as rich countries and international currency funds and the World Bank to relieve pain?</text:p>
      <text:p text:style-name="P4">
<text:span text:style-name="T4">
 The brief answer is: </text:span>
 The growing debt of the poor country is shocking, but there is no evidence that this spread may trigger a global crisis. However, economists and debt management experts say Relatively newer creditors, all parties, including China and private sectors, jointly participate in debt restructuring agreements to accelerate the economic recovery and avoid repeating the debt crisis in the 1980s. The country is many years.</text:p>
      <text:p text:style-name="P4">
<draw:frame draw:style-name="fr1" draw:name="Image167" text:anchor-type="as-char" svg:width="6.9236in" svg:height="4.612736in" draw:z-index="0">
<draw:image xlink:href="../Images/Aljazeera Chinese/2023-07-04T10-43-07/1-1688465785.png" xlink:type="simple" xlink:show="embed" xlink:actuate="onLoad" draw:mime-type="image/png"/>
</draw:frame>
On November 5, 2022, Ghana Kra, the protesters held a demonstration, opposing the depreciation of the Ghanasus, rising fuel prices, and general economic difficulties caused by the debt crisis of West Africa (Agence France -Presse)</text:p>
      <text:h text:style-name="P13" text:outline-level="4">
<text:span text:style-name="T4">
collapse</text:span>
</text:h>
      <text:p text:style-name="P4">
The popularity of the new crowns has destroyed global economic activities, leading to shortage of income and increasing government expenditure, in order to protect the economy from economic slowdown and disadvantage of layoffs. As a result, the proportion of global public debt has soared from 84%at the end of 2019 to one year The latter 100%.</text:p>
      <text:p text:style-name="P4">
Poor countries -the most serious blow to the public health crisis -it has to rely more on external loans to survive.</text:p>
      <text:p text:style-name="P4">
About 60%of low -income developing countries are now facing high risk or in debt dilemma, and they have or about to start the debt restructuring process. This number is 40%before the outbreak of the epidemic.</text:p>
      <text:p text:style-name="P4">
In February 2022, Russia's invasion of Ukraine was fully invaded, which made debt conditions worse. This war led to rising global commodities and food prices.</text:p>
      <text:p text:style-name="P4">
Ueogo Panza, a professor of economics at the Institute of International and Development, Geneva International and Development(Ugo Panizza)Tell the Peninsula TV, "Now that inflation is up again, it means that the main central bank raises interest rates, which leads to a high cost of debt repayment, which is a problem for low -income and middle -income countries."</text:p>
      <text:p text:style-name="P4">
A total of 52 developing countries -having half of the world's extremely poor people -are facing serious debt problems and high lending costs.</text:p>
      <text:p text:style-name="P4">
As often occurred during the crisis, as investors demand for US dollars that investors are regarded as security assets increase, compared with most emerging economies and currencies of developed economies, the US dollar appreciates in 2022. Due to most cross -border loan The international debt is denominated in the US dollar, which in turn makes the cost of low -income countries' performers in performing debt obligations.</text:p>
      <text:p text:style-name="P4">
Researcher Juds Seson, a researcher who specializes in private investment and financial development, told the Peninsula Television, which specializes in private investment and financial development. That way, Sydi collapsed, and your ability to repay debts will be greatly damaged. "</text:p>
      <text:p text:style-name="P4">
"The high level of US dollars and interest rates may last for several years. This is a serious problem."</text:p>
      <text:p text:style-name="P4">
From January to October 2022, Ghana currency depreciated by more than 50%, resulting in Ghana's debt burden increased by $ 6 billion. Ghana owed most of the foreign debt last December. The repayment of foreign debt is reduced by half to ensure that it has obtained a $ 3 billion loan agreement from the International Monetary Fund as part of its debt reorganization.</text:p>
      <text:p text:style-name="P4">
However, the dilemma of Ghana, Sri Lanka, Zambia, and other dozens of other dozens of crumbling of the country at the edge of the contract is not unprecedented.</text:p>
      <text:p text:style-name="P4">
<draw:frame draw:style-name="fr1" draw:name="Image168" text:anchor-type="as-char" svg:width="6.9236in" svg:height="4.342985in" draw:z-index="0">
<draw:image xlink:href="../Images/Aljazeera Chinese/2023-07-04T10-43-07/1-1688465845.png" xlink:type="simple" xlink:show="embed" xlink:actuate="onLoad" draw:mime-type="image/png"/>
</draw:frame>
On Friday, October 9, 2015, in Peru Lima, a protesters held a slogan near the police with Spanish saying "International Monetary Fund and the World Bank rolling out". The police prevented the protesters from approaching international currencies Fund Organization and the World Bank held an annual meeting venue (Associated Press)</text:p>
      <text:h text:style-name="P13" text:outline-level="4">
<text:span text:style-name="T4">
"Lost Ten Years"</text:span>
</text:h>
      <text:p text:style-name="P4">
The impact of oil prices in the 1970s led to high inflation. In 1981, the central banks of various countries increased interest rates to control prices, which led to a decline in the global economy.</text:p>
      <text:p text:style-name="P4">
As many as 16 Latin American countries and 11 other underdeveloped countries led by Mexico have to re -arrange their debt periods, triggering the first global debt crisis.</text:p>
      <text:p text:style-name="P4">
In the 1980s, it was also known as "lost ten years" because many developed countries agreed to reduce infrastructure, hygiene and educational expenditures in exchange for debt restructuring. Some countries' income level at the end of this decade was lower than 1980. EssenceBrugel, headquarters in Brucel's economic think tank(Bruegel)Director Jerumin Zetmel co -authored in April with other people entitled "Does a low -income country facing another debt crisis? "The paper, he told the Peninsula TV station that the current debt status is similar to the impact of the past, and there are also differences.</text:p>
      <text:p text:style-name="P4">
Jelo Ming Zetmel said, "Most sovereign debt crisis will experience high (budget) deficit and debt accumulation before the occurrence of sovereign debt crisis. Some crises are caused by the rise in actual interest rates," he added, "Therefore, there, so, therefore, therefore These factors of sovereign debt crisis already exist now. "</text:p>
      <text:p text:style-name="P4">
However, Georumin Zetmel said that he lacked other "ingredients" and pointed out that this crisis was not just the repeat of the crisis before the world. Some poorer countries are also the main exporters of oil, natural gas and minerals. The decline in commodity prices has damaged their income, but the price of commodities is relatively high. "</text:p>
      <text:p text:style-name="P4">
Zetmel said that the debt crisis does not seem to be global. In the worst case, the debt crisis may be limited to developing countries. The vulnerability of the country's debt is far less worrying as that in the 1990s.</text:p>
      <text:p text:style-name="P4">
Zetmel said that the economic fundamentals of poor countries also look stronger than the 1980s and the 1990s.</text:p>
      <text:p text:style-name="P4">
Taking Sri Lanka and Zambia as an example, Zetmel said that the defaults of the two countries are the result of poor domestic economic management, and the popularity of new crowns has exacerbated this situation.</text:p>
      <text:p text:style-name="P4">
However, in these two cases, due to the emergence of a new main participant: China, a solution to solving the debt crisis has spread from the global financial sector to the geopolitical field.</text:p>
      <text:p text:style-name="P4">
<draw:frame draw:style-name="fr1" draw:name="Image169" text:anchor-type="as-char" svg:width="6.9236in" svg:height="4.612736in" draw:z-index="0">
<draw:image xlink:href="../Images/Aljazeera Chinese/2023-07-04T10-43-07/1-1688465874.png" xlink:type="simple" xlink:show="embed" xlink:actuate="onLoad" draw:mime-type="image/png"/>
</draw:frame>
On Saturday, September 1, 2018, Zambian President Edgar Lungu (left) shakes hands with Chinese President Xi Jinping (Associated Press) before meeting in Beijing, China (Associated Press)</text:p>
      <text:h text:style-name="P13" text:outline-level="4">
<text:span text:style-name="T4">
Where does the funds come from?</text:span>
</text:h>
      <text:p text:style-name="P4">
Traditionally, poor countries mainly borrow from the so -called Paris club creditors, most of which are richer countries such as the United States, Britain, Australia, and Germany, as well as multilateral institutions such as the World Bank, International Monetary Fund or African Development Bank.</text:p>
      <text:p text:style-name="P4">
However, in the past 20 years, Chinese and private bond holders have become important lenders in these countries.</text:p>
      <text:p text:style-name="P4">
The proportion of foreign debt of low -income and middle -income countries owed Paris Club creditors decreased from 28%in 2006 to 11%in 2020. At the same time, the proportion owed to China rose sharply from 2%to 18%. The share of European bonds (international bonds for currencies outside the issuer) increased from 3% to 11%.</text:p>
      <text:p text:style-name="P4">
China holds more than half of the foreign debt of Zambia, and Sri Lanka owes more than 10%of the repayment of Beijing. In fact, the Group 20 Group "suspend debt repayment initiative"(Debt Service Suspension Initiative)——Based on the initiative, from May 2020 to December 2021, among the 73 countries that paid debts to creditors due to the popularity of the new crowns, China is now the largest official bilateral credit country.</text:p>
      <text:p text:style-name="P4">
In order to incorporate more and more private participants such as China and more and more private participants into the process of multilateral debt reduction, the G20 Group established a "common framework" in 2020 to coordinate the Paris Club and other major bilateral creditors such as China, India, and Saudi Arabia. Debt processing of low -income countries.</text:p>
      <text:p text:style-name="P4">
But three years later, it turned out that this common framework was not very successful. Only Zambia, Chad, Ethiopia and Ghana requested it to use it. Zambia became the first country to reach an agreement with the official creditors committee.</text:p>
      <text:p text:style-name="P4">
In one case after another -whether it is Sri Lanka or Zambia -negotiations have been accused of shadowing the game. Western countries have accused China of delaying the agreed restructuring plan, thereby delaying the process, and Beijing denies these charges.</text:p>
      <text:p text:style-name="P4">
Some analysts believe that the real problem may be deeper.</text:p>
      <text:p text:style-name="P4">
<draw:frame draw:style-name="fr1" draw:name="Image170" text:anchor-type="as-char" svg:width="6.9236in" svg:height="4.612736in" draw:z-index="0">
<draw:image xlink:href="../Images/Aljazeera Chinese/2023-07-04T10-43-07/1-1688465926.png" xlink:type="simple" xlink:show="embed" xlink:actuate="onLoad" draw:mime-type="image/png"/>
</draw:frame>
French President Emartel Macron and Kenya President William Rudo were shaking hands to discuss the global economy (Reuters) during the new Global Financial Agreement Summit in the Bloomnia Palace in Paris, France on June 22, 2023, 2023.</text:p>
      <text:h text:style-name="P13" text:outline-level="4">
<text:span text:style-name="T4">
"Design Error"</text:span>
</text:h>
      <text:p text:style-name="P4">
These experts believe that the design of the universal framework itself limits its chances of success.</text:p>
      <text:p text:style-name="P4">
This framework follows the step -by -step method of the Paris Club, the debt country starts the reorganization process, and then implements the economic reform plan supported by the International Monetary Fund. The debt country fully discloses all its loan commitments. Similar (even if it is not matched) relief.</text:p>
      <text:p text:style-name="P4">
At the same time, multilateral development banks such as the World Bank or the Asian Development Bank enjoys the status of priority creditors, which means that their sovereign debt repay is preferential to other creditors.</text:p>
      <text:p text:style-name="P4">
China demands this change and requires multilateral development banks to reduce the debt restructuring of Zambia and Sri Lanka like commercial creditors and foreign governments.</text:p>
      <text:p text:style-name="P4">
The Owen Law Firm International Law and Policy Expert Thomas Larrya specially provides consulting services for international financial affairs for government and creditors. He told Peninsula Television, "The purpose of a general framework is to achieve this, but one of the weaknesses, but one of the weaknesses, but one of the weaknesses, but one of the weaknesses, It was designed around the old Paris club process. I think this is a design error. "</text:p>
      <text:p text:style-name="P4">
Zetmel agrees with this.</text:p>
      <text:p text:style-name="P4">
Thomas Larrya said: "New participants, especially the largest loan country and China, are a bit cautious about simply following the rules of Western game rules," he added that the core role of the International Monetary Fund also irritated Beijing, " The main difficulty is that China does not want to entrust the decision of debt reduction to such institutions such as the International Monetary Fund. Therefore, it has been reluctant to sign the Western debt restructuring procedure. "</text:p>
      <text:p text:style-name="P4">
Laria also criticized the common framework of "reducing private creditors into the remaining creditors".</text:p>
      <text:p text:style-name="P4">
According to the current procedures, bilateral government loan institutions have negotiated with liabilities on liability countries. Private creditors are expected to abide by the terms of these agreements. Laria said that this is "a major mistake, because private creditors are important sources of financing in some countries." Essence</text:p>
      <text:p text:style-name="P4">
Personal lenders who are dissatisfied often refuse to match the conditions provided by bilateral creditors, thereby delaying the debt restructuring process.</text:p>
      <text:p text:style-name="P4">
Tyson of the Overseas Development Research Institute believes that one of the ways to solve this problem are to actively participate in the reorganization process, rather than trying to reach a consensus on the terms that they decide without consulting them.</text:p>
      <text:p text:style-name="P4">
People are increasingly recognizing the necessity of changes. Earlier this year, the International Monetary Fund, the World Bank and the GAT of 20 set up the Global Sovereign Debt Round Table Meeting (GSDR) to repair the common framework and speed up the debt that has faced delayed debts. Reorganize.</text:p>
      <text:p text:style-name="P4">
Larrya said that in the final analysis, if the debt of a country becomes unable to repay, no one will benefit.</text:p>
      <text:p text:style-name="P4">
News Source: <text:a xlink:type="simple" xlink:href="https://chinese.aljazeera.net/news/political/2023/7/4/%e5%85%a8%e7%90%83%e5%80%ba%e5%8a%a1%e7%82%b8%e5%bc%b9%e5%8d%b3%e5%b0%86%e7%88%86%e7%82%b8" text:style-name="Internet_20_link" text:visited-style-name="Visited_20_Internet_20_Link">
https://chinese.aljazeera.net/news/political/2023/7/4/%e5%85%a8%e7%90%83%e5%80%ba%e5%8a%a1%e7%82%b8%e5%bc%b9%e5%8d%b3%e5%b0%86%e7%88%86%e7%82%b8</text:a>
</text:p>
      <!--NEWS-->
      <text:h text:style-name="P10" text:outline-level="1">
<text:span text:style-name="T4">
The SCO Virtual Summit Xi Pu attended the same frame</text:span>
</text:h>
      <text:p text:style-name="P4">
Author: None (Language: zh)</text:p>
      <text:p text:style-name="P4">
Publisher: None</text:p>
      <text:p text:style-name="P4">
Time: 2023-07-04T10:54:00Z</text:p>
      <text:p text:style-name="P4">
Description: The SCO Summit kicked off this Tuesday. India is the host of this virtual summit. The conference attracted more members to join. Chinese President Xi Jinping emphasized unity in his speech. This is also the first time that Russian President Putin attended the international event after the Wagner rebellion. What did he say when he spoke?</text:p>
      <text:p text:style-name="P4">
Videos: []</text:p>
      <text:p text:style-name="P4">
Images: []</text:p>
      <text:p text:style-name="P4">
Subject: 时政风云</text:p>
      <text:p text:style-name="P4">
Subjects: ['薄熙来', '俄罗斯', '专题报道：习近平访美', '乌克兰', '中国共产党', '岛屿主权争端', '专题报道：全景观看“习马会”', '中国反腐风暴', '20国集团', '中国']</text:p>
      <text:p text:style-name="P4">
Keywords: ['上合组织', '中国', '俄罗斯', '普京', '习近平']</text:p>
      <text:p text:style-name="P4">
Id: 66110674</text:p>
      <!--METADATA-->
      <text:p text:style-name="P4">
<text:a xlink:type="simple" xlink:href="https://www.dw.com/zh/overlay/image/article/66110674/66113207" text:style-name="Internet_20_link" text:visited-style-name="Visited_20_Internet_20_Link">
 </text:a>
The host India announced last month that the summit was held in a virtual form</text:p>
      <text:p text:style-name="P4">
(Voice of Germany in Chinese) The SCO online summit hosted by India was held on Tuesday (July 4). The summit will be paved to Iran and Belarus. Last month, New Delhi announced that the summit would be held in a virtual form and did not give further reasons. It is worth noting that Chinese President Xi Jinping and Russian President Putin also attended the meeting. This is <text:a xlink:type="simple" xlink:href="https://www.dw.com/zh/zh/俄罗斯军中有人配合瓦格纳兵变/a-66081740" text:style-name="Internet_20_link" text:visited-style-name="Visited_20_Internet_20_Link">
Wagner</text:a>
After the soldiers changed, Putin attended the international event for the first time.</text:p>
      <text:p text:style-name="P4">
Agence France -Presse pointed out that Xi Jinping called on member states to promote unity and mutual trust and resist unilateral sanctions. According to the Chinese official media Xinhua News Agency, he said that the meeting showed the vitality of the upper and big families. He said: "We must shoulder the heavy responsibility given by the times, keep in mind the original mission, adhere to unity and cooperation, and inject more certainty and positive energy into the maintenance of world peace and development."</text:p>
      <text:p text:style-name="P4">
Putin thanked the SCO Organization, and he said: "Russia is confidently resisted and will continue to resist external pressure, sanctions and provocations." According to the Russian satellite news agency, he also said that Russia supports Belarus to complete the process of joining the SCO as soon as possible: "I believe that Belarus's addition will have a positive impact on the development of the organization."</text:p>
      <text:p text:style-name="P4">
*#</text:p>
      <text:h text:style-name="P13" text:outline-level="4">
<text:span text:style-name="T4">
The past and present life of Shanghai Cooperation Organization</text:span>
</text:h>
      <text:h text:style-name="P12" text:outline-level="3">
<text:span text:style-name="T4">
In Shanghai</text:span>
</text:h>
      <text:p text:style-name="P4">
The Shanghai Cooperation Organization (referred to as the "SCO") was established in 2001. The founding member states are China, Russia, Kazakhstan, Kyrgyzstan, Tajikistan, and Uzbekistan. On June 15, 2001, the head of the Six Kingdoms signed the "Shanghai Cooperation Organization Declaration" and "Shanghai Convention on Fighting Terrorism, Sumulatory and Extremeism", and the Shanghai Cooperation Organization was officially established. On June 7, 2002, the second summit of the SCO was held in St. Petersburg. The picture shows the Russian Foreign Minister of the Russian Foreign Minister of the Council of the SC Organization Council in Beijing in January 2002 in Beijing in January 2002.</text:p>
      <text:p text:style-name="P4">
*#</text:p>
      <text:h text:style-name="P13" text:outline-level="4">
<text:span text:style-name="T4">
The past and present life of Shanghai Cooperation Organization</text:span>
</text:h>
      <text:h text:style-name="P12" text:outline-level="3">
<text:span text:style-name="T4">
</text:span>
</text:h>
      <text:p text:style-name="P4">
The SCO is the first intergovernmental international organization named after the Chinese city. According to the official information of the organization, its purpose is to strengthen mutual trust and good -neighborly friendship between member states; encourage member states to cooperate in the fields of politics, economy, trade, technology, culture, education and other fields; , Security and stability; establish a new order of democratic, fair, and reasonable international political economy. China and Russia have always been the leading force of the organization. The picture shows the Chinese President Hu Jintao and Russian President Putin at the SCO Summit at Gilgisstan Bishkek in August 2007.</text:p>
      <text:p text:style-name="P4">
*#</text:p>
      <text:h text:style-name="P13" text:outline-level="4">
<text:span text:style-name="T4">
The past and present life of Shanghai Cooperation Organization</text:span>
</text:h>
      <text:h text:style-name="P12" text:outline-level="3">
<text:span text:style-name="T4">
counter -terrorism exercise</text:span>
</text:h>
      <text:p text:style-name="P4">
9-11 The SCO, which was established shortly after the terrorist attack, focused on regional security issues and cracking down terrorism. In August 2003, the Shanghai Cooperation Organization held a multi -country joint anti -terrorist military exercise in Kazakhstan and China for the first time. After that, a joint military exercise called "Peace Mission" is held every two years. In August 2018, the exercise was held in Russia (pictured).</text:p>
      <text:p text:style-name="P4">
*#</text:p>
      <text:h text:style-name="P13" text:outline-level="4">
<text:span text:style-name="T4">
The past and present life of Shanghai Cooperation Organization</text:span>
</text:h>
      <text:h text:style-name="P12" text:outline-level="3">
<text:span text:style-name="T4">
The first expansion</text:span>
</text:h>
      <text:p text:style-name="P4">
At the SCO Summit held in Astana in Kazakhstan in June 2017, the organization's first expansion was completed. India and Pakistan officially joined the number of member states to 8. The picture shows Indian Prime Minister Modi and Russian President Putin at the summit.</text:p>
      <text:p text:style-name="P4">
*#</text:p>
      <text:h text:style-name="P13" text:outline-level="4">
<text:span text:style-name="T4">
The past and present life of Shanghai Cooperation Organization</text:span>
</text:h>
      <text:h text:style-name="P12" text:outline-level="3">
<text:span text:style-name="T4">
Shanghai-Tashgan</text:span>
</text:h>
      <text:p text:style-name="P4">
The Shanghai Cooperation Organization has two permanent institutions, namely the "SCO Secretariat" located in Beijing, the capital of China, and the "regional anti -terrorist institution executive committee" located in the capital of Uzbekistan.</text:p>
      <text:p text:style-name="P4">
*#</text:p>
      <text:h text:style-name="P13" text:outline-level="4">
<text:span text:style-name="T4">
The past and present life of Shanghai Cooperation Organization</text:span>
</text:h>
      <text:h text:style-name="P12" text:outline-level="3">
<text:span text:style-name="T4">
Expand to the Middle East</text:span>
</text:h>
      <text:p text:style-name="P4">
In July 2021, the SCO Summit was held at Dushang, Tarkikistan (pictured). Later that year, the procedures for receiving Iran as members and absorbed Saudi Arabia, Egypt, and Qatar as a new dialogue partner. In addition to these three foreign countries, the SCO has 6 "dialogue partners" (Armenia, Azerbaijan, Cambodia, Nepal, Sri Lanka, Turkey), as well as 3 observer states (Afghanistan, Belarus, and Mongolia).</text:p>
      <text:p text:style-name="P4">
*#</text:p>
      <text:h text:style-name="P13" text:outline-level="4">
<text:span text:style-name="T4">
The past and present life of Shanghai Cooperation Organization</text:span>
</text:h>
      <text:h text:style-name="P12" text:outline-level="3">
<text:span text:style-name="T4">
Putin's rare stage</text:span>
</text:h>
      <text:p text:style-name="P4">
In February 2022, Russia launched the war against Ukraine. Members of SCO China and India have always refused to join the ranks of Western sanctions on Russia, and increased the purchase of oil and natural gas in Russia to help Moscow alleviate the impact of Western sanctions. Attending the Shanghai Cooperation Organization Summit held in Samarham, Uzbekistan in September, it became a rare opportunity for Putin to appear on the international stage and showed that it was not isolated. The picture shows Putin, Xi Jinping, and President of Mongolia, Hiri Ri Suh, at the summit.</text:p>
      <text:p text:style-name="P4">
*#</text:p>
      <text:h text:style-name="P13" text:outline-level="4">
<text:span text:style-name="T4">
The past and present life of Shanghai Cooperation Organization</text:span>
</text:h>
      <text:h text:style-name="P12" text:outline-level="3">
<text:span text:style-name="T4">
Indian East Summit</text:span>
</text:h>
      <text:p text:style-name="P4">
The host country of the SCO Summit this year is India. The meeting was held online on July 4. Indian Ministry of Foreign Affairs officials revealed that Iran and Belarus is expected to join the SCO at the New Delhi Summit. This is the second online summit of the head of the organization. The first time was affected by the new crown epidemic in 2020, the summit originally scheduled to be held in St. Petersburg was changed online.<text:a xlink:type="simple" xlink:href="https://www.dw.com/zh/zh/专访中俄是否将上合组织变成反西方联盟/a-63149734" text:style-name="Internet_20_link" text:visited-style-name="Visited_20_Internet_20_Link">
Founded in Shanghai, led by China -Russia -led SCO, June 15, 2001</text:a>
Member states include China, Russia, Kazakhstan, Kyrgyzstan, Tajikistan, India, Pakistan, etc. The organization is regarded as a political, economic and security organization that comes to the Western structure.</text:p>
      <text:p text:style-name="P4">
Iran is expected to be accepted as a member country at the summit. The memorandum of obligations of Belarus to obtain a member country will also be signed, paving the way for Belarus to become a member state. If these two countries with observer and maintain close contact with Moscow become members of the SCO, the organization will expand its sphere of influence in Europe and Asia.</text:p>
      <text:p text:style-name="P4">
Indian Prime Minister Modi was invited by US President Biden to visit the United States two weeks ago. The two countries declared that each other was "one of the most intimate partners in the world." In addition to the SCO Summit, India is also the rotating chairman of the G20 this year. As Moscow invaded Ukraine last year, and Beijing was increasingly tough on the global geopolitical stage, which led to tight relations between Western countries and Russia and China, India has taken a difficult route in diplomacy. Putin talked with Modi last week to discuss the consequences of the Wagner's mutiny. In the discussion, Modi once again called for the Russian crisis through dialogue and diplomatic channels. Putin and Xi Jinping are expected to go to New Delhi to participate in the G20 summit in September. U.S. President Biden and leaders of other member states will also attend. India refuses to blame Russia's responsibility on the Russian and Ukraine War, and significantly increases the purchase of Russia's oil, making bilateral trade a new record, which angered some Western countries.</text:p>
      <text:p text:style-name="P4">
The summit was also the first time that Modi and Xi Jinping attended the first time after the last G20 summit last year after the last G20 summit. The relationship between these two Asian countries with nuclear weapons has not been harmonious because of border disputes. The summit will also discuss various issues such as Afghanistan, terrorism, regional security, and climate change.</text:p>
      <text:p text:style-name="P4">
(Agence France -Presse, Reuters, etc.)</text:p>
      <text:p text:style-name="P4">
News Source: <text:a xlink:type="simple" xlink:href="https://www.dw.com/zh/上合组织虚拟峰会-习普同框出席/a-66110674" text:style-name="Internet_20_link" text:visited-style-name="Visited_20_Internet_20_Link">
https://www.dw.com/zh/上合组织虚拟峰会-习普同框出席/a-66110674?maca=chi-rss-chi-all-1127-rdf</text:a>
</text:p>
      <!--NEWS-->
      <text:h text:style-name="P10" text:outline-level="1">
<text:span text:style-name="T4">
The army attacked Joning to do dozens of deaths to hurt Pakistan to stop and meet or meet</text:span>
</text:h>
      <text:p text:style-name="P4">
Author: 联合早报 (Person)</text:p>
      <text:p text:style-name="P4">
Publisher: 联合早报 (Organization)</text:p>
      <text:p text:style-name="P4">
Published Time: 2023-07-04T10:55</text:p>
      <text:p text:style-name="P4">
Modified Time: 2023-07-04T10:55</text:p>
      <text:p text:style-name="P4">
Description: In the early morning of Monday (July 3), the Israeli army launched a drone attack on the Jiening area on the west bank of the West Bank of Jordan. The Palestinian Ministry of Health said at least eight Palestinian deaths and dozens of people were injured. Palestine then announced that he would stop the "all ... all ... all ... all ... all ...</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In the early morning of Monday (July 3), the Israeli army launched a drone attack on the Jiening area on the west bank of the West Bank of Jordan. The Palestinian Ministry of Health said at least eight Palestinian deaths and dozens of people were injured. Palestine then announced that he would stop "all contacts and meetings" with Israel to protest the Israeli army killing eight Palestinians.</text:p>
      <text:p text:style-name="P4">
According to the report of Xinhua News Agency and Reuters, the Israeli National Defense Force issued a statement saying that the security forces were launched a large -scale drone air strike in the Joning area. Communication center, etc.</text:p>
      <text:p text:style-name="P4">
A military spokesman said that the operation was aimed at the local armed organizations of Joning, not the Barlstan national power institution, and did not take the Occupy Jining Refugee Camp.</text:p>
      <text:p text:style-name="P4">
According to Palestinian security sources, after the Army had a large -scale conflict with local Palestinian armed personnel after entering the Joning refugee camp, the two sides continued to make fire. Israeli also launched an air strike on multiple locations, and a strong explosion can be heard at the scene.</text:p>
      <text:p text:style-name="P4">
After Palestinian President Abbas held an emergency meeting in Ramalal, he announced that he would stop "all contacts and meetings" with Israel and stop safe coordination with Israel. Abbas also called on Palestinian factions to hold meetings to discuss the tension in the current Jenning region.</text:p>
      <text:p text:style-name="P4">
According to the latest data from the Ministry of Health of Palestine, the conflict has now killed eight people and injured more than 80 people, of which 17 were seriously injured.</text:p>
      <text:p text:style-name="P4">
The U.S. State Department issued a statement saying that "adopting possible measures to prevent the loss of civilians from losses."</text:p>
      <text:p text:style-name="P4">
Since the beginning of this year, Pakistano has intensified. The Palestinians in the Army and Gasha, the west bank of the Jordan River, and Jerusalem clashed and caused a large number of casualties.</text:p>
      <text:p text:style-name="P4">
News Source: <text:a xlink:type="simple" xlink:href="https://www.zaobao.com.sg/realtime/world/story20230704-1410445" text:style-name="Internet_20_link" text:visited-style-name="Visited_20_Internet_20_Link">
https://www.zaobao.com.sg/realtime/world/story20230704-1410445</text:a>
</text:p>
      <!--NEWS-->
      <text:h text:style-name="P10" text:outline-level="1">
<text:span text:style-name="T4">
Still going to pocket? It is said that state -owned banks provide long -term loans to local financing platforms</text:span>
</text:h>
      <text:p text:style-name="P4">
Author: None</text:p>
      <text:p text:style-name="P4">
Publisher: Radio Free Asia (Organization)</text:p>
      <text:p text:style-name="P4">
Published Time: 2023-07-04T11:07:03-04:00</text:p>
      <text:p text:style-name="P4">
Modified Time: 2023-07-04T11:07: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612011in" draw:z-index="0">
<draw:image xlink:href="../Images/rfamandarin/2023-07-04T11-07-03-04-00/000000.png" xlink:type="simple" xlink:show="embed" xlink:actuate="onLoad" draw:mime-type="image/png"/>
</draw:frame>
China Construction Bank <text:a xlink:type="simple" xlink:href="https://www.rfa.org/mandarin/Xinwen/1-07042023110658.html/@@images/image" text:style-name="Internet_20_link" text:visited-style-name="Visited_20_Internet_20_Link">
</text:a>
Reuters pictures</text:p>
      <text:p text:style-name="P4">
According to Bloomberg, sources revealed that large state -owned banks in China are providing 25 -year loans to local government financing platforms (LGFV) to help local governments slow down debt pressure and avoid credit tightening.</text:p>
      <text:p text:style-name="P4">
This action involves large state -owned banks such as Industrial and Commercial Bank of China and China Construction Bank. Some of the new loans will be exempted from paying interest in the first four years, and then accumulated. Essence</text:p>
      <text:p text:style-name="P4">
Local governments' financing platform (LGFV) is a financing method of local governments in China. Most of them exist in the form of urban investment companies. Guarantee, high interest costs.</text:p>
      <text:p text:style-name="P4">
At present, the LGFV debt market has reached US $ 9 trillion, which makes the outside world worry about its ability to pay debt. In recent years, the signals of local government debt crisis have continued to appear. Earlier this year, the Chinese Minister of Finance Liu Kun once stated on the local government debt crisis that he adhered to the principle of no rescue of the central government and achieved "whose children and who hugged."</text:p>
      <text:p text:style-name="P4">
After the news that large state -owned banks entered long -term loans to LGFV, some netizens lamented that they really had to go to the bottom.</text:p>
      <text:p text:style-name="P4">
According to Goldman Sachs Group's estimates, the total amount of local government debt may have reached 23 trillion US dollars.</text:p>
      <text:p text:style-name="P4">
(Responsible editor: Wang Yun)</text:p>
      <text:p text:style-name="P4">
News Source: <text:a xlink:type="simple" xlink:href="https://www.rfa.org/mandarin/Xinwen/1-07042023110658.html" text:style-name="Internet_20_link" text:visited-style-name="Visited_20_Internet_20_Link">
https://www.rfa.org/mandarin/Xinwen/1-07042023110658.html</text:a>
</text:p>
      <!--NEWS-->
      <text:h text:style-name="P10" text:outline-level="1">
<text:span text:style-name="T4">
Why did Putin and other authoritarian leaders carry it like this? (Free version)</text:span>
</text:h>
      <text:p text:style-name="P4">
Author: David Luhnow / Juan Forero</text:p>
      <text:p text:style-name="P4">
Publisher: 华尔街日报中文网</text:p>
      <text:p text:style-name="P4">
Published Time: 2023-07-04T11:10:00.000Z</text:p>
      <text:p text:style-name="P4">
Modified Time: 2023-07-04T11:10:00.000Z</text:p>
      <text:p text:style-name="P4">
Created Time: 2023-07-04T06:34:00.000Z</text:p>
      <text:p text:style-name="P4">
Description: Facts have proved that the authoritarian people are now fighting. Things similar to the survival strategy of regime have emerged. The government will use fatal force and extensive arrest and use it to stop protests. Essence Each regime is also deepening cooperation to resist diplomatic pressure from the West.</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The recent mutiny of Russia</text:a>
Exposure President Putin(Vladimir Putin)The cracks of the regime have also made some Western people more and more believed that he was not in power. There are two reasons for this. One is that the political and life of the dictators is extremely durable, and the other is that they will rarely replace them.</text:p>
      <text:p text:style-name="P4">
News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Xi Jinping warns color revolutionary netizens: white is also a color</text:span>
</text:h>
      <text:p text:style-name="P4">
Author: None</text:p>
      <text:p text:style-name="P4">
Publisher: Radio Free Asia (Organization)</text:p>
      <text:p text:style-name="P4">
Published Time: 2023-07-04T11:15:47-04:00</text:p>
      <text:p text:style-name="P4">
Modified Time: 2023-07-04T11:15: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00844in" draw:z-index="0">
<draw:image xlink:href="../Images/rfamandarin/2023-07-04T11-15-47-04-00/000000.png" xlink:type="simple" xlink:show="embed" xlink:actuate="onLoad" draw:mime-type="image/png"/>
</draw:frame>
On July 4, 2023, a large -scale outdoor screen played a news segment of Xi Jinping attended the 23rd meeting of the head of the head of the members of the Shanghai Cooperation Organization in Beijing and delivered a speech. <text:a xlink:type="simple" xlink:href="https://www.rfa.org/mandarin/Xinwen/2-07042023111541.html/@@images/image" text:style-name="Internet_20_link" text:visited-style-name="Visited_20_Internet_20_Link">
</text:a>
Agence France -Presse Pictures</text:p>
      <text:p text:style-name="P4">
The 23rd meeting of the head of the head of the Shanghai Cooperation Organization was held in India on July 4th. Chinese President Xi Jinping delivered a speech at the meeting in a video, emphasizing that the members of the SCO members should increase unity and mutual trust between members of the SCO organizations, be alert to inciting "New Cold War" in the region, to oppose any country to interfere with the internal affairs, and motivate the "Color Revolutionary Revolutionary Revolutionary Revolutionary Revolutionary Revolution. ", Independently formulate foreign policies and control their destiny in their own hands.</text:p>
      <text:p text:style-name="P4">
This speech has aroused heated discussion on the Chinese social media outside China's online firewall. Some netizens satirized on Twitter that "white is also a color." The meaning of the white paper movement that happened in China at the end of last year may be the so -called color revolution that Xi Jinping watched. Others said in an analysis that the Chinese destiny is indeed now in the hands of Xi Jinping. Now he requires that the boss of SCO member states also copied homework. However, Xi Jinping's homework was bad and he could not master his destiny. Some netizens said straightforwardly, "A government that does not serve the people, the people have reason to launch the color revolution to overturn it."</text:p>
      <text:p text:style-name="P4">
In addition, Xi Jinping emphasized that the "New Cold War" may also be pointed out on the occasion of the SCO. Two weeks ago, during the visit to Washington, the Indian Prime Minister Modi announced that the United States and India announced that the two countries were one of the "closest partnerships in the world". Essence At that time, some comments pointed out that this shows that the United States tried to strengthen cooperation with India to compete to counter challenges from China.</text:p>
      <text:p text:style-name="P4">
(Responsible editor: Wang Yun)</text:p>
      <text:p text:style-name="P4">
News Source: <text:a xlink:type="simple" xlink:href="https://www.rfa.org/mandarin/Xinwen/2-07042023111541.html" text:style-name="Internet_20_link" text:visited-style-name="Visited_20_Internet_20_Link">
https://www.rfa.org/mandarin/Xinwen/2-07042023111541.html</text:a>
</text:p>
      <!--NEWS-->
      <text:h text:style-name="P10" text:outline-level="1">
<text:span text:style-name="T4">
Fukushima Wastewater Disposal: IAEA is evaluated as a safe China opposition</text:span>
</text:h>
      <text:p text:style-name="P4">
Author: None (Language: zh)</text:p>
      <text:p text:style-name="P4">
Publisher: None</text:p>
      <text:p text:style-name="P4">
Time: 2023-07-04T11:21:00Z</text:p>
      <text:p text:style-name="P4">
Description: 12 years after the melting of the Fukushima Nuclear Power Station, the Japanese government plans to be lined up into the sea after treatment of huge amount of cooling water pollution. The international atomic agency assessment believes that related plans meet international standards. But fishermen and neighbors oppose it. The Ministry of Foreign Affairs of China calls Japan "to make falsehoods."</text:p>
      <text:p text:style-name="P4">
Videos: []</text:p>
      <text:p text:style-name="P4">
Images: []</text:p>
      <text:p text:style-name="P4">
Subject: 科技环境</text:p>
      <text:p text:style-name="P4">
Subjects: ['伊朗', '福岛']</text:p>
      <text:p text:style-name="P4">
Keywords: ['福岛', '福岛核电站', '核泄漏', '堆芯熔毁', '放射性', '废水', '冷却水', '国际原子能机构']</text:p>
      <text:p text:style-name="P4">
Id: 66111067</text:p>
      <!--METADATA-->
      <text:p text:style-name="P4">
<text:a xlink:type="simple" xlink:href="https://www.dw.com/zh/overlay/image/article/66111067/66109093" text:style-name="Internet_20_link" text:visited-style-name="Visited_20_Internet_20_Link">
 </text:a>
International Atomic Energy Institution Chairman Groos submits an evaluation report to the Japanese Prime Minister Kishida</text:p>
      <text:p text:style-name="P4">
(Voice of Germany) <text:a xlink:type="simple" xlink:href="https://www.dw.com/zh/zh/日本核废水排海在即-原子能机构再赴福岛审查/a-65763766" text:style-name="Internet_20_link" text:visited-style-name="Visited_20_Internet_20_Link">
International Atomic Energy Agency</text:a>
The evaluation believes that the Japanese government <text:a xlink:type="simple" xlink:href="https://www.dw.com/zh/zh/日本批准福岛核废水排海计划-中国再抗议/a-62568024" text:style-name="Internet_20_link" text:visited-style-name="Visited_20_Internet_20_Link">
treatment plan for cooling water on Fukushima Nuclear Power Station</text:a>
In line with international standards. The chairman of the agency, Rafaelgrossi, told the media in Tokyo on Tuesday (July 4) that the impact of the Japanese government's plans to enter the sea will be ignored. Best. He previously submitted the agency's assessment report on the Japanese government emissions plan to the country's Prime Minister Kishida Wenxiong.</text:p>
      <text:p text:style-name="P4">
<text:a xlink:type="simple" xlink:href="https://www.dw.com/zh/zh/福岛核事故11年之后-日本有意回归核能发电/a-62983456" text:style-name="Internet_20_link" text:visited-style-name="Visited_20_Internet_20_Link">
Japanese government</text:a>
It will first study the evaluation report of the International atomic Energy Agency, and then make it <text:a xlink:type="simple" xlink:href="https://www.dw.com/zh/zh/日本首相称不推迟福岛核废水排放计划/a-59536873" text:style-name="Internet_20_link" text:visited-style-name="Visited_20_Internet_20_Link">
when</text:a>
The final decision to discharge cooling water into the sea. The plan is to start the sea around the summer.</text:p>
      <text:p text:style-name="P4">
On March 11, 2011, a serious accident occurred after the Fukushima Nuclear Power Station experienced a severe earthquake and tsunami, including the melting of cores. For more than 12 years, the destroyed reactor must continue to cool with water. Due to the penetration of rain and groundwater, the amount of water contaminated by radioactive pollution is increasing every day. Today, there are more than 1.3 million tons of water in about 1,000 pools. Tokyo Electric Power Company of Fukushima said that there is no additional space for accommodation. Therefore, these water will be purified by a pipeline that extends about one kilometer in the sea and discharged with seawater.</text:p>
      <text:p text:style-name="P4">
However, the water treatment system called Alps cannot make <text:a xlink:type="simple" xlink:href="https://www.dw.com/zh/zh/含氚核废水真的不会危害健康/a-57184856" text:style-name="Internet_20_link" text:visited-style-name="Visited_20_Internet_20_Link">
radioactive element 氚</text:a>
Filtered. Dongdian and the International Atomic Energy Agency believe that this will not bring risks, because after the water is diluted, the content of crickets is very low, which is harmless to humans and the environment. According to Germany, professionals said that nuclear power plants around the world regularly will regularly receive polluted cooling water for decades <text:a xlink:type="simple" xlink:href="https://www.dw.com/zh/zh/日本确定排福岛核废水入海-邻国表示反对/a-57178163" text:style-name="Internet_20_link" text:visited-style-name="Visited_20_Internet_20_Link">
discharge into the sea</text:a>
Essence According to the Kyodo News Agency, the diluted activity was less than one -fix of national standard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But Fukushima <text:a xlink:type="simple" xlink:href="https://www.dw.com/zh/zh/日本坚持排福岛核废水入海-计划补偿当地产业/a-60277456" text:style-name="Internet_20_link" text:visited-style-name="Visited_20_Internet_20_Link">
local fishermen</text:a>
<text:a xlink:type="simple" xlink:href="https://www.dw.com/zh/zh/福岛核废水倾倒海洋-渔民说不-中韩反对-美国支持/a-57244397" text:style-name="Internet_20_link" text:visited-style-name="Visited_20_Internet_20_Link">
Oppose the plan</text:a>
, Worried about their reputation and economic losses. South Korea, China, and New Zealand are also concerned about the environmental damage that the Election plans may bring. South Korea is worried that the discharge plan will have a negative impact on marine environment and human health. The Seoul government has emphasized that it will adhere to the import ban on Japanese fishing products until people's concerns about pollution water discharge disappear. Kyodo News reported that Gronci will visit South Korea on 7-9, and it is expected to introduce report content to the Korean government.</text:p>
      <text:p text:style-name="P4">
<text:a xlink:type="simple" xlink:href="https://www.dw.com/zh/zh/日本試行福島核廢水排放設備-中國反對/a-65897783" text:style-name="Internet_20_link" text:visited-style-name="Visited_20_Internet_20_Link">
 China </text:a>
Foreign Ministry spokesman Mao Ning said on Tuesday, <text:a xlink:type="simple" xlink:href="https://www.dw.com/zh/zh/反对排核废水入海-中方召见日本驻华大使/a-57227264" text:style-name="Internet_20_link" text:visited-style-name="Visited_20_Internet_20_Link">
Japan</text:a>
"I am concerned about creating the illusion that the sea is rational and the sea is not guilty." She said that the scope of the authorization of international atomic energy is limited to the assessment of the sea programs; the report is not the "pass" of the Japanese side of the sea, and it cannot prove that the sea is the only, the safest, and most reliable option for disposal of nuclear pollution water. She called on the Japanese side to "fully study and demonstrate the disposal plan other than the sea, to deal with nuclear pollution water in a scientific, safe, and transparent manner, and accept strict international supervision."</text:p>
      <text:p text:style-name="P4">
(DUST, etc.)</text:p>
      <text:p text:style-name="P4">
News Source: <text:a xlink:type="simple" xlink:href="https://www.dw.com/zh/福岛废水排海：iaea评估为安全-中国反对/a-66111067" text:style-name="Internet_20_link" text:visited-style-name="Visited_20_Internet_20_Link">
https://www.dw.com/zh/福岛废水排海：iaea评估为安全-中国反对/a-66111067?maca=chi-rss-chi-all-1127-rdf</text:a>
</text:p>
      <!--NEWS-->
      <text:h text:style-name="P10" text:outline-level="1">
<text:span text:style-name="T4">
Do not consider China as a contextual imaginary enemy analysis: US strategy will benefit Africa more</text:span>
</text:h>
      <text:p text:style-name="P4">
Author: chinese@voanews.com (许宁)</text:p>
      <text:p text:style-name="P4">
Publisher: 美国之音中文网 (Type: NewsMediaOrganization)</text:p>
      <text:p text:style-name="P4">
Published Time: 2023-07-04T11:21:51+08:00</text:p>
      <text:p text:style-name="P4">
Modified Time: 2023-07-04 13:18:38Z</text:p>
      <text:p text:style-name="P4">
Description: Twenty years after China ’s infrastructure and mineral development industry in Africa, the United States returned to Africa's strategy. Analysis believes that when the United States and African partner countries increase contact, they should avoid "hard touch" with China and focus on how to benefit African countries.</text:p>
      <text:p text:style-name="P4">
Videos: []</text:p>
      <text:p text:style-name="P4">
Images: []</text:p>
      <text:p text:style-name="P4">
Categories: ['美中关系', '非洲', '经济·金融·贸易']</text:p>
      <text:p text:style-name="P4">
Type: None</text:p>
      <!--METADATA-->
      <text:p text:style-name="P4">
Nonenone</text:p>
      <text:p text:style-name="P4">
News Source: <text:a xlink:type="simple" xlink:href="https://www.voachinese.com/a/us-china-africa-minerals-20230704/7165976.html" text:style-name="Internet_20_link" text:visited-style-name="Visited_20_Internet_20_Link">
https://www.voachinese.com/a/us-china-africa-minerals-20230704/7165976.html</text:a>
</text:p>
      <!--NEWS-->
      <text:h text:style-name="P10" text:outline-level="1">
<text:span text:style-name="T4">
The World Uyghur Congress commemorates the Seventh Five -Year Plan incident</text:span>
</text:h>
      <text:p text:style-name="P4">
Author: None</text:p>
      <text:p text:style-name="P4">
Publisher: Radio Free Asia (Organization)</text:p>
      <text:p text:style-name="P4">
Published Time: 2023-07-04T11:22:44-04:00</text:p>
      <text:p text:style-name="P4">
Modified Time: 2023-07-04T11:22: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5.1927in" draw:z-index="0">
<draw:image xlink:href="../Images/rfamandarin/2023-07-04T11-22-44-04-00/000000.png" xlink:type="simple" xlink:show="embed" xlink:actuate="onLoad" draw:mime-type="image/png"/>
</draw:frame>
World Uyghur Conference spokesman Dilixiti <text:a xlink:type="simple" xlink:href="https://www.rfa.org/mandarin/Xinwen/3-07042023112233.html/@@images/image" text:style-name="Internet_20_link" text:visited-style-name="Visited_20_Internet_20_Link">
![] [] [](Images/rfamandarin/2023-07-04T11-22-44-04-00/000001.png)</text:a>
RFA file photo</text:p>
      <text:p text:style-name="P4">
One day is July 5th. Diriaxia, a spokesman for the World Uighurs in Sweden, issued a statement to this station calling on the world to pay attention to and commemorate the seventy -five incident that occurred in Xinjiang 14 years ago.</text:p>
      <text:p text:style-name="P4">
The statement pointed out that July 5th is the most sad day in Uyghur modern history. The Uyghur people held a peaceful petition activity in Urumqi 14 years ago to mourn the victims of the Shaoguan tragedy who had occurred in Guangdong Province and asked the Chinese authorities to deal with the incident solemnly. And the criminal responsibility of the victims had been brutally suppressed by the armed police forces, countless casualties, thousands of arrests and missing thousands of people, and many people still where they are still unknown.</text:p>
      <text:p text:style-name="P4">
Uyghur leader overseas and Chairman of the World Uyghur Conference Dorikun Aisha(Dress)This incident is called the "Seventy -Five Massacre" and said that this is one of the darkest events in Uyghur history, revealing that China has adopted the Uyghur's bloody massacre and racial cleaning policy. He said that he must make anger voices for all the victims and his family, and persistently investigated the crime of the victims.</text:p>
      <text:p text:style-name="P4">
Dilixiti said: In view of the Chinese government's continuously upgraded state persecution of the Uighurs, including forced labor, re -education camps, cultural extinction, identity renovation, mother and child separation, etc. It also urged the international community to take meaningful actions to complete the risk of racial extinction faced by the Uighurs.</text:p>
      <text:p text:style-name="P4">
(Responsible editor: Wang Yun)</text:p>
      <text:p text:style-name="P4">
News Source: <text:a xlink:type="simple" xlink:href="https://www.rfa.org/mandarin/Xinwen/3-07042023112233.html" text:style-name="Internet_20_link" text:visited-style-name="Visited_20_Internet_20_Link">
https://www.rfa.org/mandarin/Xinwen/3-07042023112233.html</text:a>
</text:p>
      <!--NEWS-->
      <text:h text:style-name="P10" text:outline-level="1">
<text:span text:style-name="T4">
The former Vice Chairman of the Yunnan Provincial CPPCC received 30 million bribes for 13 years</text:span>
</text:h>
      <text:p text:style-name="P4">
Author: None</text:p>
      <text:p text:style-name="P4">
Publisher: Radio Free Asia (Organization)</text:p>
      <text:p text:style-name="P4">
Published Time: 2023-07-04T11:28:46-04:00</text:p>
      <text:p text:style-name="P4">
Modified Time: 2023-07-04T11:28: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964319in" draw:z-index="0">
<draw:image xlink:href="../Images/rfamandarin/2023-07-04T11-28-46-04-00/000000.png" xlink:type="simple" xlink:show="embed" xlink:actuate="onLoad" draw:mime-type="image/png"/>
</draw:frame>
Huang Yi, a member of the former party group and vice chairman of the Yunnan Provincial Political Consultative Conference, was sentenced to the first instance of the bribery case. Huang Yi was sentenced to 13 years in prison and fined 3 million yuan. <text:a xlink:type="simple" xlink:href="https://www.rfa.org/mandarin/Xinwen/4-07042023112842.html/@@images/image" text:style-name="Internet_20_link" text:visited-style-name="Visited_20_Internet_20_Link">
</text:a>
Video screenshot/CCTV</text:p>
      <text:p text:style-name="P4">
According to the CCTV client of the Chinese official media, Huang Yi, a member of the former party group and vice chairman of the Yunnan Provincial Political Consultative Conference, was sentenced to the first instance of the bribery case. Huang Yi was sentenced to 13 years in prison and fined RMB 3 million.</text:p>
      <text:p text:style-name="P4">
The verdict was determined that from 2001 to 2022, Huang Yi served as the Secretary of the CPC Baoshan Municipal Party Committee, Secretary -General of the People's Government of Yunnan Province, and vice chairman of the Yunnan Provincial Committee of the CPPCC. More than 34.95 million yuan.</text:p>
      <text:p text:style-name="P4">
The court believes that Huang Yi's behavior constitutes a crime of bribery, and the amount is particularly huge, but there are plots of confession and regrets, and actively refund the stolen money, and punish him lightly according to law.</text:p>
      <text:p text:style-name="P4">
Public information shows that Huang Yi was born in 1958 and served as vice chairman of the Yunnan Provincial Political Consultative Conference and members of the party group in January 2017. In March last year, he was announced by officials and was expelled from the party in August.</text:p>
      <text:p text:style-name="P4">
(Responsible editor: Wang Yun)</text:p>
      <text:p text:style-name="P4">
News Source: <text:a xlink:type="simple" xlink:href="https://www.rfa.org/mandarin/Xinwen/4-07042023112842.html" text:style-name="Internet_20_link" text:visited-style-name="Visited_20_Internet_20_Link">
https://www.rfa.org/mandarin/Xinwen/4-07042023112842.html</text:a>
</text:p>
      <!--NEWS-->
      <text:h text:style-name="P10" text:outline-level="1">
<text:span text:style-name="T4">
Paris public transportation suffered about 20 million euros due to riots</text:span>
</text:h>
      <text:p text:style-name="P4">
Author: 联合早报 (Person)</text:p>
      <text:p text:style-name="P4">
Publisher: 联合早报 (Organization)</text:p>
      <text:p text:style-name="P4">
Published Time: 2023-07-04T11:30</text:p>
      <text:p text:style-name="P4">
Modified Time: 2023-07-04T12:03</text:p>
      <text:p text:style-name="P4">
Description: French transportation industry said that the riots in France over the past few days have caused about 20 million euros (about S $ 29.5 million) in the Paris public transportation system. According to a statement issued to Agence France -Presse, the Paris Paris Public Transportation Losses, Bags ...</text:p>
      <text:p text:style-name="P4">
Videos: []</text:p>
      <text:p text:style-name="P4">
Audios: []</text:p>
      <text:p text:style-name="P4">
Images: []</text:p>
      <text:p text:style-name="P4">
Type: NewsArticle</text:p>
      <text:p text:style-name="P4">
Breadcrumbs: ['即时', '国际']</text:p>
      <text:p text:style-name="P4">
Keywords: ['法国', '骚乱', '公共交通']</text:p>
      <!--METADATA-->
      <text:p text:style-name="P4">
French transportation industry said that the riots in France over the past few days have caused about 20 million euros (about S $ 29.5 million) in the Paris public transportation system.</text:p>
      <text:p text:style-name="P4">
According to a statement issued to Agence France -Presse, the Paris public transportation of Paris, including the "many burned buses, a tram orbit that has been arson, two destroyed trams, and destroyed Urban Infrastructure ".</text:p>
      <text:p text:style-name="P4">
In addition, the French Enterprise Federation revealed that more than 200 stores in France were ransacked and 300 banks were burned. It was initially estimated that the loss of more than 1 billion euros within the scope of the full law was estimated.</text:p>
      <text:p text:style-name="P4">
The mayor of France held a rally on Monday (July 3) to call for the end of the violent conflict and restore order.</text:p>
      <text:p text:style-name="P4">
The mayor of L ’Haÿ-LeS-Roses, who was destroyed by the troubledist, said:" Democracy is attacked ... it cannot be allowed to continue this situation, and it will never allow it. "</text:p>
      <text:p text:style-name="P4">
French riots have shown signs of ease, but the authorities still deploy 45,000 police forces in various places on Monday and Tuesday. Since last Friday, the French authorities have arrested 3,900 troubleders, of which more than 1,200 were minors.</text:p>
      <text:p text:style-name="P4">
News Source: <text:a xlink:type="simple" xlink:href="https://www.zaobao.com.sg/realtime/world/story20230704-1410453" text:style-name="Internet_20_link" text:visited-style-name="Visited_20_Internet_20_Link">
https://www.zaobao.com.sg/realtime/world/story20230704-1410453</text:a>
</text:p>
      <!--NEWS-->
      <text:h text:style-name="P10" text:outline-level="1">
<text:span text:style-name="T4">
Hong Kong Wanted 8 Overseas Hong Kong people in Australia: Support the Proposal of July Australia</text:span>
</text:h>
      <text:p text:style-name="P4">
Publisher: 法新社</text:p>
      <text:p text:style-name="P4">
Published Time: 2023-07-04T11:32:09+00:00</text:p>
      <text:p text:style-name="P4">
Modified Time: 2023-07-04T11:05:02+00:00</text:p>
      <text:p text:style-name="P4">
Description: (Agence France -Presse Sydney on the 4th comprehensive foreign news report) The Hong Kong authorities wanted Lu Luo Guancong and Xu Zhi? Speaking of democratic initiatives living in Austral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7-04T11-32-09-00-00/000000.png" xlink:type="simple" xlink:show="embed" xlink:actuate="onLoad" draw:mime-type="image/png"/>
</draw:frame>
AFP reported that Australian Foreign Minister, Penny Wong, said that Australia will firmly support the right to support freedom of speech and the political perspective of people to express peace.</text:p>
      <text:p text:style-name="P4">
"In our country, people will be supported."</text:p>
      <text:p text:style-name="P4">
Among the eight democratic initiatives who were wanted by the Hong Kong authorities, two were in Australia.</text:p>
      <text:p text:style-name="P4">
Hong Kong Chief Executive (Chief Executive) Li Jiachao said today that he fully supports and agrees that the police wants to want to be wanted Luo Guancong and Xu Zhi? Eight overseas Hong Kong people, and will hunt them for life.</text:p>
      <text:p text:style-name="P4">
In this regard, Huang Yingxian responded that in response to foreign countries' interference in Australia's democracy, Australia held a "unambiguous" position, and also had "strong standards" to support his own position. She emphasized that "any foreign interference allegations can be handled by the relevant authorities for investigation."</text:p>
      <text:p text:style-name="P4">
The National Security Office of the Hong Kong Police announced on the 3rd that it has been arrested by the court and wanted eight Hong Kong people who fled overseas, including former Legislative Council members Luo Guancong, Xu Zhi? And Guo Rongyi, Meng Zhaoda, Director of the former Workers Union Alliance, and former legal governance. The convener of Huisi Ren Jianfeng, as well as Yuan Gongyi, Guo Fengyi and Liu Zudi.</text:p>
      <text:p text:style-name="P4">
The above -mentioned 8 people are supporters of the 2019 "Removal China" campaign. Police said they were suspected of violating the Hong Kong National Security Law. The charges include harmful national security, inciting split countries, and requiring foreign sanctions to sanctions China and Hong Kong. (Translator: Shi Shi/Calculate: Chen Zhengjian)</text:p>
      <text:p text:style-name="P4">
News Source: <text:a xlink:type="simple" xlink:href="https://www.rfi.fr/cn/%E5%9B%BD%E9%99%85%E6%8A%A5%E9%81%93/20230704-%E9%A6%99%E6%B8%AF%E9%80%9A%E7%BC%898%E6%B5%81%E4%BA%A1%E6%B5%B7%E5%A4%96%E6%B8%AF%E4%BA%BA-%E6%BE%B3%E6%B4%B2-%E6%94%AF%E6%8C%81%E5%B1%85%E6%BE%B3%E5%80%A1%E8%AE%AE%E4%BA%BA%E5%A3%AB" text:style-name="Internet_20_link" text:visited-style-name="Visited_20_Internet_20_Link">
https://www.rfi.fr/cn/%E5%9B%BD%E9%99%85%E6%8A%A5%E9%81%93/20230704-%E9%A6%99%E6%B8%AF%E9%80%9A%E7%BC%898%E6%B5%81%E4%BA%A1%E6%B5%B7%E5%A4%96%E6%B8%AF%E4%BA%BA-%E6%BE%B3%E6%B4%B2-%E6%94%AF%E6%8C%81%E5%B1%85%E6%BE%B3%E5%80%A1%E8%AE%AE%E4%BA%BA%E5%A3%AB</text:a>
</text:p>
      <!--NEWS-->
      <text:h text:style-name="P10" text:outline-level="1">
<text:span text:style-name="T4">
Facing China's force threatening Taiwan to announce diplomatic results</text:span>
</text:h>
      <text:p text:style-name="P4">
Author: None</text:p>
      <text:p text:style-name="P4">
Publisher: Radio Free Asia (Organization)</text:p>
      <text:p text:style-name="P4">
Published Time: 2023-07-04T11:34:00-04:00</text:p>
      <text:p text:style-name="P4">
Modified Time: 2023-07-04T12:41:37-04:00</text:p>
      <text:p text:style-name="P4">
Description: None</text:p>
      <text:p text:style-name="P4">
Videos: []</text:p>
      <text:p text:style-name="P4">
Audios: ["<text:a xlink:type="simple" xlink:href="https://www.rfa.org/mandarin/yataibaodao/gangtai/hcm-070420230826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5.1927in" draw:z-index="0">
<draw:image xlink:href="../Images/rfamandarin/2023-07-04T11-34-00-04-00/000000.png" xlink:type="simple" xlink:show="embed" xlink:actuate="onLoad" draw:mime-type="image/png"/>
</draw:frame>
On July 4, 2023, Li Chun, the director of the Ministry of Foreign Affairs of Taiwan, attended the first press conference with foreign media in Taiwan. <text:a xlink:type="simple" xlink:href="https://www.rfa.org/mandarin/yataibaodao/gangtai/hcm-07042023082643.html/@@images/image" text:style-name="Internet_20_link" text:visited-style-name="Visited_20_Internet_20_Link">
</text:a>
Reporter Huang Chunmei <text:a xlink:type="simple" xlink:href="https://www.rfa.org/mandarin/yataibaodao/gangtai/hcm-07042023082643.html/@@stream" text:style-name="Internet_20_link" text:visited-style-name="Visited_20_Internet_20_Link">
Audio-Link: https: //www.rfa.org/mandarin/yataibao/gangtai/hcm-07042023082643.html/@stream</text:a>
On July 4, Li Chun, the secondary director of the Ministry of Foreign Affairs of Taiwan, announced recent diplomatic results, including President Tsai Ing -wen and Foreign Minister Wu Zhaoxuan, which have successfully visited China, the Americas and Europe, and seven major industrial countries.(G7)The leadership summit reiterated the importance of peace and stability in the Taiwan Strait, as well as as many as 40 foreign delegations visited Taiwan. At the same time, how Taiwan will balance the threat of Chinese force and ensure its own safety, it is also increasingly noticeable.</text:p>
      <text:p text:style-name="P4">
<text:span text:style-name="T4">
<text:span text:style-name="T5">
 <text:a xlink:type="simple" xlink:href="https://www.rfa.org/mandarin/Xinwen/7-06302023132525.html" text:style-name="Internet_20_link" text:visited-style-name="Visited_20_Internet_20_Link">
US officials visit Taiwan to discuss the APEC meeting</text:a>
 </text:span>
*  * </text:span>
<text:a xlink:type="simple" xlink:href="https://www.rfa.org/mandarin/Xinwen/st-06292023065909.html" text:style-name="Internet_20_link" text:visited-style-name="Visited_20_Internet_20_Link">
 </text:a>
<text:a xlink:type="simple" xlink:href="https://www.rfa.org/mandarin/Xinwen/st-06292023065909.html" text:style-name="Internet_20_link" text:visited-style-name="Visited_20_Internet_20_Link">
Rogers, Chairman of the Military Commission of the House of Representatives, Rogers ended his visit to Taiwan ’s China Foreign Affairs Department to reiterate 1</text:a>
 <text:span text:style-name="T4">
 </text:span>
<text:a xlink:type="simple" xlink:href="https://www.rfa.org/mandarin/Xinwen/4-06282023114736.html" text:style-name="Internet_20_link" text:visited-style-name="Visited_20_Internet_20_Link">
 </text:a>
 <text:a xlink:type="simple" xlink:href="https://www.rfa.org/mandarin/Xinwen/4-06282023114736.html" text:style-name="Internet_20_link" text:visited-style-name="Visited_20_Internet_20_Link">
 </text:a>
<text:span text:style-name="T4">
 </text:span>
<text:span text:style-name="T5">
 <text:a xlink:type="simple" xlink:href="https://www.rfa.org/mandarin/Xinwen/5-06182023112820.html" text:style-name="Internet_20_link" text:visited-style-name="Visited_20_Internet_20_Link">
Polish House of Representatives and the European Parliament deepened cooperative relations</text:a>
</text:span>
**<text:a xlink:type="simple" xlink:href="https://www.rfa.org/mandarin/yataibaodao/gangtai/hx2-06152023121556.html" text:style-name="Internet_20_link" text:visited-style-name="Visited_20_Internet_20_Link">
<text:span text:style-name="T4">
 Czech President and Taiwan Foreign Minister in the same frame shows Taiwan's diplomatic breakthrough </text:span>
</text:a>
Li Chun held the first press conference in Taiwan in Taiwan on Tuesday. Li Chun has been in the past five months in Taiwan ’s diplomatic achievements, including March this year, Taiwan’ s President Cai Yingwen visited the Chinese American diplomatic relations and transit the American House of Representatives McCarthy(Kevin McCarthy)meet. On the other hand, Taiwan ’s foreign minister Wu Zhaozheng visited Europe in June this year, and also with Czech President Pavil(Petr Pavel)Participate in the same field. In addition, in the G7 leader summit held in Hiroshima in July this year, reiterating the peace and stability of the Taiwan Strait is an indispensable part of the international community's security and prosperity.</text:p>
      <text:p text:style-name="P4">
Another important diplomatic achievement is that 40 foreign groups from various countries have visited Taiwan. At the same time as a press conference, 6 Republic of the House of Republican Research Council (RSC), including the Federal House of Representatives (RSC). "Constitutional Venue · The National Super Party sent Taiwan Visiting Group" is all visiting Taiwan.</text:p>
      <text:p text:style-name="P4">
On July 4, 2023, President Tsai Ing-wen met with 6 Republican Hern (RSC) chairman of the Federal House of Representatives (RSC), and 6 members led by Kevin Hern (R-OK) visited the delegation. (Reuters) <text:a xlink:type="simple" xlink:href="https://www.rfa.org/mandarin/yataibaodao/gangtai/hcm-07042023082643.html/2023-07-04t063645z_1572311842_rc26w1ahv0d2_rtrmadp_3_taiwan-usa.jpg" text:style-name="Internet_20_link" text:visited-style-name="Visited_20_Internet_20_Link">
</text:a>
Regarding the endless visits to Taiwan, how to transform the increasing concern into the issue of support for Taiwan, Li Chun responded that people outside Taiwan were affected by false information and thought that the situation in Taiwan was very dangerous, and the people were nervous. Visit Taiwan through foreign guests to feel the current situation of Taiwan. He said, "They will see that Taiwan is very calm, no provocative, and no dangerous movements. We face China's intimidation and threats and show strong toughness."</text:p>
      <text:p text:style-name="P4">
Li Chun pointed out that a key information that Taiwan hopes to convey to a guest is that "China's threat is real, but it should not be a factor that hinders investment and technology."</text:p>
      <text:p text:style-name="P4">
<text:span text:style-name="T4">
 Taiwan security is related to global interests </text:span>
</text:p>
      <text:p text:style-name="P4">
Some reporters asked that the purpose of receiving the delegation was to convince the delegation and investors to believe that Taiwan had a safe and reliable investment environment. On the other hand, it was necessary to convey the urgency and warning of China's threat to the delegation. Is it contradictory?</text:p>
      <text:p text:style-name="P4">
"In my personal opinion, I haven't seen the conflict between these two areas." Li Chun explained to ensure that Taiwan's security is very direct. Taiwan hopes to cooperate with democratic countries and establish a collective deterrence mechanism. This is Ensure the most effective way to ensure the safety of Taiwan. This is not only for Taiwan, but also for their interests, but also for regional and even global security and prosperity.</text:p>
      <text:p text:style-name="P4">
Li Chun emphasized that deterrence is the most effective tool to avoid military conflicts. It is not provocative: "When we invite and seek cooperation to establish a collective deterrence mechanism, it is not because Taiwan is in a dangerous danger. The situation, I hope to start working hard now to avoid the worst situation. "</text:p>
      <text:p text:style-name="P4">
<text:span text:style-name="T4">
 Establishing dialogue channels in the United States and China can avoid misjudgment of the United States' strategic position without changing. </text:span>
Li Chun analyzed that the US -China strategic competition will continue in the next ten years, or even longer; while competing, it is necessary to avoid misunderstanding or conflict due to misunderstandings. Therefore Related to interests in the United States, China, and Taiwan, Japan, and South Korea have developed a good and active development. At present, it has not seen any changes in the United States' basic strategic position in China.</text:p>
      <text:p text:style-name="P4">
<text:span text:style-name="T4">
 Chinese chip is in the future or competes with Taiwan </text:span>
</text:p>
      <text:p text:style-name="P4">
In October last year, the United States issued a chip ban on China, restricting the export of chip production equipment below 14 nanometers to China. Recently, the Netherlands has also announced the latest semiconductor equipment control measures, requiring the manufacturing equipment industry to export DUV(Deep ultraviolet light)The lithography machine must apply for permission.</text:p>
      <text:p text:style-name="P4">
For the prospects of China's semiconductor industry, Li Chun, a financial scholar, analyzed that according to the US export control measures, China will be difficult to obtain advanced process equipment and materials, and development will slow down. However, the purpose of the United States is to curb the development of Chinese military and civilians, and it has not intended to eliminate China's semiconductor industry. In the future, China will invest more resources and develop a mature process semiconductor, which will inevitably impact some Taiwanese operators, but this can also accelerate the upgrade of the industry in Taiwan.</text:p>
      <text:p text:style-name="P4">
Li Chun emphasized that Taiwan's semiconductor is not completely ahead of science and technology. For 30 years, the trust relationship established between Taiwan and customers has not been smashed with budgets. He is convinced that even if facing the competition in China's mature process in the future, Taiwan can continue to maintain the trust relationship with customers.</text:p>
      <text:p text:style-name="P4">
Reporter: Huang Chunmei Responsible: Chen Meihua Xu Shuting He Ping.com Edited: Ruizhe</text:p>
      <text:p text:style-name="P4">
News Source: <text:a xlink:type="simple" xlink:href="https://www.rfa.org/mandarin/yataibaodao/gangtai/hcm-07042023082643.html" text:style-name="Internet_20_link" text:visited-style-name="Visited_20_Internet_20_Link">
https://www.rfa.org/mandarin/yataibaodao/gangtai/hcm-07042023082643.html</text:a>
</text:p>
      <!--NEWS-->
      <text:h text:style-name="P10" text:outline-level="1">
<text:span text:style-name="T4">
Yahoo CEO said that the company will seek to be re -listed (Free Version)</text:span>
</text:h>
      <text:p text:style-name="P4">
Author: Barbara Kollmeyer</text:p>
      <text:p text:style-name="P4">
Publisher: 华尔街日报中文网</text:p>
      <text:p text:style-name="P4">
Published Time: 2023-07-04T11:35:00.000Z</text:p>
      <text:p text:style-name="P4">
Modified Time: 2023-07-04T11:35:00.000Z</text:p>
      <text:p text:style-name="P4">
Created Time: 2023-07-04T10:14:00.000Z</text:p>
      <text:p text:style-name="P4">
Description: Yahoo CEO Jim Lanzone said in an interview with the Financial Times that the company was "very profitable" as an early cylinder of the Internet, and was going to return to the open market through the IPO.</text:p>
      <text:p text:style-name="P4">
Images: []</text:p>
      <text:p text:style-name="P4">
Categories: ['金融市场']</text:p>
      <text:p text:style-name="P4">
Keywords: SYND</text:p>
      <text:p text:style-name="P4">
Type: Article</text:p>
      <!--METADATA-->
      <text:p text:style-name="P4">
As Yahoo, the early pioneer of the Internet boom(Yahoo)"Very profitable" and prepare to return to the public market through an IPO.</text:p>
      <text:p text:style-name="P4">
News Source: <text:a xlink:type="simple" xlink:href="https://cn.wsj.com/articles/%E9%9B%85%E8%99%8Eceo%E7%A7%B0%E5%85%AC%E5%8F%B8%E5%B0%86%E5%AF%BB%E6%B1%82%E9%87%8D%E6%96%B0%E4%B8%8A%E5%B8%82-e2927a6f" text:style-name="Internet_20_link" text:visited-style-name="Visited_20_Internet_20_Link">
https://cn.wsj.com/articles/%E9%9B%85%E8%99%8Eceo%E7%A7%B0%E5%85%AC%E5%8F%B8%E5%B0%86%E5%AF%BB%E6%B1%82%E9%87%8D%E6%96%B0%E4%B8%8A%E5%B8%82-e2927a6f</text:a>
</text:p>
      <!--NEWS-->
      <text:h text:style-name="P10" text:outline-level="1">
<text:span text:style-name="T4">
A number of people who were suspended by the Hong Kong police responded that "Glory" vowed to continue human rights work</text:span>
</text:h>
      <text:p text:style-name="P4">
Author: chinese@voanews.com (美国之音)</text:p>
      <text:p text:style-name="P4">
Publisher: 美国之音中文网 (Type: NewsMediaOrganization)</text:p>
      <text:p text:style-name="P4">
Published Time: 2023-07-04T11:39:38+08:00</text:p>
      <text:p text:style-name="P4">
Modified Time: 2023-07-04 03:39:38Z</text:p>
      <text:p text:style-name="P4">
Description: Many Hong Kong police named the "Hong Kong version of the National Security Law" and a million Hong Kong dollars wanted to justify overseas Hong Kong democratic activities on Monday (July 3, 2023) on the Internet. "Glory", they also joked that the Hong Kong police had too little redness, and vowed that they would continue to vocalize the human rights, democracy and freedom of Hong Kong overseas.</text:p>
      <text:p text:style-name="P4">
Videos: []</text:p>
      <text:p text:style-name="P4">
Images: []</text:p>
      <text:p text:style-name="P4">
Categories: ['港澳', '人权', '中国', '法律']</text:p>
      <text:p text:style-name="P4">
Type: None</text:p>
      <!--METADATA-->
      <text:p text:style-name="P4">
Nonenone</text:p>
      <text:p text:style-name="P4">
News Source: <text:a xlink:type="simple" xlink:href="https://www.voachinese.com/a/named-exiled-hong-kong-human-rights-activists-scoff-at-the-wanted-list-20230704/7166013.html" text:style-name="Internet_20_link" text:visited-style-name="Visited_20_Internet_20_Link">
https://www.voachinese.com/a/named-exiled-hong-kong-human-rights-activists-scoff-at-the-wanted-list-20230704/7166013.html</text:a>
</text:p>
      <!--NEWS-->
      <text:h text:style-name="P10" text:outline-level="1">
<text:span text:style-name="T4">
On the eve of the US Treasury Minister's visit to China, China released the export measures to restrict semiconductor materials</text:span>
</text:h>
      <text:p text:style-name="P4">
Author: None</text:p>
      <text:p text:style-name="P4">
Publisher: Radio Free Asia (Organization)</text:p>
      <text:p text:style-name="P4">
Published Time: 2023-07-04T11:40:00-04:00</text:p>
      <text:p text:style-name="P4">
Modified Time: 2023-07-04T12:36:20-04:00</text:p>
      <text:p text:style-name="P4">
Description: None</text:p>
      <text:p text:style-name="P4">
Videos: []</text:p>
      <text:p text:style-name="P4">
Audios: ["<text:a xlink:type="simple" xlink:href="https://www.rfa.org/mandarin/yataibaodao/junshiwaijiao/hx-0704202309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7-04T11-40-00-04-00/000000.png" xlink:type="simple" xlink:show="embed" xlink:actuate="onLoad" draw:mime-type="image/png"/>
</draw:frame>
US Chinese flag and semiconductor chip <text:a xlink:type="simple" xlink:href="https://www.rfa.org/mandarin/yataibaodao/junshiwaijiao/hx-07042023095222.html/@@images/image" text:style-name="Internet_20_link" text:visited-style-name="Visited_20_Internet_20_Link">
</text:a>
Reuters picture <text:a xlink:type="simple" xlink:href="https://www.rfa.org/mandarin/yataibaodao/junshiwaijiao/hx-07042023095222.html/@@stream" text:style-name="Internet_20_link" text:visited-style-name="Visited_20_Internet_20_Link">
Audio-Link: https://www.rfa.org/mandarin/yataibaodao/junshiwaijiao/hx-07042022222.html/@stream</text:a>
On the eve of the US Finance Minister Yellen's visit to China, the Chinese Ministry of Commerce announced export control on related substances involving semiconductor materials on the grounds of "maintaining national security and interests". Some comments believe that China ’s move is a countermeasure for the US -China trade competition and trying to increase negotiation chips.</text:p>
      <text:p text:style-name="P4">
<text:span text:style-name="T4">
<text:span text:style-name="T5">
 <text:a xlink:type="simple" xlink:href="https://www.rfa.org/mandarin/Xinwen/7-07032023135244.html" text:style-name="Internet_20_link" text:visited-style-name="Visited_20_Internet_20_Link">
China Implementation Export Control of Correals</text:a>
</text:span>
</text:span>
<text:a xlink:type="simple" xlink:href="https://www.rfa.org/mandarin/yataibaodao/jingmao/gt-07032023032816.html" text:style-name="Internet_20_link" text:visited-style-name="Visited_20_Internet_20_Link">
<text:span text:style-name="T4">
 Meiji Magazine to promote economic and trade cooperation, China hopes to withdraw tariffs on the United States </text:span>
</text:a>
The Chinese Ministry of Commerce issued the "Announcement on Implementing Export Control of Related Related Items" on July 3rd that according to the relevant provisions of the People's Republic of China Export Control Law, Foreign Trade Law, Customs Law, etc., With the approval of the State Council, it was decided to implement export controls on the relevant items of 镓 and 锗. It will be implemented from August 1.</text:p>
      <text:p text:style-name="P4">
The announcement pointed out that export operators should go through export permit procedures in accordance with relevant regulations and apply to the Ministry of Commerce through provincial business authorities. The export of objects that have a significant impact on national security, and the Ministry of Commerce was approved by the relevant departments to the State Council. Administrative penalties are given in accordance with the law without permission. Constitute a crime, be held criminally responsible.</text:p>
      <text:p text:style-name="P4">
On July 3, the Ministry of Commerce of China issued the "Announcement on Implementing Export Control of Related Issues". (Official Website of the Ministry of Commerce) <text:a xlink:type="simple" xlink:href="https://www.rfa.org/mandarin/yataibaodao/junshiwaijiao/hx-07042023095222.html/622a5716-2023-07-04-4e0b53483.jpg" text:style-name="Internet_20_link" text:visited-style-name="Visited_20_Internet_20_Link">
</text:a>
Liu Peizhen, director of the production and economic database of the Taiwan Institute of Economic Research, accepted an interview with Radio Free Asia that China ’s market proportion in minemal materials is very important, accounting for 83%of global exports.</text:p>
      <text:p text:style-name="P4">
<text:span text:style-name="T4">
 Experts: US -China scientific and technological warfires affect the global semiconductor supply chain changes </text:span>
</text:p>
      <text:p text:style-name="P4">
Liu Peizhen said: "In 2022, the part of the cricket is mainly based on Taiwan, Japan, South Korea, the Netherlands, Germany, Malaysia. Carbonized and fourth category of oxidation. The first category is mainly impacted by the substrate industry, and the second category will be affected by related negatives. The second and third categories must be observed closely. The situation requires follow -up observation. At present, the US -China science and technology war still affects the changes in global semiconductor supply chain. "</text:p>
      <text:p text:style-name="P4">
When the Chinese Ministry of Commerce set up a ban on export semiconductor -related materials, it coincided with the eve of the US Treasury Minister's visit to China. Liu Peizhen analyzed that China began to adopt anti -countermeasures. After visiting the U.S. Secretary of State Brills and met Xi Jinping, the US -China scientific and technological war did not seem to stop.</text:p>
      <text:p text:style-name="P4">
Liu Peizhen said: "Previously, in July, I am afraid that in July, I am afraid that there will be a further expansion of the AI -related chips in China, which has led China to take stocks that can hold corresponding sanctions and chips related to the United States."</text:p>
      <text:p text:style-name="P4">
Liu Peizhen analyzed that, in addition to the so -called safety review of Micron's so -called safety review before, this stage has not passed the export control of 镓 and 锗 materials at this stage. The supply chain adds uncertain factors to the complex situation of the global semiconductor industry and the complex situation of competition in the second half of the year.</text:p>
      <text:p text:style-name="P4">
<text:span text:style-name="T4">
 Taiwan diplomatic officials: improve the level of strategic autonomy </text:span>
</text:p>
      <text:p text:style-name="P4">
Li Chun, the second director of the Taiwan Foreign Ministry, was asked at a press conference on the 4th on the 4th that the incident may have a shortage in the short term, and the price may be higher. The source of supply, or cooperate with like -minded countries, should improve the situation. In terms of strategies and long -term goals, Taiwan should move towards the level of improvement of strategy.</text:p>
      <text:p text:style-name="P4">
Su Ziyun, director of the National Institute of Defense Strategy and Resources of Taiwan Defense Safety Research Institute, was interviewed by Radio Free Asia that there are currently some nitride chips of semiconductors. , But the amount is small, it is estimated that if the raw material increases by 10%to 15%, it will affect the total sales profit of less than 1%.</text:p>
      <text:p text:style-name="P4">
Su Ziyun analyzed: "The annual output value of 年 is only about 3.73 million yuan. Beijing also knows that this ban is symbolic, which has a small impact on the industry. It is only used as a political chip for the seller."</text:p>
      <text:p text:style-name="P4">
Su Ziyun said: "The amount of 蕴 China accounts for 95%, and the other 5%are distributed in Ukraine, Japan, South Korea, and the United States. Out directly from the mine, it is indeed a absolute majority of China, but why is it unattended? You can also produce by -products from aluminum. "</text:p>
      <text:p text:style-name="P4">
<text:span text:style-name="T4">
 Rare earth war pre -war, countries have alternative plans </text:span>
</text:p>
      <text:p text:style-name="P4">
Su Ziyun mentioned that in 2014, China launched a rare earth war, and the industries of various countries were caught off guard. After nine years, it was prepared. Former US President Trump proposed to strengthen the security report of the defense industry chain at the time, and pointed out that some industrial products in China have safety problems, and similar metals such as rare earths, crickets, and 锗 have also been monopolized by China, requiring the industry to provide solutions.</text:p>
      <text:p text:style-name="P4">
Su Ziyun said that there are many sources of alternatives to various countries, including by -products of re -mining, re -aluminum refining, redesigning products to reduce the demand for 镓, and strengthen the recycling of rare metals. By.</text:p>
      <text:p text:style-name="P4">
Su Ziyun also pointed out that according to the statistics of Chinese customs, the export volume of 镓 in 2022 was 92 metric tons, and the world's required amount was about 350 to 400 metric tons, of which about 200 metric tons were met from aluminum. China's crickets in the market account for about a quarter of the world's needs, and China has the largest number of underground storage in China, about 190,000 metric tons.</text:p>
      <text:p text:style-name="P4">
News Source: <text:a xlink:type="simple" xlink:href="https://www.rfa.org/mandarin/yataibaodao/junshiwaijiao/hx-07042023095222.html" text:style-name="Internet_20_link" text:visited-style-name="Visited_20_Internet_20_Link">
https://www.rfa.org/mandarin/yataibaodao/junshiwaijiao/hx-07042023095222.html</text:a>
</text:p>
      <!--NEWS-->
      <text:h text:style-name="P10" text:outline-level="1">
<text:span text:style-name="T4">
Taiwan launched a prize bonus to prevent overseas hostile forces from intervene in the election</text:span>
</text:h>
      <text:p text:style-name="P4">
Author: None</text:p>
      <text:p text:style-name="P4">
Publisher: Radio Free Asia (Organization)</text:p>
      <text:p text:style-name="P4">
Published Time: 2023-07-04T11:51:00-04:00</text:p>
      <text:p text:style-name="P4">
Modified Time: 2023-07-04T12:41:06-04:00</text:p>
      <text:p text:style-name="P4">
Description: None</text:p>
      <text:p text:style-name="P4">
Videos: []</text:p>
      <text:p text:style-name="P4">
Audios: ["<text:a xlink:type="simple" xlink:href="https://www.rfa.org/mandarin/yataibaodao/gangtai/hcm2-07042023090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7-04T11-51-00-04-00/000000.png" xlink:type="simple" xlink:show="embed" xlink:actuate="onLoad" draw:mime-type="image/png"/>
</draw:frame>
In order to prevent "overseas hostile forces" and online election gambling intervene in the 2024 Taiwan election, the Taiwan Ministry of Legal Affairs sacrificed a prize of up to 20 million yuan. The picture shows the local election of the 2022 Taiwan vote and ticket boxes. <text:a xlink:type="simple" xlink:href="https://www.rfa.org/mandarin/yataibaodao/gangtai/hcm2-07042023090837.html/@@images/image" text:style-name="Internet_20_link" text:visited-style-name="Visited_20_Internet_20_Link">
</text:a>
Reuters picture [AUDIO-LINK: https://www.rfa.org/mandarin/yataibaodao/gangtai/hcm2-07042023090837.html/@stream]](https://www.rfa.org/mandarin/yataibaodao/gangtai/hcm2-07042023090837.html/@@stream)The Taiwan Ministry of Justice recently launched a reward measure to prevent the involvement of "overseas hostile forces" and online elections in 2024. Gu Lixiong, Secretary -General of the National Security Council of Taiwan, had previously issued a warning that the Beijing authorities may intervene in the Taiwan presidential election next year.</text:p>
      <text:p text:style-name="P4">
<text:span text:style-name="T4">
<text:span text:style-name="T5">
 <text:a xlink:type="simple" xlink:href="https://www.rfa.org/mandarin/Xinwen/st1-06262023021441.html" text:style-name="Internet_20_link" text:visited-style-name="Visited_20_Internet_20_Link">
The Wall Street Journal: China tries to fight for the United States for the upcoming Taiwan election</text:a>
</text:span>
* </text:span>
<text:span text:style-name="T5">
 <text:a xlink:type="simple" xlink:href="https://www.rfa.org/mandarin/Xinwen/10-06042023171522.html" text:style-name="Internet_20_link" text:visited-style-name="Visited_20_Internet_20_Link">
Lai Qingde: Taiwan's 2024 election is the choice of democracy and autocracy</text:a>
</text:span>
<text:span text:style-name="T5">
 </text:span>
<text:span text:style-name="T4">
 <text:a xlink:type="simple" xlink:href="https://www.rfa.org/mandarin/yataibaodao/gangtai/hcm-05302023102019.html" text:style-name="Internet_20_link" text:visited-style-name="Visited_20_Internet_20_Link">
What are the differences between the "peace" in the Taiwan presidential election candidate under the shadow of the war? </text:a>
</text:span>
*<text:a xlink:type="simple" xlink:href="https://www.rfa.org/mandarin/Xinwen/6-04032023122201.html" text:style-name="Internet_20_link" text:visited-style-name="Visited_20_Internet_20_Link">
<text:span text:style-name="T4">
 Taiwan MAC: China must intervene in 2024 Taiwan election </text:span>
</text:a>
The Ministry of Legal Affairs in Taiwan revised the "Key Points of Encouraging Election Cases", and explicitly added to report overseas forces, gambling disks involved in the election of the "Case Betting Bonus", of which the maximum of 5 million yuan in the election gambling prize was 5 million yuan(About RMB 1.1 million), Overseas forces reporting bonuses is 20 million yuan(RMB 4.6 million)Essence</text:p>
      <text:p text:style-name="P4">
The Taiwan media "China Times" quoted officials that the so -called overseas forces were partly incorporated into the scope of the issuance of the "National Security Law" development organization that influenced the election of the National Security Law and the various obstacle elections regulated by the "Reverse Infiltration Law". Therefore, in the future, as long as the "National Security Law" is recognized by the CCP and other overseas hostile forces, the substantive control of the mainland and the Hong Kong and Macao regions, the organization and groups are developing organizations in Taiwan to affect the election in illegal ways; "Instructions, entrustment or funding for political contributions, assistance, bribery, etc., the public can receive bonuses once it breaks the case.</text:p>
      <text:p text:style-name="P4">
The Ministry of Legal Affairs in Taiwan (pictured) revised the "Protection of Encouraging Election Cases", and explicitly adds to report to the "Cases of Cases" to report overseas forces and intervene in the election. (Figure/Wikipedia) <text:a xlink:type="simple" xlink:href="https://www.rfa.org/mandarin/yataibaodao/gangtai/hcm2-07042023090837.html/taiwan_ministry_of_justice_building_20230607.jpg" text:style-name="Internet_20_link" text:visited-style-name="Visited_20_Internet_20_Link">
![] [](Images/rfamandarin/2023-07-04T11-51-00-04-00/000003.png)</text:a>
<text:span text:style-name="T4">
 Taiwan Chao Ye is concerned about high bonuses to prevent overseas forces selected </text:span>
</text:p>
      <text:p text:style-name="P4">
The KMT legislator Hong Mengkai publicly questioned whether the DPP was manipulating the anti -Chinese insurance platform, and the policy should not be attached to the label. Hong Mengkai believes that the election in 2024 is a joint selection of 23 million people, instead of differentiation with policy tools.</text:p>
      <text:p text:style-name="P4">
Liu Shifang, the director of the Democratic Progressive Party's Legislative Yuan party, believes that Taiwan is a democratic and rule -of -law society, and the prize money is so high. It is nothing more than reminding that if there is a bribery selection, someone will prevent someone who will come to report. "National Security Law" and reverse osmosis method don't have to worry.</text:p>
      <text:p text:style-name="P4">
Regarding some media questioning this amendment may "have a chilling effect on Taiwanese businessmen", the Taiwan media "Liberty Times" reported that Taiwan's Supreme Procuratorate instead of the Ministry of Justice stated that normal Taiwanese businessmen on both sides of the strait are involved in the elections if there is no such incompetence. Behavior, it will not constitute a crime, and it will not cause the cicada effect.</text:p>
      <text:p text:style-name="P4">
<text:span text:style-name="T4">
 Taiwan society follows China Intervention 2024 election </text:span>
</text:p>
      <text:p text:style-name="P4">
Gu Lixiong, Secretary -General of the National Security Council of Taiwan, warned in March of this March, "In recent years, the CCP's cognition and information control of Taiwan has become more intense. Taiwan will enter the stage of the president and legislators. Large -scale influence operations to interfere with our elections. "He said that in the face of this threat, the government was cautious. Taiwan ’s strategic goal is to maintain the peaceful, free, and prosperous lifestyle that to maintain the peace and stability of the Taiwan Strait and ensure that the Chinese people have difficulty getting it.</text:p>
      <text:p text:style-name="P4">
Reuters disclosed last month that the National Security Report in Taiwan's internal in Taiwan found that one of the internal reports showed that in terms of objects that may receive Chinese benefits, the top positions in the list of high attention of the Taiwan government, including supporting unified uniforms, Small political parties, local people's generations, and temples that communicate with China, etc.; Another report pointed out that Beijing may also provide free Chinese tourism opportunities for Taiwanese participating in campaigns, which locked district chiefs and village chiefs.</text:p>
      <text:p text:style-name="P4">
Reporter: Huang Chunmei Responsible: Xu Shuting He Ping.com Editor: Ruizhe</text:p>
      <text:p text:style-name="P4">
News Source: <text:a xlink:type="simple" xlink:href="https://www.rfa.org/mandarin/yataibaodao/gangtai/hcm2-07042023090837.html" text:style-name="Internet_20_link" text:visited-style-name="Visited_20_Internet_20_Link">
https://www.rfa.org/mandarin/yataibaodao/gangtai/hcm2-07042023090837.html</text:a>
</text:p>
      <!--NEWS-->
      <text:h text:style-name="P10" text:outline-level="1">
<text:span text:style-name="T4">
French riots: the legacy of colonial racism?</text:span>
</text:h>
      <text:p text:style-name="P4">
Author: None (Language: zh)</text:p>
      <text:p text:style-name="P4">
Publisher: None</text:p>
      <text:p text:style-name="P4">
Time: 2023-07-04T11:51:00Z</text:p>
      <text:p text:style-name="P4">
Description: The riots caused by French violence protests seem to have settled, but anger continues. The racist issue related to colonial history of the country is always ignored.</text:p>
      <text:p text:style-name="P4">
Videos: []</text:p>
      <text:p text:style-name="P4">
Images: []</text:p>
      <text:p text:style-name="P4">
Subject: 新闻广角</text:p>
      <text:p text:style-name="P4">
Subjects: []</text:p>
      <text:p text:style-name="P4">
Keywords: ['萨科齐', '巴黎', '法国', '法国沙尔利周刊枪击案']</text:p>
      <text:p text:style-name="P4">
Id: 66111539</text:p>
      <!--METADATA-->
      <text:p text:style-name="P4">
<text:a xlink:type="simple" xlink:href="https://www.dw.com/zh/overlay/image/article/66111539/66099256" text:style-name="Internet_20_link" text:visited-style-name="Visited_20_Internet_20_Link">
 </text:a>
Although violence in France has decreased, racism and their colonial historical issues are even more serious.</text:p>
      <text:p text:style-name="P4">
__ (Voice of Germany Chinese Network) Broken windows, burning cars, and residences of the French mayor have been attacked. This is just a few days in the past few days <text:a xlink:type="simple" xlink:href="https://www.dw.com/zh/zh/法國動亂遇害少年祖母籲停止暴力/a-66096894" text:style-name="Internet_20_link" text:visited-style-name="Visited_20_Internet_20_Link">
large -scale riots in France</text:a>
Some of the scenes.</text:p>
      <text:p text:style-name="P4">
Thousands of people on the streets across France, and some expressed violently to express the <text:a xlink:type="simple" xlink:href="https://www.dw.com/zh/zh/警察枪杀少年事件在法国引发大规模暴力抗议/a-66067433" text:style-name="Internet_20_link" text:visited-style-name="Visited_20_Internet_20_Link">
17 -year -old Algerian teenager Nael M (Nael M) was shot shot by police in the suburbs of Paris</text:a>
Angry.</text:p>
      <text:p text:style-name="P4">
The conflict between the demonstrators and the police, dominated by young people.</text:p>
      <text:p text:style-name="P4">
Another topic has also surfaced, that is, Nair's killing and the riots and anger it triggered, how to associate with the systemic racism issues inside French society and the country's long colonial history.</text:p>
      <text:p text:style-name="P4">
French President Macron said Nael's killing was "unbearable" and "unpredictable". Crystalfleming, a professor of sociology at the State University of New York, disagreed: "This is not an impossible explanation," she told Germany. "This is not a mystery, this is racism."</text:p>
      <text:p text:style-name="P4">
Fleming added that the protests and riots broke out after the police shot by the police were "reactions to French racism related to colonialism." The two are usually denied by the French authorities and politicians and wiped out from collective memory -although the country has made racial compression for centuries of ethnic minorities and the colonial population.</text:p>
      <text:h text:style-name="P12" text:outline-level="3">
<text:span text:style-name="T4">
France is still troubled by its colonial history</text:span>
</text:h>
      <text:p text:style-name="P4">
France is indeed one of the largest colonial countries in Europe. From the 16th century to the 1970s, like leaders in many other European countries, French leaders believed that their "civilized mission mission" was legitimate and rationalized its mandatory exploitation of countries and territories around the world.</text:p>
      <text:p text:style-name="P4">
In 1789, the French Revolution promised to bring the concept of "freedom, equality, and fraternity" to all men in France (women are not included, but that is another theme that needs to be expanded), and those people living in colonies daily life Life is full of oppression and can only dream of equal rights. Everyone was forced to "assimilate" the language and culture of France.</text:p>
      <text:p text:style-name="P4">
The relationship between France and Algeria is particularly sensitive. This North African country was colonized for the first time in 1830 and was later incorporated into France. When Algeria wanted to regain sovereignty, a brutal war broke out and captured hundreds of thousands of people's lives, most of which were Algerians, and eventually caused France to end its rule in 1962.</text:p>
      <text:p text:style-name="P4">
The history of France and Algeria is particularly complicated</text:p>
      <text:p text:style-name="P4">
At the same time, France was forced to abandon its control of other colonies, which mainly attributed to the success of the independent movement. However, some overseas territories still exist so far, and France still maintains economic, political and military influence in its previous colonies, especially on the African continent, such as maintaining their own interests by supporting authoritarian leaders.</text:p>
      <text:p text:style-name="P4">
The current French President Macron is more acknowledged that France's colonial history is a "historical crime" than any of his former national yuan capital. He vowed to be stolen and set up a committee to investigate the role of France during the extinction of France in Algeria and Rwanda.</text:p>
      <text:p text:style-name="P4">
But critics such as Fleming believe that this is not enough. Many people think that France should take full responsibility for past crimes, such as acknowledging its crimes committed in the colonial rule.</text:p>
      <text:p text:style-name="P4">
But Macron said he did not intend to "seek forgiveness" on France on the Algerian issue because it would "break all the links and contacts."</text:p>
      <text:h text:style-name="P12" text:outline-level="3">
<text:span text:style-name="T4">
"The French government continues to portray itself as non -racists"</text:span>
</text:h>
      <text:p text:style-name="P4">
French society and textbooks have always claimed that colonialism has its own positive side. [2017, Marine Le Pen, a very right -wing politician]](https://www.dw.com/zh/zh/勒庞vs马克龙-政策背对背-选你没商量/a-38594775)It means that the French colonial "has brought a lot" to its former colony. In 2017 and 2022, Le Pen entered the final round of French presidents, which also shows how common this idea and thinking are.</text:p>
      <text:p text:style-name="P4">
At the same time, "the French government continues to depict itself as non -racists." Fleming said that in fact, France has long described itself as "color blindness", which means that it does not collect the census of the population of its citizen races or Other related data.</text:p>
      <text:p text:style-name="P4">
However, many immigrant descendants who went to protest on the street did not feel this. "French police have systematic racism," said Rokhayadiallo, a famous French racial activist and writer, and Rokhayadiallo. The French government has repeatedly denied this allegations.</text:p>
      <text:p text:style-name="P4">
According to a study by the human rights supervisor of the country, young men who are considered to be blacks or Arabs are probably 20 times more likely to be intercepted by the French police. Many of these people can go back to the former colonies of France. They currently live in the so -called suburbs of Banlieues, such as Paris, Marseille, or Lyon.</text:p>
      <text:p text:style-name="P4">
Just as the writer Johny Pits ("Afropean-Notes from Blackeurope" described in his book "Afropean-Notes from Bladeurope", these suburbs are actually now loved by many people. And the mission to cherish the development of Paris City Development. In the middle of the 19th century, Napoleon III relied on the wealth mainly from the African colonies to entrust urban planners Georges-Eugene Haussmann to build a New Paris with wider streets and better drainage systems.</text:p>
      <text:p text:style-name="P4">
Those who have less budget were rushed to the suburbs. After the Second World War, high -rise buildings were built due to economic growth encouraging immigration migration.</text:p>
      <text:p text:style-name="P4">
These suburbs have always been ignored by the French government. Former President Sarkozy recommended to clean the suburbs with a high -pressure cleaning machine in 2005.</text:p>
      <text:p text:style-name="P4">
Since then, some plans have been formulated and have been discussed, but they have not changed much.</text:p>
      <text:p text:style-name="P4">
A resident who lives in NANTERRE told the Voice of Germany reporter SoniaPhalnikar. It was the French government created "this poverty" and added: "I know poverty and" Misery. But we seem to be unable to get rid of it. "</text:p>
      <text:p text:style-name="P4">
News Source: <text:a xlink:type="simple" xlink:href="https://www.dw.com/zh/法国骚乱：殖民种族主义的遗产？/a-66111539" text:style-name="Internet_20_link" text:visited-style-name="Visited_20_Internet_20_Link">
https://www.dw.com/zh/法国骚乱：殖民种族主义的遗产？/a-66111539?maca=chi-rss-chi-all-1127-rdf</text:a>
</text:p>
      <!--NEWS-->
      <text:h text:style-name="P10" text:outline-level="1">
<text:span text:style-name="T4">
European Legion disease cases surge in the CDC</text:span>
</text:h>
      <text:p text:style-name="P4">
Author: 联合早报 (Person)</text:p>
      <text:p text:style-name="P4">
Publisher: 联合早报 (Organization)</text:p>
      <text:p text:style-name="P4">
Published Time: 2023-07-04T12:02</text:p>
      <text:p text:style-name="P4">
Modified Time: 2023-07-04T13:40</text:p>
      <text:p text:style-name="P4">
Description: The latest statistics released by the European Disease Prevention and Control Center on Monday (July 3) showed that 2.4 of the national and European Economic Zone countries suffered from the Legion disease every 100,000 people in 2021, which has surged to the highest level in history. The European Centers for Disease Control reminds European countries to deal with ...</text:p>
      <text:p text:style-name="P4">
Videos: []</text:p>
      <text:p text:style-name="P4">
Audios: []</text:p>
      <text:p text:style-name="P4">
Images: []</text:p>
      <text:p text:style-name="P4">
Type: NewsArticle</text:p>
      <text:p text:style-name="P4">
Breadcrumbs: ['即时', '国际']</text:p>
      <text:p text:style-name="P4">
Keywords: ['欧洲', '欧盟']</text:p>
      <!--METADATA-->
      <text:p text:style-name="P4">
The latest statistics released by the European Disease Prevention and Control Center on Monday (July 3) showed that 2.4 of the national and European Economic Zone countries suffered from the Legion disease every 100,000 people in 2021, which has surged to the highest level in history.</text:p>
      <text:p text:style-name="P4">
The European Centers for Disease Control reminds European countries to be vigilant.</text:p>
      <text:p text:style-name="P4">
Xinhua News Agency reported that a report released by the European Centers for Disease Control and Prevention showed that in 2021, the European Union and the European Economic Zone national reported more than 10,000 cases of Legionellosis, of which 704 were killed.</text:p>
      <text:p text:style-name="P4">
The number of cases in Italy, France, Spain, and Germany account for 75%of the total number of reports. Men at the age of 65 and above are the most affected groups, with 8.9 infection per 100,000 people.</text:p>
      <text:p text:style-name="P4">
The European Centers for Disease Control and Prevention said that the cause of the surge in the legion is still unclear, which may be related to factors such as changes in national testing policies and monitoring systems, the aging population, and the design and maintenance of the building water supply system, the construction and maintenance of infrastructure. Climate changes in Europe and global can also affect the surge in the Legion disease.</text:p>
      <text:p text:style-name="P4">
Legion's disease is a kind of acute respiratory infectious disease caused by the Legion bacteria. It was named after the outbreak of veterans in the United States, so it is also called veteran. The main symptoms are fever, chills, headache, burnout, and myalgia. In severe cases, it will die due to respiratory system and multi -organ failure.</text:p>
      <text:p text:style-name="P4">
Corps can be transmitted through airflow, especially through unclean water -cooled air -conditioning machines, and there is no direct interpersonal communication. Hospitals can be diagnosed through chest X -ray and urine tests. Patients usually need to be admitted to the hospital for antibiotics.</text:p>
      <text:p text:style-name="P4">
News Source: <text:a xlink:type="simple" xlink:href="https://www.zaobao.com.sg/realtime/world/story20230704-1410459" text:style-name="Internet_20_link" text:visited-style-name="Visited_20_Internet_20_Link">
https://www.zaobao.com.sg/realtime/world/story20230704-1410459</text:a>
</text:p>
      <!--NEWS-->
      <text:h text:style-name="P10" text:outline-level="1">
<text:span text:style-name="T4">
The two major parties in Thailand compromise with each other's national party leader as the Speaker of the House of Representatives</text:span>
</text:h>
      <text:p text:style-name="P4">
Publisher: 法新社</text:p>
      <text:p text:style-name="P4">
Published Time: 2023-07-04T12:02:07+00:00</text:p>
      <text:p text:style-name="P4">
Modified Time: 2023-07-04T11:35:02+00:00</text:p>
      <text:p text:style-name="P4">
Description: (Agence France -Presse, Bangkok, 3rd) Parliament of Thailand today voted to agree to a little party leader Wang Mohammed as the Speaker of the House of Representatives, which may lead to the efforts of the new government's efforts to form a new govern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7-04T12-02-07-00-00/000000.png" xlink:type="simple" xlink:show="embed" xlink:actuate="onLoad" draw:mime-type="image/png"/>
</draw:frame>
King Maha Vajiralongkorn announced yesterday that Congress was officially held. Thailand held the House of Representatives for the House of Representatives on May 14th. The Move Forward led by Pitalimjaroenrat won 151 seats to become the largest party of the Congress; the PHEU THAI became the second largest party with 141 seats. Essence</text:p>
      <text:p text:style-name="P4">
Pitta has formed an 8 -party alliance, including the Thai party, but there are only 312 seats in the league, far lower than the 376 seats required for more than half of the two hospitals to ensure that Pita can be voted in mid -July. Get appointed Prime Minister.</text:p>
      <text:p text:style-name="P4">
After a few weeks of disputes between the Following Party and the Thai Party on the Speaker of the House of Representatives, the 79 -year -old National Party leader Wan Muhamad Noormatha was finally selected as an important position.</text:p>
      <text:p text:style-name="P4">
He told the House of Representatives, "I will perform their duties fairly without Aidi ... transparently evaluate the draft law and petition to improve the lives of all Thai people."</text:p>
      <text:p text:style-name="P4">
One of his primary tasks is to schedule time to allow the 750 members of the House of Representatives to vote for the Prime Minister to form the next government. The Speaker also has the power to determine the agenda.</text:p>
      <text:p text:style-name="P4">
If you want to be elected Prime Minister, Pitta also needs 64 votes from members of the hostile party or pro -military synchronization. However, after the May election, the advanced party conflict with the Senate because of promoting the severe "crime of offense of monarchy".</text:p>
      <text:p text:style-name="P4">
Last month, the Thai Election Commission also launched a survey to clarify whether the Pitta was eligible for public office because he was suspected of having a shares that has stopped operating the media company. According to regulations, members of Congress shall not hold media shares.</text:p>
      <text:p text:style-name="P4">
News Source: <text:a xlink:type="simple" xlink:href="https://www.rfi.fr/cn/%E5%9B%BD%E9%99%85%E6%8A%A5%E9%81%93/20230704-%E6%B3%B0%E5%9B%BD%E4%B8%A4%E5%A4%A7%E5%85%9A%E4%BA%92%E7%9B%B8%E5%A6%A5%E5%8D%8F-%E6%B0%91%E6%97%8F%E5%85%9A%E5%85%9A%E9%AD%81%E5%87%BA%E4%BB%BB%E4%BC%97%E9%99%A2%E8%AE%AE%E9%95%BF" text:style-name="Internet_20_link" text:visited-style-name="Visited_20_Internet_20_Link">
https://www.rfi.fr/cn/%E5%9B%BD%E9%99%85%E6%8A%A5%E9%81%93/20230704-%E6%B3%B0%E5%9B%BD%E4%B8%A4%E5%A4%A7%E5%85%9A%E4%BA%92%E7%9B%B8%E5%A6%A5%E5%8D%8F-%E6%B0%91%E6%97%8F%E5%85%9A%E5%85%9A%E9%AD%81%E5%87%BA%E4%BB%BB%E4%BC%97%E9%99%A2%E8%AE%AE%E9%95%BF</text:a>
</text:p>
      <!--NEWS-->
      <text:h text:style-name="P10" text:outline-level="1">
<text:span text:style-name="T4">
Director of IAEA will announce the final safety review report in Fukushima in Japan</text:span>
</text:h>
      <text:p text:style-name="P4">
Author: 联合早报 (Person)</text:p>
      <text:p text:style-name="P4">
Publisher: 联合早报 (Organization)</text:p>
      <text:p text:style-name="P4">
Published Time: 2023-07-04T12:22</text:p>
      <text:p text:style-name="P4">
Modified Time: 2023-07-04T16:03</text:p>
      <text:p text:style-name="P4">
Description: Grossi, General Director of the International Atomic Energy Agency (IAEA), began a four -day visit to Japan on Tuesday (July 4). He will meet with Japanese Prime Minister Kishida Kanada and announce the final safety review report for Fukushima nuclear treatment water. It is expected that this report will be approved to let Fukushima nuclear power ...</text:p>
      <text:p text:style-name="P4">
Videos: []</text:p>
      <text:p text:style-name="P4">
Audios: []</text:p>
      <text:p text:style-name="P4">
Images: []</text:p>
      <text:p text:style-name="P4">
Type: NewsArticle</text:p>
      <text:p text:style-name="P4">
Breadcrumbs: ['即时', '国际']</text:p>
      <text:p text:style-name="P4">
Keywords: ['日本', '福岛第一核电站']</text:p>
      <!--METADATA-->
      <text:p text:style-name="P4">
Grossi, General Director of the International Atomic Energy Agency (IAEA), began a four -day visit to Japan on Tuesday (July 4). He will meet with Japanese Prime Minister Kishida Kanada and announce the final safety review report for Fukushima nuclear treatment water.</text:p>
      <text:p text:style-name="P4">
It is expected that the report will approve the Fukushima Nuclear Power Station in the next 30 to 40 years to discharge processed nuclear waste water into the sea. Japan plans to release 1.3 trillion tons of water to the sea, but this plan has triggered a strong response from neighbors, including China, and local fishermen are also worried that this will affect fishery reputation.</text:p>
      <text:p text:style-name="P4">
The Chinese Embassy in Japan said on Tuesday that the IAEA report cannot be a "pass" for Japan to discharge water to the sea. It cannot prove the legitimacy and legitimacy of Japanese emissions treatment water, and it cannot be exempted from Japan's responsibility for moral responsibility.</text:p>
      <text:p text:style-name="P4">
The South Korean government revealed that Grones visited Seoul from 7 to 9 to explain the results of the investigation of Fukushima's treatment of water.</text:p>
      <text:p text:style-name="P4">
Kyodo News reported on Sunday that in order to strive to start the treatment of water into the sea in order to strive to strive for the summer, the use of the underwater tunnels and other equipment has been completed. Dongdian showed the use of the cutting device to stop providing water training when the emergency situation occurred, promoted "safety", and tried to eliminate strong concerns about the treatment of water for the treatment of water.</text:p>
      <text:p text:style-name="P4">
Operator training started in December last year. The training using the simulator began in May this year. It is said that after the sea is rowed, they will continue to train at a frequency of one and a half months.</text:p>
      <text:p text:style-name="P4">
Dongdian plans to use a large amount of seawater to dilute water to reduce the activity of the cricket to one -fourth of the national standard, and then discharge from the sea tunnel from about 1 kilometer away. However, it is not easy to understand the understanding of fishermen who oppose the sea.</text:p>
      <text:p text:style-name="P4">
News Source: <text:a xlink:type="simple" xlink:href="https://www.zaobao.com.sg/realtime/world/story20230704-1410466" text:style-name="Internet_20_link" text:visited-style-name="Visited_20_Internet_20_Link">
https://www.zaobao.com.sg/realtime/world/story20230704-1410466</text:a>
</text:p>
      <!--NEWS-->
      <text:h text:style-name="P10" text:outline-level="1">
<text:span text:style-name="T4">
Asian stocks rose more</text:span>
</text:h>
      <text:p text:style-name="P4">
Publisher: 法新社</text:p>
      <text:p text:style-name="P4">
Published Time: 2023-07-04T12:32:09+00:00</text:p>
      <text:p text:style-name="P4">
Modified Time: 2023-07-04T12:20:02+00:00</text:p>
      <text:p text:style-name="P4">
Description: (Agence France -Presse, Hong Kong, 4th.) The Asian stock market rose more today, mainly due to the signs of investing in human economic slowdown, and the hopes of the US Federal Preparatory Council (FED) interest rate increase cyc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7-04T12-32-09-00-00/000000.png" xlink:type="simple" xlink:show="embed" xlink:actuate="onLoad" draw:mime-type="image/png"/>
</draw:frame>
Data show that the Fed's most close attention to the personal consumption expenditure price index (PCE) has fallen sharply in May, promoting the US stocks last week and yesterday's Asian stocks.</text:p>
      <text:p text:style-name="P4">
A series of indicators show that the US economy is still overheating, which must continue to tighten the monetary policy to the Fed of the Federation.</text:p>
      <text:p text:style-name="P4">
The Fed Chairman Jerome Powell has warned that because the inflation is still high and the labor market is strong, the Fed may have to raise interest rates more.</text:p>
      <text:p text:style-name="P4">
However, although investors believe that "bad news is good news", because it provides a space for the Fed to maintain interest rates, the possibility of economic contraction suppress optimism.</text:p>
      <text:p text:style-name="P4">
The U.S. Supply Management Association (ISM) in June of the Manufacturing Purchasing Manager Index (PMI) has shrunk again, the lowest since May 2020.</text:p>
      <text:p text:style-name="P4">
In order to welcome the National Day holiday on July 4, US stocks closed early yesterday and closed slightly. Most Asian stocks also closed up today.</text:p>
      <text:p text:style-name="P4">
Hong Kong, Shanghai, Wellington, Taipei, and Bangkok's stock markets have all risen; but Tokyo, Singapore and Seoul have closed down.</text:p>
      <text:p text:style-name="P4">
Despite the depreciation of the Australian dollar against the US dollar, the Australian Central Bank's "Reserve Bank of Australia" to maintain interest rates to maintain the Sydney stock market.</text:p>
      <text:p text:style-name="P4">
News Source: <text:a xlink:type="simple" xlink:href="https://www.rfi.fr/cn/%E8%B4%A2%E7%BB%8F%E5%BF%AB%E8%AE%AF/20230704-%E4%BA%9A%E8%82%A1%E6%B6%A8%E5%A4%9A%E8%B7%8C%E5%B0%91" text:style-name="Internet_20_link" text:visited-style-name="Visited_20_Internet_20_Link">
https://www.rfi.fr/cn/%E8%B4%A2%E7%BB%8F%E5%BF%AB%E8%AE%AF/20230704-%E4%BA%9A%E8%82%A1%E6%B6%A8%E5%A4%9A%E8%B7%8C%E5%B0%91</text:a>
</text:p>
      <!--NEWS-->
      <text:h text:style-name="P10" text:outline-level="1">
<text:span text:style-name="T4">
Yellen China: Five key issues</text:span>
</text:h>
      <text:p text:style-name="P4">
Creator: ALAN RAPPEPORT,KEITH BRADSHER,ANA SWANSON</text:p>
      <text:p text:style-name="P4">
Publisher: https://www.facebook.com/nytimeschinese</text:p>
      <text:p text:style-name="P4">
Published Time: 2023-07-04T12:35:13+08:00</text:p>
      <text:p text:style-name="P4">
Description: The outside world believes that Yellen's trip aims to improve the communication between the United States and China, but because the two countries have serious differences in the issues such as technology and trade control, business environment, RMB exchange rate, global debt and human rights, dialogue between the two parties may be very difficult. Doug Mills/The New York Times last month, the White House, US Treasury Secretary Yellen and President Biden at a cabinet meeting. Yellen will begin a four -day visit to China on Thursday.</text:p>
      <text:p text:style-name="P4">
Images: ["<text:a xlink:type="simple" xlink:href="https://static01.nyt.com/images/2023/07/04/multimedia/04dc-uschina-01-wltb/04dc-uschina-01-wltb-master1050.jpg" text:style-name="Internet_20_link" text:visited-style-name="Visited_20_Internet_20_Link">
04dc-uschina-...</text:a>
"]</text:p>
      <text:p text:style-name="P4">
Category: 中国</text:p>
      <text:p text:style-name="P4">
Type: Article</text:p>
      <!--METADATA-->
      <text:p text:style-name="P4">
<draw:frame draw:style-name="fr1" draw:name="Image212" text:anchor-type="as-char" svg:width="6.9236in" svg:height="4.589358in" draw:z-index="0">
<draw:image xlink:href="../Images/cnnytimes/2023-07-04T12-35-13-08-00/04dc-uschina-01-wltb-master1050.jpg" xlink:type="simple" xlink:show="embed" xlink:actuate="onLoad" draw:mime-type="image/jpeg"/>
</draw:frame>
U.S. Finance Minister [Visit China] last time <text:a xlink:type="simple" xlink:href="https://cn.nytimes.com/business/20190801/us-china-trade-talks/" text:style-name="Internet_20_link" text:visited-style-name="Visited_20_Internet_20_Link">
Visit China</text:a>
At that time, Washington and Beijing are in a trade war, and the Trump administration is preparing to list China as a exchange rate manipulation country. The tension between the two countries is disturbing the global market.</text:p>
      <text:p text:style-name="P4">
Four years later, when Treasury Minister Jennite Yellen was about to arrive in Beijing, despite the tone of Bayeng's government, many economic policy issues that continued to deteriorate between the United States and China still exacerbated and even exacerbated.</text:p>
      <text:p text:style-name="P4">
President Trump's tariffs on Chinese goods are still effective. President Biden has been working hard to limit China's key technologies such as semiconductors. New restrictions on US investment in China are about to be introduced.</text:p>
      <text:p text:style-name="P4">
Yellen will arrive in Beijing on Thursday to conduct a four -day visit. Officials of the US Treasury have faded the expectations of a major breakthrough in this visit. They believe that her meeting with senior Chinese officials aims to improve the communication between the world's two largest economies. However, the situation between the United States and China is still highly nervous, and the dialogue between Yellen and peer officials may be difficult. According to the US Ministry of Finance, she met with the Chinese ambassador Xie Feng on Monday, and the two officials conducted a "frank and effective discussion."</text:p>
      <text:p text:style-name="P4">
advertise</text:p>
      <text:p text:style-name="P4">
Here are some of the most controversial issues. They have sowed different seeds between the United States and China.</text:p>
      <text:p text:style-name="P4">
<text:span text:style-name="T4">
 Technology and trade control </text:span>
</text:p>
      <text:p text:style-name="P4">
In 2022, the Bayeng government's decision <text:a xlink:type="simple" xlink:href="https://cn.nytimes.com/usa/20221008/biden-chip-technology/" text:style-name="Internet_20_link" text:visited-style-name="Visited_20_Internet_20_Link">
strict limit</text:a>
Chinese officials are still unhappy about the types of advanced semiconductor and chip manufacturing machinery that can be transported to China. These <text:a xlink:type="simple" xlink:href="https://cn.nytimes.com/china/20230512/china-us-chip-controls/" text:style-name="Internet_20_link" text:visited-style-name="Visited_20_Internet_20_Link">
limit hindrance</text:a>
The efforts of China's development of artificial intelligence and other advanced computing technologies are expected to help promote the economic and military development of the two countries.</text:p>
      <text:p text:style-name="P4">
The Biden government is still considering <text:a xlink:type="simple" xlink:href="https://cn.nytimes.com/business/20230629/biden-administration-ai-chips-china/" text:style-name="Internet_20_link" text:visited-style-name="Visited_20_Internet_20_Link">
further control of advanced chips</text:a>
And <text:a xlink:type="simple" xlink:href="https://www.nytimes.com/2023/02/09/business/us-china-investing-tech-biden.html" text:style-name="Internet_20_link" text:visited-style-name="Visited_20_Internet_20_Link">
Investment in Chinese cutting -edge technology in the United States</text:a>
Essence</text:p>
      <text:p text:style-name="P4">
Semiconductor has always been one of the largest exports to China and the highest value to China. Although the Chinese government is investing in domestic capacity, it still lags behind the United States for many years.</text:p>
      <text:p text:style-name="P4">
The Biden government's strengthening of subsidy plans to support the US semiconductor industry has also aroused dissatisfaction among Chinese officials, especially because of its restrictions on investment in China. Companies accepting US government funds in the United States to build new chip facilities <text:a xlink:type="simple" xlink:href="https://www.nytimes.com/2022/08/03/business/economy/chip-industry-congress.html" text:style-name="Internet_20_link" text:visited-style-name="Visited_20_Internet_20_Link">
banned new high -tech investment in China</text:a>
Essence Beijing made a period of time on Monday that it would have a limited limit on specific mineral exports for the production of certain chips.</text:p>
      <text:p text:style-name="P4">
advertise</text:p>
      <text:p text:style-name="P4">
Although Chinese officials and some American manufacturers believe that the Bayeng government is expected to cancel tariffs on imported products worth hundreds of billions of dollars, this does not seem to be realized quickly. Although Yellen questioned the effectiveness of tariffs, other senior officials in the government believed that tariffs would help encourage the supply chain to evacuate China.</text:p>
      <text:p text:style-name="P4">
The government is using carrots to increase rods to implement the policy of "de -risk" or "Youkan Outsourcing" -that is, the supply chain of key products such as electric vehicle batteries, semiconductors and solar panels to leave China.</text:p>
      <text:p text:style-name="P4">
President Biden visited the TSMC in Finaix. T.J. KirkPatrick for the New York Times</text:p>
      <text:p text:style-name="P4">
<text:span text:style-name="T4">
 The business environment worsen </text:span>
</text:p>
      <text:p text:style-name="P4">
Companies in China are increasingly worried about causing the government's negative attention. The latest goal is Micron Technology. The American storage chip manufacturer failed to pass the security review of China in May. This may cause Micron Technology to sell products to Chinese companies that operate key infrastructure, so that the company <text:a xlink:type="simple" xlink:href="https://investors.micron.com/static-files/5d57ee3a-72f3-40f2-99e5-51322403192b" text:style-name="Internet_20_link" text:visited-style-name="Visited_20_Internet_20_Link">
about one -eighth</text:a>
Global income is risky. In recent months, China ’s foreign -related <text:a xlink:type="simple" xlink:href="https://cn.nytimes.com/business/20230515/china-anti-espionage-law/" text:style-name="Internet_20_link" text:visited-style-name="Visited_20_Internet_20_Link">
Consultation Company</text:a>
Facing suppression.</text:p>
      <text:p text:style-name="P4">
U.S. officials are increasingly worried about the Chinese government against <text:a xlink:type="simple" xlink:href="https://www.csis.org/analysis/chinas-economic-coercion-lessons-lithuania" text:style-name="Internet_20_link" text:visited-style-name="Visited_20_Internet_20_Link">
Lithuania</text:a>
And <text:a xlink:type="simple" xlink:href="https://www.lowyinstitute.org/publications/countering-chinese-economic-coercion-enhanced-cooperation-between-australia-europe" text:style-name="Internet_20_link" text:visited-style-name="Visited_20_Internet_20_Link">
Australia</text:a>
When the country uses economic coercion, they are with <text:a xlink:type="simple" xlink:href="https://ec.europa.eu/commission/presscorner/detail/en/IP_23_3046" text:style-name="Internet_20_link" text:visited-style-name="Visited_20_Internet_20_Link">
European officials</text:a>
Coordinate with other countries to coordinate response measures.</text:p>
      <text:p text:style-name="P4">
Enterprises are also alert to China's increasingly tightened national security law, including a [strict anti -spy method] that take effect on Saturday <text:a xlink:type="simple" xlink:href="https://cn.nytimes.com/business/20230515/china-anti-espionage-law/" text:style-name="Internet_20_link" text:visited-style-name="Visited_20_Internet_20_Link">
strict anti -spy method</text:a>
Essence Because the law is vague about the prohibited content, foreign companies in China are re -evaluating its activities and collecting market information.</text:p>
      <text:p text:style-name="P4">
advertise</text:p>
      <text:p text:style-name="P4">
"We think this is very unwise. We have stated to several government members," said in an interview in Beijing in Beijing. "<text:span text:style-name="T4">
exchange rate</text:span>
</text:p>
      <text:p text:style-name="P4">
China's currency RMB often attracts concerns from US officials. They sometimes accuse China of deliberately devalue the RMB and make their products be sold overseas at a lower price.</text:p>
      <text:p text:style-name="P4">
The recent weakness of the RMB may be the most difficult problem facing Yellen. In the past 12 months, the exchange rate of the RMB against the US dollar has fallen by more than 7%, and the exchange rate against the euro has fallen by nearly 13%. Falling in exchange rates will make China's exports more competitive in the United States. China's makeup trade surplus has accounted for one -tenth of the entire economy output <text:a xlink:type="simple" xlink:href="https://cn.nytimes.com/business/20230629/china-exports-economy/" text:style-name="Internet_20_link" text:visited-style-name="Visited_20_Internet_20_Link">
one tenth</text:a>
Essence</text:p>
      <text:p text:style-name="P4">
Recently, it is not only RMB to the US dollar. The yen also depreciates due to various reasons. For example, the Federal Reserve has improved US interest rates to increase inflation.</text:p>
      <text:p text:style-name="P4">
advertise</text:p>
      <text:p text:style-name="P4">
Chinese economists also blame the RMB weak on this factor. Zhan Yubo, a senior economist at the Shanghai Academy of Social Sciences, said that the depreciation of the RMB is the direct result of the recent interest rate hike in the Fed.</text:p>
      <text:p text:style-name="P4">
At the same time, China has been to boost its downturn's economy through interest rate cuts. Overnight loan interest rates between banks -this is a monetary policy benchmark that often affects all other interest rates -currently in the early 5%in New York and only 1%in Shanghai. This reverses the long -term mode of interest rates in China.</text:p>
      <text:p text:style-name="P4">
The Fed's interest rate hikes make companies and families more willing to transfer funds out of China and invest in the United States, even if China has imposed strict restrictions on overseas funds.</text:p>
      <text:p text:style-name="P4">
In the first stage of trade agreement reached with the United States three years ago, China promised not to use the advantages of manufacturing trade by lowering the RMB exchange rate. However, if China will be devalued by the RMB, the Biden government's response choice may be limited.</text:p>
      <text:p text:style-name="P4">
<text:span text:style-name="T4">
 Global debt </text:span>
</text:p>
      <text:p text:style-name="P4">
China has provided more than $ 500 billion loans to developing countries through a loan plan, and is one of the world's largest debt countries. Since the epidemic, many borrowing countries, including several African countries, have fallen into economic difficulties and faced possible debt defaults.</text:p>
      <text:p text:style-name="P4">
advertise</text:p>
      <text:p text:style-name="P4">
The United States and other Western countries have been <text:a xlink:type="simple" xlink:href="https://cn.nytimes.com/business/20230417/china-debt-relief/" text:style-name="Internet_20_link" text:visited-style-name="Visited_20_Internet_20_Link">
pressure to China</text:a>
It is necessary to allow some countries to reorganize debts and reduce the amount of arrears. However, for more than two years, China has insisted on demanding that other creditor countries and multilateral loan institutions bear financial loss as part of the debt restructuring, which has led to the deadlock of the loan reduction process, which may cause the number of developing countries to be deeper into a deeper population in a deeper population. poor.</text:p>
      <text:p text:style-name="P4">
In June, the international debt party, including China, and Zambia reached a debt reduction plan to provide a wide range of interest payments for Zambia and extend their loan expiration date. This plan does not require the World Bank or International Monetary Fund to sell debt, so the global policy makers, including Yellen, see the hope of making similar debt restructuring in poor countries.</text:p>
      <text:p text:style-name="P4">
<text:span text:style-name="T4">
 Human rights and national security issues </text:span>
</text:p>
      <text:p text:style-name="P4">
The tension on national security and human rights has led to a lack of mutual trust and affected economic relations. This year, the incident of Chinese reconnaissance balloons over the United States made the US public deeply disturbed. Congress members have been urging the government to disclose more information about the balloon. Biden <text:a xlink:type="simple" xlink:href="https://cn.nytimes.com/usa/20230621/biden-china-spy-balloon/" text:style-name="Internet_20_link" text:visited-style-name="Visited_20_Internet_20_Link">
Recently known as Chinese leader Xi Jinping</text:a>
For the "dictator", it angered Chinese officials and official media.</text:p>
      <text:p text:style-name="P4">
U.S. officials still have concerns about China's infringement of human rights, including the suppression of the Hong Kong democratic movement and the detrimination of the minority of Muslims in Xinjiang, northwestern China. A senior official of the Ministry of Finance who was unwilling to be named said before the visit of Yellen that during the meeting in China, the United States had no intention of avoiding human rights.</text:p>
      <text:p text:style-name="P4">
Chinese officials continued to protest against various sanctions on Chinese enterprises, institutions and individuals on the grounds of national security threats and human rights violations.(https://www.reuters.com/world/china/china-names-us-sanctioned-general-li-shangfu-defence-minister-2023-03-12/)One of the objects. The Chinese government refuses to have a high -level military dialogue with the United States on the grounds of these sanctions.</text:p>
      <text:p text:style-name="P4">
News Source: <text:a xlink:type="simple" xlink:href="https://cn.nytimes.com/china/20230704/janet-yellen-china/" text:style-name="Internet_20_link" text:visited-style-name="Visited_20_Internet_20_Link">
https://cn.nytimes.com/china/20230704/janet-yellen-china/</text:a>
</text:p>
      <!--NEWS-->
      <text:h text:style-name="P10" text:outline-level="1">
<text:span text:style-name="T4">
UN nuclear supervision agency approves FREE Version (Free Version)</text:span>
</text:h>
      <text:p text:style-name="P4">
Authors: ['稻垣加奈', '克里斯蒂安•戴维斯']</text:p>
      <text:p text:style-name="P4">
Publisher: 英国《金融时报》</text:p>
      <text:p text:style-name="P4">
Time: 2023-07-04T12:42:22+00:00</text:p>
      <text:p text:style-name="P4">
Published Time: 2023-07-03T12:00:99+08:00</text:p>
      <text:p text:style-name="P4">
Modified Time: 2023-07-04T08:41:99+08:00</text:p>
      <text:p text:style-name="P4">
Description: Although the International Atomic Energy Agency stated that the Fukushima Euchic Plan meets international security standards, both China and South Korea have expressed strong opposition.</text:p>
      <text:p text:style-name="P4">
Images: ["<text:a xlink:type="simple" xlink:href="https://thumbor.ftacademy.cn/unsafe/picture/1/000186411_piclink.jpg" text:style-name="Internet_20_link" text:visited-style-name="Visited_20_Internet_20_Link">
000186411_pic...</text:a>
"]</text:p>
      <text:p text:style-name="P4">
Themes: ['灾难']</text:p>
      <text:p text:style-name="P4">
Keywords: ['环境', '日本', '核电', '福岛核灾难', '福岛核电站', '国际原子能机构', '联合国']</text:p>
      <text:p text:style-name="P4">
Type: Article</text:p>
      <!--METADATA-->
      <text:p text:style-name="P4">
<draw:frame draw:style-name="fr1" draw:name="Image214" text:anchor-type="as-char" svg:width="6.9236in" svg:height="3.894525in" draw:z-index="0">
<draw:image xlink:href="../Images/FT Chinese Free Version/2023-07-04T12-42-22-00-00/000186411_piclink.jpg" xlink:type="simple" xlink:show="embed" xlink:actuate="onLoad" draw:mime-type="image/jpeg"/>
</draw:frame>
United Nations(AND)Nuclear supervision agency approves Japan to General Fukushima First Nuclear Power Station(Fukushima Daiichi nuclear plant)The treated nuclear pollution water was scheduled to be scheduled to be in the Pacific Ocean, but this plan was strongly condemned by China and South Korea.</text:p>
      <text:p text:style-name="P4">
International Atomic Energy Agency(IEAE)The two -year review found that the row plan is complied with international security standards. The agency's conclusion is that gradually discharged the treated water (for decades to complete) "the influence of radiation on humans and the environment can be ignored."</text:p>
      <text:p text:style-name="P4">
News Source: <text:a xlink:type="simple" xlink:href="http://www.ftchinese.com/story/001100154" text:style-name="Internet_20_link" text:visited-style-name="Visited_20_Internet_20_Link">
http://www.ftchinese.com/story/001100154</text:a>
</text:p>
      <!--NEWS-->
      <text:h text:style-name="P10" text:outline-level="1">
<text:span text:style-name="T4">
Technology giants such as Apple and Amazon said that they are qualified for the EU's online information goalkeeper</text:span>
</text:h>
      <text:p text:style-name="P4">
Publisher: 法新社</text:p>
      <text:p text:style-name="P4">
Published Time: 2023-07-04T13:32:08+00:00</text:p>
      <text:p text:style-name="P4">
Modified Time: 2023-07-04T13:20:04+00:00</text:p>
      <text:p text:style-name="P4">
Description: (AFP, Brussels, 4th) The European Union launched a milestone new regulations in order to curb the market leading position of the science and technology giant. The European Union said today that seven technology companies including Amazon and Apple have notified the EU that they have reached the threshold for compliance with new rul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7-04T13-32-08-00-00/000000.png" xlink:type="simple" xlink:show="embed" xlink:actuate="onLoad" draw:mime-type="image/png"/>
</draw:frame>
ThierryBreton, the EU's internal market affairs committee, said that Google's parent company Alphabet, Amazon, Apple, Tiktok's parent company ByTedance, Facebook parent company Meta Microsoft and Samsung said that their revenue and users were so much enough to be classified as "Gatekeeper".</text:p>
      <text:p text:style-name="P4">
Breast stated that according to the EU's "Digital MarketsAct", the role of the gatekeeper must be more strict supervised in order to prevent them from seeking "blocking users in their ecosystems."</text:p>
      <text:p text:style-name="P4">
This includes allowing instant messaging services to have interoperability, so that users can transmit messages between different apps, and prevent enterprises from controlling which APP is pre -installed in the mobile phone or guided users to use their products.</text:p>
      <text:p text:style-name="P4">
This new law tries to ensure that smaller companies can enter the market and will not allow them to be crushed by Silicon Valley technology giants before they start.</text:p>
      <text:p text:style-name="P4">
The European Union will formally decide which companies are eligible for the "gatekeeper" on September 6.</text:p>
      <text:p text:style-name="P4">
News Source: <text:a xlink:type="simple" xlink:href="https://www.rfi.fr/cn/%E7%BC%A4%E7%BA%B7%E4%B8%96%E7%95%8C/20230704-%E8%8B%B9%E6%9E%9C%E5%92%8C%E4%BA%9A%E9%A9%AC%E9%80%8A%E7%AD%89%E7%A7%91%E6%8A%80%E5%B7%A8%E6%93%98-%E7%A7%B0%E7%AC%A6%E5%90%88%E6%AC%A7%E7%9B%9F%E7%BA%BF%E4%B8%8A%E8%B5%84%E8%AE%AF%E5%AE%88%E9%97%A8%E4%BA%BA%E8%B5%84%E6%A0%BC" text:style-name="Internet_20_link" text:visited-style-name="Visited_20_Internet_20_Link">
https://www.rfi.fr/cn/%E7%BC%A4%E7%BA%B7%E4%B8%96%E7%95%8C/20230704-%E8%8B%B9%E6%9E%9C%E5%92%8C%E4%BA%9A%E9%A9%AC%E9%80%8A%E7%AD%89%E7%A7%91%E6%8A%80%E5%B7%A8%E6%93%98-%E7%A7%B0%E7%AC%A6%E5%90%88%E6%AC%A7%E7%9B%9F%E7%BA%BF%E4%B8%8A%E8%B5%84%E8%AE%AF%E5%AE%88%E9%97%A8%E4%BA%BA%E8%B5%84%E6%A0%BC</text:a>
</text:p>
      <!--NEWS-->
      <text:h text:style-name="P10" text:outline-level="1">
<text:span text:style-name="T4">
Special report: Chinese "35 -year -old curse" and workplace bottleneck</text:span>
</text:h>
      <text:p text:style-name="P4">
Author: None</text:p>
      <text:p text:style-name="P4">
Publisher: Radio Free Asia (Organization)</text:p>
      <text:p text:style-name="P4">
Published Time: 2023-07-04T13:43:00-04:00</text:p>
      <text:p text:style-name="P4">
Modified Time: 2023-07-04T16:33:32-04:00</text:p>
      <text:p text:style-name="P4">
Description: None</text:p>
      <text:p text:style-name="P4">
Videos: []</text:p>
      <text:p text:style-name="P4">
Audios: ["<text:a xlink:type="simple" xlink:href="https://www.rfa.org/mandarin/yataibaodao/shehui/tj-063020231019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612011in" draw:z-index="0">
<draw:image xlink:href="../Images/rfamandarin/2023-07-04T13-43-00-04-00/000000.png" xlink:type="simple" xlink:show="embed" xlink:actuate="onLoad" draw:mime-type="image/png"/>
</draw:frame>
The term "35 -year -old curse" has recently appeared in China Network, which has taken the public to express their dissatisfaction with the bottleneck of the workplace. And young people over 35 years of age have encountered age discrimination, not only cannot find a stable job, but it is also difficult to get married and have children. <text:a xlink:type="simple" xlink:href="https://www.rfa.org/mandarin/yataibaodao/shehui/tj-06302023101959.html/@@images/image" text:style-name="Internet_20_link" text:visited-style-name="Visited_20_Internet_20_Link">
</text:a>
Information of the Associated Press <text:a xlink:type="simple" xlink:href="https://www.rfa.org/mandarin/yataibaodao/shehui/tj-06302023101959.html/@@stream" text:style-name="Internet_20_link" text:visited-style-name="Visited_20_Internet_20_Link">
Audio-Link: https://www.rfa.org/mandarin/yataibao/shehui/tj-06302023101959.html/@stream</text:a>
The term "35 -year -old curse" has recently appeared in China Network, which has taken the public to express their dissatisfaction with the bottleneck of the workplace. And young people over 35 years of age have encountered age discrimination, not only cannot find a stable job, but it is also difficult to get married and have children. Why is there the phenomenon of "35 -year -old curse"?</text:p>
      <text:p text:style-name="P4">
<text:span text:style-name="T4">
<text:span text:style-name="T5">
 <text:a xlink:type="simple" xlink:href="https://www.rfa.org/mandarin/Xinwen/hcm1-06152023001531.html" text:style-name="Internet_20_link" text:visited-style-name="Visited_20_Internet_20_Link">
Chinese youth unemployment rate 20.8% hit a new high</text:a>
</text:span>
* </text:span>
<text:span text:style-name="T5">
 <text:a xlink:type="simple" xlink:href="https://www.rfa.org/mandarin/yataibaodao/huanjing/gl-11102021064235.html" text:style-name="Internet_20_link" text:visited-style-name="Visited_20_Internet_20_Link">
Chinese youth chose to lie down in the third quarter of the third quarter, the number of weddings hit a new low</text:a>
</text:span>
**<text:a xlink:type="simple" xlink:href="https://www.rfa.org/mandarin/ytbdzhuantixilie/nuxinghunyu/" text:style-name="Internet_20_link" text:visited-style-name="Visited_20_Internet_20_Link">
<text:span text:style-name="T4">
 Chinese women's wedding child selection </text:span>
</text:a>
After the end of China's new crowns and control policies, the economic recovery and recovery of peaceful life have become the public's expectations. However, although the seal -control policy has been lifted, the economic situation has continued to weaken for more than half a year. Not only not only insufficient consumption demand, poor housing market prosperity, but local governments are trapped in debt crisis. At the same time, the unemployment rate of young people has reached a new high in 5 years. According to the official data released in April this year, as many as 20.4%of job seekers from 16 to 24 years old are unemployed.</text:p>
      <text:p text:style-name="P4">
On the other hand, the "35 -year -old spell" phenomenon in the Chinese job search market has also attracted public opinion. When many companies are recruited, they often stipulate that they only recruit applicants under 35 years old. "35 years old" seems to have become a curse number and become an invisible restrictions on their labor market. The situation of unstable employment has further made it difficult for young people in China to establish business. ****</text:p>
      <text:p text:style-name="P4">
<text:span text:style-name="T4">
 When overtime becomes an older Chinese age discrimination, it is becoming increasingly deteriorating </text:span>
</text:p>
      <text:p text:style-name="P4">
Emma, a 39 -year -old youth who lives in China, told reporters in this interview: "In the past 10 years, the Internet industry in the mainland has developed rapidly. However, the Internet industry is often a heavy overtime industry, so they are very old to people. Very discrimination. Including companies that have become rich 10 years ago, like Huawei, I remember that when I just worked, Huawei would regularly cut off the older employees. "</text:p>
      <text:p text:style-name="P4">
A job seeker talked to a company's recruiters at the Beijing job fair. (Agence France -Presse) <text:a xlink:type="simple" xlink:href="https://www.rfa.org/mandarin/yataibaodao/shehui/tj-06302023101959.html/000_32h69mu.jpg" text:style-name="Internet_20_link" text:visited-style-name="Visited_20_Internet_20_Link">
</text:a>
Emma said that since 2017 and 2018, China's economic development has stalled, and since then, there has been a "35 -year -old curse" phenomenon: "At that time, the age discrimination of the employment market has gradually begun to become very sharp, each of which Stepping discrimination, for example, you will consider whether you are going to get married and have children. "</text:p>
      <text:p text:style-name="P4">
<text:span text:style-name="T4">
 Age discrimination makes Chinese young people dare not leave </text:span>
</text:p>
      <text:p text:style-name="P4">
Mr. Chen, 34, who worked in a Chinese -state -owned enterprise cultural unit in China, told reporters that because he was afraid of re -job hunting, he did not dare to leave even if he did not like his current job: "My job has been maintained for 5 years, this is 5 years, this is for 5 years, this is for 5 years, this is for 5 years, this is for 5 years, this is for 5 years. This is 5 years. In 5 years, I did not think about going jobs, but on the one hand, because of the epidemic, the employment situation was worse and dare not move easily; on the other hand, it gradually reached the threshold of 35 years old. Seeing that when the company recruits new employees, she basically likes those young people who graduate or just work for a few years. Many friends around me are similar. "</text:p>
      <text:p text:style-name="P4">
Mr. Chen also told reporters that at the age of 35, he was admitted to the age threshold of civil servants. Therefore, after this age, job seekers will quickly depreciate in the labor market: "Why is 35 years old? Because in China, before 35 years old, you can represent you before 35. Go to the civil servant and enter the system. As a employee, he may have a retreat that you can go to the compilation of ', although it may not be able to pass the test. He immediately lost its price in the employment market. The company also understood, so all kinds of prices. I have a friend who went out to interview outside at this age, and the salary was cut half. "</text:p>
      <text:p text:style-name="P4">
According to Mr. Chen's analysis, as for his cultural industry, companies prefer young people with good physical strength, instead of paying attention to the experience value of people in their 30s: "As far as my industry is concerned, it is still in the stage of labor -intensive. The 35 -year -old professional knowledge and management experience accumulated by mature talents are not valued at all. Most of the work only requires the accumulation of labor time. Therefore, of course, companies tend to use young people who have just entered the workplace. They can pay more Labor time. "Mr. Chen pointed out that the status of unstable work has also become a hindrance to the establishment of his family in his peers: "Unstable work represents the unstable income and unstable income, and the future expectations will become worse. ","</text:p>
      <text:p text:style-name="P4">
<text:span text:style-name="T4">
 Worried about age to become a career hinders young people in the United States for job hunting in the United States </text:span>
</text:p>
      <text:p text:style-name="P4">
Ms. Wang, who was studying in Seattle, USA, also told reporters that because she was worried that Chinese age discrimination would affect her work development, she decided to retain the United States for job hunting: "When I graduated from college, although I was only 22 years old at that time, I have heard that There are many stories of (China) age discrimination. For example, in Internet companies, there will be a 'optimized' over 35 years old, that is, layoffs; and I originally wanted to apply for civil servants and government agencies at the time, but some positions would clearly explain age requirements For example, you cannot exceed 25 or 30 years old. Especially as a woman, I feel that age discrimination is even more serious. Because I do n’t want to be bound by this age discrimination, I want to have a healthier workplace environment, so I choose to study in the United States and apply for job hunting. "</text:p>
      <text:p text:style-name="P4">
Ms. Wang believes that China's current weak economy has led to poor employment situation and the incomplete labor law, which has led to the emergence of age discrimination: "As a great population country, China's labor force is too required. Especially during the epidemic period, economic development is slow, and the labor force is for labor. Little demand is. This kind of supply and demand has led to the lack of basic respect for employment in employment. People over 35 years of age can also be added. In addition, I think the incomplete labor law in China has led to the lack of legal employees. To safeguard its own rights and interests, when discrimination is discriminated, it can often only swallow the voices and promote the atmosphere of age discrimination. "</text:p>
      <text:p text:style-name="P4">
Job Fair in Zhengzhou, Henan Province (Agence France -Presse) <text:a xlink:type="simple" xlink:href="https://www.rfa.org/mandarin/yataibaodao/shehui/tj-06302023101959.html/000_1vu2lv.jpg" text:style-name="Internet_20_link" text:visited-style-name="Visited_20_Internet_20_Link">
</text:a>
<text:span text:style-name="T4">
 Chinese 35 -year -old youth was informed by the company "no age competitiveness" </text:span>
</text:p>
      <text:p text:style-name="P4">
Mr. Ge, who works in Hangzhou, Zhejiang, told the station that he was laid off in 2021. Because of his age, he experienced a difficult job search process at the time: "At the end of 21, I had an unemployment experience. At that time When the epidemic began to be closed. The problem I was facing in the job. The first is that my age is not competitive. HR (human capital) said directly that during the job search process, my age is too old. Second, HR does not shy away to ask me the economic situation directly. Will there be a mortgage and family life? "</text:p>
      <text:p text:style-name="P4">
Mr. Ge pointed out that because of the epidemic, Chinese companies generally do not hold offline recruitment, but there are many false information on the online job search platform, which makes it difficult to get job hunting: "In my job search process, many positions have actually recruited 2 and 3 It ’s actually a false job. In order to make a profit, these Internet platforms are about false recruitment and recruitment violence. The platform side has no human and energy to do it. There is a big problem with social integrity." <text:span text:style-name="T4">
*</text:span>
</text:p>
      <text:p text:style-name="P4">
?</text:p>
      <text:p text:style-name="P4">
Generally speaking, 35 -year -old young people often have more work experience, but why do Chinese companies prefer to hire "fresh people"? Hua Haifeng, an investigator of the China Labor Observation Organization, told reporters in an interview that Chinese companies preferred fresh people who had just leaned out of society because these people had low salary and better management.</text:p>
      <text:p text:style-name="P4">
A young man in a professional introduction in Shanghai. (Agence France -Presse) <text:a xlink:type="simple" xlink:href="https://www.rfa.org/mandarin/yataibaodao/shehui/tj-06302023101959.html/000_1qv1e7.jpg" text:style-name="Internet_20_link" text:visited-style-name="Visited_20_Internet_20_Link">
</text:a>
Hua Haifeng said that many 35 -year -old young people have become families as an example. The requirements for salary and living standards are higher: "(youth over 35 years old) may not be able to meet them, and young people are even more. It is easy to manage, because their experience in society is not so rich. Therefore, for manufacturing, ordinary positions are more inclined to hire young people. "</text:p>
      <text:p text:style-name="P4">
Hua Haifeng also said that the appearance of the "35 -year -old spell" is also related to China's current economic downturn: "Of course, there will be problems in this regard in the past few years, but not as obvious now, because there are more jobs before, The demand for manpower is also relatively large, and enterprises do not have much selection and restrictions on manpower. In recent years, the lack of positions in recent years will become more and more obvious. "</text:p>
      <text:p text:style-name="P4">
In response to the "35 -year -old spell" problem in the Chinese workplace, independent economist Qin Weiping also believes that after 35 years of age, many people have a family business and need more stable income guarantee. For Chinese enterprises, they are an increase in operating costs: "From the perspective of reducing operating costs by enterprises, they are open, semi -open, and default to recruit young people under 35 years old; on the other hand Young people are easier to manage because they lack social experience and are more likely to be forced to work overtime by enterprises. "</text:p>
      <text:p text:style-name="P4">
Reporter: Tang Yuanyuan's reporter Sun Cheng, Wang Yun, and Kaidi have contributed to this report: He Ping.com editor: Ruizhe</text:p>
      <text:p text:style-name="P4">
News Source: <text:a xlink:type="simple" xlink:href="https://www.rfa.org/mandarin/yataibaodao/shehui/tj-06302023101959.html" text:style-name="Internet_20_link" text:visited-style-name="Visited_20_Internet_20_Link">
https://www.rfa.org/mandarin/yataibaodao/shehui/tj-06302023101959.html</text:a>
</text:p>
      <!--NEWS-->
      <text:h text:style-name="P10" text:outline-level="1">
<text:span text:style-name="T4">
US media: The United States plans to restrict China Enterprise Mermaid services</text:span>
</text:h>
      <text:p text:style-name="P4">
Author: None (Language: zh)</text:p>
      <text:p text:style-name="P4">
Publisher: None</text:p>
      <text:p text:style-name="P4">
Time: 2023-07-04T13:48:00Z</text:p>
      <text:p text:style-name="P4">
Description: The Wall Street Journal reports that the United States plans to issue a ban to restrict Chinese companies using US cloud computer services. Analysts pointed out that the move aims to block the "loopholes" in the previous US chip export ban.</text:p>
      <text:p text:style-name="P4">
Videos: []</text:p>
      <text:p text:style-name="P4">
Images: []</text:p>
      <text:p text:style-name="P4">
Subject: 经济纵横</text:p>
      <text:p text:style-name="P4">
Subjects: ['德中关系', '奥巴马', '岛屿主权争端', '专题报道：全景观看“习马会”', '中国', '中共十九大', '美国']</text:p>
      <text:p text:style-name="P4">
Keywords: ['美国', '中国', '禁令', '云服务', '亚马逊', '芯片']</text:p>
      <text:p text:style-name="P4">
Id: 66112879</text:p>
      <!--METADATA-->
      <text:p text:style-name="P4">
<text:a xlink:type="simple" xlink:href="https://www.dw.com/zh/overlay/image/article/66112879/16251673" text:style-name="Internet_20_link" text:visited-style-name="Visited_20_Internet_20_Link">
 </text:a>
The US Department of Commerce is expected to implement cloud service restrictions in the next few weeks</text:p>
      <text:p text:style-name="P4">
(Voice of Germany) According to the Wall Street Journal, the Bayeng government is preparing to limit Chinese enterprises to use American cloud computing services. The report quoted people familiar with the matter and pointed out that if the new rules began to implement, American cloud service providers such as Amazon and Microsoft need to submit applications to the US government in order to provide Chinese customers with cloud computing services.</text:p>
      <text:p text:style-name="P4">
It is reported that the restrictions on cloud computing actually launched the Bayeng Government before launched <text:a xlink:type="simple" xlink:href="https://www.dw.com/zh/zh/美芯片禁令对中国人工智能发展影响有限/a-65519028" text:style-name="Internet_20_link" text:visited-style-name="Visited_20_Internet_20_Link">
chip export ban</text:a>
"Vulnerability". Because Chinese artificial intelligence companies use American cloud services to bypass the current export control regulations. Some national security analysts said that if Chinese artificial intelligence companies use advanced chips, they can be obtained from any cloud service provider in the United States, and there is no need to buy chips directly.</text:p>
      <text:p text:style-name="P4">
Reuters reports that the US Department of Commerce is expected to implement this restrictions in the next few weeks as part of the expansion of the semiconductor export control policy implemented in October last year.</text:p>
      <text:p text:style-name="P4">
China on Monday (July 3) <text:a xlink:type="simple" xlink:href="https://www.dw.com/zh/zh/反制美荷晶片圍堵中國限制半導體金屬出口/a-66107196" text:style-name="Internet_20_link" text:visited-style-name="Visited_20_Internet_20_Link">
Announced export restrictions on the implementation of rare metals for advanced chip manufacturing</text:a>
Essence According to the South China Morning Post, the Chinese government has implemented export control measures on the relevant items of 镓 and 锗 from August 1. China is an important producer of 锗 and 生产, and these two substances are also important raw materials for production semiconductors. Export control is regarded as a attack on cutting the chip channels in the United States and the Netherlands.</text:p>
      <text:h text:style-name="P12" text:outline-level="3">
<text:span text:style-name="T4">
What is the future of the chip industry?</text:span>
</text:h>
      <text:p text:style-name="P4">
(Comprehensive report)</text:p>
      <text:p text:style-name="P4">
News Source: <text:a xlink:type="simple" xlink:href="https://www.dw.com/zh/美媒：美国计划限制中企用美云服务/a-66112879" text:style-name="Internet_20_link" text:visited-style-name="Visited_20_Internet_20_Link">
https://www.dw.com/zh/美媒：美国计划限制中企用美云服务/a-66112879?maca=chi-rss-chi-all-1127-rdf</text:a>
</text:p>
      <!--NEWS-->
      <text:h text:style-name="P10" text:outline-level="1">
<text:span text:style-name="T4">
The new lover of the net altar Sicipasbada created the G account to flash</text:span>
</text:h>
      <text:p text:style-name="P4">
Publisher: 法新社</text:p>
      <text:p text:style-name="P4">
Published Time: 2023-07-04T14:02:08+00:00</text:p>
      <text:p text:style-name="P4">
Modified Time: 2023-07-04T13:50:05+00:00</text:p>
      <text:p text:style-name="P4">
Description: (Agence France -Presse, London, 4th) The fifth Greek tennis player Stefanos TSITSIPAS in the world has recently been with the Spanish female general Paul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7-04T14-02-08-00-00/000000.png" xlink:type="simple" xlink:show="embed" xlink:actuate="onLoad" draw:mime-type="image/png"/>
</draw:frame>
The two set up a TSITSIDOSA account combined with each other, and wrote "the best friends and soul partners, that's all."</text:p>
      <text:p text:style-name="P4">
This account currently has nearly 57,000 fans tracking, and the two generously shared photos of the pool in Dubai, and self -portrait at the Wemblenon Central Stadium.</text:p>
      <text:p text:style-name="P4">
One of the photos wrote: "There is no Grand Slam in the photo, but love can conquer everything."</text:p>
      <text:p text:style-name="P4">
Sicipas recently told the Greek media SDNA that after Barda defeated Tenisian tennis female generals on Rome, he congratulated Bardaza, and the two were in exchanges.</text:p>
      <text:p text:style-name="P4">
Sicipas, 24, said: "This is destined. I think this is the first time I have fell in love. I never thought that this would happen, which gave me a new view of life. "</text:p>
      <text:p text:style-name="P4">
Sicipas will face Dominic Thiem, which has won the 2020s men's singles championship in Wimbledon today, and Barda Saisa will face Alisonriske-Amritraj, a female female general, Essence</text:p>
      <text:p text:style-name="P4">
News Source: <text:a xlink:type="simple" xlink:href="https://www.rfi.fr/cn/%E8%BF%90%E5%8A%A8%E5%A4%A9%E5%9C%B0/20230704-%E7%BD%91%E5%9D%9B%E8%AF%9E%E7%94%9F%E6%96%B0%E7%88%B1%E4%BE%A3-%E8%A5%BF%E8%A5%BF%E5%B8%95%E6%96%AF%E5%B7%B4%E5%A4%9A%E8%90%A8%E5%88%9B%E8%AE%BEg%E5%B8%90%E5%8F%B7%E6%94%BE%E9%97%AA" text:style-name="Internet_20_link" text:visited-style-name="Visited_20_Internet_20_Link">
https://www.rfi.fr/cn/%E8%BF%90%E5%8A%A8%E5%A4%A9%E5%9C%B0/20230704-%E7%BD%91%E5%9D%9B%E8%AF%9E%E7%94%9F%E6%96%B0%E7%88%B1%E4%BE%A3-%E8%A5%BF%E8%A5%BF%E5%B8%95%E6%96%AF%E5%B7%B4%E5%A4%9A%E8%90%A8%E5%88%9B%E8%AE%BEg%E5%B8%90%E5%8F%B7%E6%94%BE%E9%97%AA</text:a>
</text:p>
      <!--NEWS-->
      <text:h text:style-name="P10" text:outline-level="1">
<text:span text:style-name="T4">
Australia and Indonesia signed sanitary mining and digital economic agreements</text:span>
</text:h>
      <text:p text:style-name="P4">
Author: 联合早报 (Person)</text:p>
      <text:p text:style-name="P4">
Publisher: 联合早报 (Organization)</text:p>
      <text:p text:style-name="P4">
Published Time: 2023-07-04T14:13</text:p>
      <text:p text:style-name="P4">
Modified Time: 2023-07-04T14:14</text:p>
      <text:p text:style-name="P4">
Description: Australia and Indonesia signed a series of business agreements on Tuesday (July 4). Reuters reported that Indonesian President Zoko and Australian Prime Minister Albanis held talks on Sydney on Tuesday, and the two countries also signed commercial agreements in the field of health, mining and digital economy.</text:p>
      <text:p text:style-name="P4">
Videos: []</text:p>
      <text:p text:style-name="P4">
Audios: []</text:p>
      <text:p text:style-name="P4">
Images: []</text:p>
      <text:p text:style-name="P4">
Type: NewsArticle</text:p>
      <text:p text:style-name="P4">
Breadcrumbs: ['即时', '国际']</text:p>
      <text:p text:style-name="P4">
Keywords: ['澳大利亚', '印度尼西亚', '数码经济', '佐科', '阿尔巴尼斯']</text:p>
      <!--METADATA-->
      <text:p text:style-name="P4">
Australia and Indonesia signed a series of business agreements on Tuesday (July 4).</text:p>
      <text:p text:style-name="P4">
Reuters reported that Indonesian President Zoko and Australian Prime Minister Albanis held talks on Sydney on Tuesday, and the two countries also signed commercial agreements in the field of health, mining and digital economy.</text:p>
      <text:p text:style-name="P4">
News Source: <text:a xlink:type="simple" xlink:href="https://www.zaobao.com.sg/realtime/world/story20230704-1410481" text:style-name="Internet_20_link" text:visited-style-name="Visited_20_Internet_20_Link">
https://www.zaobao.com.sg/realtime/world/story20230704-1410481</text:a>
</text:p>
      <!--NEWS-->
      <text:h text:style-name="P10" text:outline-level="1">
<text:span text:style-name="T4">
German media: Is security and prosperity be more important?</text:span>
</text:h>
      <text:p text:style-name="P4">
Author: None (Language: zh)</text:p>
      <text:p text:style-name="P4">
Publisher: None</text:p>
      <text:p text:style-name="P4">
Time: 2023-07-04T14:21:00Z</text:p>
      <text:p text:style-name="P4">
Description: US Treasury Secretary Yellen is about to visit China. The New Zurich is called on the United States and China to reduce confrontation and strengthen cooperation, because economic prosperity is also part of national security. "Economic Weekly" published a customer comments from the Vice Chairman of the Democratic Party of the German Federal Palace, and also believed that the two sides of Germany and China need to maintain a dialogue.</text:p>
      <text:p text:style-name="P4">
Videos: []</text:p>
      <text:p text:style-name="P4">
Images: []</text:p>
      <text:p text:style-name="P4">
Subject: 评论分析</text:p>
      <text:p text:style-name="P4">
Subjects: ['专题报道：习近平访美', '南希·佩洛西']</text:p>
      <text:p text:style-name="P4">
Keywords: ['中美关系', '耶伦', '美国财长', '国家安全', '德中关系', '欧中关系', '德国议员']</text:p>
      <text:p text:style-name="P4">
Id: 66112939</text:p>
      <!--METADATA-->
      <text:p text:style-name="P4">
<text:a xlink:type="simple" xlink:href="https://www.dw.com/zh/overlay/image/article/66112939/65750715" text:style-name="Internet_20_link" text:visited-style-name="Visited_20_Internet_20_Link">
 </text:a>
U.S. Treasury Secretary Yellen is about to visit China. Can they enhance mutual trust between the two countries?</text:p>
      <text:p text:style-name="P4">
(Voice of Germany) Switzerland <text:span text:style-name="T4">
 "New Zurich" </text:span>
 with "<text:a xlink:type="simple" xlink:href="https://www.nzz.ch/meinung/us-finanzministerin-yellen-reist-nach-china-auch-zusammenarbeit-schafft-sicherheit-der-konfrontative-ansatz-ist-gefaehrlich-ld.1745533" text:style-name="Internet_20_link" text:visited-style-name="Visited_20_Internet_20_Link">
cooperation can also bring security -confrontation attitude is dangerous</text:a>
"As the title, <text:a xlink:type="simple" xlink:href="https://www.dw.com/zh/zh/美財長本週訪北京-盼擴大雙邊溝通/a-66097651" text:style-name="Internet_20_link" text:visited-style-name="Visited_20_Internet_20_Link">
US Treasury Secretary Yellen is about to visit China</text:a>
Publishing comments pointed out that Washington and Beijing now lead the "national security" to dominate US -China relations. Such a posture will only make the world more poorer and unsafe. The author calls on the two parties to adopt a practicalist strategy to carry out cooperation based on economic rationality.</text:p>
      <text:p text:style-name="P4">
"Since Trump has opened a trade war against China, the confrontation between the United States and China has been in danger. After the Bayeng government took office, he did not cancel the punishment tariff on China. And restricted direct investment. Both sides are talking about decoupling, and the army of the two countries has repeatedly passed by in the Taiwan Strait.</text:p>
      <text:p text:style-name="P4">
"China under the rule of Xi Jinping requires more and more nationalist voices. Xi Jinping hopes to independently stand independently in the economic and political aspects and strengthen military power. The Spy Act and the Data Security Act have further caused China to be closed. "</text:p>
      <text:h text:style-name="P12" text:outline-level="3">
<text:span text:style-name="T4">
Expert: The opposition state "brings damage to the US -China economy"</text:span>
</text:h>
      <text:p text:style-name="P4">
"U.S. consumers and companies are paying a high price of trade protectionism in Washington. After the cancellation of epidemic control measures, Chinese companies still fail to be prosperous. China's economy is panting, and the unemployment rate of young people has climbed to 20%of the worry. Beijing's leadership must be interested in better economic and trade relations. "</text:p>
      <text:p text:style-name="P4">
The author believes that excessive emphasis on security theory does not make the world more secure, but is more tense. "The mutual implication of trade and investment is not enough to be a guarantee of peace-Russia. Russia is an example. However, it can at least increase the probability of mutual cooperation and the threshold and cost of mutual opposition. The Chinese government, which is a promise of getting rich and facing heavy pressure, will be more likely to provoke a military conflict than an economical successful Chinese government. "</text:p>
      <text:p text:style-name="P4">
"Over the past few decades, global division of labor is likely to be the most important prosperous helper. On the contrary, it is a very high -cost policy as much as possible. Moreover, global risks such as climate change cannot pass this method. Come to deal with. "</text:p>
      <text:p text:style-name="P4">
"Security not only covers the field of military and sovereignty. Security also needs cooperation. Economic rational and economic prosperity can not only make our lives more comfortable, but also make it safer. Of course, we should not face Beijing too well. More requires peers and more compromises in international occasions. However, US Treasury Secretary Yellen visit China. The outside world is looking forward to mutual concessions and specific results. Acknowledging differences, on the other hand, we are also committed to more cooperation and mutual trust. This can make the world more secure. "</text:p>
      <text:p text:style-name="P4">
The photovoltaic power generation board produced in China has almost monopolized the global market</text:p>
      <text:p text:style-name="P4">
The "Economic Weekly" published by Dusseldorf ** The title "China is the world's power and the warning of our warning", and published the Vice Chairman of the Democratic Party of the German Federal Persons Hero(VerenaHubertz)Written a customer comment. Not long ago, she <text:a xlink:type="simple" xlink:href="https://www.dw.com/zh/zh/德国社民党主席与李强王沪宁会晤/a-65840875" text:style-name="Internet_20_link" text:visited-style-name="Visited_20_Internet_20_Link">
Following the Democratic Party of the same society, Klins Bayer(Lars Klingbeil)I visited China together</text:a>
Essence The article wrote:</text:p>
      <text:p text:style-name="P4">
"The most difficult point in the itinerary is: China maintains a avoidance attitude towards Russia's invasion of Ukraine. Obviously, we Germany believes that China is also responsible for defending international law and further impacting influence on Russia. Change. There is no country and no land is the backyard of other countries. Of course, this principle is also applicable to the Taiwan Strait relations, which should be maintained in a peaceful Chinese policy framework. If the dispute is upgraded to a military conflict, it will change it will change everything."</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ul>
        <li>
#</li>
      </ul>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text:p text:style-name="P4">
After the Hiroshima G7 Summit in May, British Prime Minister Sonak (second from left) told the media that other countries in the United Kingdom and G7 groups were looking for methods to reduce the challenges brought by China. "All of this is about risk, not decoupling." He added: "We (the Seven Kingdoms Group) is taking measures to prevent China from using economic coercion to interfere with sovereign affairs in other countries."</text:p>
      <text:p text:style-name="P4">
*#</text:p>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lthough there are a lot of virtues <text:a xlink:type="simple" xlink:href="https://www.dw.com/zh/zh/中国幻想的破灭/a-66033341" text:style-name="Internet_20_link" text:visited-style-name="Visited_20_Internet_20_Link">
differences</text:a>
, But in response to many challenges in the world today, it is inseparable from China's participation. This is also very clear, especially in terms of climate protection, arms control, 2030 sustainable development agenda. For Germany, China is the most important trading partner outside the European Union. For China, the European market is equally significant. Both sides are export -oriented economies, so the rules -based international trade is in line with the interests of European and China. "</text:p>
      <text:p text:style-name="P4">
"Especially exciting is the comprehensive transformation of climate neutrality. In the fields of solar energy, Chinese technology is far ahead. Without Chinese technology products, our energy transformation cannot be advanced enough. Therefore, Germany, Germany It is a good signal to establish a regular climate dialogue mechanism and continue to carry out environmental cooperation at the government level. "</text:p>
      <text:p text:style-name="P4">
"This trip to China makes us more convinced: China and Asia will play a key role in the future international order. And our German demands and contributions are still: continue to make constructive and critical dialogue."</text:p>
      <text:p text:style-name="P4">
<text:span text:style-name="T5">
Inding the content of other media, does not represent the position or point of view of the Voice of Germany</text:span>
</text:p>
      <text:p text:style-name="P4">
News Source: <text:a xlink:type="simple" xlink:href="https://www.dw.com/zh/德语媒体：安全与繁荣-孰轻孰重？/a-66112939" text:style-name="Internet_20_link" text:visited-style-name="Visited_20_Internet_20_Link">
https://www.dw.com/zh/德语媒体：安全与繁荣-孰轻孰重？/a-66112939?maca=chi-rss-chi-all-1127-rdf</text:a>
</text:p>
      <!--NEWS-->
      <text:h text:style-name="P10" text:outline-level="1">
<text:span text:style-name="T4">
What exactly is the 锗 and 口 of China's control exports?</text:span>
</text:h>
      <text:p text:style-name="P4">
Author: None (Language: zh)</text:p>
      <text:p text:style-name="P4">
Publisher: None</text:p>
      <text:p text:style-name="P4">
Time: 2023-07-04T14:23:00Z</text:p>
      <text:p text:style-name="P4">
Description: On Monday, the Ministry of Commerce of China announced export control on the metal 镓 镓 and correlation items required by the manufacturing of high -performance chips. Export control has been implemented since August 1. Where are these two strategic metals produced and what are the uses?</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锗 镓', '稀有金属', '半导体', '出口限制', '中国', '商务部']</text:p>
      <text:p text:style-name="P4">
Id: 66113298</text:p>
      <!--METADATA-->
      <text:p text:style-name="P4">
<text:a xlink:type="simple" xlink:href="https://www.dw.com/zh/overlay/image/article/66113298/59764419" text:style-name="Internet_20_link" text:visited-style-name="Visited_20_Internet_20_Link">
 </text:a>
(Voice of Germany) Let's take a look at <text:a xlink:type="simple" xlink:href="https://www.dw.com/zh/zh/反制美荷晶片圍堵中國限制半導體金屬出口/a-66107196" text:style-name="Internet_20_link" text:visited-style-name="Visited_20_Internet_20_Link">
锗 镓</text:a>
These two strategic metals.</text:p>
      <text:h text:style-name="P12" text:outline-level="3">
<text:span text:style-name="T4">
Where can I refine it from?</text:span>
</text:h>
      <text:p text:style-name="P4">
色 is a kind of gray -white metal with luster and hard texture. It belongs to carbon elements. However, ore rarely contains high concentrations, generally comes from lignal mines, lead zinc smelting by -products, and so on.</text:p>
      <text:p text:style-name="P4">
According to statistics from the European key raw material committee (CRMA), China ’s production accounts for about 60%of the world's, and the rest comes from Canada, Finland, Russia and the United States.</text:p>
      <text:p text:style-name="P4">
According to the data released by China Customs, last year, China ’s cumulative exports were 43.7 tons of products.</text:p>
      <text:h text:style-name="P12" text:outline-level="3">
<text:span text:style-name="T4">
metal element</text:span>
</text:h>
      <text:p text:style-name="P4">
以 以 Do not exist in a single quality in nature, often using 镓(III)The forms of trace are scattered in zinc ore (such as light -zinc ore), aluminum ore and other ore. According to the data materials of the European key raw material committee, 80%of the world's crickets are produced in China.</text:p>
      <text:p text:style-name="P4">
Arsenal arsenide is widely used for high -performance chips because it is more resistant to high temperature and humidity than silicon, and has better conductivity. The Wall Street Journal quoted the report from the US Geological Survey on 2023 that the above applications did not have an effective alternative to gallium arsenidized.</text:p>
      <text:p text:style-name="P4">
According to data from the European key raw material committee, only a few companies in the world have the ability to refine production in accordance with the required purity, one of which is in Europe, and the rest are in Japan and China.</text:p>
      <text:p text:style-name="P4">
According to data from the General Administration of Customs of China, from January to November 2022, China ’s cumulative export 镓 products were 89.35 tons, an increase of 44.1%over the same period in 2021.</text:p>
      <text:h text:style-name="P12" text:outline-level="3">
<text:span text:style-name="T4">
锗 处 What is the use of 处?</text:span>
</text:h>
      <text:p text:style-name="P4">
American companies Global Wafers pointed out that gallium arsenids are more resistant to high temperature than silicon, and wafers made of gallium arsenic can also work at a higher frequency.</text:p>
      <text:p text:style-name="P4">
Moreover, the noise produced as a device manufactured as a material manufactured by silicon, so it can be better applied in radar and radio communication equipment, satellites and LEDs.</text:p>
      <text:p text:style-name="P4">
红 It has a wide and important application in the fields of fiber communication, infrared optics, solar cells and other fields. In the military field, for example, you can make night vision devices and satellite image sensors.</text:p>
      <text:h text:style-name="P12" text:outline-level="3">
<text:span text:style-name="T4">
fluctuation in price</text:span>
</text:h>
      <text:p text:style-name="P4">
According to Ludfon EIKON data, in the Shanghai metal trading market, on July 3, the valuation of 99.99%of China's purity was 1775 yuan ($ 245) per kilogram, an increase of 5.97%from the previous trading day, and May 16 The highest level since day. On July 3rd, the price of Chinese ingots was 9,150 yuan per kilogram ($ 1,264).</text:p>
      <text:h text:style-name="P12" text:outline-level="3">
<text:span text:style-name="T4">
How did chip become "oil in the digital age"?</text:span>
</text:h>
      <text:p text:style-name="P4">
(Reuters)</text:p>
      <text:p text:style-name="P4">
News Source: <text:a xlink:type="simple" xlink:href="https://www.dw.com/zh/中国管制出口的镓、锗究竟是什么？/a-66113298" text:style-name="Internet_20_link" text:visited-style-name="Visited_20_Internet_20_Link">
https://www.dw.com/zh/中国管制出口的镓、锗究竟是什么？/a-66113298?maca=chi-rss-chi-all-1127-rdf</text:a>
</text:p>
      <!--NEWS-->
      <text:h text:style-name="P10" text:outline-level="1">
<text:span text:style-name="T4">
China cancels EU diplomacy representatives to visit China</text:span>
</text:h>
      <text:p text:style-name="P4">
Author: None (Language: zh)</text:p>
      <text:p text:style-name="P4">
Publisher: None</text:p>
      <text:p text:style-name="P4">
Time: 2023-07-04T14:45:00Z</text:p>
      <text:p text:style-name="P4">
Description: Last weekend, the EU Ambassador to China just announced the news of the EU's highest diplomat, Berreley, to visit China. But two days later, the European Union learned from China that Berreley could not go to Beijing as planned.</text:p>
      <text:p text:style-name="P4">
Videos: []</text:p>
      <text:p text:style-name="P4">
Images: []</text:p>
      <text:p text:style-name="P4">
Subject: 时政风云</text:p>
      <text:p text:style-name="P4">
Subjects: ['德中关系', '希腊债务危机', '欧债危机', '欧盟', '乌克兰', '诺贝尔奖', '欧洲难民危机', '欧洲']</text:p>
      <text:p text:style-name="P4">
Keywords: ['欧盟', '伯雷利', '外交', '对华战略', '乌克兰战争', '去风险', '制度性对手']</text:p>
      <text:p text:style-name="P4">
Id: 66113583</text:p>
      <!--METADATA-->
      <text:p text:style-name="P4">
<text:a xlink:type="simple" xlink:href="https://www.dw.com/zh/overlay/image/article/66113583/65931456" text:style-name="Internet_20_link" text:visited-style-name="Visited_20_Internet_20_Link">
 </text:a>
EU diplomatic and security policy senior representative Berreley</text:p>
      <text:p text:style-name="P4">
(Voice of German in Chinese) A European Union spokesman confirmed on Tuesday (July 4) that China has canceled the EU's senior representative of Foreign Policy, Josep Borrell, which was originally scheduled to visit China next week.</text:p>
      <text:p text:style-name="P4">
EU spokesman Nabilamassrali reported in writing on Tuesday's inquiry on Tuesday: "Unfortunately, we got news from relevant Chinese departments that the schedule of planning next week can no longer be realized, and we must now look for another date."</text:p>
      <text:p text:style-name="P4">
The spokesman did not disclose the reason for the cancellation itinerary. The Chinese Ministry of Foreign Affairs did not respond to the relevant inquiries of Reuters as soon as possible. At present, the European Union is working hard to reduce risks for its close economic relations with China. Brussels defines China as "economic competitors and institutional opponents."</text:p>
      <text:p text:style-name="P4">
The EU ambassador to China, JorgetoLEDO, announced at the "World Peace Forum" event held in Beijing J. Beijing, "strategic issues", including human rights and Russia's invasion of Ukraine with Chinese officials.</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ul>
        <li>
#</li>
      </ul>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On July 4th, Beijing time, the EU spokesman confirmed that the Chinese side had been canceled for a few hours before the cancellation of the visit. At the regular press conference of the Chinese Ministry of Foreign Affairs, a French New Year reporter asked whether Berrelli would visit China next week. A spokesman Mao Ning said, "I have no news that I can release."</text:p>
      <text:p text:style-name="P4">
Yao Yaojie also said on Sunday that the European Union and China may hold two offline dialogue in September this year, involving economic and trade and digital issues, and the leaders of the two sides will be held at the end of this year. "We hope to interact with China, but we also need progress, and this year," the EU ambassador said.</text:p>
      <text:p text:style-name="P4">
Berrelli has been in China for the second time this year. In April this year, he temporarily canceled his visit to China for infection. In a speech he prepared for the visit, he said that if China cannot seek peace for Ukraine, the European Union will not trust China.</text:p>
      <text:p text:style-name="P4">
[EU Summit] held in Brussels last week(https://www.dw.com/zh/zh/欧盟峰会俄乌局势占先中国战略靠后/a-66067367)On the last, the leaders of the EU countries are common <text:a xlink:type="simple" xlink:href="https://www.dw.com/zh/zh/对华政策欧盟峰会敲定去风险/a-66084569" text:style-name="Internet_20_link" text:visited-style-name="Visited_20_Internet_20_Link">
strategy to China</text:a>
Consensus reached consensus, that is, reducing dependence on China in the key technology and supply chain areas, but it will support the continued economic and trade relations with China, that is, "risks, non -decoupling".</text:p>
      <text:p text:style-name="P4">
(Reuters, Agence France -Presse)</text:p>
      <text:p text:style-name="P4">
News Source: <text:a xlink:type="simple" xlink:href="https://www.dw.com/zh/中国取消欧盟外交代表访华行程/a-66113583" text:style-name="Internet_20_link" text:visited-style-name="Visited_20_Internet_20_Link">
https://www.dw.com/zh/中国取消欧盟外交代表访华行程/a-66113583?maca=chi-rss-chi-all-1127-rdf</text:a>
</text:p>
      <!--NEWS-->
      <text:h text:style-name="P10" text:outline-level="1">
<text:span text:style-name="T4">
The United States plans to restrict Chinese companies using US cloud computing services</text:span>
</text:h>
      <text:p text:style-name="P4">
Author: None</text:p>
      <text:p text:style-name="P4">
Publisher: Radio Free Asia (Organization)</text:p>
      <text:p text:style-name="P4">
Published Time: 2023-07-04T14:47:02-04:00</text:p>
      <text:p text:style-name="P4">
Modified Time: 2023-07-04T14:47: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4.612011in" draw:z-index="0">
<draw:image xlink:href="../Images/rfamandarin/2023-07-04T14-47-02-04-00/000000.png" xlink:type="simple" xlink:show="embed" xlink:actuate="onLoad" draw:mime-type="image/png"/>
</draw:frame>
During the Beijing Global Mobile Internet Conference, the booth was promoted. <text:a xlink:type="simple" xlink:href="https://www.rfa.org/mandarin/Xinwen/5-07042023144656.html/@@images/image" text:style-name="Internet_20_link" text:visited-style-name="Visited_20_Internet_20_Link">
</text:a>
Associated Press Picture</text:p>
      <text:p text:style-name="P4">
On the eve of the US Treasury Secretary Yellen was about to visit China, the United States reported that the Bayeng government was preparing to limit Chinese enterprises to use US cloud computing services.</text:p>
      <text:p text:style-name="P4">
According to the Wall Street Journal, sources revealed that if this new regulation is adopted, it may require Amazon, Microsoft and other American cloud service providers to obtain the permission of the US government in order to provide Chinese customers with advanced process artificial intelligence(AI)Cloud computing service of chip.</text:p>
      <text:p text:style-name="P4">
The report pointed out that this approach is the continuation of other measures issued by the United States recently.</text:p>
      <text:p text:style-name="P4">
However, some professionals believe that the approach in this proposal will make up for the loopholes in US security measures. Earlier, some people warned that Chinese artificial intelligence companies can bypass the current export control regulations through cloud services. No need to buy chips, including chips, including chips The advanced equipment on the control list can use powerful computing power, and it is legal.</text:p>
      <text:p text:style-name="P4">
Analysts pointed out that the US Department of Commerce is likely to announce this measure within a few weeks.</text:p>
      <text:p text:style-name="P4">
(Responsible editor: Wang Yun)</text:p>
      <text:p text:style-name="P4">
News Source: <text:a xlink:type="simple" xlink:href="https://www.rfa.org/mandarin/Xinwen/5-07042023144656.html" text:style-name="Internet_20_link" text:visited-style-name="Visited_20_Internet_20_Link">
https://www.rfa.org/mandarin/Xinwen/5-07042023144656.html</text:a>
</text:p>
      <!--NEWS-->
      <text:h text:style-name="P10" text:outline-level="1">
<text:span text:style-name="T4">
Salary $ 2,000: The United States helps Kurds to help the tired Ukrainian army</text:span>
</text:h>
      <text:p text:style-name="P4">
Author: 俄罗斯媒体</text:p>
      <text:p text:style-name="P4">
Publisher: Al Jazeera</text:p>
      <text:p text:style-name="P4">
Published Time: 2023-07-04T14:47:48</text:p>
      <text:p text:style-name="P4">
Modified Time: 2023-07-04T14:47:48</text:p>
      <text:p text:style-name="P4">
Description: According to Russian writers, the Central Intelligence Agency (CIA) recruited Kurdish militants to help the Ukraine armed forces. Previously, the Ukrainian army lost its initiative, and the development of the situation on the spot was running counter to the desire of US President Joe Biden.</text:p>
      <text:p text:style-name="P4">
Images: ["<text:a xlink:type="simple" xlink:href="https://chinese.aljazeera.net/wp-content/uploads/2023/07/1-1688481160.png" text:style-name="Internet_20_link" text:visited-style-name="Visited_20_Internet_20_Link">
1-1688481160.png</text:a>
"]</text:p>
      <text:p text:style-name="P4">
Topics: ['乌克兰战争', '政治', '新闻', '新闻幕后']</text:p>
      <text:p text:style-name="P4">
Keywords: ['乌克兰战争', '政治', '新闻', '新闻幕后', '俄罗斯']</text:p>
      <text:p text:style-name="P4">
Type: Article</text:p>
      <!--METADATA-->
      <text:p text:style-name="P4">
<draw:frame draw:style-name="fr1" draw:name="Image254" text:anchor-type="as-char" svg:width="6.9236in" svg:height="4.612736in" draw:z-index="0">
<draw:image xlink:href="../Images/Aljazeera Chinese/2023-07-04T14-47-48/1-1688481160.png" xlink:type="simple" xlink:show="embed" xlink:actuate="onLoad" draw:mime-type="image/png"/>
</draw:frame>
Russian court holds foreign military mercenaries hearing in Donetsk (Anadoru News Agency)</text:p>
      <text:p text:style-name="P4">
According to Russian writers, the Central Intelligence Agency (CIA) recruited Kurdish militants to help the Ukraine armed forces. Previously, the Ukrainian army lost its initiative, and the development of the situation on the spot was running counter to the desire of US President Joe Biden.</text:p>
      <text:p text:style-name="P4">
Andrerezchkov in Russian newspapers <text:a xlink:type="simple" xlink:href="https://vz.ru/world/2023/7/2/1219070.html" text:style-name="Internet_20_link" text:visited-style-name="Visited_20_Internet_20_Link">
"Views"</text:a>
According to the report, the Central Intelligence Bureau decided to increase the speed of recruiting Syrian who wanted to fight against the Ukraine troops. According to people from the Russian New News Agency in Damascus military diplomat sources, the motivation to recruit recruits is now the Bayeng government in Ukraine's conflict process Failure.</text:p>
      <text:p text:style-name="P4">
The author added that he is currently negotiating with the representatives of the people's protection forces and the chiefs of several Arab tribes. The monthly salary of armed personnel is $ 2,000.</text:p>
      <text:p text:style-name="P4">
The source of the same news emphasized the content published by the news agency at the end of May last year -the saying that quoted the Russian Foreign Intelligence Agency -reported that the United States is using Syria's Tanfu base to train armed personnel to launch terrorist attacks in Russia.</text:p>
      <text:p text:style-name="P4">
The author quoted Turkish media (no specific sources) said that since last spring, members of the Kurdish People's Protection Force have been fighting in Ukraine. They have accumulated combat experience in the process of fighting ISIS since 2014. According to Western experts It is estimated that there are 1,000 to 2,000 members of the people's protection forces in Ukraine.</text:p>
      <text:p text:style-name="P4">
The author explained that the United States is trying to attract foreigners to participate in the Ukraine conflict. Last summer, there was news that the Pentagon was cultivating former Afghanistan pilots in California. Afghanistan.</text:p>
      <text:p text:style-name="P4">
Rezchkov added that since Russia launched an attack on Ukraine (Russia called a special military operation), the Ukrainian army has always benefited from the service of foreign soldiers and formed a "foreign legion" in the country, from different Thousands of national mercenaries have joined.</text:p>
      <text:p text:style-name="P4">
Why did Putin send Arabic militants to Ukraine?</text:p>
      <text:p text:style-name="P4">
In this regard, some people mentioned that in April last year, the Ukrainian parliament passed a law that allowed foreigners to engage in intelligence work and serve in the army.</text:p>
      <text:p text:style-name="P4">
The author pointed out that the Russian Investigation Commission has recently set up cases of 160 mercenaries from 33 countries, including Georgia, the United States, Latvia, and Sweden, and these mercenaries are fighting side by side with Ukraine.</text:p>
      <text:p text:style-name="P4">
The author quoted the Russian International Affairs Council expert Kiriel Shemomorov, saying, "There are some soldiers in Ukraine. They have joined the ranks of the Ruzuo Kurdish organization during the Syrian and Iraq war. Citizens in other countries, representatives of Kurdish groups can also go to Ukraine. "</text:p>
      <text:p text:style-name="P4">
On the other hand, Xie Miaopov expressed doubts about whether the Arabia chief agreed to cooperate with the Central Intelligence Agency. He also said, "There is no reason -including ideological motivation -participation, however, some Kurdish groups or more Or cooperate with Americans less, they may eventually enter Ukraine. "</text:p>
      <text:p text:style-name="Quotations">

<text:p text:style-name="P4">
According to local standards, the $ 2,000 salary provided by the Kurds is a large number, especially in view of the case where Kurdish militants receive about $ 500 per month for participating in hostile operations.</text:p>

</text:p>
      <text:p text:style-name="P4">
The author emphasized that, given that there are political parties with a beautiful point of view there, the recruitment may exceed Syria, including the Iraqi Kurdistan region in northern Iraq.</text:p>
      <text:p text:style-name="P4">
Xie Miaoov will pay attention to such a fact: According to local standards, the $ 2,000 salary provided to Kurds is a large number, especially in view of the case where Kurdish militants receive about $ 500 per month for participating in hostile operations.</text:p>
      <text:p text:style-name="P4">
Political experts Mess Kurbanov also agreed with this view. He believes that the Arabs are not interested in recruiting soldiers and added: "The Arab chief will not fight with Russia, just like Islamic countries will not oppose Moscow. You can only negotiate with the individual Arab world as his agent, but other Muslim world will not agree. "</text:p>
      <text:p text:style-name="P4">
In a concluding report, Kulbanov pointed out that it is difficult for the United States to find people who are willing to fight in the Ukrainian armed forces in other countries in the Middle East. He finally said, "We see the losses in the United States in the Middle East and the escape from Americans from Afghanistan from Afghanistan. And their losses in Iraq, Syria and even Yemen, which prompted the Middle East countries to keep a distance from the United States. "</text:p>
      <text:p text:style-name="P4">
News Source: <text:a xlink:type="simple" xlink:href="https://chinese.aljazeera.net/behind-the-news/2023/7/4/%e5%b7%a5%e8%b5%84%e4%b8%a4%e5%8d%83%e7%be%8e%e5%85%83%e7%be%8e%e5%9b%bd%e6%b1%82%e5%8a%a9%e4%ba%8e%e5%ba%93%e5%b0%94%e5%be%b7%e4%ba%ba%e6%9d%a5%e5%b8%ae%e5%8a%a9%e7%96%b2%e6%83%ab%e4%b8%8d%e5%a0%aa" text:style-name="Internet_20_link" text:visited-style-name="Visited_20_Internet_20_Link">
https://chinese.aljazeera.net/behind-the-news/2023/7/4/%e5%b7%a5%e8%b5%84%e4%b8%a4%e5%8d%83%e7%be%8e%e5%85%83%e7%be%8e%e5%9b%bd%e6%b1%82%e5%8a%a9%e4%ba%8e%e5%ba%93%e5%b0%94%e5%be%b7%e4%ba%ba%e6%9d%a5%e5%b8%ae%e5%8a%a9%e7%96%b2%e6%83%ab%e4%b8%8d%e5%a0%aa</text:a>
</text:p>
      <!--NEWS-->
      <text:h text:style-name="P10" text:outline-level="1">
<text:span text:style-name="T4">
Anwar: Pakatansenic Talks about the distribution of the selection</text:span>
</text:h>
      <text:p text:style-name="P4">
Author: 联合早报 (Person)</text:p>
      <text:p text:style-name="P4">
Publisher: 联合早报 (Organization)</text:p>
      <text:p text:style-name="P4">
Published Time: 2023-07-04T14:51</text:p>
      <text:p text:style-name="P4">
Modified Time: 2023-07-04T18:22</text:p>
      <text:p text:style-name="P4">
Description: The Prime Minister of Malaysia Anhua revealed that he had negotiated with the BN and UMNO Chairman Ahmad Zahi. The distribution of the election of the Pakatan Harapan and the Barisan Nasional in the six states. He said that the Pakatan Harapan and Barisan Nasional are now submitted to the Liuzhou leader to decide whether to accept. Anwar on Tuesday in "Back to ...</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The Prime Minister of Malaysia Anhua revealed that he had negotiated with the BN and UMNO Chairman Ahmad Zahi. The distribution of the election of the Pakatan Harapan and the Barisan Nasional in the six states. He said that the Pakatan Harapan and Barisan Nasional are now submitted to the Liuzhou leader to decide whether to accept.</text:p>
      <text:p text:style-name="P4">
After the press conference on the launch of the "Incident Ethics in the Muslim" on Tuesday, Anwar said that he said inquiries that he had met with Ahmad Zahi to discuss and solve the issue of the selection distribution of the Six State Election of Pakatan Harapan and Barisan Nasional.</text:p>
      <text:p text:style-name="P4">
He said: "We think (the area distribution) has been resolved. However, if the leaders of each state still have objections, we welcome them to propose it, and then we discuss it again."</text:p>
      <text:p text:style-name="P4">
As for when the candidate was announced, Anhua said that he would discuss with the leaders of the members before deciding.</text:p>
      <text:p text:style-name="P4">
The Minister of the Interior, Saifine, revealed on June 21 that there were 245 state constituencies in the six state elections. The two sides have talked about the election political parties of 236 state constituencies. The remaining nine state constituencies must be finalized by Anwar and Ahmad Zahi.</text:p>
      <text:p text:style-name="P4">
Anhua also said that according to the latest research data, the Pakatan Harapan and Barisan Nasional election cooperation in the six states, in addition to the three states of Penang, Selangor, and Samilland, which are expected to be in charge of the election, may also win the other two states. "We believe we can still win the other two states."</text:p>
      <text:p text:style-name="P4">
Anhua was unwilling to disclose which two states can still be in power in the unity government. They only said that he will be announced in a large -scale activity of the campaign mechanism promotion ceremony held in Selangor on Friday (July 7).</text:p>
      <text:p text:style-name="P4">
News Source: <text:a xlink:type="simple" xlink:href="https://www.zaobao.com.sg/realtime/world/story20230704-1410490" text:style-name="Internet_20_link" text:visited-style-name="Visited_20_Internet_20_Link">
https://www.zaobao.com.sg/realtime/world/story20230704-1410490</text:a>
</text:p>
      <!--NEWS-->
      <text:h text:style-name="P10" text:outline-level="1">
<text:span text:style-name="T4">
Exclusive: Shen Dong will testify in the United States to testify "Chinese private enterprises is desolate"</text:span>
</text:h>
      <text:p text:style-name="P4">
Author: None (Language: zh)</text:p>
      <text:p text:style-name="P4">
Publisher: None</text:p>
      <text:p text:style-name="P4">
Time: 2023-07-04T14:52:00Z</text:p>
      <text:p text:style-name="P4">
Description: Former Beijing CPPCC member Shen Dong is currently in exile in Oxford, Britain. The memoir he wrote "Red Roulette" revealed the CCP's gold rights transactions. After publishing the traditional Chinese version in early 2023, it attracted a new wave of attention. DW visited Oxford and learned how he used to be a model entrepreneur to analyze the Chinese economy.</text:p>
      <text:p text:style-name="P4">
Videos: []</text:p>
      <text:p text:style-name="P4">
Images: []</text:p>
      <text:p text:style-name="P4">
Subject: 时政风云</text:p>
      <text:p text:style-name="P4">
Subjects: []</text:p>
      <text:p text:style-name="P4">
Keywords: ['温家宝', '中国共产党', '中共十九大']</text:p>
      <text:p text:style-name="P4">
Id: 66113718</text:p>
      <!--METADATA-->
      <text:p text:style-name="P4">
<text:a xlink:type="simple" xlink:href="https://www.dw.com/zh/overlay/image/article/66113718/66113555" text:style-name="Internet_20_link" text:visited-style-name="Visited_20_Internet_20_Link">
 </text:a>
Chinese businessman Shen Dong accepted DW in Oxford. He believes that Chinese GDP forecast is based on government data, which is much worse than the actual situation.</text:p>
      <text:p text:style-name="P4">
(Voice of Germany in Chinese) Chinese businessman Shen Dong was invited by the House of Representatives of the United States to testify to the Strategic Competition of the Chinese Communist Party at 7 pm on the 13th of Eastern time at 7 pm on the 13th of the United States to talk about China's business environment.</text:p>
      <text:p text:style-name="P4">
He told DW that the reason was that he wrote <text:a xlink:type="simple" xlink:href="https://www.dw.com/zh/zh/客座评论习近平会打碎红色赌盘吗/a-59209968" text:style-name="Internet_20_link" text:visited-style-name="Visited_20_Internet_20_Link">
Red Roulette</text:a>
This book. Shen Dong pointed out that there has always been few people like him who have a business background to go to the United States to attend this kind of hearing. "Isn't it more concerned about China in all aspects of the United States now? I want to do a deeper understanding through our unique background," Shen Dong said.</text:p>
      <text:p text:style-name="P4">
The United States and China are constantly competitive. In order to counter the enclosure of the UShew chip, <text:a xlink:type="simple" xlink:href="https://www.dw.com/zh/zh/中国管制出口的镓锗究竟是什么/a-66113298" text:style-name="Internet_20_link" text:visited-style-name="Visited_20_Internet_20_Link">
China announced on July 3 to restrict semiconductor metal exports</text:a>
A few days ago, <text:a xlink:type="simple" xlink:href="https://www.dw.com/zh/zh/美国务院发布最新旅行警告前往中国须慎行/a-66100657" text:style-name="Internet_20_link" text:visited-style-name="Visited_20_Internet_20_Link">
the U.S. Department also issued the latest travel warning</text:a>
It means that after the amendment of the "Foreign Relations Law" and "Anti -Spy Law" in China, there is a risk of arbitrarily enforcement and error detention.</text:p>
      <text:h text:style-name="P12" text:outline-level="3">
<text:span text:style-name="T4">
"How are you moving?"</text:span>
</text:h>
      <text:p text:style-name="P4">
The National Development and Reform Commission of China's Supreme Economic Regulatory Agency held a symposium on private entrepreneurs on July 3 to exchange with 5 private enterprises including Sanyi Group, Oaks Group, Yuantong Express, Bosideng, and Nongfu Spring. Policy measures for pragmatic management, try their best to help enterprises solve practical difficulties and create a good development environment for private enterprises. "</text:p>
      <text:p text:style-name="P4">
"All entrepreneurs I see, not only themselves, including entrepreneurs around them, everyone's first thing is to go capital, and they all say how to go." Shen Dong told DW, saying that "Chinese private enterprises are desolate "".</text:p>
      <text:p text:style-name="P4">
He introduced that he had met more than 20 entrepreneurs in Taiwan a few months ago. The topics that everyone talked about during the meeting was "How did you move? What is the proportion?"</text:p>
      <text:p text:style-name="P4">
Shen Dong believes that Chinese entrepreneurs understand that China under Xi Jinping is not good for business, and many people are investing.</text:p>
      <text:p text:style-name="P4">
Shen Dong mentioned that in addition to the United States demanding the second supply point of China and increasing the pressure on tariffs, the main thrust is "Xi Jinping's policy."</text:p>
      <text:p text:style-name="P4">
"They (Chinese entrepreneurs) are afraid of the Communist Party, far more than overseas people's fear of the Communist Party, because they have all experienced it, and they are undergoing many things around them. Stronger than everyone. "</text:p>
      <text:h text:style-name="P12" text:outline-level="3">
<text:span text:style-name="T4">
China Real Estate can't go back?</text:span>
</text:h>
      <text:p text:style-name="P4">
Not only many production companies want to move away from China. The real estate industry, which has long been China's economic development engine for a long time, is currently in a state of unprecedented downturn. According to China News Network reported on July 3, the sales sales of the top 100 housing companies in China in the first half of the year were slightly increased, and the number of companies with sales exceeding 100 billion yuan fell from 9 to 7. Faced with real estate dilemma, the People's Bank of China said on June 30 that it would provide loan guarantee to provide pre -sale housing delivery to promote the steady and healthy development of the real estate market.</text:p>
      <text:p text:style-name="P4">
"I used to do real estate myself, and real estate could not return." Shen Dong believes that China's real estate industry has come to an end without a rebound.</text:p>
      <text:p text:style-name="P4">
He said that China's per capita houses have the highest volume in the world, and about 87%of people live in houses. "Now that the real estate goes down, the wealth drama will be reduced again, which is very powerful. 87%of people see their wealth shrink. In this case, the consumer market cannot be mentioned."</text:p>
      <text:p text:style-name="P4">
Shen Dong said that since he has been doing warehousing in the warehouse and the airport industry for more than 10 years, Xi Jinping has seen the return rate of infrastructure when he came to power.</text:p>
      <text:p text:style-name="P4">
"China's economic growth in the past 10 years is actually supported by bonds. Because of political reasons, I never want the economy to fall ... As long as I don't explode in my tenure, I will support the economy. I am gone, as for how he came to deal with this matter, it exploded in his hands, that's nothing to do with me. "</text:p>
      <text:p text:style-name="P4">
Shen Dong believes that China has gathered from geopolitics, economic conditions, and social development at this point "to the end" and "the clouds in various places." He can't see how China gets out of the new bureau.</text:p>
      <text:p text:style-name="P4">
DW asked Shen Dong, he believes that if you go to the US Congress to testify this time, will it have a practical impact on the Chinese economy? He said, "I just tell everyone I know China. As for everyone who took this information, after understanding, what they did by themselves, it was their choice."</text:p>
      <text:p text:style-name="P4">
News Source: <text:a xlink:type="simple" xlink:href="https://www.dw.com/zh/獨家：沈棟將赴美作證「中國民企一片荒涼」/a-66113718" text:style-name="Internet_20_link" text:visited-style-name="Visited_20_Internet_20_Link">
https://www.dw.com/zh/獨家：沈棟將赴美作證「中國民企一片荒涼」/a-66113718?maca=chi-rss-chi-all-1127-rdf</text:a>
</text:p>
      <!--NEWS-->
      <text:h text:style-name="P10" text:outline-level="1">
<text:span text:style-name="T4">
Four children in Philadelphia were injured and two children were injured</text:span>
</text:h>
      <text:p text:style-name="P4">
Author: 联合早报 (Person)</text:p>
      <text:p text:style-name="P4">
Publisher: 联合早报 (Organization)</text:p>
      <text:p text:style-name="P4">
Published Time: 2023-07-04T14:56</text:p>
      <text:p text:style-name="P4">
Modified Time: 2023-07-04T14:56</text:p>
      <text:p text:style-name="P4">
Description: A shooting incident occurred on Monday (July 3), Philadelphia, Pennsylvania, USA, caused the death of four people, injured two children, and a male suspect was arrested. Reuters reported that the shooting occurred in a block in southwestern Philadelphia. Police said the suspect involved was 40 years old, he ...</text:p>
      <text:p text:style-name="P4">
Videos: []</text:p>
      <text:p text:style-name="P4">
Audios: []</text:p>
      <text:p text:style-name="P4">
Images: []</text:p>
      <text:p text:style-name="P4">
Type: NewsArticle</text:p>
      <text:p text:style-name="P4">
Breadcrumbs: ['即时', '国际']</text:p>
      <text:p text:style-name="P4">
Keywords: ['美国', '枪击', '宾夕法尼亚州']</text:p>
      <!--METADATA-->
      <text:p text:style-name="P4">
A shooting incident occurred on Monday (July 3), Philadelphia, Pennsylvania, USA, caused the death of four people, injured two children, and a male suspect was arrested.</text:p>
      <text:p text:style-name="P4">
Reuters reported that the shooting occurred in a block in southwestern Philadelphia.</text:p>
      <text:p text:style-name="P4">
Police said that the suspect involved was 40 years old. He seemed to have nothing to do with the victim. He was wearing bulletproof vests and a police scanner when he was arrested. It is unclear whether the second place is the associate of the gunman, but the police believe that he shot back to the gunner.</text:p>
      <text:p text:style-name="P4">
Investigators found three guns at the scene of the crime, one of the rifles and a pistol was suspect.</text:p>
      <text:p text:style-name="P4">
The four deceased were men, all of which were 20 to 59 years old, and the fourth deceased was aged 16 to 21 years. The two wounded were 2 years old and 13 years old. The current situation is stable.</text:p>
      <text:p text:style-name="P4">
In the early morning of the 2nd, a shooting of Maryland Balthar also killed two people and injured 28 people. Half of which were children.</text:p>
      <text:p text:style-name="P4">
American society is the country with the largest number of guns in the world, and the number of guns is more than the population. Under the flood of the guns, the guns have become the norm.</text:p>
      <text:p text:style-name="P4">
News Source: <text:a xlink:type="simple" xlink:href="https://www.zaobao.com.sg/realtime/world/story20230704-1410493" text:style-name="Internet_20_link" text:visited-style-name="Visited_20_Internet_20_Link">
https://www.zaobao.com.sg/realtime/world/story20230704-1410493</text:a>
</text:p>
      <!--NEWS-->
      <text:h text:style-name="P10" text:outline-level="1">
<text:span text:style-name="T4">
Meta plan to return to China but obstacles</text:span>
</text:h>
      <text:p text:style-name="P4">
Author: None</text:p>
      <text:p text:style-name="P4">
Publisher: Radio Free Asia (Organization)</text:p>
      <text:p text:style-name="P4">
Published Time: 2023-07-04T14:56:18-04:00</text:p>
      <text:p text:style-name="P4">
Modified Time: 2023-07-04T14:5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5.069862in" draw:z-index="0">
<draw:image xlink:href="../Images/rfamandarin/2023-07-04T14-56-18-04-00/000000.png" xlink:type="simple" xlink:show="embed" xlink:actuate="onLoad" draw:mime-type="image/png"/>
</draw:frame>
September 23, 2015. Xi Jinping (middle) meet with Facebook founder Zuckerberg(Mark Zuckerberg) <text:a xlink:type="simple" xlink:href="https://www.rfa.org/mandarin/Xinwen/6-07042023145613.html/@@images/image" text:style-name="Internet_20_link" text:visited-style-name="Visited_20_Internet_20_Link">
</text:a>
Associated Press Picture</text:p>
      <text:p text:style-name="P4">
Facebook founder Zuckerberg(Mark Zuckerberg)It is planned to return its company META to China. According to the US "Wall Street Journal" report, Zuckerberg asked his men to study virtual reality (VR) headsets two years ago that since Apple can sell mobile phones in China, Tesla can sell cars, why why can Tesla sell cars? Meta cannot sell equipment in China.</text:p>
      <text:p text:style-name="P4">
At present, META is planning to sell its head -of -wear equipment in China, and has discussed the issue of returning to China with Chinese technology companies including Tencent and made progress.</text:p>
      <text:p text:style-name="P4">
However, sources believe that Chinese officials may still have doubts about Zackberg. Zuckerberg had previously accused China of stealing technology and criticized the parent company of Tiktok, a short video sharing platform.</text:p>
      <text:p text:style-name="P4">
Meta's predecessor was banned in China in 2009 because of refusing to abide by Beijing's review. The plan to return to China and the potential partners negotiated with META reminded that the content of virtual reality equipment may be supervised in China.</text:p>
      <text:p text:style-name="P4">
(Responsible editor: Wang Yun)</text:p>
      <text:p text:style-name="P4">
News Source: <text:a xlink:type="simple" xlink:href="https://www.rfa.org/mandarin/Xinwen/6-07042023145613.html" text:style-name="Internet_20_link" text:visited-style-name="Visited_20_Internet_20_Link">
https://www.rfa.org/mandarin/Xinwen/6-07042023145613.html</text:a>
</text:p>
      <!--NEWS-->
      <text:h text:style-name="P10" text:outline-level="1">
<text:span text:style-name="T4">
Guo Taiming has just mentioned the one -China Middle School Mandarin to fly crossing the Taiwan Strait Middle Line</text:span>
</text:h>
      <text:p text:style-name="P4">
Author: None</text:p>
      <text:p text:style-name="P4">
Publisher: Radio Free Asia (Organization)</text:p>
      <text:p text:style-name="P4">
Published Time: 2023-07-04T15:05:15-04:00</text:p>
      <text:p text:style-name="P4">
Modified Time: 2023-07-04T15:0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3.88615in" draw:z-index="0">
<draw:image xlink:href="../Images/rfamandarin/2023-07-04T15-05-15-04-00/000000.png" xlink:type="simple" xlink:show="embed" xlink:actuate="onLoad" draw:mime-type="image/png"/>
</draw:frame>
Flying on the Taiwan Strait Middle Line in the Mainland Military Place(Agence France -Presse/Taiwan Department of Defense)</text:p>
      <text:p text:style-name="P4">
Guo Taiming's Office of the founder of Taiwan Hon Hai Group said on Tuesday (July 4) that the 1992 consensus included the "one middle" and "each table", and the "one middle school" is the consensus between cross -strait and international. Recently, there have been rumors that Guo Taiming may independently run for Taiwan President.</text:p>
      <text:p text:style-name="P4">
The so -called one -China table is a political expression proposed by the "National Uniform Program", that is, it is believed that the two sides of the Taiwan Strait are a China, but the Republic of China and the People's Republic of China are two political entities, and they can express their representative one of China.</text:p>
      <text:p text:style-name="P4">
According to Taiwan's "United Daily News", the Guo Taiming office made the above statements after the Kuomintang presidential candidate Hou Youyi stated that he accepted the 1992 consensus of the Constitution of the Republic of China. Guo Taiming's office emphasized that so many documents are regulated "one middle", and everyone will have different sayings about "one middle". This is the "one middle and each table". This is the "consensus". The international consensus that has been shaped and has not changed.</text:p>
      <text:p text:style-name="P4">
However, Guo Taiming's words had just fallen. The Taiwan Ministry of National Defense reported on the same day that nine military aircraft soldiers in the mainland flew to the Taiwan Strait to cross the Taiwan Strait.</text:p>
      <text:p text:style-name="P4">
Major General Sun Lifang, a spokesman for the Taiwan Ministry of Defense, told the media that maintaining regional security and stability is the common responsibility of all parties in the region. The international community also has a high consensus on this. Any provocative behavior that may bring impact is not conducive to regional security.</text:p>
      <text:p text:style-name="P4">
(Responsible editor: Wang Yun)</text:p>
      <text:p text:style-name="P4">
News Source: <text:a xlink:type="simple" xlink:href="https://www.rfa.org/mandarin/Xinwen/7-07042023150506.html" text:style-name="Internet_20_link" text:visited-style-name="Visited_20_Internet_20_Link">
https://www.rfa.org/mandarin/Xinwen/7-07042023150506.html</text:a>
</text:p>
      <!--NEWS-->
      <text:h text:style-name="P10" text:outline-level="1">
<text:span text:style-name="T4">
Battle with the United States and Western Science and Technology to heat up China to regulate two rare metals exports</text:span>
</text:h>
      <text:p text:style-name="P4">
Author: chinese@voanews.com (杨安)</text:p>
      <text:p text:style-name="P4">
Publisher: 美国之音中文网 (Type: NewsMediaOrganization)</text:p>
      <text:p text:style-name="P4">
Published Time: 2023-07-04T15:07:40+08:00</text:p>
      <text:p text:style-name="P4">
Modified Time: 2023-07-04 07:13:52Z</text:p>
      <text:p text:style-name="P4">
Description: The Chinese Ministry of Commerce and the General Administration of Customs jointly issued an announcement on Monday (July 3) to implement export controls on the relevant items of 镓 and 锗 from August 1. The two rare metals of and 两 are both key materials for manufacturing semiconductor products. China sacrifices export control and is regarded as revenge on the export restrictions of chips and manufacturing equipment in the United States and Europe.</text:p>
      <text:p text:style-name="P4">
Videos: []</text:p>
      <text:p text:style-name="P4">
Images: []</text:p>
      <text:p text:style-name="P4">
Categories: ['中国', '经济·金融·贸易', '科技']</text:p>
      <text:p text:style-name="P4">
Type: None</text:p>
      <!--METADATA-->
      <text:p text:style-name="P4">
Nonenone</text:p>
      <text:p text:style-name="P4">
News Source: <text:a xlink:type="simple" xlink:href="https://www.voachinese.com/a/china-retaliates-with-crucial-raw-material-export-ban-20230704/7166056.html" text:style-name="Internet_20_link" text:visited-style-name="Visited_20_Internet_20_Link">
https://www.voachinese.com/a/china-retaliates-with-crucial-raw-material-export-ban-20230704/7166056.html</text:a>
</text:p>
      <!--NEWS-->
      <text:h text:style-name="P10" text:outline-level="1">
<text:span text:style-name="T4">
The Development and Reform Commission discussed with private entrepreneurs: The key is to clarify its political status</text:span>
</text:h>
      <text:p text:style-name="P4">
Author: None</text:p>
      <text:p text:style-name="P4">
Publisher: Radio Free Asia (Organization)</text:p>
      <text:p text:style-name="P4">
Published Time: 2023-07-04T15:14:21-04:00</text:p>
      <text:p text:style-name="P4">
Modified Time: 2023-07-04T15:1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612011in" draw:z-index="0">
<draw:image xlink:href="../Images/rfamandarin/2023-07-04T15-14-21-04-00/000000.png" xlink:type="simple" xlink:show="embed" xlink:actuate="onLoad" draw:mime-type="image/png"/>
</draw:frame>
The National Development and Reform Commission is located <text:a xlink:type="simple" xlink:href="https://www.rfa.org/mandarin/Xinwen/8-07042023151416.html/@@images/image" text:style-name="Internet_20_link" text:visited-style-name="Visited_20_Internet_20_Link">
</text:a>
Wikipedia</text:p>
      <text:p text:style-name="P4">
According to the website of the China National Development and Reform Commission on Tuesday (July 4), the director of the National Development and Reform Commission Zheng Zujie hosted a symposium on private entrepreneurs on Monday, and 5 private entrepreneurs symposiums, the Sany Group, Oaks Group, Yuantong Express, Poziden, Nongwu Spring Spring, etc. The person in charge of the enterprise conducted in -depth exchanges and listened to the real situation of the business development of private enterprises, difficult issues and related policy suggestions.</text:p>
      <text:p text:style-name="P4">
Five private entrepreneurs analyzed the opportunities and challenges brought by the changes in the environment at home and abroad to the development of the enterprise, introduced some practical difficulties encountered in the production and operation process, and proposed to further optimize the legal and institutional environment of the development of private enterprises. Sexual opinions and suggestions.</text:p>
      <text:p text:style-name="P4">
In recent years, Chinese private enterprises have deteriorated. Although Chinese officials have repeatedly stated that private entrepreneurs are their own people, under the Chinese government's repeated rectification of private enterprises and policies that have no substantial favorable favorable policies, the confidence of private enterprises has been repeatedly hit.</text:p>
      <text:p text:style-name="P4">
Li Daokui, the dean of the Chinese Institute of Economic Thought and Practice of Tsinghua University, said at an Economic Forum in mid -June that in order to encourage the private economy to continue investing, it is important to clarify the political status of the private economy and give private enterprises from the roots to private enterprises Family eats Xinxin Wan.</text:p>
      <text:p text:style-name="P4">
(Responsible editor: Wang Yun)</text:p>
      <text:p text:style-name="P4">
News Source: <text:a xlink:type="simple" xlink:href="https://www.rfa.org/mandarin/Xinwen/8-07042023151416.html" text:style-name="Internet_20_link" text:visited-style-name="Visited_20_Internet_20_Link">
https://www.rfa.org/mandarin/Xinwen/8-07042023151416.html</text:a>
</text:p>
      <!--NEWS-->
      <text:h text:style-name="P10" text:outline-level="1">
<text:span text:style-name="T4">
The "Vulgar Wiki Case" parties have been transferred to the bad conditions of the new supervision area to recur</text:span>
</text:h>
      <text:p text:style-name="P4">
Author: None</text:p>
      <text:p text:style-name="P4">
Publisher: Radio Free Asia (Organization)</text:p>
      <text:p text:style-name="P4">
Published Time: 2023-07-04T15:16:56-04:00</text:p>
      <text:p text:style-name="P4">
Modified Time: 2023-07-04T15:16: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88615in" draw:z-index="0">
<draw:image xlink:href="../Images/rfamandarin/2023-07-04T15-16-56-04-00/000000.png" xlink:type="simple" xlink:show="embed" xlink:actuate="onLoad" draw:mime-type="image/png"/>
</draw:frame>
Data photo: Niu Tengyu Niu Tengyu's mother, who was sentenced to fourteen years of imprisonment, provided</text:p>
      <text:p text:style-name="P4">
Niu Tengyu, who was persecuted by the Chinese government because he disclosed Xi Jinping's daughter Xi Mingze's personal information, has recently been transferred to the new prison in the Sihui Prison in Guangdong. Due to harsh conditions, his torture recurred.</text:p>
      <text:p text:style-name="P4">
According to the Minsheng Observation Network, a person who has just been released from prison revealed that in the new prison area, there was no air conditioner in the supervisor (the original), and Niu Tengyu's sequelae of the torture were all recurred, including the deterioration of the right hand of the disabled. His otitis media recurred, and it was difficult for him to eat; Niu Tengyu lost more than 10 pounds in more than a month.</text:p>
      <text:p text:style-name="P4">
Niu Tengyu, born in 1993, is a Shanxi. His "vulgar vitamin" website disclosed many Chinese Internet incidents and characters, and also involved some news content that Chinese officials and their second generation and the Chinese government were restricted by the Chinese government. Niu Tengyu himself was arrested by the Guangdong police in 2019, and was sentenced to 14 years in prison for a number of crimes such as "provoking trouble". He was sent to Sifi Prison in Zhaoqing City, Guangdong Province since May 2021.</text:p>
      <text:p text:style-name="P4">
Niu Tengyu's relatives and friends have always called on the outside world to pay attention to his experience, and his conditions have improved. But in order to prevent Niu Tengyu from applying for injustice, the police put him into the new supervision area and threatened that if he did not plead guilty, he would stay in a bad supervisor.</text:p>
      <text:p text:style-name="P4">
(Responsible editor: Wang Yun)</text:p>
      <text:p text:style-name="P4">
News Source: <text:a xlink:type="simple" xlink:href="https://www.rfa.org/mandarin/Xinwen/9-07042023151650.html" text:style-name="Internet_20_link" text:visited-style-name="Visited_20_Internet_20_Link">
https://www.rfa.org/mandarin/Xinwen/9-07042023151650.html</text:a>
</text:p>
      <!--NEWS-->
      <text:h text:style-name="P10" text:outline-level="1">
<text:span text:style-name="T4">
"Asia Pacific Report" July 4, 2023 Audio</text:span>
</text:h>
      <text:p text:style-name="P4">
Author: None</text:p>
      <text:p text:style-name="P4">
Publisher: Radio Free Asia (Organization)</text:p>
      <text:p text:style-name="P4">
Published Time: 2023-07-04T15:23:15-04:00</text:p>
      <text:p text:style-name="P4">
Modified Time: 2023-07-04T15:23:15-04:00</text:p>
      <text:p text:style-name="P4">
Description: None</text:p>
      <text:p text:style-name="P4">
Videos: []</text:p>
      <text:p text:style-name="P4">
Audios: ["<text:a xlink:type="simple" xlink:href="https://www.rfa.org/mandarin/apr-audio/yp-07042023152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88615in" draw:z-index="0">
<draw:image xlink:href="../Images/rfamandarin/2023-07-04T15-23-15-04-00/000000.png" xlink:type="simple" xlink:show="embed" xlink:actuate="onLoad" draw:mime-type="image/png"/>
</draw:frame>
 <text:a xlink:type="simple" xlink:href="https://www.rfa.org/mandarin/apr-audio/yp-07042023152228.html/@@images/image" text:style-name="Internet_20_link" text:visited-style-name="Visited_20_Internet_20_Link">
</text:a>
Photo: RFA  <text:a xlink:type="simple" xlink:href="https://www.rfa.org/mandarin/apr-audio/yp-07042023152228.html/@@stream" text:style-name="Internet_20_link" text:visited-style-name="Visited_20_Internet_20_Link">
Audio-1-Link：https://www.rfa.org/mandarin/apr-audio/yp-07042023152228.html/@@stream </text:a>
The main content of this show:</text:p>
      <text:p text:style-name="P4">
1 . Chinese official media have frequently promoted "Western Dechat" recently. What is the reason?</text:p>
      <text:p text:style-name="P4">
2 . On the eve of the US Treasury Minister's visit to China, China released measures to restrict the export of semiconductor materials;</text:p>
      <text:p text:style-name="P4">
3 . Special reports this station launched: the "35 -year -old curse" and workplace bottlenecks of the Chinese;</text:p>
      <text:p text:style-name="P4">
4 . The Chief Executive of Hong Kong claims to be "lifelong hunting" for eight Hong Kong people, which may violate the principles of international law;</text:p>
      <text:p text:style-name="P4">
5 . Taiwan launched a reward measure to prevent overseas hostile forces from intervene in the election;</text:p>
      <text:p text:style-name="P4">
News Source: <text:a xlink:type="simple" xlink:href="https://www.rfa.org/mandarin/apr-audio/yp-07042023152228.html" text:style-name="Internet_20_link" text:visited-style-name="Visited_20_Internet_20_Link">
https://www.rfa.org/mandarin/apr-audio/yp-07042023152228.html</text:a>
</text:p>
      <!--NEWS-->
      <text:h text:style-name="P10" text:outline-level="1">
<text:span text:style-name="T4">
The US -Middle School officials resumed each other's visit to Taiwan and said that they would not worry about the positive development of the United States and China</text:span>
</text:h>
      <text:p text:style-name="P4">
Author: chinese@voanews.com (杨安)</text:p>
      <text:p text:style-name="P4">
Publisher: 美国之音中文网 (Type: NewsMediaOrganization)</text:p>
      <text:p text:style-name="P4">
Published Time: 2023-07-04T15:25:40+08:00</text:p>
      <text:p text:style-name="P4">
Modified Time: 2023-07-04 07:25:40Z</text:p>
      <text:p text:style-name="P4">
Description: The United States and China have recently resumed the mutual visits of senior officials. Li Chun, the Secretary of the Ministry of Foreign Affairs of Taiwan on Tuesday (July 4), told the media that the recovery of the United States and China is a very positive development. The interests are happy to see the US -China established a regular dialogue platform.</text:p>
      <text:p text:style-name="P4">
Videos: []</text:p>
      <text:p text:style-name="P4">
Images: []</text:p>
      <text:p text:style-name="P4">
Categories: ['台湾', '美国', '中国']</text:p>
      <text:p text:style-name="P4">
Type: None</text:p>
      <!--METADATA-->
      <text:p text:style-name="P4">
Nonenone</text:p>
      <text:p text:style-name="P4">
News Source: <text:a xlink:type="simple" xlink:href="https://www.voachinese.com/a/taiwan-is-not-worry-on-resuming-us-china-high-level-officials-visits-20230704/7166061.html" text:style-name="Internet_20_link" text:visited-style-name="Visited_20_Internet_20_Link">
https://www.voachinese.com/a/taiwan-is-not-worry-on-resuming-us-china-high-level-officials-visits-20230704/7166061.html</text:a>
</text:p>
      <!--NEWS-->
      <text:h text:style-name="P10" text:outline-level="1">
<text:span text:style-name="T4">
The world ’s 500 richest people in the first half of the year have surged 852 billion US dollars in Musk, the first place</text:span>
</text:h>
      <text:p text:style-name="P4">
Author: 联合早报 (Person)</text:p>
      <text:p text:style-name="P4">
Publisher: 联合早报 (Organization)</text:p>
      <text:p text:style-name="P4">
Published Time: 2023-07-04T15:38</text:p>
      <text:p text:style-name="P4">
Modified Time: 2023-07-04T15:41</text:p>
      <text:p text:style-name="P4">
Description: In the first half of 2023, the wealth of 500 richest people around the world increased by $ 852 billion (about S $ 1149 trillion). According to the data compiled by Bloomberg, each member of the Bloomberg billionaire index has earned an average of $ 14 million per day in the past six months. For billionaire ...</text:p>
      <text:p text:style-name="P4">
Videos: []</text:p>
      <text:p text:style-name="P4">
Audios: []</text:p>
      <text:p text:style-name="P4">
Images: []</text:p>
      <text:p text:style-name="P4">
Type: NewsArticle</text:p>
      <text:p text:style-name="P4">
Breadcrumbs: ['即时', '国际']</text:p>
      <text:p text:style-name="P4">
Keywords: ['全球', '富豪', '马斯克', '财经即时']</text:p>
      <!--METADATA-->
      <text:p text:style-name="P4">
In the first half of 2023, the wealth of 500 richest people around the world increased by $ 852 billion (about S $ 1149 trillion).</text:p>
      <text:p text:style-name="P4">
According to the data compiled by Bloomberg, each member of the Bloomberg billionaire index has earned an average of $ 14 million per day in the past six months. For billionaires, this is the best six months since the second half of 2020.</text:p>
      <text:p text:style-name="P4">
Involved in investors' influence of the central bank's interest rate hikes, Ukraine's war, and the regional bank crisis, the stock market generally rose. The S &amp; P 500 Index rose 16%, the Nasdaq 100 index rose 39%, and the best first half of the history of history appeared.</text:p>
      <text:p text:style-name="P4">
As of June 30, Musk's net assets in the world's richest man in the world increased by 96.6 billion US dollars this year, and the net assets of Zuckerberg, the president of Facebook's parent company Meta Platforms Inc., have increased by 58.9 billion US dollars.</text:p>
      <text:p text:style-name="P4">
Gautamadani, chairman and chairman of the Adani Group, has reduced US $ 60.2 billion in net assets in the six months, the largest loss. After Hindenburgresearch, the well -known short -term air -to -be, accused the Adida Group's accounting for accounting fraud and stock manipulation, Adiden lost approximately $ 20.8 billion within one day on January 27.</text:p>
      <text:p text:style-name="P4">
Adida denied the allegations of Xingdenburg's research.</text:p>
      <text:p text:style-name="P4">
The research founded by Nate Anderson, which was founded by Nate Anderson, also emphasized the net assets of Carl Icahn, a "Wolf Wolf" in the United States.</text:p>
      <text:p text:style-name="P4">
After revealing that Karl Ikan was short, Icahn EnterpriseSlp, Ikan's stock price fell the largest single -day decline. Karl Ikan's net assets decreased by $ 13.4 billion or 57%during this period.</text:p>
      <text:p text:style-name="P4">
News Source: <text:a xlink:type="simple" xlink:href="https://www.zaobao.com.sg/realtime/world/story20230704-1410606" text:style-name="Internet_20_link" text:visited-style-name="Visited_20_Internet_20_Link">
https://www.zaobao.com.sg/realtime/world/story20230704-1410606</text:a>
</text:p>
      <!--NEWS-->
      <text:h text:style-name="P10" text:outline-level="1">
<text:span text:style-name="T4">
Japan is expected to be approved by the international atomic energy agency to discharge the Fukushima nuclear wastewater in China to continue to protest</text:span>
</text:h>
      <text:p text:style-name="P4">
Author: chinese@voanews.com (金谷)</text:p>
      <text:p text:style-name="P4">
Publisher: 美国之音中文网 (Type: NewsMediaOrganization)</text:p>
      <text:p text:style-name="P4">
Published Time: 2023-07-04T15:47:44+08:00</text:p>
      <text:p text:style-name="P4">
Modified Time: 2023-07-04 07:47:44Z</text:p>
      <text:p text:style-name="P4">
Description: Japan is expected to receive a final report from the United Nations regulatory agency on Tuesday (July 4), which has been approved to dispose of more than 1.3 million tons of Fukushima nuclear disasters into the Pacific Ocean in the next 30 to 40 years.</text:p>
      <text:p text:style-name="P4">
Videos: []</text:p>
      <text:p text:style-name="P4">
Images: []</text:p>
      <text:p text:style-name="P4">
Categories: ['亚太', '生态环境', '中国']</text:p>
      <text:p text:style-name="P4">
Type: None</text:p>
      <!--METADATA-->
      <text:p text:style-name="P4">
Nonenone</text:p>
      <text:p text:style-name="P4">
News Source: <text:a xlink:type="simple" xlink:href="https://www.voachinese.com/a/japan-set-to-be-cleared-by-iaea-to-discharge-fukushima-waste-water-amid-china-protest-20230704/7166068.html" text:style-name="Internet_20_link" text:visited-style-name="Visited_20_Internet_20_Link">
https://www.voachinese.com/a/japan-set-to-be-cleared-by-iaea-to-discharge-fukushima-waste-water-amid-china-protest-20230704/7166068.html</text:a>
</text:p>
      <!--NEWS-->
      <text:h text:style-name="P10" text:outline-level="1">
<text:span text:style-name="T4">
Anwar: Investigate officials of the Malaysian Immigration Bureau and the Registration Bureau involved in corruption reports</text:span>
</text:h>
      <text:p text:style-name="P4">
Author: 联合早报 (Person)</text:p>
      <text:p text:style-name="P4">
Publisher: 联合早报 (Organization)</text:p>
      <text:p text:style-name="P4">
Published Time: 2023-07-04T15:56</text:p>
      <text:p text:style-name="P4">
Modified Time: 2023-07-04T15:56</text:p>
      <text:p text:style-name="P4">
Description: Malaysian Prime Minister Anwar said that in addition to the presented airport immigration officials who had been arduous, he was accused of detaining Chinese female tourists, and he also received a complaint from officials of the National Registration Bureau to ask for bribes to apply for bribes. He said the government would investigate these cases. Anwar on Tuesday (July 4) in the Prime Minister's Office ...</text:p>
      <text:p text:style-name="P4">
Videos: []</text:p>
      <text:p text:style-name="P4">
Audios: []</text:p>
      <text:p text:style-name="P4">
Images: []</text:p>
      <text:p text:style-name="P4">
Type: NewsArticle</text:p>
      <text:p text:style-name="P4">
Breadcrumbs: ['即时', '国际']</text:p>
      <text:p text:style-name="P4">
Keywords: ['安华', '吉隆坡国际机场', '贪污', '贿赂']</text:p>
      <!--METADATA-->
      <text:p text:style-name="P4">
Malaysian Prime Minister Anwar said that in addition to the presented airport immigration officials who had been arduous, he was accused of detaining Chinese female tourists, and he also received a complaint from officials of the National Registration Bureau to ask for bribes to apply for bribes. He said the government would investigate these cases.</text:p>
      <text:p text:style-name="P4">
Anhua said at the Prime Minister's Office of Changyue on Tuesday (July 4) that he received a report from the National Registration Bureau on Monday (3rd) when he was suspected of issuing citizen rights, which was still under investigation.</text:p>
      <text:p text:style-name="P4">
He said: "Those who meet the qualifications to apply for citizenship or other certificates have to pay (to get it)." He said that the reporter said that the amount was not large, but this approach must stop and should not continue.</text:p>
      <text:p text:style-name="P4">
The Director of the National Registration Bureau issued a statement on Tuesday that the registration bureau will never proclaim officials involving corruption and abuse of power. He said that officials related to the registration bureau were reported by investigations due to corruption and abuse, and the registration bureau was seriously viewed.</text:p>
      <text:p text:style-name="P4">
He said that the registration bureau also reminds the public that you should not entrust the intermediary to handle any affairs related to the registration bureau, and do not trust any toll service suggestions proposed by irresponsible people.</text:p>
      <text:p text:style-name="P4">
News Source: <text:a xlink:type="simple" xlink:href="https://www.zaobao.com.sg/realtime/world/story20230704-1410615" text:style-name="Internet_20_link" text:visited-style-name="Visited_20_Internet_20_Link">
https://www.zaobao.com.sg/realtime/world/story20230704-1410615</text:a>
</text:p>
      <!--NEWS-->
      <text:h text:style-name="P10" text:outline-level="1">
<text:span text:style-name="T4">
South Korea's ban on Food on Fukushima in Japan remains unchanged</text:span>
</text:h>
      <text:p text:style-name="P4">
Author: 联合早报 (Person)</text:p>
      <text:p text:style-name="P4">
Publisher: 联合早报 (Organization)</text:p>
      <text:p text:style-name="P4">
Published Time: 2023-07-04T16:01</text:p>
      <text:p text:style-name="P4">
Modified Time: 2023-07-04T16:02</text:p>
      <text:p text:style-name="P4">
Description: South Korea's food ban in the surrounding areas of the Fukushima Nuclear Power Station in Japan remains unchanged until the South Korean public's concerns about food pollution. Zheng Huanggen, the Minister of Food and Food, South Korea, said in an interview with Reuters on Tuesday (July 4) that the ban will refuse the affected food in Korea ...</text:p>
      <text:p text:style-name="P4">
Videos: []</text:p>
      <text:p text:style-name="P4">
Audios: []</text:p>
      <text:p text:style-name="P4">
Images: []</text:p>
      <text:p text:style-name="P4">
Type: NewsArticle</text:p>
      <text:p text:style-name="P4">
Breadcrumbs: ['即时', '国际']</text:p>
      <text:p text:style-name="P4">
Keywords: ['韩国', '日本', '核电站', '福岛']</text:p>
      <!--METADATA-->
      <text:p text:style-name="P4">
South Korea's food ban in the surrounding areas of the Fukushima Nuclear Power Station in Japan remains unchanged until the South Korean public's concerns about food pollution.</text:p>
      <text:p text:style-name="P4">
Zheng Huanggen, the Minister of Food and Food, South Korea, said in an interview with Reuters on Tuesday (July 4) that the ban will refuse the affected food outside South Korea, so the Korean public "does not need to worry about agricultural products."</text:p>
      <text:p text:style-name="P4">
Groas, the director of the International Atomic Energy Agency (IAEA), began to visit Japan for four days on Tuesday. He will meet with Japanese Prime Minister Kishida, and also announces the final safety review report for Fukushima nuclear treatment water. It is generally expected that this report will approve Japan to lift the nuclear sewage at the Fukushima nuclear power plant into the sea in the next 30 to 40 years.</text:p>
      <text:p text:style-name="P4">
News Source: <text:a xlink:type="simple" xlink:href="https://www.zaobao.com.sg/realtime/world/story20230704-1410619" text:style-name="Internet_20_link" text:visited-style-name="Visited_20_Internet_20_Link">
https://www.zaobao.com.sg/realtime/world/story20230704-1410619</text:a>
</text:p>
      <!--NEWS-->
      <text:h text:style-name="P10" text:outline-level="1">
<text:span text:style-name="T4">
Summarizing the Journey to the West Pacific Visiting American Representatives claims that supporting allies is vital to curb Chinese aggression.</text:span>
</text:h>
      <text:p text:style-name="P4">
Author: chinese@voanews.com (杨安)</text:p>
      <text:p text:style-name="P4">
Publisher: 美国之音中文网 (Type: NewsMediaOrganization)</text:p>
      <text:p text:style-name="P4">
Published Time: 2023-07-04T16:24:22+08:00</text:p>
      <text:p text:style-name="P4">
Modified Time: 2023-07-04 08:24:22Z</text:p>
      <text:p text:style-name="P4">
Description: A group of cross -party delegations led by MIKE Rogers, chairman of the Military Commission of the House of Representatives, issued a statement on Monday (July 3) that in a series of visit to Hawaii, Kwar Madi, the Philippines, Taiwan and Japan, Seeing senior officials in various places to discuss the safety issues in the Indo -Pacific region. The focus of this visit is to understand which measures must be taken to maintain the free and open India-Pacific region and prevent the aggression of the Communist Party of China.</text:p>
      <text:p text:style-name="P4">
Videos: []</text:p>
      <text:p text:style-name="P4">
Images: []</text:p>
      <text:p text:style-name="P4">
Categories: ['美国', '亚太', '中国', '台湾', '军事']</text:p>
      <text:p text:style-name="P4">
Type: None</text:p>
      <!--METADATA-->
      <text:p text:style-name="P4">
Nonenone</text:p>
      <text:p text:style-name="P4">
News Source: <text:a xlink:type="simple" xlink:href="https://www.voachinese.com/a/lawmakers-say-us-support-is-critical-to-deter-china-upon-returning-from-western-pacific-20230704/7166079.html" text:style-name="Internet_20_link" text:visited-style-name="Visited_20_Internet_20_Link">
https://www.voachinese.com/a/lawmakers-say-us-support-is-critical-to-deter-china-upon-returning-from-western-pacific-20230704/7166079.html</text:a>
</text:p>
      <!--NEWS-->
      <text:h text:style-name="P10" text:outline-level="1">
<text:span text:style-name="T4">
Police from the Hong Kong Police will exhaust their lifetime fugitive Luo Guancong to worry about personal safety</text:span>
</text:h>
      <text:p text:style-name="P4">
Author: None</text:p>
      <text:p text:style-name="P4">
Publisher: Radio Free Asia (Organization)</text:p>
      <text:p text:style-name="P4">
Published Time: 2023-07-04T16:26:32-04:00</text:p>
      <text:p text:style-name="P4">
Modified Time: 2023-07-04T16:2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4.612011in" draw:z-index="0">
<draw:image xlink:href="../Images/rfamandarin/2023-07-04T16-26-32-04-00/000000.png" xlink:type="simple" xlink:show="embed" xlink:actuate="onLoad" draw:mime-type="image/png"/>
</draw:frame>
Luo Guancong, a former member of the Hong Kong Legislative Council![] [] <text:a xlink:type="simple" xlink:href="Images/rfamandarin/2023-07-04T16-26-32-04-00/000001.png" text:style-name="Internet_20_link" text:visited-style-name="Visited_20_Internet_20_Link">
</text:a>
](https://www.rfa.org/mandarin/Xinwen/10-07042023162627.html/@@images/image)Associated Press Picture</text:p>
      <text:p text:style-name="P4">
The Hong Kong government's reward of Hong Kong dollars to eight Hong Kong people was still fermenting. The eight wanted Hong Kong people were absconded by the Hong Kong police accused of violating the "Hong Kong National Security Law".</text:p>
      <text:p text:style-name="P4">
According to the Hong Kong "Sing Tao Daily" report, Deng Bingqiang, director of the Security Bureau of the Hong Kong Special Administrative Region Government, told the media on Tuesday (July 4) that the Hong Kong police and law enforcement agencies will exhaust their lives through all feasible methods. He emphasized that in addition to the wanted persons this time, the Hong Kong Government will also cut off their capital chain, including frozen, restrictions, confiscation, and charging their property, and found their contacts in Hong Kong and foreign countries Essence</text:p>
      <text:p text:style-name="P4">
The wanted Hong Kong people including Xu Zhifeng, Luo Guancong, and Guo Rongzheng, former members of the Hong Kong Legislative Council. According to the Australian Broadcasting Corporation, Xu Zhifeng, who was in Australia, said in an interview that he would not return to Hong Kong; all the Hong Kong government did all funny and ridiculous, showing that the Hong Kong government seemed so weak when hunting them. Xu Zhifeng was issued in March 2021 to enter Australia with a special tourist visa exempt from visas, and his parents, wives and two children walked with him.</text:p>
      <text:p text:style-name="P4">
According to BBC, Luo Guancong, who was in the UK, was worried about his safety. He told the media that after being wanted by the Hong Kong Police Department's Guoan Department, he would be more vigilant. It was revealed that his whereabouts may extradite him while he passed over elsewhere; so he lived more cautiously.</text:p>
      <text:p text:style-name="P4">
(Responsible editor: Wang Yun)</text:p>
      <text:p text:style-name="P4">
News Source: <text:a xlink:type="simple" xlink:href="https://www.rfa.org/mandarin/Xinwen/10-07042023162627.html" text:style-name="Internet_20_link" text:visited-style-name="Visited_20_Internet_20_Link">
https://www.rfa.org/mandarin/Xinwen/10-07042023162627.html</text:a>
</text:p>
      <!--NEWS-->
      <text:h text:style-name="P10" text:outline-level="1">
<text:span text:style-name="T4">
Wagner’s real funding source is neither diamond nor gold</text:span>
</text:h>
      <text:p text:style-name="P4">
Author: 美国媒体</text:p>
      <text:p text:style-name="P4">
Publisher: Al Jazeera</text:p>
      <text:p text:style-name="P4">
Published Time: 2023-07-04T16:38:12</text:p>
      <text:p text:style-name="P4">
Modified Time: 2023-07-04T16:38:12</text:p>
      <text:p text:style-name="P4">
Description: The "VOX" news website commented on the sanctions of gold and diamond mining activities related to Mali and the Russian mercenaries of the United States and the Chinese and African Republics Mercenary Group on Tuesday. Rigo was trying to rebel in Russia.</text:p>
      <text:p text:style-name="P4">
Images: ["<text:a xlink:type="simple" xlink:href="https://chinese.aljazeera.net/wp-content/uploads/2023/07/1-1688487140.png" text:style-name="Internet_20_link" text:visited-style-name="Visited_20_Internet_20_Link">
1-1688487140.png</text:a>
"]</text:p>
      <text:p text:style-name="P4">
Topics: ['乌克兰战争', '军事', '政治', '新闻', '新闻幕后']</text:p>
      <text:p text:style-name="P4">
Keywords: ['乌克兰战争', '军事', '政治', '新闻', '新闻幕后', '俄罗斯']</text:p>
      <text:p text:style-name="P4">
Type: Article</text:p>
      <!--METADATA-->
      <text:p text:style-name="P4">
<draw:frame draw:style-name="fr1" draw:name="Image268" text:anchor-type="as-char" svg:width="6.9236in" svg:height="4.612736in" draw:z-index="0">
<draw:image xlink:href="../Images/Aljazeera Chinese/2023-07-04T16-38-12/1-1688487140.png" xlink:type="simple" xlink:show="embed" xlink:actuate="onLoad" draw:mime-type="image/png"/>
</draw:frame>
Yofgen Prose Ren (Middle) is the founder and owner of the Russian Wagner Group (Reuters)</text:p>
      <text:p text:style-name="P4">
The "VOX" news website commented on the sanctions of gold and diamond mining activities related to Mali and the Russian mercenaries of the United States and the Chinese and African Republics Mercenary Group on Tuesday. Rigo was trying to rebel in Russia.</text:p>
      <text:p text:style-name="P4">
U.S. website reports that the US Department of Finance's Foreign Asset Control Office(OFAC)He said that the Gold and Diamond Modeling Company, as well as a UAE distribution company and a Russian company, participated in the plan to get rich for some members and collaborators of Wagner in Russia and African countries.</text:p>
      <text:p text:style-name="P4">
The website supplemented reports that compared with the huge amounts of funds provided by the Russian government, the group's income from illegal mining activities was insignificant.</text:p>
      <text:p text:style-name="P4">
Although the Russian government is not the only entity for Wagner and its leaders, all signs indicate that it is a large guarantor of this fund.</text:p>
      <text:p text:style-name="P4">
Russian military analyst Paville Lujin, a Russian military analyst of the European Policy Analysis Center, said that anything else, whether diamonds, gold, petroleum, nickel or natural gas, are just a drop in the sea, or "pocket money".</text:p>
      <text:p text:style-name="P4">
Although the Russian government is not the only entity for Wagner and its leaders, all signs indicate that it is a large guarantor of this fund.</text:p>
      <text:p text:style-name="P4">
The US website said Wagner's mining rights in Mali and the Chinese and African Republic are not completely clear.</text:p>
      <text:h text:style-name="P13" text:outline-level="4">
<text:span text:style-name="T4">
uncertain future</text:span>
</text:h>
      <text:p text:style-name="P4">
According to the OFAC Tuesday statement, the United States imposed sanctions on Midas Resources Sarlu. This is a company located in the Central African Republic. It is associated with Pryigo. Essence</text:p>
      <text:p text:style-name="P4">
In addition, the company ", together with other companies related to the Chinese and African Republic, is the key to providing financing for Wagner's business in the Chinese African Republic and other regions."</text:p>
      <text:p text:style-name="P4">
The report also stated that Diamville Sau, another China -Africa company, who is connected with Pritago, is transporting raw materials to a comprehensive industrial resources trading company in Dubai. In the statement, in addition to other companies in Europe and the UAE, these companies also Transfer illegal material income to Russia and Perigo.</text:p>
      <text:p text:style-name="P4">
According to The Sentry, this is a report issued by the Internet that is dedicated to destroying the network that is profitable from the conflict). West Malaysia's gold mines have intimidated the civilians in the occupied areas.</text:p>
      <text:p text:style-name="P4">
The conclusion reported by the VOX website is that other companies connecting to Pleigo have also carried out business in the Chinese and African Republics, but so far, these entities are more useful than financing sources for national acquisitions. There is uncertainty in the future. However, Russia's foreign policy goals remain unchanged, and Moscow may continue to use puppet forces such as Wagner to achieve its goals in Africa.</text:p>
      <text:p text:style-name="P4">
News Source: <text:a xlink:type="simple" xlink:href="https://chinese.aljazeera.net/behind-the-news/2023/7/5/%e7%93%a6%e6%a0%bc%e7%ba%b3%e7%9a%84%e7%9c%9f%e6%ad%a3%e8%b5%84%e9%87%91%e6%9d%a5%e6%ba%90%e6%97%a2%e4%b8%8d%e6%98%af%e9%92%bb%e7%9f%b3%e4%b9%9f%e4%b8%8d" text:style-name="Internet_20_link" text:visited-style-name="Visited_20_Internet_20_Link">
https://chinese.aljazeera.net/behind-the-news/2023/7/5/%e7%93%a6%e6%a0%bc%e7%ba%b3%e7%9a%84%e7%9c%9f%e6%ad%a3%e8%b5%84%e9%87%91%e6%9d%a5%e6%ba%90%e6%97%a2%e4%b8%8d%e6%98%af%e9%92%bb%e7%9f%b3%e4%b9%9f%e4%b8%8d</text:a>
</text:p>
      <!--NEWS-->
      <text:h text:style-name="P10" text:outline-level="1">
<text:span text:style-name="T4">
Egypt and Türkiye resume mutual ambassadors</text:span>
</text:h>
      <text:p text:style-name="P4">
Author: 联合早报 (Person)</text:p>
      <text:p text:style-name="P4">
Publisher: 联合早报 (Organization)</text:p>
      <text:p text:style-name="P4">
Published Time: 2023-07-04T17:29</text:p>
      <text:p text:style-name="P4">
Modified Time: 2023-07-04T17:29</text:p>
      <text:p text:style-name="P4">
Description: For the first time in Egypt and Turkey for the first time in the past 10 years, it showed that two major Middle East powers resumed normal diplomatic relations. Reuters reports that the Egyptian Ministry of Foreign Affairs said on Tuesday (July 4) that AMR Elhamamy will become Egypt's big ...</text:p>
      <text:p text:style-name="P4">
Videos: []</text:p>
      <text:p text:style-name="P4">
Audios: []</text:p>
      <text:p text:style-name="P4">
Images: []</text:p>
      <text:p text:style-name="P4">
Type: NewsArticle</text:p>
      <text:p text:style-name="P4">
Breadcrumbs: ['即时', '国际']</text:p>
      <text:p text:style-name="P4">
Keywords: ['埃及', '土耳其']</text:p>
      <!--METADATA-->
      <text:p text:style-name="P4">
For the first time in Egypt and Turkey for the first time in the past 10 years, it showed that two major Middle East powers resumed normal diplomatic relations.</text:p>
      <text:p text:style-name="P4">
Reuters reports that the Egyptian Ministry of Foreign Affairs said on Tuesday (July 4) that AMR Elhamamy will become the ambassador of Egypt in Ankara, and Turkey appoints Salihmutlu Sen) is Ambassador to Cairo.</text:p>
      <text:p text:style-name="P4">
Senior diplomats in Egypt and Turkey have been negotiated and responded to bilateral relations since 2021. After the Egyptian President Cecil and Turkish President Erdogan met during the World Cup in 2022, relations between the two countries showed a recovery trend. Cecil and Erdogan agreed to send mutual ambassadors in May this year.</text:p>
      <text:p text:style-name="P4">
In 2013, the Egyptian political situation shocked, and then President Murcer was overthrown by the military forces led by Cecil, and the relationship between Egypt and Turkey deteriorated. Egypt accused Turkey's support to destroy the organization of Egypt, expelled the Turkish ambassador at the end of 2013, and recalled the ambassador to the country in Turkey.</text:p>
      <text:p text:style-name="P4">
News Source: <text:a xlink:type="simple" xlink:href="https://www.zaobao.com.sg/realtime/world/story20230704-1410645" text:style-name="Internet_20_link" text:visited-style-name="Visited_20_Internet_20_Link">
https://www.zaobao.com.sg/realtime/world/story20230704-1410645</text:a>
</text:p>
      <!--NEWS-->
      <text:h text:style-name="P10" text:outline-level="1">
<text:span text:style-name="T4">
U.S. Stocks National Day, European stocks, European stocks are light, and small declines are collected</text:span>
</text:h>
      <text:p text:style-name="P4">
Publisher: 法新社</text:p>
      <text:p text:style-name="P4">
Published Time: 2023-07-04T17:32:13+00:00</text:p>
      <text:p text:style-name="P4">
Modified Time: 2023-07-04T17:20:02+00:00</text:p>
      <text:p text:style-name="P4">
Description: (Agence France -Presse, London, 4th) The Wall Street stock market has a light transaction today due to the US National Day closed mark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617581in" draw:z-index="0">
<draw:image xlink:href="../Images/rficn/2023-07-04T17-32-13-00-00/000000.png" xlink:type="simple" xlink:show="embed" xlink:actuate="onLoad" draw:mime-type="image/png"/>
</draw:frame>
The London FTSE 100 Index fell 7.54 points or 0.10%at 7519.72 points.</text:p>
      <text:p text:style-name="P4">
The Frankfurt DAX index fell 41.87 points or 0.26%to close 16039.17 points.</text:p>
      <text:p text:style-name="P4">
The Paris CAC 40 index fell 16.77 points or 0.23%to close 7369.93 points. (Translator: Chen Zhengyi)</text:p>
      <text:p text:style-name="P4">
News Source: <text:a xlink:type="simple" xlink:href="https://www.rfi.fr/cn/%E8%B4%A2%E7%BB%8F%E5%BF%AB%E8%AE%AF/20230704-%E7%BE%8E%E8%82%A1%E5%9B%BD%E5%BA%86%E6%97%A5%E4%BC%91%E5%B8%82-%E6%AC%A7%E8%82%A1%E4%BA%A4%E6%98%93%E6%B8%85%E6%B7%A1-%E5%B0%8F%E8%B7%8C%E4%BD%9C%E6%94%B6" text:style-name="Internet_20_link" text:visited-style-name="Visited_20_Internet_20_Link">
https://www.rfi.fr/cn/%E8%B4%A2%E7%BB%8F%E5%BF%AB%E8%AE%AF/20230704-%E7%BE%8E%E8%82%A1%E5%9B%BD%E5%BA%86%E6%97%A5%E4%BC%91%E5%B8%82-%E6%AC%A7%E8%82%A1%E4%BA%A4%E6%98%93%E6%B8%85%E6%B7%A1-%E5%B0%8F%E8%B7%8C%E4%BD%9C%E6%94%B6</text:a>
</text:p>
      <!--NEWS-->
      <text:h text:style-name="P10" text:outline-level="1">
<text:span text:style-name="T4">
Xi Jinping attended the Shanghai Cooperation Organization Online Summit to talk about the expansion of the "SCO Family"</text:span>
</text:h>
      <text:p text:style-name="P4">
Author: chinese@voanews.com (金谷)</text:p>
      <text:p text:style-name="P4">
Publisher: 美国之音中文网 (Type: NewsMediaOrganization)</text:p>
      <text:p text:style-name="P4">
Published Time: 2023-07-04T17:53:22+08:00</text:p>
      <text:p text:style-name="P4">
Modified Time: 2023-07-04 09:53:22Z</text:p>
      <text:p text:style-name="P4">
Description: The head of state of the Shanghai Cooperation Organization (SCO) members held the 23rd meeting online (July 4) on Tuesday (July 4). Chinese President Xi Jinping was invited Video methods attended and delivered important speeches.</text:p>
      <text:p text:style-name="P4">
Videos: []</text:p>
      <text:p text:style-name="P4">
Images: []</text:p>
      <text:p text:style-name="P4">
Categories: ['中国', '亚太', '欧洲']</text:p>
      <text:p text:style-name="P4">
Type: None</text:p>
      <!--METADATA-->
      <text:p text:style-name="P4">
Nonenone</text:p>
      <text:p text:style-name="P4">
News Source: <text:a xlink:type="simple" xlink:href="https://www.voachinese.com/a/xi-joins-sco-online-summit-amid-talks-on-expansion-20230704/7166119.html" text:style-name="Internet_20_link" text:visited-style-name="Visited_20_Internet_20_Link">
https://www.voachinese.com/a/xi-joins-sco-online-summit-amid-talks-on-expansion-20230704/7166119.html</text:a>
</text:p>
      <!--NEWS-->
      <text:h text:style-name="P10" text:outline-level="1">
<text:span text:style-name="T4">
The tropical Pacific reproduces the temperature of the El Nioshita, which has soared further</text:span>
</text:h>
      <text:p text:style-name="P4">
Author: 联合早报 (Person)</text:p>
      <text:p text:style-name="P4">
Publisher: 联合早报 (Organization)</text:p>
      <text:p text:style-name="P4">
Published Time: 2023-07-04T18:06</text:p>
      <text:p text:style-name="P4">
Modified Time: 2023-07-04T18:16</text:p>
      <text:p text:style-name="P4">
Description: The El Nino phenomenon has appeared for the first time in the tropical region of the Pacific Ocean, and it is expected that the temperature in most parts of the world has soared. Reuters reports that this statement issued by the World Meteorological Organization on Tuesday (July 4) confirmed that the National Oceanic and Atmospheric Administration (NO ...</text:p>
      <text:p text:style-name="P4">
Videos: []</text:p>
      <text:p text:style-name="P4">
Audios: []</text:p>
      <text:p text:style-name="P4">
Images: []</text:p>
      <text:p text:style-name="P4">
Type: NewsArticle</text:p>
      <text:p text:style-name="P4">
Breadcrumbs: ['即时', '国际']</text:p>
      <text:p text:style-name="P4">
Keywords: ['气温', '厄尔尼诺现象', '气候暖化']</text:p>
      <!--METADATA-->
      <text:p text:style-name="P4">
The El Nino phenomenon has appeared for the first time in the tropical region of the Pacific Ocean, and it is expected that the temperature in most parts of the world has soared.</text:p>
      <text:p text:style-name="P4">
Reuters reports that this statement issued by the World Meteorological Organization on Tuesday (July 4) confirms the National Oceanic and Atmospheric Administration (NOAA) Climate Forecast Center.</text:p>
      <text:p text:style-name="P4">
2016 is the hottest year since the record of the world, and that year happened to have a strong El Nino phenomenon. The World Meteorological Organization said in a statement that this record may soon be broken.</text:p>
      <text:p text:style-name="P4">
The World Meteorological Organization said in May this year that due to the global warming of El Nino and artificially, at least one year in the next five years, and the entire five -year period, it is likely to set the highest temperature record.</text:p>
      <text:p text:style-name="P4">
The World Meteorological Organization Regional Climate Forecast Division Okia told reporters in Geneva on Tuesday: "It is very difficult to tell you whether it is this year or next year. What we know is that in the next five years, we may usher in the record since there are records. The hottest year. "</text:p>
      <text:p text:style-name="P4">
When the El Nino phenomenon appeared, the style of blowing along the equator to the west slowed down, and the high temperature of the Pacific temperature flowed to the east, making the water temperature in the eastern waters of the Pacific Ocean, which brought it to southern South America, southern United States, Africa, and parts of Central Asia. When we come to greater rainfall, severe drought may occur in other areas. El Nino usually lasts nine to 12 months, with an average of two to seven years, and last time from 2018 to 2019.</text:p>
      <text:p text:style-name="P4">
News Source: <text:a xlink:type="simple" xlink:href="https://www.zaobao.com.sg/realtime/world/story20230704-1410663" text:style-name="Internet_20_link" text:visited-style-name="Visited_20_Internet_20_Link">
https://www.zaobao.com.sg/realtime/world/story20230704-1410663</text:a>
</text:p>
      <!--NEWS-->
      <text:h text:style-name="P10" text:outline-level="1">
<text:span text:style-name="T4">
The presidential candidate for the Taiwan Kuomintang said that after being elected, it will ensure peace on both sides of the strait and shorten the military service.</text:span>
</text:h>
      <text:p text:style-name="P4">
Author: chinese@voanews.com (金谷)</text:p>
      <text:p text:style-name="P4">
Publisher: 美国之音中文网 (Type: NewsMediaOrganization)</text:p>
      <text:p text:style-name="P4">
Published Time: 2023-07-04T18:18:14+08:00</text:p>
      <text:p text:style-name="P4">
Modified Time: 2023-07-04 10:18:14Z</text:p>
      <text:p text:style-name="P4">
Description: Hou Youyi, the presidential candidate of the Kuomintang of Taiwan, was mainly opposed to the Kuomintang's presidential candidate. On Monday (July 3), he promised in an exclusive interview with Taiwan TV station that if he was elected, he would cancel the extension of the compulsory military service originally scheduled to take effect in January next year, saying that he would relieve China with China Tension is no longer needed to extend the period of military service.</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opposition-presidential-candidate-vows-to-shorten-military-service-20230704/7166134.html" text:style-name="Internet_20_link" text:visited-style-name="Visited_20_Internet_20_Link">
https://www.voachinese.com/a/taiwan-opposition-presidential-candidate-vows-to-shorten-military-service-20230704/7166134.html</text:a>
</text:p>
      <!--NEWS-->
      <text:h text:style-name="P10" text:outline-level="1">
<text:span text:style-name="T4">
The independent day shot still frequently rumored that Biden condemned and urged to strengthen the gun control</text:span>
</text:h>
      <text:p text:style-name="P4">
Publisher: 法新社</text:p>
      <text:p text:style-name="P4">
Published Time: 2023-07-04T19:02:09+00:00</text:p>
      <text:p text:style-name="P4">
Modified Time: 2023-07-04T18:35:02+00:00</text:p>
      <text:p text:style-name="P4">
Description: (Agence France -Presse, Washington, 4th) While the United States celebrated the National Day, President Biden called for more stringent gun control measures today and condemned the "wave" shooting that occurred before the National Day lea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7-04T19-02-09-00-00/000000.png" xlink:type="simple" xlink:show="embed" xlink:actuate="onLoad" draw:mime-type="image/png"/>
</draw:frame>
According to police and media reports, Philadelphia broke out last night, causing five people to be killed and two children injured. The United States CNN reported that about 4 hours later, Fortworth, Texas, also heard the sound of night guns, causing 3 deaths and 8 injuries.</text:p>
      <text:p text:style-name="P4">
As of this afternoon, there were several shots in American Independence Day. Based on the "Gun Violencerchive" of the non -profit research organization, 5 people were injured in the shooting of Lansing, the capital of Michigan.</text:p>
      <text:p text:style-name="P4">
According to local media, Akron, Ohio, also broke out. Police rushed to the scene after receiving a notification this morning. The shooting caused 4 people to be injured.</text:p>
      <text:p text:style-name="P4">
In the statement, Bayeng said: "In the past few days, our country has once again suffered a wave of miserable and unnecessary, shooting in communities in the United States." He mentioned the shootings of Philadelphia, Volsburg and Laminsin, and recent Barrimores, Kansas’s Kansasas, Kansas' Wichita, KansasCity, and Chicago's gun violence.</text:p>
      <text:p text:style-name="P4">
"While celebrating the Independence Day of our country, we pray that one day our community can avoid the violence of guns." (Translator: Chen Zhengyi)</text:p>
      <text:p text:style-name="P4">
News Source: <text:a xlink:type="simple" xlink:href="https://www.rfi.fr/cn/%E5%9B%BD%E9%99%85%E6%8A%A5%E9%81%93/20230704-%E7%8B%AC%E7%AB%8B%E6%97%A5%E6%9E%AA%E5%87%BB%E4%BB%8D%E9%A2%91%E4%BC%A0-%E6%8B%9C%E7%99%BB%E8%B0%B4%E8%B4%A3-%E5%90%81%E5%8A%A0%E5%BC%BA%E6%9E%AA%E6%9E%9D%E7%AE%A1%E5%88%B6" text:style-name="Internet_20_link" text:visited-style-name="Visited_20_Internet_20_Link">
https://www.rfi.fr/cn/%E5%9B%BD%E9%99%85%E6%8A%A5%E9%81%93/20230704-%E7%8B%AC%E7%AB%8B%E6%97%A5%E6%9E%AA%E5%87%BB%E4%BB%8D%E9%A2%91%E4%BC%A0-%E6%8B%9C%E7%99%BB%E8%B0%B4%E8%B4%A3-%E5%90%81%E5%8A%A0%E5%BC%BA%E6%9E%AA%E6%9E%9D%E7%AE%A1%E5%88%B6</text:a>
</text:p>
      <!--NEWS-->
      <text:h text:style-name="P10" text:outline-level="1">
<text:span text:style-name="T4">
Malaysian police and anti -corruption will trace a case of airports.</text:span>
</text:h>
      <text:p text:style-name="P4">
Author: 联合早报 (Person)</text:p>
      <text:p text:style-name="P4">
Publisher: 联合早报 (Organization)</text:p>
      <text:p text:style-name="P4">
Published Time: 2023-07-04T19:14</text:p>
      <text:p text:style-name="P4">
Modified Time: 2023-07-04T19:18</text:p>
      <text:p text:style-name="P4">
Description: The Malaysian Anti -Corruption Commission confirmed that in response to the detention of Chinese female tourists in the Kuala Lumpur International Airport Immigration Bureau, the Anti -Corruption Association had confession to the Minister of Tourism, Art and Culture, and two Chinese women's admission, and began investigating the immigration bureau officials involved. Selangor police have ...</text:p>
      <text:p text:style-name="P4">
Videos: []</text:p>
      <text:p text:style-name="P4">
Audios: []</text:p>
      <text:p text:style-name="P4">
Images: []</text:p>
      <text:p text:style-name="P4">
Type: NewsArticle</text:p>
      <text:p text:style-name="P4">
Breadcrumbs: ['即时', '国际']</text:p>
      <text:p text:style-name="P4">
Keywords: ['吉隆坡国际机场', '移民局', '警方', '中国游客']</text:p>
      <!--METADATA-->
      <text:p text:style-name="P4">
The Malaysian Anti -Corruption Commission confirmed that officials of the Kuala Lumpur International Airport Immigration Bureau <text:a xlink:type="simple" xlink:href="https://www.zaobao.com/news/sea/story20230701-1409748" text:style-name="Internet_20_link" text:visited-style-name="Visited_20_Internet_20_Link">
Expressing Chinese Female Tourists</text:a>
The Anti -Corruption Association has confession to the Minister of Tourism, Art and Culture, as well as two Chinese women's admission, and began investigating immigration officials involved. Selangor police have admitted to 22 people.</text:p>
      <text:p text:style-name="P4">
The Anti -Corruption Council issued a statement on Tuesday (July 4) that the investigators locked a Malaysian intermediary who claimed to be a foreigner who could not enter the country. RM18,000 (about S $ 5,200) to settle the matter. The statement pointed out that the agency had previously moved at Kuala Lumpur International Airport.</text:p>
      <text:p text:style-name="P4">
Anti -corruption will emphasize that it is bound to seriously treat the corruption of Chinese citizens that have recently occurred at Kuala Lumpur International Airport. "We are conducting a comprehensive investigation."</text:p>
      <text:p text:style-name="P4">
According to the "Metropolitan Daily" report on Tuesday, the chief sheriff of Selangor Hushen revealed that the police had received four related reports and had confession from 22 people.</text:p>
      <text:p text:style-name="P4">
Hu Shen said: "The 22 -list provisioner includes four reporters, 12 immigration officers, four MAHB auxiliary police officers, and two employees of travel agencies."</text:p>
      <text:p text:style-name="P4">
He said: "The police have not decided to investigate the case. The police investigation report was submitted to the General Procuratorate on Tuesday to solicit opinions and decisions."</text:p>
      <text:p text:style-name="P4">
News Source: <text:a xlink:type="simple" xlink:href="https://www.zaobao.com.sg/realtime/world/story20230704-1410677" text:style-name="Internet_20_link" text:visited-style-name="Visited_20_Internet_20_Link">
https://www.zaobao.com.sg/realtime/world/story20230704-1410677</text:a>
</text:p>
      <!--NEWS-->
      <text:h text:style-name="P10" text:outline-level="1">
<text:span text:style-name="T4">
Yuan Gongyi, who has a reward of millions of wanted in Hong Kong: I pursue democracy and freedom for peace and conscience</text:span>
</text:h>
      <text:p text:style-name="P4">
Author: chinese@voanews.com (金哲)</text:p>
      <text:p text:style-name="P4">
Publisher: 美国之音中文网 (Type: NewsMediaOrganization)</text:p>
      <text:p text:style-name="P4">
Published Time: 2023-07-04T20:02:02+08:00</text:p>
      <text:p text:style-name="P4">
Modified Time: 2023-07-04 16:51:48Z</text:p>
      <text:p text:style-name="P4">
Description: The Guoan Department, which is in charge of the Law Enforcement of the National Security Law on July 3, announced that 8 people including Ren Jianfeng, Yuan Gongyi, Xu Zhifeng, Guo Rongyi, Guo Fengyi, Liu Zudi, Luo Guancong and Meng Zhanda were rewarded for 1 million Hong Kong dollars and called on Hong Kong citizens. Provide messages. Yuan Gongyi, one of the wanted people, Hong Kong's business community, said that the reasons of the Hong Kong authorities controlled by Beijing were unspeakable, and he would not stop talking to fighting for free and democracy in Hong Kong.</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interview-with-elmer-yuen-for-whom-hk-authorities-issued-hk-1-million-cash-bounty-20230704/7166232.html" text:style-name="Internet_20_link" text:visited-style-name="Visited_20_Internet_20_Link">
https://www.voachinese.com/a/interview-with-elmer-yuen-for-whom-hk-authorities-issued-hk-1-million-cash-bounty-20230704/7166232.html</text:a>
</text:p>
      <!--NEWS-->
      <text:h text:style-name="P10" text:outline-level="1">
<text:span text:style-name="T4">
Putin: The Russian people are more united today and will continue to fight Western sanctions</text:span>
</text:h>
      <text:p text:style-name="P4">
Author: 联合早报 (Person)</text:p>
      <text:p text:style-name="P4">
Publisher: 联合早报 (Organization)</text:p>
      <text:p text:style-name="P4">
Published Time: 2023-07-04T20:17</text:p>
      <text:p text:style-name="P4">
Modified Time: 2023-07-04T20:17</text:p>
      <text:p text:style-name="P4">
Description: Russian President Putin said Russia will continue to fight Western sanctions and say that the Russian people are more united than ever. Comprehensive Agence France -Presse and Reuters reported that Putin said on Tuesday (July 4) in a TV speech at the Shanghai Cooperation Organization (SCO) saying: "Russia has ... there is ... there is ...</text:p>
      <text:p text:style-name="P4">
Videos: []</text:p>
      <text:p text:style-name="P4">
Audios: []</text:p>
      <text:p text:style-name="P4">
Images: []</text:p>
      <text:p text:style-name="P4">
Type: NewsArticle</text:p>
      <text:p text:style-name="P4">
Breadcrumbs: ['即时', '国际']</text:p>
      <text:p text:style-name="P4">
Keywords: ['俄罗斯', '普京', '上海合作组织']</text:p>
      <!--METADATA-->
      <text:p text:style-name="P4">
Russian President Putin said Russia will continue to fight Western sanctions and say that the Russian people are more united than ever.</text:p>
      <text:p text:style-name="P4">
Comprehensive Agence France -Presse and Reuters reported that Putin (July 4) in Putin (July 4) in <text:a xlink:type="simple" xlink:href="https://www.zaobao.com/keywords/shang-hai-he-zuo-zu-zhi" text:style-name="Internet_20_link" text:visited-style-name="Visited_20_Internet_20_Link">
Shanghai Cooperation Organization</text:a>
(SCO) TV speech said: "Russia has confident confrontation and will continue to resist external pressure, sanctions and provocations." The United States and the European Union invaded Ukraine on <text:a xlink:type="simple" xlink:href="https://www.zaobao.com/keywords/zhi-cai-e-luo-si" text:style-name="Internet_20_link" text:visited-style-name="Visited_20_Internet_20_Link">
Russia imposed sanctions</text:a>
, Forced Moscow to enter the Asian market, especially energy exports.</text:p>
      <text:p text:style-name="P4">
Putin also thanked the SCO members to try to change in <text:a xlink:type="simple" xlink:href="https://www.zaobao.com/keywords/e-luo-si-bing-bian" text:style-name="Internet_20_link" text:visited-style-name="Visited_20_Internet_20_Link">
Wagner Group</text:a>
The support given during the period. He said: "I want to thank my colleagues from the SCO countries that they have supported Russian leadership to protect the constitutional order and the safety of citizens' lives." SCO members include China and India.</text:p>
      <text:p text:style-name="P4">
Putin also mentioned at the meeting that the Russian political circle and the entire society showed a sense of unity and responsibility for the destiny of the country during this time. Putin's speech was believed to show to major allies that his power on the world stage is undoubted.</text:p>
      <text:p text:style-name="P4">
Putin said that Russia plans to strengthen the relationship with the SCO and support foreign trade to settle to settle in local currency. He also warned that the possibility of conflict and the risk of the global economic crisis are rising.</text:p>
      <text:p text:style-name="P4">
News Source: <text:a xlink:type="simple" xlink:href="https://www.zaobao.com.sg/realtime/world/story20230704-1410693" text:style-name="Internet_20_link" text:visited-style-name="Visited_20_Internet_20_Link">
https://www.zaobao.com.sg/realtime/world/story20230704-1410693</text:a>
</text:p>
      <!--NEWS-->
      <text:h text:style-name="P10" text:outline-level="1">
<text:span text:style-name="T4">
The American people celebrate independence day, barbecue and fireworks are indispensable</text:span>
</text:h>
      <text:p text:style-name="P4">
Author: chinese@voanews.com (美国之音)</text:p>
      <text:p text:style-name="P4">
Publisher: 美国之音中文网 (Type: NewsMediaOrganization)</text:p>
      <text:p text:style-name="P4">
Published Time: 2023-07-04T20:34:37+08:00</text:p>
      <text:p text:style-name="P4">
Modified Time: 2023-07-04 12:35:25Z</text:p>
      <text:p text:style-name="P4">
Description: US President Joe Bayeng held a series of events on the White House on Tuesday to celebrate American Independence Day. The president and the first lady Gil Biden will hold an event with the National Education Association, and then use barbecue to wait for the soldiers' families.</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white-house-barbeque-fireworks-among-washington-independence-day-celebrations-20230704/7166184.html" text:style-name="Internet_20_link" text:visited-style-name="Visited_20_Internet_20_Link">
https://www.voachinese.com/a/white-house-barbeque-fireworks-among-washington-independence-day-celebrations-20230704/7166184.html</text:a>
</text:p>
      <!--NEWS-->
      <text:h text:style-name="P10" text:outline-level="1">
<text:span text:style-name="T4">
Berrey was scheduled to visit China next week and was canceled by China</text:span>
</text:h>
      <text:p text:style-name="P4">
Author: 联合早报 (Person)</text:p>
      <text:p text:style-name="P4">
Publisher: 联合早报 (Organization)</text:p>
      <text:p text:style-name="P4">
Published Time: 2023-07-04T20:38</text:p>
      <text:p text:style-name="P4">
Modified Time: 2023-07-04T20:51</text:p>
      <text:p text:style-name="P4">
Description: The EU ’s senior representative of Foreign and Security Policy Berreri originally scheduled to visit China next week was canceled by China. Reuters reports that EU spokesman Masrami on Tuesday (July 4) said in writing: "Unfortunately, China told us that the scheduled next week's itinerary is no longer possible, ... ...</text:p>
      <text:p text:style-name="P4">
Videos: []</text:p>
      <text:p text:style-name="P4">
Audios: []</text:p>
      <text:p text:style-name="P4">
Images: []</text:p>
      <text:p text:style-name="P4">
Type: NewsArticle</text:p>
      <text:p text:style-name="P4">
Breadcrumbs: ['即时', '国际']</text:p>
      <text:p text:style-name="P4">
Keywords: ['欧盟', '中国']</text:p>
      <!--METADATA-->
      <text:p text:style-name="P4">
EU Foreign and Security Policy, a senior representative of Foreign and Security Policy Burrely <text:a xlink:type="simple" xlink:href="https://www.zaobao.com/realtime/china/story20230704-1410470" text:style-name="Internet_20_link" text:visited-style-name="Visited_20_Internet_20_Link">
It is scheduled to visit China next week</text:a>
Cancelled by China.</text:p>
      <text:p text:style-name="P4">
Reuters reports that EU spokesman Masraries Musraley on Tuesday (July 4) said in writing: "Unfortunately, China told us that the scheduled next week's schedule is no longer possible, and we must now find alternatives. China did not explain to the cancellation of Berrey's interview.</text:p>
      <text:p text:style-name="P4">
Bloomberg reported earlier earlier reports that the EU ambassador to China JorgetoLEDO revealed that Berrelli will arrive in Beijing next Monday (10th) to meet with Chinese State Councilor and Foreign Minister Qin Gang and other senior officials. Ji Yao said at the 11th World Peace Forum last Sunday (2nd) that Brussels will continue to ask China to "strategic issues", including human rights issues and the war from Russia in Ukraine. He said that China and the European Union are expected to hold a face -to -face dialogue in September, one about economy and trade, and the other about digital matters, and then a leader summit at the end of the year.</text:p>
      <text:p text:style-name="P4">
This is the second time Berry was canceled this year. He could not visit China in April due to confirmation of crown disease. Berrely said in a speech published in Beijing in April that <text:a xlink:type="simple" xlink:href="https://www.zaobao.com/realtime/world/story20230414-1382948" text:style-name="Internet_20_link" text:visited-style-name="Visited_20_Internet_20_Link">
If China does not seek peace in Ukraine, the EU cannot trust China</text:a>
Essence China once said it hopes to promote the peace of Ukraine, but the position document released in February has received a cold response from Russia and Ukraine.</text:p>
      <text:p text:style-name="P4">
The Vice Chairman of the EU Council in Beijing this week, the vice chairman of the EU Council, Frans Timmermans, also failed to visit China in April due to crown disease.</text:p>
      <text:p text:style-name="P4">
News Source: <text:a xlink:type="simple" xlink:href="https://www.zaobao.com.sg/realtime/world/story20230704-1410703" text:style-name="Internet_20_link" text:visited-style-name="Visited_20_Internet_20_Link">
https://www.zaobao.com.sg/realtime/world/story20230704-1410703</text:a>
</text:p>
      <!--NEWS-->
      <text:h text:style-name="P10" text:outline-level="1">
<text:span text:style-name="T4">
NATO Secretary -General Stoltenberg's term is extended for one year</text:span>
</text:h>
      <text:p text:style-name="P4">
Author: 联合早报 (Person)</text:p>
      <text:p text:style-name="P4">
Publisher: 联合早报 (Organization)</text:p>
      <text:p text:style-name="P4">
Published Time: 2023-07-04T20:40</text:p>
      <text:p text:style-name="P4">
Modified Time: 2023-07-04T20:51</text:p>
      <text:p text:style-name="P4">
Description: NATO Secretary -General's position is not yet found to be successful, and Stoltenberg's term will be extended for one year. Comprehensive Agence France -Presse and Reuters report that 64 -year -old Stoltenberg's term will be extended to October 1, 2024. He tweeted on Tuesday (July 4), saying, to the North ...</text:p>
      <text:p text:style-name="P4">
Videos: []</text:p>
      <text:p text:style-name="P4">
Audios: []</text:p>
      <text:p text:style-name="P4">
Images: []</text:p>
      <text:p text:style-name="P4">
Type: NewsArticle</text:p>
      <text:p text:style-name="P4">
Breadcrumbs: ['即时', '国际']</text:p>
      <text:p text:style-name="P4">
Keywords: ['北约', '欧盟']</text:p>
      <!--METADATA-->
      <text:p text:style-name="P4">
NATO Secretary -General's post is still unable to find the successor, Stoltenberg's <text:a xlink:type="simple" xlink:href="https://www.zaobao.com/realtime/world/story20230212-1362425" text:style-name="Internet_20_link" text:visited-style-name="Visited_20_Internet_20_Link">
term</text:a>
It will extend for one year.</text:p>
      <text:p text:style-name="P4">
Comprehensive Agence France -Presse and Reuters report that 64 -year -old Stoltenberg's term will be extended to October 1, 2024. He tweeted on Tuesday (July 4) and said that he was honored to be extended to the term of office. "In the past 75 years, cross -Grand Ocean between Europe and North America ensures our freedom and security. In a more dangerous world, our alliance is more important than ever."</text:p>
      <text:p text:style-name="P4">
Stoltenberg has been in the NATO alliance since 2014, and has been extended three times; NATO member states have reached a consensus on succession candidates and decided to extend the term of the former Norwegian prime minister. Other candidates are regarded as potential candidates, including Denmark Prime Minister Frederikson and British Defense Minister Wallace, but they have recently withdrawn from competition.</text:p>
      <text:p text:style-name="P4">
Frederikson had already reached the requirements of some EU alliances, and it is expected to become the first female leader in NATO. However, NATO East Wing State hopes to recommend candidates in the region to perform a stronger attitude towards Russia. Wallace is a self -recommended as a successor, but some NATO countries hope to be replaced by former state leaders, and France insists that this candidate must come from EU countries.</text:p>
      <text:p text:style-name="P4">
News Source: <text:a xlink:type="simple" xlink:href="https://www.zaobao.com.sg/realtime/world/story20230704-1410705" text:style-name="Internet_20_link" text:visited-style-name="Visited_20_Internet_20_Link">
https://www.zaobao.com.sg/realtime/world/story20230704-1410705</text:a>
</text:p>
      <!--NEWS-->
      <text:h text:style-name="P10" text:outline-level="1">
<text:span text:style-name="T4">
China continuously reduces the US dollar deposit interest rate within a month to continue to depreciate</text:span>
</text:h>
      <text:p text:style-name="P4">
Author: chinese@voanews.com (美国之音)</text:p>
      <text:p text:style-name="P4">
Publisher: 美国之音中文网 (Type: NewsMediaOrganization)</text:p>
      <text:p text:style-name="P4">
Published Time: 2023-07-04T21:38:15+08:00</text:p>
      <text:p text:style-name="P4">
Modified Time: 2023-07-04 13:38:15Z</text:p>
      <text:p text:style-name="P4">
Description: China's major state -owned banks have reduced US dollar deposit interest rates for the second time within a month to prevent the RMB from depreciating further decline.</text:p>
      <text:p text:style-name="P4">
Videos: []</text:p>
      <text:p text:style-name="P4">
Images: []</text:p>
      <text:p text:style-name="P4">
Categories: ['经济·金融·贸易', '中国']</text:p>
      <text:p text:style-name="P4">
Type: None</text:p>
      <!--METADATA-->
      <text:p text:style-name="P4">
Nonenone</text:p>
      <text:p text:style-name="P4">
News Source: <text:a xlink:type="simple" xlink:href="https://www.voachinese.com/a/china-state-lenders-lower-dollar-deposit-rates-for-second-time-in-a-month--20230704/7166188.html" text:style-name="Internet_20_link" text:visited-style-name="Visited_20_Internet_20_Link">
https://www.voachinese.com/a/china-state-lenders-lower-dollar-deposit-rates-for-second-time-in-a-month--20230704/7166188.html</text:a>
</text:p>
      <!--NEWS-->
      <text:h text:style-name="P10" text:outline-level="1">
<text:span text:style-name="T4">
Switzerland intends to participate in the European Sky Shield Initiative: It does not match the neutral attitude</text:span>
</text:h>
      <text:p text:style-name="P4">
Author: 联合早报 (Person)</text:p>
      <text:p text:style-name="P4">
Publisher: 联合早报 (Organization)</text:p>
      <text:p text:style-name="P4">
Published Time: 2023-07-04T21:39</text:p>
      <text:p text:style-name="P4">
Modified Time: 2023-07-04T22:26</text:p>
      <text:p text:style-name="P4">
Description: Switzerland hopes to participate in the European Shield Air Defense initiative. Critics believe that this move is inconsistent with Switzerland's long -standing neutral position. Reuters reported that the Swiss Ministry of Defense on Tuesday (July 4) said: "Switzerland hopes to participate in the" European Skin SK ...</text:p>
      <text:p text:style-name="P4">
Videos: []</text:p>
      <text:p text:style-name="P4">
Audios: []</text:p>
      <text:p text:style-name="P4">
Images: []</text:p>
      <text:p text:style-name="P4">
Type: NewsArticle</text:p>
      <text:p text:style-name="P4">
Breadcrumbs: ['即时', '国际']</text:p>
      <text:p text:style-name="P4">
Keywords: ['瑞士', '欧洲', '俄乌战争', '北约']</text:p>
      <!--METADATA-->
      <text:p text:style-name="P4">
Switzerland hopes to participate in the European Shield Air Defense initiative. Critics believe that this move is inconsistent with Switzerland's long -standing neutral position.</text:p>
      <text:p text:style-name="P4">
Reuters reported that the Swiss Ministry of Defense said on Tuesday (July 4): "Switzerland hopes to participate in the" European Sky ShieldInitiative "and will sign an intent statement in Berne."</text:p>
      <text:p text:style-name="P4">
Swiss Defense Minister Viola Amherd will sign the intent statement when meeting with Austria and the German defense chief on Friday (7th).</text:p>
      <text:p text:style-name="P4">
Switzerland hopes to participate in the Tiandun air defense initiative to attract the attention of lobbying groups. The right -wing conservative association Pro Schweiz Getenman said: "This is not in line with strict neutral Switzerland."</text:p>
      <text:p text:style-name="P4">
He was worried that the move would lead to military and NATO in the military and NATO, making Switzerland a target.</text:p>
      <text:p text:style-name="P4">
Germany set up a European Shield Air Defense initiative in 2022 to strengthen European air defense forces. After Russia invaded Ukraine, European air defense forces have become the focus of attention. At present, 17 European countries have participated in the initiative, including Germany, the United Kingdom, Finland and Sweden. Its purpose is to reduce costs by coordinating the procurement of air defense and missile defense systems such as the Patriot missile system and achieve training, maintenance and logistics cooperation.</text:p>
      <text:p text:style-name="P4">
Since Russia invaded Ukraine in February last year, the neutral Switzerland was under increasing pressure from neighboring European countries, including requiring Switzerland to allow export arms to Ukraine. Switzerland rejected the Swiss Defense Corporation Ruag last week that the sale of 96 Leopard 1 A5 main battle tank for Ukraine was used for Ukraine. Denmark and Germany earlier hoped to dispatch armored vehicles and ammunition made from Switzerland to help Ukraine were rejected by Switzerland.</text:p>
      <text:p text:style-name="P4">
News Source: <text:a xlink:type="simple" xlink:href="https://www.zaobao.com.sg/realtime/world/story20230704-1410722" text:style-name="Internet_20_link" text:visited-style-name="Visited_20_Internet_20_Link">
https://www.zaobao.com.sg/realtime/world/story20230704-1410722</text:a>
</text:p>
      <!--NEWS-->
      <text:h text:style-name="P10" text:outline-level="1">
<text:span text:style-name="T4">
The Chinese Communist Party interfere with the new method of the Taiwan election: "Reduce interference" to retreat?</text:span>
</text:h>
      <text:p text:style-name="P4">
Author: chinese@voanews.com (陈筠)</text:p>
      <text:p text:style-name="P4">
Publisher: 美国之音中文网 (Type: NewsMediaOrganization)</text:p>
      <text:p text:style-name="P4">
Published Time: 2023-07-04T22:40:07+08:00</text:p>
      <text:p text:style-name="P4">
Modified Time: 2023-07-04 14:40:07Z</text:p>
      <text:p text:style-name="P4">
Description: For more than half a year before the 2024 presidential election of Taiwan's 2024 presidential election. In addition to the intervention methods such as attacking and aggressiveness, such as business, analysts said that China may still learn lessons this time and no longer help the DPP "assist in the election for the election. "Instead, it is to" reduce interference "to affect Taiwan's elections. This is a strategic new way to retreat, more hidden, and looks very suspicious. Taiwan is relatively unfamiliar and will form a new challenge to Taiwan.</text:p>
      <text:p text:style-name="P4">
Videos: []</text:p>
      <text:p text:style-name="P4">
Images: []</text:p>
      <text:p text:style-name="P4">
Categories: ['台海两岸关系', '中国', '台湾']</text:p>
      <text:p text:style-name="P4">
Type: None</text:p>
      <!--METADATA-->
      <text:p text:style-name="P4">
Nonenone</text:p>
      <text:p text:style-name="P4">
News Source: <text:a xlink:type="simple" xlink:href="https://www.voachinese.com/a/reduce-interference-the-ccp-s-new-method-of-interfering-in-taiwan-s-presidential-election-20230704/7166337.html" text:style-name="Internet_20_link" text:visited-style-name="Visited_20_Internet_20_Link">
https://www.voachinese.com/a/reduce-interference-the-ccp-s-new-method-of-interfering-in-taiwan-s-presidential-election-20230704/7166337.html</text:a>
</text:p>
      <!--NEWS-->
      <text:h text:style-name="P10" text:outline-level="1">
<text:span text:style-name="T4">
Taliban ordered to close Afghanistan beauty salons</text:span>
</text:h>
      <text:p text:style-name="P4">
Author: 联合早报 (Person)</text:p>
      <text:p text:style-name="P4">
Publisher: 联合早报 (Organization)</text:p>
      <text:p text:style-name="P4">
Published Time: 2023-07-04T22:47</text:p>
      <text:p text:style-name="P4">
Modified Time: 2023-07-04T22:53</text:p>
      <text:p text:style-name="P4">
Description: The Taliban government in Afghanistan ordered the closure of beauty salons within a month, further restricting public places for women in Afghanistan. Reuters reported that the Taliban government's anti -evil and virtues spokesman Mohammed Sadik Akidv said on Tuesday (July 4), "Off ...</text:p>
      <text:p text:style-name="P4">
Videos: []</text:p>
      <text:p text:style-name="P4">
Audios: []</text:p>
      <text:p text:style-name="P4">
Images: []</text:p>
      <text:p text:style-name="P4">
Type: NewsArticle</text:p>
      <text:p text:style-name="P4">
Breadcrumbs: ['即时', '国际']</text:p>
      <text:p text:style-name="P4">
Keywords: ['阿富汗', '塔利班', '女权']</text:p>
      <!--METADATA-->
      <text:p text:style-name="P4">
Afghanistan <text:a xlink:type="simple" xlink:href="https://www.zaobao.com/keywords/ta-li-ban" text:style-name="Internet_20_link" text:visited-style-name="Visited_20_Internet_20_Link">
Taliban government</text:a>
Ordering the beauty salon to close within one month, further restricting public places where Afghan women can get in and out.</text:p>
      <text:p text:style-name="P4">
Reuters reported that the Taliban government's anti -evil and virtue spokesman Mohammed Sadik Akidv said on Tuesday (July 4), "The last period of closing the women's beauty salon is one month."</text:p>
      <text:p text:style-name="P4">
Since Taliban regained power in 2021, its increasing restrictions on women have been condemned by multinational governments and UN officials. The Taliban authorities closed most of the female high school last year, <text:a xlink:type="simple" xlink:href="https://www.zaobao.com/realtime/world/story20221221-1345626" text:style-name="Internet_20_link" text:visited-style-name="Visited_20_Internet_20_Link">
forbidden women to go to college</text:a>
And prevent many Afghan women's assistants <text:a xlink:type="simple" xlink:href="https://www.zaobao.com/realtime/world/story20230412-1382312" text:style-name="Internet_20_link" text:visited-style-name="Visited_20_Internet_20_Link">
work</text:a>
Many public places including bathhouses, gyms and parks are no longer open to women.</text:p>
      <text:p text:style-name="P4">
At the end of 2001, a few weeks after the Taliban was driven down, that is, a few weeks after the 911 incident, the beauty salons in other cities in other cities in Afghanistan appeared like mushrooms. Two years ago Taliban re -controlled power, many beauty salons were still in business, providing employment opportunities for many women and providing customers with services. These beauty salons generally only allow women to enter and cover the windows, and the customers inside cannot be seen from outside.</text:p>
      <text:p text:style-name="P4">
Kabul's resident Sahar goes to a beauty salon for hair and nails every few weeks. Now that the decree is issued, she feels that the final security social approach except her family is cut off. She said: "Parks do not allow women to enter, for us, this is a good place to meet friends. This is a good reason. Let us meet with each other and discuss issues with other women and girls." She then said that : "Now, I don't know how to meet them, how to see them, and how to talk to each other. I think this will have a great impact on us and women from all over Afghanistan."</text:p>
      <text:p text:style-name="P4">
The Taliban government said that according to its explanation of Islamic law and Afghanistan customs, it respects the right to women.</text:p>
      <text:p text:style-name="P4">
News Source: <text:a xlink:type="simple" xlink:href="https://www.zaobao.com.sg/realtime/world/story20230704-1410729" text:style-name="Internet_20_link" text:visited-style-name="Visited_20_Internet_20_Link">
https://www.zaobao.com.sg/realtime/world/story20230704-1410729</text:a>
</text:p>
      <!--NEWS-->
      <text:h text:style-name="P10" text:outline-level="1">
<text:span text:style-name="T4">
Faced with severe challenges, NATO decided to let veteran Stoltenberg stay as secretary -general's position</text:span>
</text:h>
      <text:p text:style-name="P4">
Author: chinese@voanews.com (松仁)</text:p>
      <text:p text:style-name="P4">
Publisher: 美国之音中文网 (Type: NewsMediaOrganization)</text:p>
      <text:p text:style-name="P4">
Published Time: 2023-07-04T22:59:02+08:00</text:p>
      <text:p text:style-name="P4">
Modified Time: 2023-07-04 14:59:02Z</text:p>
      <text:p text:style-name="P4">
Description: The North Atlantic Convention Organization (NATO) made a decision on Tuesday (July 4) to extend the term of the current Secretary -General Jens Stoltenberg for another year. Let this experienced leader continue to stay in the most important position of NATO. From the perspective of NATO, it is obviously more wise than changing coaches.</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nato-agrees-to-extend-boss-stoltenberg-s-term-by-a-year-070423/7166480.html" text:style-name="Internet_20_link" text:visited-style-name="Visited_20_Internet_20_Link">
https://www.voachinese.com/a/nato-agrees-to-extend-boss-stoltenberg-s-term-by-a-year-070423/7166480.html</text:a>
</text:p>
      <!--NEWS-->
      <text:h text:style-name="P10" text:outline-level="1">
<text:span text:style-name="T4">
In June, India became the largest oil buyer in Russia to pay for RMB</text:span>
</text:h>
      <text:p text:style-name="P4">
Author: 联合早报 (Person)</text:p>
      <text:p text:style-name="P4">
Publisher: 联合早报 (Organization)</text:p>
      <text:p text:style-name="P4">
Published Time: 2023-07-04T23:00</text:p>
      <text:p text:style-name="P4">
Modified Time: 2023-07-04T23:09</text:p>
      <text:p text:style-name="P4">
Description: Due to the strong demand for refineries, India purchased a crude oil of 60 % of the total oil exports of Ural Ural in June in June, a record high. At the same time, due to the slowdown in purchasing independent refineries, Russian oil sold to China to China Fall to only 7 %. Ural oil is Russia ...</text:p>
      <text:p text:style-name="P4">
Videos: []</text:p>
      <text:p text:style-name="P4">
Audios: []</text:p>
      <text:p text:style-name="P4">
Images: []</text:p>
      <text:p text:style-name="P4">
Type: NewsArticle</text:p>
      <text:p text:style-name="P4">
Breadcrumbs: ['即时', '国际']</text:p>
      <text:p text:style-name="P4">
Keywords: ['俄罗斯', '印度', '中国', '石油']</text:p>
      <!--METADATA-->
      <text:p text:style-name="P4">
Due to the strong demand for refineries, India purchased a crude oil of 60 % of the total oil exports of Ural Ural in June in June, a record high. At the same time, due to the slowdown in purchasing independent refineries, Russian oil sold to China to China Fall to only 7 %.</text:p>
      <text:p text:style-name="P4">
Ural Oil is the main type of oil exported by Russia from other European ports, accounting for about half of its total oil exports. Russia, which was sanctioned by Western countries, also exported oil from the Pacific port, Arctic ports, and pipelines to Chinese pipelines.</text:p>
      <text:p text:style-name="P4">
Since Russia's invasion of Ukraine and sanctions, it has extremely relied on oil sales in India, China, Turkey and Bulgaria. These countries have a direct impact on Russia's exports, income and budgets on any change in demand for crude oil.</text:p>
      <text:p text:style-name="P4">
According to the information and data of Tuesday (July 4th) of the EIKON ship tracking system of two transactions and Refinitiv (July 4th) based on the two transactions sources and the US Refinitiv (July 4th). Ural oil supply in the Turkey market, while India has maintained its largest purchasing share.</text:p>
      <text:p text:style-name="P4">
According to the China News Agency, the Indian Times reported that India has already used RMB to pay for the import of crude oil imported from Russia. According to relevant statistics, India's imported Russian crude oil in June surpassed the sum of imports from Saudi Arabia and Iraq.</text:p>
      <text:p text:style-name="P4">
It is reported that with the changes in the international situation, India has been trying to solve the problem of how to pay the cost of importing Russian crude oil.</text:p>
      <text:p text:style-name="P4">
Reuters quoted Indian government sources on Monday (3rd) that if the Bank of India is unwilling to settle related costs in the US dollar, some refineries will pay foreign currency such as RMB.</text:p>
      <text:p text:style-name="P4">
According to sources, India Petroleum is India's largest Russian crude oil buyer. The company became the first Indian state -owned refinery to pay some imported Russian crude oil in June this year. It is also reported that at least two of the three private refineries in India are also paying some Russian crude oil costs imported from RMB. However, it is impossible to determine how many Russian crude oil has been purchased in the Indian refinery.</text:p>
      <text:p text:style-name="P4">
News Source: <text:a xlink:type="simple" xlink:href="https://www.zaobao.com.sg/realtime/world/story20230704-1410733" text:style-name="Internet_20_link" text:visited-style-name="Visited_20_Internet_20_Link">
https://www.zaobao.com.sg/realtime/world/story20230704-1410733</text:a>
</text:p>
      <!--NEWS-->
      <text:h text:style-name="P10" text:outline-level="1">
<text:span text:style-name="T4">
Worrying about "gray rhinos", China appointed financial technology bureaucrats as the party secretary of the central bank</text:span>
</text:h>
      <text:p text:style-name="P4">
Author: chinese@voanews.com (美国之音)</text:p>
      <text:p text:style-name="P4">
Publisher: 美国之音中文网 (Type: NewsMediaOrganization)</text:p>
      <text:p text:style-name="P4">
Published Time: 2023-07-04T23:06:08+08:00</text:p>
      <text:p text:style-name="P4">
Modified Time: 2023-07-04 15:06:08Z</text:p>
      <text:p text:style-name="P4">
Description: Pan Gongsheng, a financial technical bureaucrat and vice president of the People's Bank of China, is appointed as the party committee secretary of the highest political position of the central bank, and is expected to replace Yi Gang as the governor of the central bank. Policy sources and analysts said that this appointment shows that the CCP leaders are increasingly worried about the systemic risks of the huge financial sector.</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choice-of-pboc-party-chief-signals-financial-stability-worries-20230704/7166198.html" text:style-name="Internet_20_link" text:visited-style-name="Visited_20_Internet_20_Link">
https://www.voachinese.com/a/china-s-choice-of-pboc-party-chief-signals-financial-stability-worries-20230704/7166198.html</text:a>
</text:p>
      <!--NEWS-->
      <text:h text:style-name="P10" text:outline-level="1">
<text:span text:style-name="T4">
Blind the riot of French President intentionally punished the parents of minor mobs</text:span>
</text:h>
      <text:p text:style-name="P4">
Publisher: 法新社</text:p>
      <text:p text:style-name="P4">
Published Time: 2023-07-04T8:02:08+00:00</text:p>
      <text:p text:style-name="P4">
Modified Time: 2023-07-04T13:50:01+00:00</text:p>
      <text:p text:style-name="P4">
Description: (Agence France -Presse, Paris, 3rd) In order to solve the problem of street riots on the day of the French government, President Mark Hong proposed today that if minors are destroyed or robbed, they must quickly issue continuous tickets on their par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7-04T8-02-08-00-00/000000.png" xlink:type="simple" xlink:show="embed" xlink:actuate="onLoad" draw:mime-type="image/png"/>
</draw:frame>
According to the French Ministry of Justice, more than 1,200 minors were arrested in the riots since June 30th.</text:p>
      <text:p text:style-name="P4">
Emmanuel Macron met with police officers in Paris tonight. In addition to thanking their hard work, they also revealed that they intended to be punished quickly to parents who failed to control their children.</text:p>
      <text:p text:style-name="P4">
According to the "Le Parisien", Mark Hong said in the meeting: "For the initial criminal behavior, we must find a way to adopt financial punishment for easy implementation."</text:p>
      <text:p text:style-name="P4">
Machong, 45, also said that this is to make "messengers pay for some basic price at the beginning."</text:p>
      <text:p text:style-name="P4">
When the riots reached the highest peak on June 30, Mark Hong asked parents to control their children. Prior to this, this wave of chaos on the streets of French French streets that a teenager was shot in Paris and was set off by the police. The youngest was only 12 years old.</text:p>
      <text:p text:style-name="P4">
French Minister of Justice Eric Dupond-Moretti also emphasized the same message on June 30, and outlines how parents are legal to the child's behavior.</text:p>
      <text:p text:style-name="P4">
He pointed out that if parents fail to accompany their children to appear in court, they may be fined; and if the child's criminal behavior causes any damage to the victim, the parents will also have a liability for compensation.</text:p>
      <text:p text:style-name="P4">
Du Peng Moriti issued a legal guidance to remind prosecutors that parents can be punished according to Article 227-17 of the French Criminal Law.</text:p>
      <text:p text:style-name="P4">
This law stipulates that if parents "fail to fulfill their own legal obligations under the lack of legitimate reasons, to endanger their children's health, safety, morality and education", it can be at a maximum of 30,000 euros (about NT $ 1.02 million) Fined fines and two -year imprisonment.</text:p>
      <text:p text:style-name="P4">
News Source: <text:a xlink:type="simple" xlink:href="https://www.rfi.fr/cn/%E5%9B%BD%E9%99%85%E6%8A%A5%E9%81%93/20230704-%E5%9B%B4%E5%A0%B5%E6%9A%B4%E5%8A%A8-%E6%B3%95%E5%9B%BD%E6%80%BB%E7%BB%9F%E6%9C%89%E6%84%8F%E5%BC%80%E7%BD%9A%E6%9C%AA%E6%88%90%E5%B9%B4%E6%9A%B4%E6%B0%91%E7%88%B6%E6%AF%8D" text:style-name="Internet_20_link" text:visited-style-name="Visited_20_Internet_20_Link">
https://www.rfi.fr/cn/%E5%9B%BD%E9%99%85%E6%8A%A5%E9%81%93/20230704-%E5%9B%B4%E5%A0%B5%E6%9A%B4%E5%8A%A8-%E6%B3%95%E5%9B%BD%E6%80%BB%E7%BB%9F%E6%9C%89%E6%84%8F%E5%BC%80%E7%BD%9A%E6%9C%AA%E6%88%90%E5%B9%B4%E6%9A%B4%E6%B0%91%E7%88%B6%E6%AF%8D</text:a>
</text:p>
      <!--NEWS-->
      <text:h text:style-name="P10" text:outline-level="1">
<text:span text:style-name="T4">
China suddenly cancels the China ’s trip to China’ s diplomacy and security senior representative Berrely</text:span>
</text:h>
      <text:p text:style-name="P4">
Author: chinese@voanews.com (松仁)</text:p>
      <text:p text:style-name="P4">
Publisher: 美国之音中文网 (Type: NewsMediaOrganization)</text:p>
      <text:p text:style-name="P4">
Published Time: 2023-07-05T00:34:08+08:00</text:p>
      <text:p text:style-name="P4">
Modified Time: 2023-07-04 16:34:08Z</text:p>
      <text:p text:style-name="P4">
Description: EU spokesman said on Tuesday (July 4) that the Chinese government suddenly canceled Josep Borrell, vice chairman of the European Commission and senior representative of diplomatic and security policies, to visit Beijing next week. The European Union just announced Berrey's trip to China just a few days ago.</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china-cancels-planned-trip-by-europe-s-top-diplomat-070423/7166638.html" text:style-name="Internet_20_link" text:visited-style-name="Visited_20_Internet_20_Link">
https://www.voachinese.com/a/china-cancels-planned-trip-by-europe-s-top-diplomat-070423/7166638.html</text:a>
</text:p>
      <!--NEWS-->
      <text:h text:style-name="P10" text:outline-level="1">
<text:span text:style-name="T4">
The road and equal rights action of Chinese people in the United States</text:span>
</text:h>
      <text:p text:style-name="P4">
Author: chinese@voanews.com (任镜)</text:p>
      <text:p text:style-name="P4">
Publisher: 美国之音中文网 (Type: NewsMediaOrganization)</text:p>
      <text:p text:style-name="P4">
Published Time: 2023-07-05T00:39:07+08:00</text:p>
      <text:p text:style-name="P4">
Modified Time: 2023-07-04 16:48:01Z</text:p>
      <text:p text:style-name="P4">
Description: On June 29, 2023, the Supreme Court of the United States announced that it overthrew the equal rights action adopted by the university enrollment and ruled that the students' race to help determine who was admitted violated the Constitution.</text:p>
      <text:p text:style-name="P4">
Videos: []</text:p>
      <text:p text:style-name="P4">
Images: []</text:p>
      <text:p text:style-name="P4">
Categories: ['教育', '美国', '法律']</text:p>
      <text:p text:style-name="P4">
Type: None</text:p>
      <!--METADATA-->
      <text:p text:style-name="P4">
Nonenone</text:p>
      <text:p text:style-name="P4">
News Source: <text:a xlink:type="simple" xlink:href="https://www.voachinese.com/a/asian-americans-hold-mixed-views-about-the-supreme-courts-ruling-to-outlaw-affirmative-action-in-college-admissions-20230704/7166676.html" text:style-name="Internet_20_link" text:visited-style-name="Visited_20_Internet_20_Link">
https://www.voachinese.com/a/asian-americans-hold-mixed-views-about-the-supreme-courts-ruling-to-outlaw-affirmative-action-in-college-admissions-20230704/7166676.html</text:a>
</text:p>
      <!--NEWS-->
      <text:h text:style-name="P10" text:outline-level="1">
<text:span text:style-name="T4">
U.S. -China Science and Technology War Upgrade Mei Limit Chinese Company Get Meiyun Computing Service</text:span>
</text:h>
      <text:p text:style-name="P4">
Author: chinese@voanews.com (美国之音)</text:p>
      <text:p text:style-name="P4">
Publisher: 美国之音中文网 (Type: NewsMediaOrganization)</text:p>
      <text:p text:style-name="P4">
Published Time: 2023-07-05T00:41:36+08:00</text:p>
      <text:p text:style-name="P4">
Modified Time: 2023-07-04 16:41:36Z</text:p>
      <text:p text:style-name="P4">
Description: The Wall Street Journal of the United States quoted sources on Tuesday (July 4) that the US government is preparing to restrict Chinese companies to obtain cloud services in the United States. After considering that cloud service providers obtain government permission, they can serve the use of cloud platform development and training artificial intelligence AI models Chinese company.</text:p>
      <text:p text:style-name="P4">
Videos: []</text:p>
      <text:p text:style-name="P4">
Images: []</text:p>
      <text:p text:style-name="P4">
Categories: ['科技', '美国', '中国']</text:p>
      <text:p text:style-name="P4">
Type: None</text:p>
      <!--METADATA-->
      <text:p text:style-name="P4">
Nonenone</text:p>
      <text:p text:style-name="P4">
News Source: <text:a xlink:type="simple" xlink:href="https://www.voachinese.com/a/wsj-says-us-to-curb-china-access-to-cloud-services-like-amazon-20230704/7166203.html" text:style-name="Internet_20_link" text:visited-style-name="Visited_20_Internet_20_Link">
https://www.voachinese.com/a/wsj-says-us-to-curb-china-access-to-cloud-services-like-amazon-20230704/7166203.html</text:a>
</text:p>
      <!--NEWS-->
      <text:h text:style-name="P10" text:outline-level="1">
<text:span text:style-name="T4">
The European Union expressed "concern" for China's controlling rare metal exports</text:span>
</text:h>
      <text:p text:style-name="P4">
Author: chinese@voanews.com (美国之音)</text:p>
      <text:p text:style-name="P4">
Publisher: 美国之音中文网 (Type: NewsMediaOrganization)</text:p>
      <text:p text:style-name="P4">
Published Time: 2023-07-05T04:39:48+08:00</text:p>
      <text:p text:style-name="P4">
Modified Time: 2023-07-04 20:40:12Z</text:p>
      <text:p text:style-name="P4">
Description: The European Commission said on Tuesday (July 4) that in the technological war between Washington and Beijing, it was "concerned" for China's decision to implement export controls on the implementation of rare metals with vital manufacturing semiconductors.</text:p>
      <text:p text:style-name="P4">
Videos: []</text:p>
      <text:p text:style-name="P4">
Images: []</text:p>
      <text:p text:style-name="P4">
Categories: ['中国', '经济·金融·贸易', '欧洲']</text:p>
      <text:p text:style-name="P4">
Type: None</text:p>
      <!--METADATA-->
      <text:p text:style-name="P4">
Nonenone</text:p>
      <text:p text:style-name="P4">
News Source: <text:a xlink:type="simple" xlink:href="https://www.voachinese.com/a/eu-concerned-about-china-s-curbs-on-rare-metals-20230704/7167037.html" text:style-name="Internet_20_link" text:visited-style-name="Visited_20_Internet_20_Link">
https://www.voachinese.com/a/eu-concerned-about-china-s-curbs-on-rare-metals-20230704/716703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